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6mm"/>
    </style:style>
    <style:style style:name="co3" style:family="table-column">
      <style:table-column-properties fo:break-before="auto" style:column-width="28.2mm"/>
    </style:style>
    <style:style style:name="co4" style:family="table-column">
      <style:table-column-properties fo:break-before="auto" style:column-width="6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99"/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entenceNumber</text:p>
          </table:table-cell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Kernewek</text:p>
          </table:table-cell>
          <table:table-cell table:style-name="ce1" office:value-type="string" calcext:value-type="string">
            <text:p>English</text:p>
          </table:table-cell>
          <table:table-cell table:style-name="ce9" office:value-type="string" calcext:value-type="string">
            <text:p>kw_SWF_treuslytherenna</text:p>
          </table:table-cell>
          <table:table-cell table:style-name="ce9" office:value-type="string" calcext:value-type="string">
            <text:p>difference_kk_swf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  <table:table-cell office:value-type="string" calcext:value-type="string">
            <text:p>Dydh da, Ken. Fatla genes? </text:p>
          </table:table-cell>
          <table:table-cell table:style-name="ce10" table:formula="of:=NOT(TRIM([.D2])=TRIM([.F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  <table:table-cell office:value-type="string" calcext:value-type="string">
            <text:p>Dydh da, Charles. </text:p>
          </table:table-cell>
          <table:table-cell table:style-name="ce10" table:formula="of:=NOT(TRIM([.D3])=TRIM([.F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  <table:table-cell office:value-type="string" calcext:value-type="string">
            <text:p>Yn poynt da, meur ras, ha ty? </text:p>
          </table:table-cell>
          <table:table-cell table:style-name="ce10" table:formula="of:=NOT(TRIM([.D4])=TRIM([.F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  <table:table-cell office:value-type="string" calcext:value-type="string">
            <text:p>Mettin da, Maria. Fatla genes? </text:p>
          </table:table-cell>
          <table:table-cell table:style-name="ce10" table:formula="of:=NOT(TRIM([.D5])=TRIM([.F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  <table:table-cell office:value-type="string" calcext:value-type="string">
            <text:p>Da lowr, Maureen - ha ty, - fatla genes? </text:p>
          </table:table-cell>
          <table:table-cell table:style-name="ce10" table:formula="of:=NOT(TRIM([.D6])=TRIM([.F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  <table:table-cell office:value-type="string" calcext:value-type="string">
            <text:p>Yn poynt da, meur ras. </text:p>
          </table:table-cell>
          <table:table-cell table:style-name="ce10" table:formula="of:=NOT(TRIM([.D7])=TRIM([.F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  <table:table-cell office:value-type="string" calcext:value-type="string">
            <text:p>Gorthugher da, Loveday. </text:p>
          </table:table-cell>
          <table:table-cell table:style-name="ce10" table:formula="of:=NOT(TRIM([.D8])=TRIM([.F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  <table:table-cell office:value-type="string" calcext:value-type="string">
            <text:p>Gorthugher da, Jane. </text:p>
          </table:table-cell>
          <table:table-cell table:style-name="ce10" table:formula="of:=NOT(TRIM([.D9])=TRIM([.F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  <table:table-cell office:value-type="string" calcext:value-type="string">
            <text:p>Ottomma Jori. </text:p>
          </table:table-cell>
          <table:table-cell table:style-name="ce10" table:formula="of:=NOT(TRIM([.D10])=TRIM([.F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  <table:table-cell office:value-type="string" calcext:value-type="string">
            <text:p>Gorthugher da, Jori - fatla genes? </text:p>
          </table:table-cell>
          <table:table-cell table:style-name="ce10" table:formula="of:=NOT(TRIM([.D11])=TRIM([.F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  <table:table-cell office:value-type="string" calcext:value-type="string">
            <text:p>Yn poynt da, meur ras. </text:p>
          </table:table-cell>
          <table:table-cell table:style-name="ce10" table:formula="of:=NOT(TRIM([.D12])=TRIM([.F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  <table:table-cell office:value-type="string" calcext:value-type="string">
            <text:p>Nos dha, oll! </text:p>
          </table:table-cell>
          <table:table-cell table:style-name="ce10" table:formula="of:=NOT(TRIM([.D13])=TRIM([.F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  <table:table-cell office:value-type="string" calcext:value-type="string">
            <text:p>Nos dha, Wella! </text:p>
          </table:table-cell>
          <table:table-cell table:style-name="ce10" table:formula="of:=NOT(TRIM([.D14])=TRIM([.F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  <table:table-cell office:value-type="string" calcext:value-type="string">
            <text:p>Dohajedh da, Ann. </text:p>
          </table:table-cell>
          <table:table-cell table:style-name="ce10" table:formula="of:=NOT(TRIM([.D15])=TRIM([.F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  <table:table-cell office:value-type="string" calcext:value-type="string">
            <text:p>Dohajedh da, Malcolm - fatla genes? </text:p>
          </table:table-cell>
          <table:table-cell table:style-name="ce10" table:formula="of:=NOT(TRIM([.D16])=TRIM([.F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  <table:table-cell office:value-type="string" calcext:value-type="string">
            <text:p>Da lowr, meur ras - ha ty? </text:p>
          </table:table-cell>
          <table:table-cell table:style-name="ce10" table:formula="of:=NOT(TRIM([.D17])=TRIM([.F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  <table:table-cell office:value-type="string" calcext:value-type="string">
            <text:p>Da lowr, meur ras. </text:p>
          </table:table-cell>
          <table:table-cell table:style-name="ce10" table:formula="of:=NOT(TRIM([.D18])=TRIM([.F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  <table:table-cell office:value-type="string" calcext:value-type="string">
            <text:p>Dydh da, Maria. </text:p>
          </table:table-cell>
          <table:table-cell table:style-name="ce10" table:formula="of:=NOT(TRIM([.D19])=TRIM([.F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  <table:table-cell office:value-type="string" calcext:value-type="string">
            <text:p>Dydh da, Wella - ottomma Stefan. </text:p>
          </table:table-cell>
          <table:table-cell table:style-name="ce10" table:formula="of:=NOT(TRIM([.D20])=TRIM([.F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  <table:table-cell office:value-type="string" calcext:value-type="string">
            <text:p>Dydh da, Stefan. </text:p>
          </table:table-cell>
          <table:table-cell table:style-name="ce10" table:formula="of:=NOT(TRIM([.D21])=TRIM([.F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  <table:table-cell office:value-type="string" calcext:value-type="string">
            <text:p>Ottena eglos! </text:p>
          </table:table-cell>
          <table:table-cell table:style-name="ce10" table:formula="of:=NOT(TRIM([.D22])=TRIM([.F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  <table:table-cell office:value-type="string" calcext:value-type="string">
            <text:p>Yma chi ryb an eglos. </text:p>
          </table:table-cell>
          <table:table-cell table:style-name="ce10" table:formula="of:=NOT(TRIM([.D23])=TRIM([.F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  <table:table-cell office:value-type="string" calcext:value-type="string">
            <text:p>Eus karrji ena ryb an chi? </text:p>
          </table:table-cell>
          <table:table-cell table:style-name="ce10" table:formula="of:=NOT(TRIM([.D24])=TRIM([.F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  <table:table-cell office:value-type="string" calcext:value-type="string">
            <text:p>Nag eus! Nyns eus karrji ena. </text:p>
          </table:table-cell>
          <table:table-cell table:style-name="ce10" table:formula="of:=NOT(TRIM([.D25])=TRIM([.F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  <table:table-cell office:value-type="string" calcext:value-type="string">
            <text:p>Mes yma karr a-rag an chi. </text:p>
          </table:table-cell>
          <table:table-cell table:style-name="ce10" table:formula="of:=NOT(TRIM([.D26])=TRIM([.F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  <table:table-cell office:value-type="string" calcext:value-type="string">
            <text:p>Ottomma lyver! </text:p>
          </table:table-cell>
          <table:table-cell table:style-name="ce10" table:formula="of:=NOT(TRIM([.D27])=TRIM([.F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  <table:table-cell office:value-type="string" calcext:value-type="string">
            <text:p>Yma pluven a-ji dhe'n lyver. </text:p>
          </table:table-cell>
          <table:table-cell table:style-name="ce10" table:formula="of:=NOT(TRIM([.D28])=TRIM([.F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  <table:table-cell office:value-type="string" calcext:value-type="string">
            <text:p>Eus pluvennow genes? Nag eus! </text:p>
          </table:table-cell>
          <table:table-cell table:style-name="ce10" table:formula="of:=NOT(TRIM([.D29])=TRIM([.F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  <table:table-cell office:value-type="string" calcext:value-type="string">
            <text:p>Gorthugher da! Eus le gesys, mar pleg? </text:p>
          </table:table-cell>
          <table:table-cell table:style-name="ce10" table:formula="of:=NOT(TRIM([.D30])=TRIM([.F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  <table:table-cell office:value-type="string" calcext:value-type="string">
            <text:p>Eus! Yma leow gesys. </text:p>
          </table:table-cell>
          <table:table-cell table:style-name="ce10" table:formula="of:=NOT(TRIM([.D31])=TRIM([.F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  <table:table-cell office:value-type="string" calcext:value-type="string">
            <text:p>Eus kador ena? </text:p>
          </table:table-cell>
          <table:table-cell table:style-name="ce10" table:formula="of:=NOT(TRIM([.D32])=TRIM([.F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  <table:table-cell office:value-type="string" calcext:value-type="string">
            <text:p>Eus, sur! </text:p>
          </table:table-cell>
          <table:table-cell table:style-name="ce10" table:formula="of:=NOT(TRIM([.D33])=TRIM([.F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  <table:table-cell office:value-type="string" calcext:value-type="string">
            <text:p>Eus kador ha pluvek ena? </text:p>
          </table:table-cell>
          <table:table-cell table:style-name="ce10" table:formula="of:=NOT(TRIM([.D34])=TRIM([.F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  <table:table-cell office:value-type="string" calcext:value-type="string">
            <text:p>Nag eus! </text:p>
          </table:table-cell>
          <table:table-cell table:style-name="ce10" table:formula="of:=NOT(TRIM([.D35])=TRIM([.F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  <table:table-cell office:value-type="string" calcext:value-type="string">
            <text:p>Eus jyn-skrifa war an desk? </text:p>
          </table:table-cell>
          <table:table-cell table:style-name="ce10" table:formula="of:=NOT(TRIM([.D36])=TRIM([.F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  <table:table-cell office:value-type="string" calcext:value-type="string">
            <text:p>Eus avalow gesys? </text:p>
          </table:table-cell>
          <table:table-cell table:style-name="ce10" table:formula="of:=NOT(TRIM([.D37])=TRIM([.F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  <table:table-cell office:value-type="string" calcext:value-type="string">
            <text:p>Eus! Ottena! Yma avalow ena. </text:p>
          </table:table-cell>
          <table:table-cell table:style-name="ce10" table:formula="of:=NOT(TRIM([.D38])=TRIM([.F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bonan a-ji dhe’n eglos na.</text:p>
          </table:table-cell>
          <table:table-cell office:value-type="string" calcext:value-type="string">
            <text:p>There is someone inside that church.</text:p>
          </table:table-cell>
          <table:table-cell office:value-type="string" calcext:value-type="string">
            <text:p>Yma nebonan a-ji dhe'n eglos na. </text:p>
          </table:table-cell>
          <table:table-cell table:style-name="ce10" table:formula="of:=NOT(TRIM([.D39])=TRIM([.F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  <table:table-cell office:value-type="string" calcext:value-type="string">
            <text:p>Yma neppyth a-ragh an chi ma. </text:p>
          </table:table-cell>
          <table:table-cell table:style-name="ce10" table:formula="of:=NOT(TRIM([.D40])=TRIM([.F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  <table:table-cell office:value-type="string" calcext:value-type="string">
            <text:p>An brithel ma yw bryntin. </text:p>
          </table:table-cell>
          <table:table-cell table:style-name="ce10" table:formula="of:=NOT(TRIM([.D41])=TRIM([.F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  <table:table-cell office:value-type="string" calcext:value-type="string">
            <text:p>Yma an gador-vregh ena. </text:p>
          </table:table-cell>
          <table:table-cell table:style-name="ce10" table:formula="of:=NOT(TRIM([.D42])=TRIM([.F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  <table:table-cell office:value-type="string" calcext:value-type="string">
            <text:p>Eus cinema ryb hel an dre? </text:p>
          </table:table-cell>
          <table:table-cell table:style-name="ce10" table:formula="of:=NOT(TRIM([.D43])=TRIM([.F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  <table:table-cell office:value-type="string" calcext:value-type="string">
            <text:p>Nyns eus kenter omma, dell hevel. </text:p>
          </table:table-cell>
          <table:table-cell table:style-name="ce10" table:formula="of:=NOT(TRIM([.D44])=TRIM([.F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eurlenn.</text:p>
          </table:table-cell>
          <table:table-cell office:value-type="string" calcext:value-type="string">
            <text:p>Look there - there's the nail on the carpet.</text:p>
          </table:table-cell>
          <table:table-cell office:value-type="string" calcext:value-type="string">
            <text:p>Ottena - yma an genter war an eurlen. </text:p>
          </table:table-cell>
          <table:table-cell table:style-name="ce10" table:formula="of:=NOT(TRIM([.D45])=TRIM([.F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  <table:table-cell office:value-type="string" calcext:value-type="string">
            <text:p>Eus stamp gesys? Nag eus! </text:p>
          </table:table-cell>
          <table:table-cell table:style-name="ce10" table:formula="of:=NOT(TRIM([.D46])=TRIM([.F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  <table:table-cell office:value-type="string" calcext:value-type="string">
            <text:p>Yma mebyl gesys ena y'n chi: kador-vregh, kador, gweder ha lestrier mes nyns eus moos ena. </text:p>
          </table:table-cell>
          <table:table-cell table:style-name="ce10" table:formula="of:=NOT(TRIM([.D47])=TRIM([.F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  <table:table-cell office:value-type="string" calcext:value-type="string">
            <text:p>Eus nebonan ena a-ji dhe'n pras? </text:p>
          </table:table-cell>
          <table:table-cell table:style-name="ce10" table:formula="of:=NOT(TRIM([.D48])=TRIM([.F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  <table:table-cell office:value-type="string" calcext:value-type="string">
            <text:p>Eus stamp genes? </text:p>
          </table:table-cell>
          <table:table-cell table:style-name="ce10" table:formula="of:=NOT(TRIM([.D49])=TRIM([.F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  <table:table-cell office:value-type="string" calcext:value-type="string">
            <text:p>Yma pras war an woon hag yma chi ryb an pras na. </text:p>
          </table:table-cell>
          <table:table-cell table:style-name="ce10" table:formula="of:=NOT(TRIM([.D50])=TRIM([.F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  <table:table-cell office:value-type="string" calcext:value-type="string">
            <text:p>Sur, yma lyver war an voos. </text:p>
          </table:table-cell>
          <table:table-cell table:style-name="ce10" table:formula="of:=NOT(TRIM([.D51])=TRIM([.F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  <table:table-cell office:value-type="string" calcext:value-type="string">
            <text:p>Eus neppyth gesys ena? Eus! </text:p>
          </table:table-cell>
          <table:table-cell table:style-name="ce10" table:formula="of:=NOT(TRIM([.D52])=TRIM([.F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  <table:table-cell office:value-type="string" calcext:value-type="string">
            <text:p>Yma avalow gesys, dell hevel. </text:p>
          </table:table-cell>
          <table:table-cell table:style-name="ce10" table:formula="of:=NOT(TRIM([.D53])=TRIM([.F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  <table:table-cell office:value-type="string" calcext:value-type="string">
            <text:p>Yma an dhavas ena y'n pras na. </text:p>
          </table:table-cell>
          <table:table-cell table:style-name="ce10" table:formula="of:=NOT(TRIM([.D54])=TRIM([.F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  <table:table-cell office:value-type="string" calcext:value-type="string">
            <text:p>An diwes ma yw gwin frenkek. </text:p>
          </table:table-cell>
          <table:table-cell table:style-name="ce10" table:formula="of:=NOT(TRIM([.D55])=TRIM([.F5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  <table:table-cell office:value-type="string" calcext:value-type="string">
            <text:p>An chi na yw ostel. </text:p>
          </table:table-cell>
          <table:table-cell table:style-name="ce10" table:formula="of:=NOT(TRIM([.D56])=TRIM([.F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  <table:table-cell office:value-type="string" calcext:value-type="string">
            <text:p>Hemm yw an gegin. </text:p>
          </table:table-cell>
          <table:table-cell table:style-name="ce10" table:formula="of:=NOT(TRIM([.D57])=TRIM([.F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  <table:table-cell office:value-type="string" calcext:value-type="string">
            <text:p>Henn yw Frank. </text:p>
          </table:table-cell>
          <table:table-cell table:style-name="ce10" table:formula="of:=NOT(TRIM([.D58])=TRIM([.F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  <table:table-cell office:value-type="string" calcext:value-type="string">
            <text:p>Frank yw henna. </text:p>
          </table:table-cell>
          <table:table-cell table:style-name="ce10" table:formula="of:=NOT(TRIM([.D59])=TRIM([.F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  <table:table-cell office:value-type="string" calcext:value-type="string">
            <text:p>An losow yw eythin. </text:p>
          </table:table-cell>
          <table:table-cell table:style-name="ce10" table:formula="of:=NOT(TRIM([.D60])=TRIM([.F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  <table:table-cell office:value-type="string" calcext:value-type="string">
            <text:p>An traow ma yw prenn. </text:p>
          </table:table-cell>
          <table:table-cell table:style-name="ce10" table:formula="of:=NOT(TRIM([.D61])=TRIM([.F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  <table:table-cell office:value-type="string" calcext:value-type="string">
            <text:p>Nyns yw an diwes ma gwin frenkek. </text:p>
          </table:table-cell>
          <table:table-cell table:style-name="ce10" table:formula="of:=NOT(TRIM([.D62])=TRIM([.F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  <table:table-cell office:value-type="string" calcext:value-type="string">
            <text:p>Nyns yw an chi na ostel. </text:p>
          </table:table-cell>
          <table:table-cell table:style-name="ce10" table:formula="of:=NOT(TRIM([.D63])=TRIM([.F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office:value-type="string" calcext:value-type="string">
            <text:p>Nyns yw hemma an gegin. </text:p>
          </table:table-cell>
          <table:table-cell table:style-name="ce10" table:formula="of:=NOT(TRIM([.D64])=TRIM([.F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  <table:table-cell office:value-type="string" calcext:value-type="string">
            <text:p>Nyns yw Frank henna. </text:p>
          </table:table-cell>
          <table:table-cell table:style-name="ce10" table:formula="of:=NOT(TRIM([.D65])=TRIM([.F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  <table:table-cell office:value-type="string" calcext:value-type="string">
            <text:p>Nyns yw an losow eythin. </text:p>
          </table:table-cell>
          <table:table-cell table:style-name="ce10" table:formula="of:=NOT(TRIM([.D66])=TRIM([.F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  <table:table-cell office:value-type="string" calcext:value-type="string">
            <text:p>Yw an diwes ma gwin frenkek? </text:p>
          </table:table-cell>
          <table:table-cell table:style-name="ce10" table:formula="of:=NOT(TRIM([.D67])=TRIM([.F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  <table:table-cell office:value-type="string" calcext:value-type="string">
            <text:p>Yw an chi na ostel? </text:p>
          </table:table-cell>
          <table:table-cell table:style-name="ce10" table:formula="of:=NOT(TRIM([.D68])=TRIM([.F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  <table:table-cell office:value-type="string" calcext:value-type="string">
            <text:p>Yw hemma an gegin? </text:p>
          </table:table-cell>
          <table:table-cell table:style-name="ce10" table:formula="of:=NOT(TRIM([.D69])=TRIM([.F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  <table:table-cell office:value-type="string" calcext:value-type="string">
            <text:p>Yw henna Frank? </text:p>
          </table:table-cell>
          <table:table-cell table:style-name="ce10" table:formula="of:=NOT(TRIM([.D70])=TRIM([.F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  <table:table-cell office:value-type="string" calcext:value-type="string">
            <text:p>Yw an losow eythin? </text:p>
          </table:table-cell>
          <table:table-cell table:style-name="ce10" table:formula="of:=NOT(TRIM([.D71])=TRIM([.F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  <table:table-cell office:value-type="string" calcext:value-type="string">
            <text:p>Yw an traow ma prenn? </text:p>
          </table:table-cell>
          <table:table-cell table:style-name="ce10" table:formula="of:=NOT(TRIM([.D72])=TRIM([.F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  <table:table-cell office:value-type="string" calcext:value-type="string">
            <text:p>Yw an drehevyans na hel an dre? </text:p>
          </table:table-cell>
          <table:table-cell table:style-name="ce10" table:formula="of:=NOT(TRIM([.D73])=TRIM([.F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  <table:table-cell office:value-type="string" calcext:value-type="string">
            <text:p>Yw an gwydh ma derow? Yns. </text:p>
          </table:table-cell>
          <table:table-cell table:style-name="ce10" table:formula="of:=NOT(TRIM([.D74])=TRIM([.F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  <table:table-cell office:value-type="string" calcext:value-type="string">
            <text:p>Yw an chiow na ostelyow? Nag yns. </text:p>
          </table:table-cell>
          <table:table-cell table:style-name="ce10" table:formula="of:=NOT(TRIM([.D75])=TRIM([.F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  <table:table-cell office:value-type="string" calcext:value-type="string">
            <text:p>Pyth yw hemma? </text:p>
          </table:table-cell>
          <table:table-cell table:style-name="ce10" table:formula="of:=NOT(TRIM([.D76])=TRIM([.F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  <table:table-cell office:value-type="string" calcext:value-type="string">
            <text:p>Maylyer gwag yw. </text:p>
          </table:table-cell>
          <table:table-cell table:style-name="ce10" table:formula="of:=NOT(TRIM([.D77])=TRIM([.F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  <table:table-cell office:value-type="string" calcext:value-type="string">
            <text:p>Pyth yw an re na? </text:p>
          </table:table-cell>
          <table:table-cell table:style-name="ce10" table:formula="of:=NOT(TRIM([.D78])=TRIM([.F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  <table:table-cell office:value-type="string" calcext:value-type="string">
            <text:p>Skeusennow koth yns. </text:p>
          </table:table-cell>
          <table:table-cell table:style-name="ce10" table:formula="of:=NOT(TRIM([.D79])=TRIM([.F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  <table:table-cell office:value-type="string" calcext:value-type="string">
            <text:p>Hemm yw pluven. </text:p>
          </table:table-cell>
          <table:table-cell table:style-name="ce10" table:formula="of:=NOT(TRIM([.D80])=TRIM([.F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  <table:table-cell office:value-type="string" calcext:value-type="string">
            <text:p>An re ma yw pluvennow. </text:p>
          </table:table-cell>
          <table:table-cell table:style-name="ce10" table:formula="of:=NOT(TRIM([.D81])=TRIM([.F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  <table:table-cell office:value-type="string" calcext:value-type="string">
            <text:p>Henn yw chi. </text:p>
          </table:table-cell>
          <table:table-cell table:style-name="ce10" table:formula="of:=NOT(TRIM([.D82])=TRIM([.F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  <table:table-cell office:value-type="string" calcext:value-type="string">
            <text:p>An re na yw chiow. </text:p>
          </table:table-cell>
          <table:table-cell table:style-name="ce10" table:formula="of:=NOT(TRIM([.D83])=TRIM([.F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  <table:table-cell office:value-type="string" calcext:value-type="string">
            <text:p>An drehevyans na yw eglos. </text:p>
          </table:table-cell>
          <table:table-cell table:style-name="ce10" table:formula="of:=NOT(TRIM([.D84])=TRIM([.F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  <table:table-cell office:value-type="string" calcext:value-type="string">
            <text:p>An eglos yw an drehevyans na. </text:p>
          </table:table-cell>
          <table:table-cell table:style-name="ce10" table:formula="of:=NOT(TRIM([.D85])=TRIM([.F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  <table:table-cell office:value-type="string" calcext:value-type="string">
            <text:p>An dre ma yw Logh. </text:p>
          </table:table-cell>
          <table:table-cell table:style-name="ce10" table:formula="of:=NOT(TRIM([.D86])=TRIM([.F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  <table:table-cell office:value-type="string" calcext:value-type="string">
            <text:p>Homm yw Merna ha honn yw Pat. </text:p>
          </table:table-cell>
          <table:table-cell table:style-name="ce10" table:formula="of:=NOT(TRIM([.D87])=TRIM([.F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  <table:table-cell office:value-type="string" calcext:value-type="string">
            <text:p>An diwes ma yw gwin. </text:p>
          </table:table-cell>
          <table:table-cell table:style-name="ce10" table:formula="of:=NOT(TRIM([.D88])=TRIM([.F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  <table:table-cell office:value-type="string" calcext:value-type="string">
            <text:p>Pyth yw an dra ma? </text:p>
          </table:table-cell>
          <table:table-cell table:style-name="ce10" table:formula="of:=NOT(TRIM([.D89])=TRIM([.F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  <table:table-cell office:value-type="string" calcext:value-type="string">
            <text:p>Henn yw kenter. </text:p>
          </table:table-cell>
          <table:table-cell table:style-name="ce10" table:formula="of:=NOT(TRIM([.D90])=TRIM([.F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  <table:table-cell office:value-type="string" calcext:value-type="string">
            <text:p>Nyns yw an dra ma prenn. </text:p>
          </table:table-cell>
          <table:table-cell table:style-name="ce10" table:formula="of:=NOT(TRIM([.D91])=TRIM([.F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office:value-type="string" calcext:value-type="string">
            <text:p>Nyns yw hemma an gegin. </text:p>
          </table:table-cell>
          <table:table-cell table:style-name="ce10" table:formula="of:=NOT(TRIM([.D92])=TRIM([.F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  <table:table-cell office:value-type="string" calcext:value-type="string">
            <text:p>Nyns yw an drehevyans ma ostel. </text:p>
          </table:table-cell>
          <table:table-cell table:style-name="ce10" table:formula="of:=NOT(TRIM([.D93])=TRIM([.F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  <table:table-cell office:value-type="string" calcext:value-type="string">
            <text:p>Pyth yw an mebyl omma? </text:p>
          </table:table-cell>
          <table:table-cell table:style-name="ce10" table:formula="of:=NOT(TRIM([.D94])=TRIM([.F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  <table:table-cell office:value-type="string" calcext:value-type="string">
            <text:p>An re ma yw an mebyl, an voos ma, an gador-vregh ma ha'n lestrier na. </text:p>
          </table:table-cell>
          <table:table-cell table:style-name="ce10" table:formula="of:=NOT(TRIM([.D95])=TRIM([.F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  <table:table-cell office:value-type="string" calcext:value-type="string">
            <text:p>Yw henna brithel? Yw! </text:p>
          </table:table-cell>
          <table:table-cell table:style-name="ce10" table:formula="of:=NOT(TRIM([.D96])=TRIM([.F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  <table:table-cell office:value-type="string" calcext:value-type="string">
            <text:p>Yw an re ma losow? Yns! </text:p>
          </table:table-cell>
          <table:table-cell table:style-name="ce10" table:formula="of:=NOT(TRIM([.D97])=TRIM([.F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  <table:table-cell office:value-type="string" calcext:value-type="string">
            <text:p>Eus eglos y'n dre ma? </text:p>
          </table:table-cell>
          <table:table-cell table:style-name="ce10" table:formula="of:=NOT(TRIM([.D98])=TRIM([.F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  <table:table-cell office:value-type="string" calcext:value-type="string">
            <text:p>Eus! Yma an eglos ryb hel an dre </text:p>
          </table:table-cell>
          <table:table-cell table:style-name="ce10" table:formula="of:=NOT(TRIM([.D99])=TRIM([.F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  <table:table-cell office:value-type="string" calcext:value-type="string">
            <text:p>Yw an gwin ma bretonek? </text:p>
          </table:table-cell>
          <table:table-cell table:style-name="ce10" table:formula="of:=NOT(TRIM([.D100])=TRIM([.F1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  <table:table-cell office:value-type="string" calcext:value-type="string">
            <text:p>Hemma. Hemm yw bretonek. </text:p>
          </table:table-cell>
          <table:table-cell table:style-name="ce10" table:formula="of:=NOT(TRIM([.D101])=TRIM([.F1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  <table:table-cell office:value-type="string" calcext:value-type="string">
            <text:p>Eus pluvek war an gador-vregh na? </text:p>
          </table:table-cell>
          <table:table-cell table:style-name="ce10" table:formula="of:=NOT(TRIM([.D102])=TRIM([.F1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  <table:table-cell office:value-type="string" calcext:value-type="string">
            <text:p>Eus, dell hevel. </text:p>
          </table:table-cell>
          <table:table-cell table:style-name="ce10" table:formula="of:=NOT(TRIM([.D103])=TRIM([.F1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  <table:table-cell office:value-type="string" calcext:value-type="string">
            <text:p>Eus diwes gesys? </text:p>
          </table:table-cell>
          <table:table-cell table:style-name="ce10" table:formula="of:=NOT(TRIM([.D104])=TRIM([.F1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  <table:table-cell office:value-type="string" calcext:value-type="string">
            <text:p>Nag eus! Nyns eus tra omma. </text:p>
          </table:table-cell>
          <table:table-cell table:style-name="ce10" table:formula="of:=NOT(TRIM([.D105])=TRIM([.F1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  <table:table-cell office:value-type="string" calcext:value-type="string">
            <text:p>An den na yw feusik, dell hevel. </text:p>
          </table:table-cell>
          <table:table-cell table:style-name="ce10" table:formula="of:=NOT(TRIM([.D106])=TRIM([.F1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  <table:table-cell office:value-type="string" calcext:value-type="string">
            <text:p>An fordh ma yw kul. </text:p>
          </table:table-cell>
          <table:table-cell table:style-name="ce10" table:formula="of:=NOT(TRIM([.D107])=TRIM([.F1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  <table:table-cell office:value-type="string" calcext:value-type="string">
            <text:p>James ha Lowena yw parow. </text:p>
          </table:table-cell>
          <table:table-cell table:style-name="ce10" table:formula="of:=NOT(TRIM([.D108])=TRIM([.F1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  <table:table-cell office:value-type="string" calcext:value-type="string">
            <text:p>Yw an mebyl parys? Nag yns. </text:p>
          </table:table-cell>
          <table:table-cell table:style-name="ce10" table:formula="of:=NOT(TRIM([.D109])=TRIM([.F1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  <table:table-cell office:value-type="string" calcext:value-type="string">
            <text:p>An lyver ma yw dhe les, dell dybav. </text:p>
          </table:table-cell>
          <table:table-cell table:style-name="ce10" table:formula="of:=NOT(TRIM([.D110])=TRIM([.F1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  <table:table-cell office:value-type="string" calcext:value-type="string">
            <text:p>Ottomma kenter war an gador ma. </text:p>
          </table:table-cell>
          <table:table-cell table:style-name="ce10" table:formula="of:=NOT(TRIM([.D111])=TRIM([.F1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  <table:table-cell office:value-type="string" calcext:value-type="string">
            <text:p>Homm yw fol, sur. </text:p>
          </table:table-cell>
          <table:table-cell table:style-name="ce10" table:formula="of:=NOT(TRIM([.D112])=TRIM([.F1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  <table:table-cell office:value-type="string" calcext:value-type="string">
            <text:p>Hel an dre yw nowydh mes an eglos yw koth. </text:p>
          </table:table-cell>
          <table:table-cell table:style-name="ce10" table:formula="of:=NOT(TRIM([.D113])=TRIM([.F1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  <table:table-cell office:value-type="string" calcext:value-type="string">
            <text:p>An gwin ma yw hweg. Bryntin! </text:p>
          </table:table-cell>
          <table:table-cell table:style-name="ce10" table:formula="of:=NOT(TRIM([.D114])=TRIM([.F1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  <table:table-cell office:value-type="string" calcext:value-type="string">
            <text:p>An chi yw gwerthys lemmyn. </text:p>
          </table:table-cell>
          <table:table-cell table:style-name="ce10" table:formula="of:=NOT(TRIM([.D115])=TRIM([.F1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  <table:table-cell office:value-type="string" calcext:value-type="string">
            <text:p>An voos ma yw derow. </text:p>
          </table:table-cell>
          <table:table-cell table:style-name="ce10" table:formula="of:=NOT(TRIM([.D116])=TRIM([.F1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  <table:table-cell office:value-type="string" calcext:value-type="string">
            <text:p>An gweder ma yw dhe les. </text:p>
          </table:table-cell>
          <table:table-cell table:style-name="ce10" table:formula="of:=NOT(TRIM([.D117])=TRIM([.F1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  <table:table-cell office:value-type="string" calcext:value-type="string">
            <text:p>Yw an maw salow ena? </text:p>
          </table:table-cell>
          <table:table-cell table:style-name="ce10" table:formula="of:=NOT(TRIM([.D118])=TRIM([.F1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  <table:table-cell office:value-type="string" calcext:value-type="string">
            <text:p>Hemm yw brav! </text:p>
          </table:table-cell>
          <table:table-cell table:style-name="ce10" table:formula="of:=NOT(TRIM([.D119])=TRIM([.F1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  <table:table-cell office:value-type="string" calcext:value-type="string">
            <text:p>Nyns yw an losow byw. </text:p>
          </table:table-cell>
          <table:table-cell table:style-name="ce10" table:formula="of:=NOT(TRIM([.D120])=TRIM([.F1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  <table:table-cell office:value-type="string" calcext:value-type="string">
            <text:p>A nyns yw an maw ma skav? </text:p>
          </table:table-cell>
          <table:table-cell table:style-name="ce10" table:formula="of:=NOT(TRIM([.D121])=TRIM([.F1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  <table:table-cell office:value-type="string" calcext:value-type="string">
            <text:p>Yw, sur. </text:p>
          </table:table-cell>
          <table:table-cell table:style-name="ce10" table:formula="of:=NOT(TRIM([.D122])=TRIM([.F1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  <table:table-cell office:value-type="string" calcext:value-type="string">
            <text:p>A nyns yw an re ma parow? </text:p>
          </table:table-cell>
          <table:table-cell table:style-name="ce10" table:formula="of:=NOT(TRIM([.D123])=TRIM([.F1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  <table:table-cell office:value-type="string" calcext:value-type="string">
            <text:p>Yns, dell hevel. </text:p>
          </table:table-cell>
          <table:table-cell table:style-name="ce10" table:formula="of:=NOT(TRIM([.D124])=TRIM([.F1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  <table:table-cell office:value-type="string" calcext:value-type="string">
            <text:p>Dydh da, Maureen. Brav yw lemmyn. </text:p>
          </table:table-cell>
          <table:table-cell table:style-name="ce10" table:formula="of:=NOT(TRIM([.D125])=TRIM([.F1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  <table:table-cell office:value-type="string" calcext:value-type="string">
            <text:p>Eus gwin gesys? Eus! Yma gwin y'n gegin. </text:p>
          </table:table-cell>
          <table:table-cell table:style-name="ce10" table:formula="of:=NOT(TRIM([.D126])=TRIM([.F1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  <table:table-cell office:value-type="string" calcext:value-type="string">
            <text:p>Fatla genowgh hwi oll? </text:p>
          </table:table-cell>
          <table:table-cell table:style-name="ce10" table:formula="of:=NOT(TRIM([.D127])=TRIM([.F1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  <table:table-cell office:value-type="string" calcext:value-type="string">
            <text:p>Eus fordh ryb an pras na? </text:p>
          </table:table-cell>
          <table:table-cell table:style-name="ce10" table:formula="of:=NOT(TRIM([.D128])=TRIM([.F1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  <table:table-cell office:value-type="string" calcext:value-type="string">
            <text:p>Ottena pluvek war an gador na. </text:p>
          </table:table-cell>
          <table:table-cell table:style-name="ce10" table:formula="of:=NOT(TRIM([.D129])=TRIM([.F1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  <table:table-cell office:value-type="string" calcext:value-type="string">
            <text:p>Yma nebonan y'n gegin lemmyn. </text:p>
          </table:table-cell>
          <table:table-cell table:style-name="ce10" table:formula="of:=NOT(TRIM([.D130])=TRIM([.F1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  <table:table-cell office:value-type="string" calcext:value-type="string">
            <text:p>An ostel na yw bryntin. </text:p>
          </table:table-cell>
          <table:table-cell table:style-name="ce10" table:formula="of:=NOT(TRIM([.D131])=TRIM([.F1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  <table:table-cell office:value-type="string" calcext:value-type="string">
            <text:p>Duw genes, Peder! </text:p>
          </table:table-cell>
          <table:table-cell table:style-name="ce10" table:formula="of:=NOT(TRIM([.D132])=TRIM([.F1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  <table:table-cell office:value-type="string" calcext:value-type="string">
            <text:p>An drehevyans a-rag an chi yw karrji. </text:p>
          </table:table-cell>
          <table:table-cell table:style-name="ce10" table:formula="of:=NOT(TRIM([.D133])=TRIM([.F1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  <table:table-cell office:value-type="string" calcext:value-type="string">
            <text:p>Eus traow gesys war an lestrier? </text:p>
          </table:table-cell>
          <table:table-cell table:style-name="ce10" table:formula="of:=NOT(TRIM([.D134])=TRIM([.F1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  <table:table-cell office:value-type="string" calcext:value-type="string">
            <text:p>Eus! Yma traow gesys ena </text:p>
          </table:table-cell>
          <table:table-cell table:style-name="ce10" table:formula="of:=NOT(TRIM([.D135])=TRIM([.F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  <table:table-cell office:value-type="string" calcext:value-type="string">
            <text:p>Eus leow gesys y'n cinema lemmyn? </text:p>
          </table:table-cell>
          <table:table-cell table:style-name="ce10" table:formula="of:=NOT(TRIM([.D136])=TRIM([.F1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  <table:table-cell office:value-type="string" calcext:value-type="string">
            <text:p>An re ma yw nowydh, dell dybav. </text:p>
          </table:table-cell>
          <table:table-cell table:style-name="ce10" table:formula="of:=NOT(TRIM([.D137])=TRIM([.F1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Pyth yw hemma? </text:p>
          </table:table-cell>
          <table:table-cell table:style-name="ce10" table:formula="of:=NOT(TRIM([.D138])=TRIM([.F1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  <table:table-cell office:value-type="string" calcext:value-type="string">
            <text:p>An dra na yw pluven. </text:p>
          </table:table-cell>
          <table:table-cell table:style-name="ce10" table:formula="of:=NOT(TRIM([.D139])=TRIM([.F1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  <table:table-cell office:value-type="string" calcext:value-type="string">
            <text:p>Pyth yw hweg? </text:p>
          </table:table-cell>
          <table:table-cell table:style-name="ce10" table:formula="of:=NOT(TRIM([.D140])=TRIM([.F1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  <table:table-cell office:value-type="string" calcext:value-type="string">
            <text:p>An aval ma yw hweg, sur. </text:p>
          </table:table-cell>
          <table:table-cell table:style-name="ce10" table:formula="of:=NOT(TRIM([.D141])=TRIM([.F1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  <table:table-cell office:value-type="string" calcext:value-type="string">
            <text:p>A nyns eus davas y'n pras na? </text:p>
          </table:table-cell>
          <table:table-cell table:style-name="ce10" table:formula="of:=NOT(TRIM([.D142])=TRIM([.F1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  <table:table-cell office:value-type="string" calcext:value-type="string">
            <text:p>Py tus yw kernewek omma? </text:p>
          </table:table-cell>
          <table:table-cell table:style-name="ce10" table:formula="of:=NOT(TRIM([.D143])=TRIM([.F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  <table:table-cell office:value-type="string" calcext:value-type="string">
            <text:p>Oll an re na, dell dybav. </text:p>
          </table:table-cell>
          <table:table-cell table:style-name="ce10" table:formula="of:=NOT(TRIM([.D144])=TRIM([.F1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  <table:table-cell office:value-type="string" calcext:value-type="string">
            <text:p>Pyth yw hemma, Pol? </text:p>
          </table:table-cell>
          <table:table-cell table:style-name="ce10" table:formula="of:=NOT(TRIM([.D145])=TRIM([.F1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  <table:table-cell office:value-type="string" calcext:value-type="string">
            <text:p>Arta, mar pleg. </text:p>
          </table:table-cell>
          <table:table-cell table:style-name="ce10" table:formula="of:=NOT(TRIM([.D146])=TRIM([.F1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  <table:table-cell office:value-type="string" calcext:value-type="string">
            <text:p>An gwin ma yw Almaynek. </text:p>
          </table:table-cell>
          <table:table-cell table:style-name="ce10" table:formula="of:=NOT(TRIM([.D147])=TRIM([.F1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  <table:table-cell office:value-type="string" calcext:value-type="string">
            <text:p>A wodhesta konvedhes Kernewek. </text:p>
          </table:table-cell>
          <table:table-cell table:style-name="ce10" table:formula="of:=NOT(TRIM([.D148])=TRIM([.F1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  <table:table-cell office:value-type="string" calcext:value-type="string">
            <text:p>Gonn, dell dybav. </text:p>
          </table:table-cell>
          <table:table-cell table:style-name="ce10" table:formula="of:=NOT(TRIM([.D149])=TRIM([.F1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  <table:table-cell office:value-type="string" calcext:value-type="string">
            <text:p>Py lyver yw Kembrek? </text:p>
          </table:table-cell>
          <table:table-cell table:style-name="ce10" table:formula="of:=NOT(TRIM([.D150])=TRIM([.F1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  <table:table-cell office:value-type="string" calcext:value-type="string">
            <text:p>Hemm yw kembrek. </text:p>
          </table:table-cell>
          <table:table-cell table:style-name="ce10" table:formula="of:=NOT(TRIM([.D151])=TRIM([.F1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  <table:table-cell office:value-type="string" calcext:value-type="string">
            <text:p>Py lyver yw dhe les? </text:p>
          </table:table-cell>
          <table:table-cell table:style-name="ce10" table:formula="of:=NOT(TRIM([.D152])=TRIM([.F1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  <table:table-cell office:value-type="string" calcext:value-type="string">
            <text:p>Hemm yw dhe les, sur. </text:p>
          </table:table-cell>
          <table:table-cell table:style-name="ce10" table:formula="of:=NOT(TRIM([.D153])=TRIM([.F1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  <table:table-cell office:value-type="string" calcext:value-type="string">
            <text:p>An pow na yw Pow Sows. </text:p>
          </table:table-cell>
          <table:table-cell table:style-name="ce10" table:formula="of:=NOT(TRIM([.D154])=TRIM([.F1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stamp ma yw Iwedhonek.</text:p>
          </table:table-cell>
          <table:table-cell office:value-type="string" calcext:value-type="string">
            <text:p>This stamp is Irish</text:p>
          </table:table-cell>
          <table:table-cell office:value-type="string" calcext:value-type="string">
            <text:p>An stamp ma yw Iwedhonek. </text:p>
          </table:table-cell>
          <table:table-cell table:style-name="ce10" table:formula="of:=NOT(TRIM([.D155])=TRIM([.F1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156])=TRIM([.F1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  <table:table-cell office:value-type="string" calcext:value-type="string">
            <text:p>Yma awel. </text:p>
          </table:table-cell>
          <table:table-cell table:style-name="ce10" table:formula="of:=NOT(TRIM([.D157])=TRIM([.F1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  <table:table-cell office:value-type="string" calcext:value-type="string">
            <text:p>Pooth yw an gewer lemmyn. </text:p>
          </table:table-cell>
          <table:table-cell table:style-name="ce10" table:formula="of:=NOT(TRIM([.D158])=TRIM([.F1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  <table:table-cell office:value-type="string" calcext:value-type="string">
            <text:p>An gewer yw splann ha kosel, dell hevel. </text:p>
          </table:table-cell>
          <table:table-cell table:style-name="ce10" table:formula="of:=NOT(TRIM([.D159])=TRIM([.F1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  <table:table-cell office:value-type="string" calcext:value-type="string">
            <text:p>Brav! Hi yw teg. </text:p>
          </table:table-cell>
          <table:table-cell table:style-name="ce10" table:formula="of:=NOT(TRIM([.D160])=TRIM([.F1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  <table:table-cell office:value-type="string" calcext:value-type="string">
            <text:p>Ergh a wra hi yn Alban lemmyn. </text:p>
          </table:table-cell>
          <table:table-cell table:style-name="ce10" table:formula="of:=NOT(TRIM([.D161])=TRIM([.F1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  <table:table-cell office:value-type="string" calcext:value-type="string">
            <text:p>Ott! An pras yw niwlek. </text:p>
          </table:table-cell>
          <table:table-cell table:style-name="ce10" table:formula="of:=NOT(TRIM([.D162])=TRIM([.F1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  <table:table-cell office:value-type="string" calcext:value-type="string">
            <text:p>Fatal genes, Mighal? </text:p>
          </table:table-cell>
          <table:table-cell table:style-name="ce10" table:formula="of:=NOT(TRIM([.D163])=TRIM([.F1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  <table:table-cell office:value-type="string" calcext:value-type="string">
            <text:p>Yn poynt da, Les, meur ras. Ha ty? </text:p>
          </table:table-cell>
          <table:table-cell table:style-name="ce10" table:formula="of:=NOT(TRIM([.D164])=TRIM([.F1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  <table:table-cell office:value-type="string" calcext:value-type="string">
            <text:p>Ogh! Da lowr. Mes yma anwos warnav. </text:p>
          </table:table-cell>
          <table:table-cell table:style-name="ce10" table:formula="of:=NOT(TRIM([.D165])=TRIM([.F1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  <table:table-cell office:value-type="string" calcext:value-type="string">
            <text:p>Gwensek yw hi an dohajedh ma. </text:p>
          </table:table-cell>
          <table:table-cell table:style-name="ce10" table:formula="of:=NOT(TRIM([.D166])=TRIM([.F1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  <table:table-cell office:value-type="string" calcext:value-type="string">
            <text:p>Yw, sur. </text:p>
          </table:table-cell>
          <table:table-cell table:style-name="ce10" table:formula="of:=NOT(TRIM([.D167])=TRIM([.F1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  <table:table-cell office:value-type="string" calcext:value-type="string">
            <text:p>Eus glaw? </text:p>
          </table:table-cell>
          <table:table-cell table:style-name="ce10" table:formula="of:=NOT(TRIM([.D168])=TRIM([.F1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  <table:table-cell office:value-type="string" calcext:value-type="string">
            <text:p>Eus. Hi a wra glaw lemmyn. </text:p>
          </table:table-cell>
          <table:table-cell table:style-name="ce10" table:formula="of:=NOT(TRIM([.D169])=TRIM([.F1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  <table:table-cell office:value-type="string" calcext:value-type="string">
            <text:p>An karr ma yw gwerthys. </text:p>
          </table:table-cell>
          <table:table-cell table:style-name="ce10" table:formula="of:=NOT(TRIM([.D170])=TRIM([.F1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  <table:table-cell office:value-type="string" calcext:value-type="string">
            <text:p>An voos ma yw nowydh. </text:p>
          </table:table-cell>
          <table:table-cell table:style-name="ce10" table:formula="of:=NOT(TRIM([.D171])=TRIM([.F1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  <table:table-cell office:value-type="string" calcext:value-type="string">
            <text:p>A nyns yw an maw ma lowen? </text:p>
          </table:table-cell>
          <table:table-cell table:style-name="ce10" table:formula="of:=NOT(TRIM([.D172])=TRIM([.F1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  <table:table-cell office:value-type="string" calcext:value-type="string">
            <text:p>Yw, dell dybav. </text:p>
          </table:table-cell>
          <table:table-cell table:style-name="ce10" table:formula="of:=NOT(TRIM([.D173])=TRIM([.F1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  <table:table-cell office:value-type="string" calcext:value-type="string">
            <text:p>Homm yw feusik. Yma aval gesys. </text:p>
          </table:table-cell>
          <table:table-cell table:style-name="ce10" table:formula="of:=NOT(TRIM([.D174])=TRIM([.F1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  <table:table-cell office:value-type="string" calcext:value-type="string">
            <text:p>Yma ostel yn unn dre yn Breten Vyghan. Ostel dha yw. </text:p>
          </table:table-cell>
          <table:table-cell table:style-name="ce10" table:formula="of:=NOT(TRIM([.D175])=TRIM([.F1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  <table:table-cell office:value-type="string" calcext:value-type="string">
            <text:p>Pyth yw an drehevyans ma? </text:p>
          </table:table-cell>
          <table:table-cell table:style-name="ce10" table:formula="of:=NOT(TRIM([.D176])=TRIM([.F1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  <table:table-cell office:value-type="string" calcext:value-type="string">
            <text:p>Henn yw hel an dre. </text:p>
          </table:table-cell>
          <table:table-cell table:style-name="ce10" table:formula="of:=NOT(TRIM([.D177])=TRIM([.F1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  <table:table-cell office:value-type="string" calcext:value-type="string">
            <text:p>An brithek ma yw brav! </text:p>
          </table:table-cell>
          <table:table-cell table:style-name="ce10" table:formula="of:=NOT(TRIM([.D178])=TRIM([.F1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– ha meur ras!</text:p>
          </table:table-cell>
          <table:table-cell office:value-type="string" calcext:value-type="string">
            <text:p>Goodbye now – and thank you.</text:p>
          </table:table-cell>
          <table:table-cell office:value-type="string" calcext:value-type="string">
            <text:p>Duw genes lemmyn - ha meur ras! </text:p>
          </table:table-cell>
          <table:table-cell table:style-name="ce10" table:formula="of:=NOT(TRIM([.D179])=TRIM([.F1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  <table:table-cell office:value-type="string" calcext:value-type="string">
            <text:p>Py re yw parys lemmyn? </text:p>
          </table:table-cell>
          <table:table-cell table:style-name="ce10" table:formula="of:=NOT(TRIM([.D180])=TRIM([.F1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  <table:table-cell office:value-type="string" calcext:value-type="string">
            <text:p>Honn yw Kernewes. </text:p>
          </table:table-cell>
          <table:table-cell table:style-name="ce10" table:formula="of:=NOT(TRIM([.D181])=TRIM([.F1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  <table:table-cell office:value-type="string" calcext:value-type="string">
            <text:p>Ottomma Karl! Almaynek yw. </text:p>
          </table:table-cell>
          <table:table-cell table:style-name="ce10" table:formula="of:=NOT(TRIM([.D182])=TRIM([.F1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  <table:table-cell office:value-type="string" calcext:value-type="string">
            <text:p>Kernow ha Breten Vyghan yw parow. Sur, parow yns. </text:p>
          </table:table-cell>
          <table:table-cell table:style-name="ce10" table:formula="of:=NOT(TRIM([.D183])=TRIM([.F1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  <table:table-cell office:value-type="string" calcext:value-type="string">
            <text:p>An gwyns yw skav lemmyn, dell hevel. </text:p>
          </table:table-cell>
          <table:table-cell table:style-name="ce10" table:formula="of:=NOT(TRIM([.D184])=TRIM([.F1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  <table:table-cell office:value-type="string" calcext:value-type="string">
            <text:p>An gador ma yw kembrek, dell dybav. </text:p>
          </table:table-cell>
          <table:table-cell table:style-name="ce10" table:formula="of:=NOT(TRIM([.D185])=TRIM([.F1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  <table:table-cell office:value-type="string" calcext:value-type="string">
            <text:p>A wodhowgh hwi oll konvedhes Kernewek? </text:p>
          </table:table-cell>
          <table:table-cell table:style-name="ce10" table:formula="of:=NOT(TRIM([.D186])=TRIM([.F1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  <table:table-cell office:value-type="string" calcext:value-type="string">
            <text:p>Gonn! Gonn! </text:p>
          </table:table-cell>
          <table:table-cell table:style-name="ce10" table:formula="of:=NOT(TRIM([.D187])=TRIM([.F1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  <table:table-cell office:value-type="string" calcext:value-type="string">
            <text:p>Sur, an eglos ma yw oor. </text:p>
          </table:table-cell>
          <table:table-cell table:style-name="ce10" table:formula="of:=NOT(TRIM([.D188])=TRIM([.F1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oder ha'n hwoer yw parow.</text:p>
          </table:table-cell>
          <table:table-cell table:style-name="ce4" office:value-type="string" calcext:value-type="string">
            <text:p>The brother and sister are equals.</text:p>
          </table:table-cell>
          <table:table-cell office:value-type="string" calcext:value-type="string">
            <text:p>An broder ha'n hwor yw parow. </text:p>
          </table:table-cell>
          <table:table-cell table:style-name="ce10" table:formula="of:=NOT(TRIM([.D189])=TRIM([.F18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amm ha'n vyrgh parow.</text:p>
          </table:table-cell>
          <table:table-cell table:style-name="ce4" office:value-type="string" calcext:value-type="string">
            <text:p>The mother and daughter are not equals.</text:p>
          </table:table-cell>
          <table:table-cell office:value-type="string" calcext:value-type="string">
            <text:p>Nyns yw an vamm ha'n vyrgh parow. </text:p>
          </table:table-cell>
          <table:table-cell table:style-name="ce10" table:formula="of:=NOT(TRIM([.D190])=TRIM([.F1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drep yw koth.</text:p>
          </table:table-cell>
          <table:table-cell table:style-name="ce4" office:value-type="string" calcext:value-type="string">
            <text:p>The aunt is old.</text:p>
          </table:table-cell>
          <table:table-cell office:value-type="string" calcext:value-type="string">
            <text:p>An vodrep yw koth. </text:p>
          </table:table-cell>
          <table:table-cell table:style-name="ce10" table:formula="of:=NOT(TRIM([.D191])=TRIM([.F1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woes war an vamm-wynn.</text:p>
          </table:table-cell>
          <table:table-cell table:style-name="ce4" office:value-type="string" calcext:value-type="string">
            <text:p>The grandmother has a cold.</text:p>
          </table:table-cell>
          <table:table-cell office:value-type="string" calcext:value-type="string">
            <text:p>Yma anwos war an vamm-wyn. </text:p>
          </table:table-cell>
          <table:table-cell table:style-name="ce10" table:formula="of:=NOT(TRIM([.D192])=TRIM([.F1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as, an ewnter ha'n mab oll yw gorow.</text:p>
          </table:table-cell>
          <table:table-cell table:style-name="ce4" office:value-type="string" calcext:value-type="string">
            <text:p>Father, uncle and son are all male.</text:p>
          </table:table-cell>
          <table:table-cell office:value-type="string" calcext:value-type="string">
            <text:p>An tas, an ewnter ha'n mab oll yw gorow. </text:p>
          </table:table-cell>
          <table:table-cell table:style-name="ce10" table:formula="of:=NOT(TRIM([.D193])=TRIM([.F1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, an vyrgh ha'n vodrep oll yw benow.</text:p>
          </table:table-cell>
          <table:table-cell table:style-name="ce4" office:value-type="string" calcext:value-type="string">
            <text:p>Mother, daughter and aunt are all female.</text:p>
          </table:table-cell>
          <table:table-cell office:value-type="string" calcext:value-type="string">
            <text:p>An vamm, an vyrgh ha'n vodrep oll yw benow. </text:p>
          </table:table-cell>
          <table:table-cell table:style-name="ce10" table:formula="of:=NOT(TRIM([.D194])=TRIM([.F1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hweger lowen namoy?</text:p>
          </table:table-cell>
          <table:table-cell table:style-name="ce4" office:value-type="string" calcext:value-type="string">
            <text:p>Isn't mother-in-law happy any more?</text:p>
          </table:table-cell>
          <table:table-cell office:value-type="string" calcext:value-type="string">
            <text:p>A nyns yw an hweger lowen namoy? </text:p>
          </table:table-cell>
          <table:table-cell table:style-name="ce10" table:formula="of:=NOT(TRIM([.D195])=TRIM([.F1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yw yowynk.</text:p>
          </table:table-cell>
          <table:table-cell table:style-name="ce4" office:value-type="string" calcext:value-type="string">
            <text:p>The girl is young.</text:p>
          </table:table-cell>
          <table:table-cell office:value-type="string" calcext:value-type="string">
            <text:p>An vowes yw yowynk. </text:p>
          </table:table-cell>
          <table:table-cell table:style-name="ce10" table:formula="of:=NOT(TRIM([.D196])=TRIM([.F1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yskadoryon yw parys lemmyn.</text:p>
          </table:table-cell>
          <table:table-cell table:style-name="ce4" office:value-type="string" calcext:value-type="string">
            <text:p>The fishermen are ready now.</text:p>
          </table:table-cell>
          <table:table-cell office:value-type="string" calcext:value-type="string">
            <text:p>An byskadoryon yw parys lemmyn. </text:p>
          </table:table-cell>
          <table:table-cell table:style-name="ce10" table:formula="of:=NOT(TRIM([.D197])=TRIM([.F1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iogyon na yw feusik, dell dybav.</text:p>
          </table:table-cell>
          <table:table-cell table:style-name="ce4" office:value-type="string" calcext:value-type="string">
            <text:p>Those farmers are lucky, I think.</text:p>
          </table:table-cell>
          <table:table-cell office:value-type="string" calcext:value-type="string">
            <text:p>An diogyon na yw feusik, dell dybav. </text:p>
          </table:table-cell>
          <table:table-cell table:style-name="ce10" table:formula="of:=NOT(TRIM([.D198])=TRIM([.F1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dioges yn le'ti lemmyn.</text:p>
          </table:table-cell>
          <table:table-cell table:style-name="ce4" office:value-type="string" calcext:value-type="string">
            <text:p>The farmwife is in the dairy now.</text:p>
          </table:table-cell>
          <table:table-cell office:value-type="string" calcext:value-type="string">
            <text:p>Yma an dioges yn le'ti lemmyn. </text:p>
          </table:table-cell>
          <table:table-cell table:style-name="ce10" table:formula="of:=NOT(TRIM([.D199])=TRIM([.F1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ke ryb an koes? Nag eus!</text:p>
          </table:table-cell>
          <table:table-cell table:style-name="ce4" office:value-type="string" calcext:value-type="string">
            <text:p>Isn't there a hedge by the wood? No!</text:p>
          </table:table-cell>
          <table:table-cell office:value-type="string" calcext:value-type="string">
            <text:p>A nyns eus ke ryb an koos? Nag eus! </text:p>
          </table:table-cell>
          <table:table-cell table:style-name="ce10" table:formula="of:=NOT(TRIM([.D200])=TRIM([.F2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na yw koth mes da.</text:p>
          </table:table-cell>
          <table:table-cell table:style-name="ce4" office:value-type="string" calcext:value-type="string">
            <text:p>That typewriter is old but good.</text:p>
          </table:table-cell>
          <table:table-cell office:value-type="string" calcext:value-type="string">
            <text:p>An jyn-skrifa na yw koth mes da. </text:p>
          </table:table-cell>
          <table:table-cell table:style-name="ce10" table:formula="of:=NOT(TRIM([.D201])=TRIM([.F2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eppyth nowydh y'n dre lemmyn. Henn yw bryntin!</text:p>
          </table:table-cell>
          <table:table-cell table:style-name="ce4" office:value-type="string" calcext:value-type="string">
            <text:p>There's something new in the town now. That's splendid!</text:p>
          </table:table-cell>
          <table:table-cell office:value-type="string" calcext:value-type="string">
            <text:p>Yma neppyth nowydh y'n dre lemmyn. Henn yw bryntin! </text:p>
          </table:table-cell>
          <table:table-cell table:style-name="ce10" table:formula="of:=NOT(TRIM([.D202])=TRIM([.F2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uvennow gesys namoy.</text:p>
          </table:table-cell>
          <table:table-cell table:style-name="ce4" office:value-type="string" calcext:value-type="string">
            <text:p>There are no pens left any more.</text:p>
          </table:table-cell>
          <table:table-cell office:value-type="string" calcext:value-type="string">
            <text:p>Nyns eus pluvennow gesys namoy. </text:p>
          </table:table-cell>
          <table:table-cell table:style-name="ce10" table:formula="of:=NOT(TRIM([.D203])=TRIM([.F2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office:value-type="string" calcext:value-type="string">
            <text:p>A wodhesta konvedhes hemma? </text:p>
          </table:table-cell>
          <table:table-cell table:style-name="ce10" table:formula="of:=NOT(TRIM([.D204])=TRIM([.F2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I do not understand.</text:p>
          </table:table-cell>
          <table:table-cell office:value-type="string" calcext:value-type="string">
            <text:p>Na wonn. </text:p>
          </table:table-cell>
          <table:table-cell table:style-name="ce10" table:formula="of:=NOT(TRIM([.D205])=TRIM([.F2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'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206])=TRIM([.F2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yb ha kommolek, dell hevel.</text:p>
          </table:table-cell>
          <table:table-cell table:style-name="ce4" office:value-type="string" calcext:value-type="string">
            <text:p>Wet and cloudy, it seems.</text:p>
          </table:table-cell>
          <table:table-cell office:value-type="string" calcext:value-type="string">
            <text:p>Glyb ha kommolek, dell hevel. </text:p>
          </table:table-cell>
          <table:table-cell table:style-name="ce10" table:formula="of:=NOT(TRIM([.D207])=TRIM([.F2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owes yw Karol?</text:p>
          </table:table-cell>
          <table:table-cell table:style-name="ce4" office:value-type="string" calcext:value-type="string">
            <text:p>Which girl is Carol?</text:p>
          </table:table-cell>
          <table:table-cell office:value-type="string" calcext:value-type="string">
            <text:p>Py mowes yw Karol? </text:p>
          </table:table-cell>
          <table:table-cell table:style-name="ce10" table:formula="of:=NOT(TRIM([.D208])=TRIM([.F2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onna y'n gador-vregh.</text:p>
          </table:table-cell>
          <table:table-cell table:style-name="ce4" office:value-type="string" calcext:value-type="string">
            <text:p>That (one) in the armchair.</text:p>
          </table:table-cell>
          <table:table-cell office:value-type="string" calcext:value-type="string">
            <text:p>Honna y'n gador-vregh. </text:p>
          </table:table-cell>
          <table:table-cell table:style-name="ce10" table:formula="of:=NOT(TRIM([.D209])=TRIM([.F2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yver yw gesys?</text:p>
          </table:table-cell>
          <table:table-cell table:style-name="ce4" office:value-type="string" calcext:value-type="string">
            <text:p>What book is left?</text:p>
          </table:table-cell>
          <table:table-cell office:value-type="string" calcext:value-type="string">
            <text:p>Py lyver yw gesys? </text:p>
          </table:table-cell>
          <table:table-cell table:style-name="ce10" table:formula="of:=NOT(TRIM([.D210])=TRIM([.F2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, an dra ma, yn Kernewek?</text:p>
          </table:table-cell>
          <table:table-cell table:style-name="ce4" office:value-type="string" calcext:value-type="string">
            <text:p>What is this, this object, in Cornish?</text:p>
          </table:table-cell>
          <table:table-cell office:value-type="string" calcext:value-type="string">
            <text:p>Pyth yw hemma, an dra ma, yn Kernewek? </text:p>
          </table:table-cell>
          <table:table-cell table:style-name="ce10" table:formula="of:=NOT(TRIM([.D211])=TRIM([.F2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Gweder' yw. A wodhesta konvedhes?</text:p>
          </table:table-cell>
          <table:table-cell table:style-name="ce4" office:value-type="string" calcext:value-type="string">
            <text:p>It's 'gweder'. Do you understand?</text:p>
          </table:table-cell>
          <table:table-cell office:value-type="string" calcext:value-type="string">
            <text:p>'gweder' yw. A wodhesta konvedhes? </text:p>
          </table:table-cell>
          <table:table-cell table:style-name="ce10" table:formula="of:=NOT(TRIM([.D212])=TRIM([.F21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meur ras.</text:p>
          </table:table-cell>
          <table:table-cell table:style-name="ce4" office:value-type="string" calcext:value-type="string">
            <text:p>Yes, thank you.</text:p>
          </table:table-cell>
          <table:table-cell office:value-type="string" calcext:value-type="string">
            <text:p>Gonn, meur ras. </text:p>
          </table:table-cell>
          <table:table-cell table:style-name="ce10" table:formula="of:=NOT(TRIM([.D213])=TRIM([.F2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diwes. Gwin yw, dell dybav, ha yeyn. Bryntin!</text:p>
          </table:table-cell>
          <table:table-cell table:style-name="ce4" office:value-type="string" calcext:value-type="string">
            <text:p>Here's (some) drink. It's wine I think, and cold. Splendid!</text:p>
          </table:table-cell>
          <table:table-cell office:value-type="string" calcext:value-type="string">
            <text:p>Ottomma diwes. Gwin yw, dell dybav, ha yeyn. Bryntin! </text:p>
          </table:table-cell>
          <table:table-cell table:style-name="ce10" table:formula="of:=NOT(TRIM([.D214])=TRIM([.F2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genes, mar pleg? Eus!</text:p>
          </table:table-cell>
          <table:table-cell table:style-name="ce4" office:value-type="string" calcext:value-type="string">
            <text:p>Have you a pen, please? Yes!</text:p>
          </table:table-cell>
          <table:table-cell office:value-type="string" calcext:value-type="string">
            <text:p>Eus pluven genes, mar pleg? Eus! </text:p>
          </table:table-cell>
          <table:table-cell table:style-name="ce10" table:formula="of:=NOT(TRIM([.D215])=TRIM([.F2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gin yw kul.</text:p>
          </table:table-cell>
          <table:table-cell table:style-name="ce4" office:value-type="string" calcext:value-type="string">
            <text:p>The kitchen is narrow.</text:p>
          </table:table-cell>
          <table:table-cell office:value-type="string" calcext:value-type="string">
            <text:p>An gegin yw kul. </text:p>
          </table:table-cell>
          <table:table-cell table:style-name="ce10" table:formula="of:=NOT(TRIM([.D216])=TRIM([.F2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v dhymm mes piw yw henna, mar pleg? Mr Grace yw henna</text:p>
          </table:table-cell>
          <table:table-cell table:style-name="ce4" office:value-type="string" calcext:value-type="string">
            <text:p>Excuse me but who is that, please? That's Mr Grace.</text:p>
          </table:table-cell>
          <table:table-cell office:value-type="string" calcext:value-type="string">
            <text:p>Gav dhymm mes piw yw henna, mar pleg? Mr Grace yw henna </text:p>
          </table:table-cell>
          <table:table-cell table:style-name="ce10" table:formula="of:=NOT(TRIM([.D217])=TRIM([.F2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yw Mr Lock ytho? Ottena! An gour ena yw Mr Lock, an gour hir na.</text:p>
          </table:table-cell>
          <table:table-cell table:style-name="ce4" office:value-type="string" calcext:value-type="string">
            <text:p>Who is Mr Lock then? Look! that man there is Mr. Lock, that tall man.</text:p>
          </table:table-cell>
          <table:table-cell office:value-type="string" calcext:value-type="string">
            <text:p>Piw yw Mr Lock ytho? Ottena! An gour ena yw Mr Lock, an gour hir na. </text:p>
          </table:table-cell>
          <table:table-cell table:style-name="ce10" table:formula="of:=NOT(TRIM([.D218])=TRIM([.F2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aval hweg.</text:p>
          </table:table-cell>
          <table:table-cell table:style-name="ce4" office:value-type="string" calcext:value-type="string">
            <text:p>This is a sweet apple.</text:p>
          </table:table-cell>
          <table:table-cell office:value-type="string" calcext:value-type="string">
            <text:p>Hemm yw aval hweg. </text:p>
          </table:table-cell>
          <table:table-cell table:style-name="ce10" table:formula="of:=NOT(TRIM([.D219])=TRIM([.F2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von Tamer yw avon vras, down.</text:p>
          </table:table-cell>
          <table:table-cell table:style-name="ce4" office:value-type="string" calcext:value-type="string">
            <text:p>The River Tamar is a large, deep river</text:p>
          </table:table-cell>
          <table:table-cell office:value-type="string" calcext:value-type="string">
            <text:p>An avon Tamer yw avon vras, down. </text:p>
          </table:table-cell>
          <table:table-cell table:style-name="ce10" table:formula="of:=NOT(TRIM([.D220])=TRIM([.F2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oes bras.</text:p>
          </table:table-cell>
          <table:table-cell table:style-name="ce4" office:value-type="string" calcext:value-type="string">
            <text:p>This is a big wood.</text:p>
          </table:table-cell>
          <table:table-cell office:value-type="string" calcext:value-type="string">
            <text:p>Hemm yw koos bras. </text:p>
          </table:table-cell>
          <table:table-cell table:style-name="ce10" table:formula="of:=NOT(TRIM([.D221])=TRIM([.F2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w teg yw Breten Vyghan.</text:p>
          </table:table-cell>
          <table:table-cell table:style-name="ce4" office:value-type="string" calcext:value-type="string">
            <text:p>A beautiful country is Brittany.</text:p>
          </table:table-cell>
          <table:table-cell office:value-type="string" calcext:value-type="string">
            <text:p>Pow teg yw Breten Vyghan. </text:p>
          </table:table-cell>
          <table:table-cell table:style-name="ce10" table:formula="of:=NOT(TRIM([.D222])=TRIM([.F2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kador-vregh vyghan.</text:p>
          </table:table-cell>
          <table:table-cell table:style-name="ce4" office:value-type="string" calcext:value-type="string">
            <text:p>Here's a small armchair.</text:p>
          </table:table-cell>
          <table:table-cell office:value-type="string" calcext:value-type="string">
            <text:p>Ottomma kador-vregh vyghan. </text:p>
          </table:table-cell>
          <table:table-cell table:style-name="ce10" table:formula="of:=NOT(TRIM([.D223])=TRIM([.F2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le gesys omma.</text:p>
          </table:table-cell>
          <table:table-cell table:style-name="ce4" office:value-type="string" calcext:value-type="string">
            <text:p>There's a place left here.</text:p>
          </table:table-cell>
          <table:table-cell office:value-type="string" calcext:value-type="string">
            <text:p>Yma le gesys omma. </text:p>
          </table:table-cell>
          <table:table-cell table:style-name="ce10" table:formula="of:=NOT(TRIM([.D224])=TRIM([.F2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dor gesys ryb an voes vras.</text:p>
          </table:table-cell>
          <table:table-cell table:style-name="ce4" office:value-type="string" calcext:value-type="string">
            <text:p>There's a chair left beside the big table</text:p>
          </table:table-cell>
          <table:table-cell office:value-type="string" calcext:value-type="string">
            <text:p>Yma kador gesys ryb an voos vras. </text:p>
          </table:table-cell>
          <table:table-cell table:style-name="ce10" table:formula="of:=NOT(TRIM([.D225])=TRIM([.F22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drehevyans teg.</text:p>
          </table:table-cell>
          <table:table-cell table:style-name="ce4" office:value-type="string" calcext:value-type="string">
            <text:p>The town hall is a fine building.</text:p>
          </table:table-cell>
          <table:table-cell office:value-type="string" calcext:value-type="string">
            <text:p>Hel an Dre yw drehevyans teg. </text:p>
          </table:table-cell>
          <table:table-cell table:style-name="ce10" table:formula="of:=NOT(TRIM([.D226])=TRIM([.F2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our yw den da, dell dybav.</text:p>
          </table:table-cell>
          <table:table-cell table:style-name="ce4" office:value-type="string" calcext:value-type="string">
            <text:p>The husband is a good person, I think.</text:p>
          </table:table-cell>
          <table:table-cell office:value-type="string" calcext:value-type="string">
            <text:p>An gour yw den da, dell dybav. </text:p>
          </table:table-cell>
          <table:table-cell table:style-name="ce10" table:formula="of:=NOT(TRIM([.D227])=TRIM([.F2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emma gwin almaynek? Ny wonn!</text:p>
          </table:table-cell>
          <table:table-cell table:style-name="ce4" office:value-type="string" calcext:value-type="string">
            <text:p>Isn't this a German wine? I don't know!</text:p>
          </table:table-cell>
          <table:table-cell office:value-type="string" calcext:value-type="string">
            <text:p>A nyns yw hemma gwin almaynek? Ny wonn! </text:p>
          </table:table-cell>
          <table:table-cell table:style-name="ce10" table:formula="of:=NOT(TRIM([.D228])=TRIM([.F2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eth dha yw Kernewek.</text:p>
          </table:table-cell>
          <table:table-cell table:style-name="ce4" office:value-type="string" calcext:value-type="string">
            <text:p>A good language is Cornish.</text:p>
          </table:table-cell>
          <table:table-cell office:value-type="string" calcext:value-type="string">
            <text:p>Yeth dha yw Kernewek. </text:p>
          </table:table-cell>
          <table:table-cell table:style-name="ce10" table:formula="of:=NOT(TRIM([.D229])=TRIM([.F2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dha yns, sur.</text:p>
          </table:table-cell>
          <table:table-cell table:style-name="ce4" office:value-type="string" calcext:value-type="string">
            <text:p>Good people they are, certainly.</text:p>
          </table:table-cell>
          <table:table-cell office:value-type="string" calcext:value-type="string">
            <text:p>Tus dha yns, sur. </text:p>
          </table:table-cell>
          <table:table-cell table:style-name="ce10" table:formula="of:=NOT(TRIM([.D230])=TRIM([.F2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wer deg yw brav mes nyns yw an gewer teg lemmyn.</text:p>
          </table:table-cell>
          <table:table-cell table:style-name="ce4" office:value-type="string" calcext:value-type="string">
            <text:p>Fine weather is great but the weather isn't fine now.</text:p>
          </table:table-cell>
          <table:table-cell office:value-type="string" calcext:value-type="string">
            <text:p>Kewer deg yw brav mes nyns yw an gewer teg lemmyn. </text:p>
          </table:table-cell>
          <table:table-cell table:style-name="ce10" table:formula="of:=NOT(TRIM([.D231])=TRIM([.F2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elek yw yeth keltek</text:p>
          </table:table-cell>
          <table:table-cell table:style-name="ce4" office:value-type="string" calcext:value-type="string">
            <text:p>Irish is a Celtic language.</text:p>
          </table:table-cell>
          <table:table-cell office:value-type="string" calcext:value-type="string">
            <text:p>Gwydhelek yw yeth keltek </text:p>
          </table:table-cell>
          <table:table-cell table:style-name="ce10" table:formula="of:=NOT(TRIM([.D232])=TRIM([.F2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es ma ha'n lestrier na yw mebyl koth, dell hevel.</text:p>
          </table:table-cell>
          <table:table-cell table:style-name="ce4" office:value-type="string" calcext:value-type="string">
            <text:p>This table and that dresser are old furniture, it seems.</text:p>
          </table:table-cell>
          <table:table-cell office:value-type="string" calcext:value-type="string">
            <text:p>An voos ma ha'n lestrier na yw mebyl koth, dell hevel. </text:p>
          </table:table-cell>
          <table:table-cell table:style-name="ce10" table:formula="of:=NOT(TRIM([.D233])=TRIM([.F2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yver berr yw lyver da, dell dybav.</text:p>
          </table:table-cell>
          <table:table-cell table:style-name="ce4" office:value-type="string" calcext:value-type="string">
            <text:p>A short book is a good book, I think.</text:p>
          </table:table-cell>
          <table:table-cell office:value-type="string" calcext:value-type="string">
            <text:p>Lyver berr yw lyver da, dell dybav. </text:p>
          </table:table-cell>
          <table:table-cell table:style-name="ce10" table:formula="of:=NOT(TRIM([.D234])=TRIM([.F2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enter vyghan berr ena genes, mar pleg?</text:p>
          </table:table-cell>
          <table:table-cell table:style-name="ce4" office:value-type="string" calcext:value-type="string">
            <text:p>Is there a small, short nail there with you, please?</text:p>
          </table:table-cell>
          <table:table-cell office:value-type="string" calcext:value-type="string">
            <text:p>Eus kenter vyghan berr ena genes, mar pleg? </text:p>
          </table:table-cell>
          <table:table-cell table:style-name="ce10" table:formula="of:=NOT(TRIM([.D235])=TRIM([.F2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keltek yns.</text:p>
          </table:table-cell>
          <table:table-cell table:style-name="ce4" office:value-type="string" calcext:value-type="string">
            <text:p>They are Celtic people.</text:p>
          </table:table-cell>
          <table:table-cell office:value-type="string" calcext:value-type="string">
            <text:p>Tus keltek yns. </text:p>
          </table:table-cell>
          <table:table-cell table:style-name="ce10" table:formula="of:=NOT(TRIM([.D236])=TRIM([.F2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flogh da.</text:p>
          </table:table-cell>
          <table:table-cell table:style-name="ce4" office:value-type="string" calcext:value-type="string">
            <text:p>That's a good child.</text:p>
          </table:table-cell>
          <table:table-cell office:value-type="string" calcext:value-type="string">
            <text:p>Henn yw flogh da. </text:p>
          </table:table-cell>
          <table:table-cell table:style-name="ce10" table:formula="of:=NOT(TRIM([.D237])=TRIM([.F2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fleghes dha.</text:p>
          </table:table-cell>
          <table:table-cell table:style-name="ce4" office:value-type="string" calcext:value-type="string">
            <text:p>Those are good children.</text:p>
          </table:table-cell>
          <table:table-cell office:value-type="string" calcext:value-type="string">
            <text:p>An re na yw fleghes dha. </text:p>
          </table:table-cell>
          <table:table-cell table:style-name="ce10" table:formula="of:=NOT(TRIM([.D238])=TRIM([.F2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yw an karrji ytho? Splann yw!</text:p>
          </table:table-cell>
          <table:table-cell table:style-name="ce4" office:value-type="string" calcext:value-type="string">
            <text:p>What's the garage like then? It's fine.</text:p>
          </table:table-cell>
          <table:table-cell office:value-type="string" calcext:value-type="string">
            <text:p>Fatel yw an karrji ytho? Splann yw! </text:p>
          </table:table-cell>
          <table:table-cell table:style-name="ce10" table:formula="of:=NOT(TRIM([.D239])=TRIM([.F2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pluvenn yw honna?</text:p>
          </table:table-cell>
          <table:table-cell table:style-name="ce4" office:value-type="string" calcext:value-type="string">
            <text:p>What kind of pen is that?</text:p>
          </table:table-cell>
          <table:table-cell office:value-type="string" calcext:value-type="string">
            <text:p>Py par pluven yw honna? </text:p>
          </table:table-cell>
          <table:table-cell table:style-name="ce10" table:formula="of:=NOT(TRIM([.D240])=TRIM([.F2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nn-fenten yw.</text:p>
          </table:table-cell>
          <table:table-cell table:style-name="ce4" office:value-type="string" calcext:value-type="string">
            <text:p>It's a fountain pen.</text:p>
          </table:table-cell>
          <table:table-cell office:value-type="string" calcext:value-type="string">
            <text:p>Pluven-fenten yw. </text:p>
          </table:table-cell>
          <table:table-cell table:style-name="ce10" table:formula="of:=NOT(TRIM([.D241])=TRIM([.F2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honna? Honn yw Loveday.</text:p>
          </table:table-cell>
          <table:table-cell table:style-name="ce4" office:value-type="string" calcext:value-type="string">
            <text:p>Who is that? That's Loveday.</text:p>
          </table:table-cell>
          <table:table-cell office:value-type="string" calcext:value-type="string">
            <text:p>Piw yw honna? Honn yw Loveday. </text:p>
          </table:table-cell>
          <table:table-cell table:style-name="ce10" table:formula="of:=NOT(TRIM([.D242])=TRIM([.F2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re na ena?</text:p>
          </table:table-cell>
          <table:table-cell table:style-name="ce4" office:value-type="string" calcext:value-type="string">
            <text:p>Who are those (people) there?</text:p>
          </table:table-cell>
          <table:table-cell office:value-type="string" calcext:value-type="string">
            <text:p>Piw yw an re na ena? </text:p>
          </table:table-cell>
          <table:table-cell table:style-name="ce10" table:formula="of:=NOT(TRIM([.D243])=TRIM([.F2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r ha Mrs Harrison yns.</text:p>
          </table:table-cell>
          <table:table-cell table:style-name="ce4" office:value-type="string" calcext:value-type="string">
            <text:p>Mr and Mrs Harrison they are.</text:p>
          </table:table-cell>
          <table:table-cell office:value-type="string" calcext:value-type="string">
            <text:p>Mr ha Mrs Harrison yns. </text:p>
          </table:table-cell>
          <table:table-cell table:style-name="ce10" table:formula="of:=NOT(TRIM([.D244])=TRIM([.F2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venyn voen ena?</text:p>
          </table:table-cell>
          <table:table-cell table:style-name="ce4" office:value-type="string" calcext:value-type="string">
            <text:p>Who is that slim woman there?</text:p>
          </table:table-cell>
          <table:table-cell office:value-type="string" calcext:value-type="string">
            <text:p>Piw yw an venyn voon ena? </text:p>
          </table:table-cell>
          <table:table-cell table:style-name="ce10" table:formula="of:=NOT(TRIM([.D245])=TRIM([.F2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iona yw. Tioges yw Fiona.</text:p>
          </table:table-cell>
          <table:table-cell table:style-name="ce4" office:value-type="string" calcext:value-type="string">
            <text:p>Fiona it is. A farmwife is Fiona.</text:p>
          </table:table-cell>
          <table:table-cell office:value-type="string" calcext:value-type="string">
            <text:p>Fiona yw. Tioges yw Fiona. </text:p>
          </table:table-cell>
          <table:table-cell table:style-name="ce10" table:formula="of:=NOT(TRIM([.D246])=TRIM([.F2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benynes koth na? Ny wonn!</text:p>
          </table:table-cell>
          <table:table-cell table:style-name="ce4" office:value-type="string" calcext:value-type="string">
            <text:p>Who are those old women there? I don't know!</text:p>
          </table:table-cell>
          <table:table-cell office:value-type="string" calcext:value-type="string">
            <text:p>Piw yw an benynes koth na? Ny wonn! </text:p>
          </table:table-cell>
          <table:table-cell table:style-name="ce10" table:formula="of:=NOT(TRIM([.D247])=TRIM([.F2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an flogh na, sur.</text:p>
          </table:table-cell>
          <table:table-cell table:style-name="ce4" office:value-type="string" calcext:value-type="string">
            <text:p>That child certainly has a cold.</text:p>
          </table:table-cell>
          <table:table-cell office:value-type="string" calcext:value-type="string">
            <text:p>Yma anwos war an flogh na, sur. </text:p>
          </table:table-cell>
          <table:table-cell table:style-name="ce10" table:formula="of:=NOT(TRIM([.D248])=TRIM([.F2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onan y'n le'ti ena?</text:p>
          </table:table-cell>
          <table:table-cell table:style-name="ce4" office:value-type="string" calcext:value-type="string">
            <text:p>Is there anyone in the dairy there?</text:p>
          </table:table-cell>
          <table:table-cell office:value-type="string" calcext:value-type="string">
            <text:p>Eus nebonan y'n le'ti ena? </text:p>
          </table:table-cell>
          <table:table-cell table:style-name="ce10" table:formula="of:=NOT(TRIM([.D249])=TRIM([.F2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an gorthugher ma?</text:p>
          </table:table-cell>
          <table:table-cell table:style-name="ce4" office:value-type="string" calcext:value-type="string">
            <text:p>How is the weather this evening?</text:p>
          </table:table-cell>
          <table:table-cell office:value-type="string" calcext:value-type="string">
            <text:p>Fatel yw an gewer an gorthugher ma? </text:p>
          </table:table-cell>
          <table:table-cell table:style-name="ce10" table:formula="of:=NOT(TRIM([.D250])=TRIM([.F2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plann ha sygh yw hi.</text:p>
          </table:table-cell>
          <table:table-cell table:style-name="ce4" office:value-type="string" calcext:value-type="string">
            <text:p>Fine and dry.</text:p>
          </table:table-cell>
          <table:table-cell office:value-type="string" calcext:value-type="string">
            <text:p>Splann ha sygh yw hi. </text:p>
          </table:table-cell>
          <table:table-cell table:style-name="ce10" table:formula="of:=NOT(TRIM([.D251])=TRIM([.F2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yeth keltek yn Kembra?</text:p>
          </table:table-cell>
          <table:table-cell table:style-name="ce4" office:value-type="string" calcext:value-type="string">
            <text:p>Isn't there a Celtic language in Wales?</text:p>
          </table:table-cell>
          <table:table-cell office:value-type="string" calcext:value-type="string">
            <text:p>A nyns eus yeth keltek yn Kembra? </text:p>
          </table:table-cell>
          <table:table-cell table:style-name="ce10" table:formula="of:=NOT(TRIM([.D252])=TRIM([.F2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von vras ha hir yn Almayn.</text:p>
          </table:table-cell>
          <table:table-cell table:style-name="ce4" office:value-type="string" calcext:value-type="string">
            <text:p>There is a large, long river in Germany.</text:p>
          </table:table-cell>
          <table:table-cell office:value-type="string" calcext:value-type="string">
            <text:p>Yma avon vras ha hir yn Almayn. </text:p>
          </table:table-cell>
          <table:table-cell table:style-name="ce10" table:formula="of:=NOT(TRIM([.D253])=TRIM([.F2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na yw an Rayn</text:p>
          </table:table-cell>
          <table:table-cell table:style-name="ce4" office:value-type="string" calcext:value-type="string">
            <text:p>That river is the Rhine.</text:p>
          </table:table-cell>
          <table:table-cell office:value-type="string" calcext:value-type="string">
            <text:p>An avon na yw an Rayn </text:p>
          </table:table-cell>
          <table:table-cell table:style-name="ce10" table:formula="of:=NOT(TRIM([.D254])=TRIM([.F2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ostel ma da, dell hevel.</text:p>
          </table:table-cell>
          <table:table-cell table:style-name="ce4" office:value-type="string" calcext:value-type="string">
            <text:p>This hotel is not good, it seems.</text:p>
          </table:table-cell>
          <table:table-cell office:value-type="string" calcext:value-type="string">
            <text:p>Nyns yw an ostel ma da, dell hevel. </text:p>
          </table:table-cell>
          <table:table-cell table:style-name="ce10" table:formula="of:=NOT(TRIM([.D255])=TRIM([.F2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maw parys lemmyn?</text:p>
          </table:table-cell>
          <table:table-cell table:style-name="ce4" office:value-type="string" calcext:value-type="string">
            <text:p>Is the boy ready now?</text:p>
          </table:table-cell>
          <table:table-cell office:value-type="string" calcext:value-type="string">
            <text:p>Yw an maw parys lemmyn? </text:p>
          </table:table-cell>
          <table:table-cell table:style-name="ce10" table:formula="of:=NOT(TRIM([.D256])=TRIM([.F2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leujyow byw gesys war an fordh omma.</text:p>
          </table:table-cell>
          <table:table-cell table:style-name="ce4" office:value-type="string" calcext:value-type="string">
            <text:p>There are live flowers left on the road here.</text:p>
          </table:table-cell>
          <table:table-cell office:value-type="string" calcext:value-type="string">
            <text:p>Yma bleujyow byw gesys war an fordh omma. </text:p>
          </table:table-cell>
          <table:table-cell table:style-name="ce10" table:formula="of:=NOT(TRIM([.D257])=TRIM([.F2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chi a-ji dhe'n koes yw chi nowydh.</text:p>
          </table:table-cell>
          <table:table-cell table:style-name="ce4" office:value-type="string" calcext:value-type="string">
            <text:p>The house in the wood is a new house.</text:p>
          </table:table-cell>
          <table:table-cell office:value-type="string" calcext:value-type="string">
            <text:p>An chi a-ji dhe'n koos yw chi nowydh. </text:p>
          </table:table-cell>
          <table:table-cell table:style-name="ce10" table:formula="of:=NOT(TRIM([.D258])=TRIM([.F2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otenn verr gesys y'n gegin?</text:p>
          </table:table-cell>
          <table:table-cell table:style-name="ce4" office:value-type="string" calcext:value-type="string">
            <text:p>Isn't there a short note left in the kitchen?</text:p>
          </table:table-cell>
          <table:table-cell office:value-type="string" calcext:value-type="string">
            <text:p>A nyns eus noten verr gesys y'n gegin? </text:p>
          </table:table-cell>
          <table:table-cell table:style-name="ce10" table:formula="of:=NOT(TRIM([.D259])=TRIM([.F25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weder byghan genes, mar pleg?</text:p>
          </table:table-cell>
          <table:table-cell table:style-name="ce4" office:value-type="string" calcext:value-type="string">
            <text:p>Have you got a small mirror with you, please?</text:p>
          </table:table-cell>
          <table:table-cell office:value-type="string" calcext:value-type="string">
            <text:p>Eus gweder byghan genes, mar pleg? </text:p>
          </table:table-cell>
          <table:table-cell table:style-name="ce10" table:formula="of:=NOT(TRIM([.D260])=TRIM([.F2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von yw homma?</text:p>
          </table:table-cell>
          <table:table-cell table:style-name="ce4" office:value-type="string" calcext:value-type="string">
            <text:p>What river is this?</text:p>
          </table:table-cell>
          <table:table-cell office:value-type="string" calcext:value-type="string">
            <text:p>Py avon yw homma? </text:p>
          </table:table-cell>
          <table:table-cell table:style-name="ce10" table:formula="of:=NOT(TRIM([.D261])=TRIM([.F2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Tavi yw hi.</text:p>
          </table:table-cell>
          <table:table-cell table:style-name="ce4" office:value-type="string" calcext:value-type="string">
            <text:p>The river Tavy it is.</text:p>
          </table:table-cell>
          <table:table-cell office:value-type="string" calcext:value-type="string">
            <text:p>An avon Tavi yw hi. </text:p>
          </table:table-cell>
          <table:table-cell table:style-name="ce10" table:formula="of:=NOT(TRIM([.D262])=TRIM([.F2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ra glaw lemmyn mes toemm yw hi.</text:p>
          </table:table-cell>
          <table:table-cell table:style-name="ce4" office:value-type="string" calcext:value-type="string">
            <text:p>It's raining now but it's warm.</text:p>
          </table:table-cell>
          <table:table-cell office:value-type="string" calcext:value-type="string">
            <text:p>Hi a wra glaw lemmyn mes tomm yw hi. </text:p>
          </table:table-cell>
          <table:table-cell table:style-name="ce10" table:formula="of:=NOT(TRIM([.D263])=TRIM([.F2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dh da, Charles. Fatla genes?</text:p>
          </table:table-cell>
          <table:table-cell table:style-name="ce4" office:value-type="string" calcext:value-type="string">
            <text:p>Hullo, Charles. How are you?</text:p>
          </table:table-cell>
          <table:table-cell office:value-type="string" calcext:value-type="string">
            <text:p>Dydh da, Charles. Fatla genes? </text:p>
          </table:table-cell>
          <table:table-cell table:style-name="ce10" table:formula="of:=NOT(TRIM([.D264])=TRIM([.F2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 poynt da, dell hevel.</text:p>
          </table:table-cell>
          <table:table-cell table:style-name="ce4" office:value-type="string" calcext:value-type="string">
            <text:p>Well, it seems.</text:p>
          </table:table-cell>
          <table:table-cell office:value-type="string" calcext:value-type="string">
            <text:p>Yn poynt da, dell hevel. </text:p>
          </table:table-cell>
          <table:table-cell table:style-name="ce10" table:formula="of:=NOT(TRIM([.D265])=TRIM([.F2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ur, nyns yw an vyrgh feusik.</text:p>
          </table:table-cell>
          <table:table-cell table:style-name="ce4" office:value-type="string" calcext:value-type="string">
            <text:p>Certainly the daughter isn't lucky.</text:p>
          </table:table-cell>
          <table:table-cell office:value-type="string" calcext:value-type="string">
            <text:p>Sur, nyns yw an vyrgh feusik. </text:p>
          </table:table-cell>
          <table:table-cell table:style-name="ce10" table:formula="of:=NOT(TRIM([.D266])=TRIM([.F2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dra ma 'kador' yn kernewek?</text:p>
          </table:table-cell>
          <table:table-cell table:style-name="ce4" office:value-type="string" calcext:value-type="string">
            <text:p>Is this object 'kador' in Cornish?</text:p>
          </table:table-cell>
          <table:table-cell office:value-type="string" calcext:value-type="string">
            <text:p>Yw an dra ma 'kador' yn kernewek? </text:p>
          </table:table-cell>
          <table:table-cell table:style-name="ce10" table:formula="of:=NOT(TRIM([.D267])=TRIM([.F2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, sur. Hemm yw 'kador' ha henn yw 'kador-vregh' yn kernewek.</text:p>
          </table:table-cell>
          <table:table-cell table:style-name="ce4" office:value-type="string" calcext:value-type="string">
            <text:p>Certainly. This is 'kador' and that is 'kador-vregh' in Cornish.</text:p>
          </table:table-cell>
          <table:table-cell office:value-type="string" calcext:value-type="string">
            <text:p>Yw, sur. Hemm yw 'kador' ha henn yw 'kador-vregh' yn kernewek. </text:p>
          </table:table-cell>
          <table:table-cell table:style-name="ce10" table:formula="of:=NOT(TRIM([.D268])=TRIM([.F2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fol yns.</text:p>
          </table:table-cell>
          <table:table-cell table:style-name="ce4" office:value-type="string" calcext:value-type="string">
            <text:p>They are foolish people.</text:p>
          </table:table-cell>
          <table:table-cell office:value-type="string" calcext:value-type="string">
            <text:p>Tus fol yns. </text:p>
          </table:table-cell>
          <table:table-cell table:style-name="ce10" table:formula="of:=NOT(TRIM([.D269])=TRIM([.F2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yeth yw kewsys yn Kembra?</text:p>
          </table:table-cell>
          <table:table-cell table:style-name="ce4" office:value-type="string" calcext:value-type="string">
            <text:p>What language is spoken in Wales?</text:p>
          </table:table-cell>
          <table:table-cell office:value-type="string" calcext:value-type="string">
            <text:p>Py yeth yw kewsys yn Kembra? </text:p>
          </table:table-cell>
          <table:table-cell table:style-name="ce10" table:formula="of:=NOT(TRIM([.D270])=TRIM([.F2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brek yw kewsys ena ryb Sowsnek.</text:p>
          </table:table-cell>
          <table:table-cell table:style-name="ce4" office:value-type="string" calcext:value-type="string">
            <text:p>Welsh is spoken there beside English.</text:p>
          </table:table-cell>
          <table:table-cell office:value-type="string" calcext:value-type="string">
            <text:p>Kembrek yw kewsys ena ryb Sowsnek. </text:p>
          </table:table-cell>
          <table:table-cell table:style-name="ce10" table:formula="of:=NOT(TRIM([.D271])=TRIM([.F2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ena tour an eglos.</text:p>
          </table:table-cell>
          <table:table-cell table:style-name="ce4" office:value-type="string" calcext:value-type="string">
            <text:p>See there the church tower.</text:p>
          </table:table-cell>
          <table:table-cell office:value-type="string" calcext:value-type="string">
            <text:p>Ottena tour an eglos. </text:p>
          </table:table-cell>
          <table:table-cell table:style-name="ce10" table:formula="of:=NOT(TRIM([.D272])=TRIM([.F2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kres an lovan ma, mar pleg.</text:p>
          </table:table-cell>
          <table:table-cell table:style-name="ce4" office:value-type="string" calcext:value-type="string">
            <text:p>Take the middle of this rope, please.</text:p>
          </table:table-cell>
          <table:table-cell office:value-type="string" calcext:value-type="string">
            <text:p>Kemmer kres an lovan ma, mar pleg. </text:p>
          </table:table-cell>
          <table:table-cell table:style-name="ce10" table:formula="of:=NOT(TRIM([.D273])=TRIM([.F2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ll alhwedh daras hel an dre.</text:p>
          </table:table-cell>
          <table:table-cell table:style-name="ce4" office:value-type="string" calcext:value-type="string">
            <text:p>The keyhole of the town hall door.</text:p>
          </table:table-cell>
          <table:table-cell office:value-type="string" calcext:value-type="string">
            <text:p>Toll alhwedh daras hel an dre. </text:p>
          </table:table-cell>
          <table:table-cell table:style-name="ce10" table:formula="of:=NOT(TRIM([.D274])=TRIM([.F2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der tas Kevyn.</text:p>
          </table:table-cell>
          <table:table-cell table:style-name="ce4" office:value-type="string" calcext:value-type="string">
            <text:p>Kevin's father's brother.</text:p>
          </table:table-cell>
          <table:table-cell office:value-type="string" calcext:value-type="string">
            <text:p>Broder tas Kevyn. </text:p>
          </table:table-cell>
          <table:table-cell table:style-name="ce10" table:formula="of:=NOT(TRIM([.D275])=TRIM([.F2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orn shyndys an flogh.</text:p>
          </table:table-cell>
          <table:table-cell table:style-name="ce4" office:value-type="string" calcext:value-type="string">
            <text:p>The child's injured hand.</text:p>
          </table:table-cell>
          <table:table-cell office:value-type="string" calcext:value-type="string">
            <text:p>Dorn shendys an flogh. </text:p>
          </table:table-cell>
          <table:table-cell table:style-name="ce10" table:formula="of:=NOT(TRIM([.D276])=TRIM([.F27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b Pol yw broder Simon</text:p>
          </table:table-cell>
          <table:table-cell table:style-name="ce4" office:value-type="string" calcext:value-type="string">
            <text:p>Paul's son is Simon's brother.</text:p>
          </table:table-cell>
          <table:table-cell office:value-type="string" calcext:value-type="string">
            <text:p>Mab Pol yw broder Simon </text:p>
          </table:table-cell>
          <table:table-cell table:style-name="ce10" table:formula="of:=NOT(TRIM([.D277])=TRIM([.F2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ur an eglos ma yw gwann.</text:p>
          </table:table-cell>
          <table:table-cell table:style-name="ce4" office:value-type="string" calcext:value-type="string">
            <text:p>The tower of this church is weak.</text:p>
          </table:table-cell>
          <table:table-cell office:value-type="string" calcext:value-type="string">
            <text:p>Tour an eglos ma yw gwann. </text:p>
          </table:table-cell>
          <table:table-cell table:style-name="ce10" table:formula="of:=NOT(TRIM([.D278])=TRIM([.F2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ll an daras yw hir mes kul.</text:p>
          </table:table-cell>
          <table:table-cell table:style-name="ce4" office:value-type="string" calcext:value-type="string">
            <text:p>The door opening is high but narrow.</text:p>
          </table:table-cell>
          <table:table-cell office:value-type="string" calcext:value-type="string">
            <text:p>Toll an daras yw hir mes kul. </text:p>
          </table:table-cell>
          <table:table-cell table:style-name="ce10" table:formula="of:=NOT(TRIM([.D279])=TRIM([.F2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g an gour ma yw Kernewes dha.</text:p>
          </table:table-cell>
          <table:table-cell table:style-name="ce4" office:value-type="string" calcext:value-type="string">
            <text:p>This man's wife is a good Cornishwoman.</text:p>
          </table:table-cell>
          <table:table-cell office:value-type="string" calcext:value-type="string">
            <text:p>Gwreg an gour ma yw Kernewes dha. </text:p>
          </table:table-cell>
          <table:table-cell table:style-name="ce10" table:formula="of:=NOT(TRIM([.D280])=TRIM([.F2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- daras an karr yw shyndys.</text:p>
          </table:table-cell>
          <table:table-cell table:style-name="ce4" office:value-type="string" calcext:value-type="string">
            <text:p>Look there! The door of the car is damaged.</text:p>
          </table:table-cell>
          <table:table-cell office:value-type="string" calcext:value-type="string">
            <text:p>Ottena - daras an karr yw shendys. </text:p>
          </table:table-cell>
          <table:table-cell table:style-name="ce10" table:formula="of:=NOT(TRIM([.D281])=TRIM([.F2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karr hwegron Jori.</text:p>
          </table:table-cell>
          <table:table-cell table:style-name="ce4" office:value-type="string" calcext:value-type="string">
            <text:p>That's George's father-in-law's car.</text:p>
          </table:table-cell>
          <table:table-cell office:value-type="string" calcext:value-type="string">
            <text:p>Henn yw karr hwegron Jori. </text:p>
          </table:table-cell>
          <table:table-cell table:style-name="ce10" table:formula="of:=NOT(TRIM([.D282])=TRIM([.F2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onn yw kares hweger Myrna.</text:p>
          </table:table-cell>
          <table:table-cell table:style-name="ce4" office:value-type="string" calcext:value-type="string">
            <text:p>That's a relation of Myrna's mother-in-law.</text:p>
          </table:table-cell>
          <table:table-cell office:value-type="string" calcext:value-type="string">
            <text:p>Honn yw kares hweger Merna. </text:p>
          </table:table-cell>
          <table:table-cell table:style-name="ce10" table:formula="of:=NOT(TRIM([.D283])=TRIM([.F28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adell blos war voes an gegin.</text:p>
          </table:table-cell>
          <table:table-cell table:style-name="ce4" office:value-type="string" calcext:value-type="string">
            <text:p>There's a dirty pan on the kitchen table.</text:p>
          </table:table-cell>
          <table:table-cell office:value-type="string" calcext:value-type="string">
            <text:p>Yma padel blos war voos an gegin. </text:p>
          </table:table-cell>
          <table:table-cell table:style-name="ce10" table:formula="of:=NOT(TRIM([.D284])=TRIM([.F28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bras.</text:p>
          </table:table-cell>
          <table:table-cell table:style-name="ce4" office:value-type="string" calcext:value-type="string">
            <text:p>The town hall is large.</text:p>
          </table:table-cell>
          <table:table-cell office:value-type="string" calcext:value-type="string">
            <text:p>Hel an Dre yw bras. </text:p>
          </table:table-cell>
          <table:table-cell table:style-name="ce10" table:formula="of:=NOT(TRIM([.D285])=TRIM([.F2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dorn an maw, mar pleg.</text:p>
          </table:table-cell>
          <table:table-cell table:style-name="ce4" office:value-type="string" calcext:value-type="string">
            <text:p>Take the child's hand, please.</text:p>
          </table:table-cell>
          <table:table-cell office:value-type="string" calcext:value-type="string">
            <text:p>Kemmer dorn an maw, mar pleg. </text:p>
          </table:table-cell>
          <table:table-cell table:style-name="ce10" table:formula="of:=NOT(TRIM([.D286])=TRIM([.F2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bras an avon ha down?</text:p>
          </table:table-cell>
          <table:table-cell table:style-name="ce4" office:value-type="string" calcext:value-type="string">
            <text:p>Isn't the river large and deep?</text:p>
          </table:table-cell>
          <table:table-cell office:value-type="string" calcext:value-type="string">
            <text:p>A nyns yw bras an avon ha down? </text:p>
          </table:table-cell>
          <table:table-cell table:style-name="ce10" table:formula="of:=NOT(TRIM([.D287])=TRIM([.F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res an koes yw le kosel.</text:p>
          </table:table-cell>
          <table:table-cell table:style-name="ce4" office:value-type="string" calcext:value-type="string">
            <text:p>The middle of the wood is a quiet place.</text:p>
          </table:table-cell>
          <table:table-cell office:value-type="string" calcext:value-type="string">
            <text:p>Kres an koos yw le kosel. </text:p>
          </table:table-cell>
          <table:table-cell table:style-name="ce10" table:formula="of:=NOT(TRIM([.D288])=TRIM([.F2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penn lovan omma?</text:p>
          </table:table-cell>
          <table:table-cell table:style-name="ce4" office:value-type="string" calcext:value-type="string">
            <text:p>Isn't there a rope end here?</text:p>
          </table:table-cell>
          <table:table-cell office:value-type="string" calcext:value-type="string">
            <text:p>A nyns eus penn lovan omma? </text:p>
          </table:table-cell>
          <table:table-cell table:style-name="ce10" table:formula="of:=NOT(TRIM([.D289])=TRIM([.F2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penn ma ytho!</text:p>
          </table:table-cell>
          <table:table-cell table:style-name="ce4" office:value-type="string" calcext:value-type="string">
            <text:p>Take this end then!</text:p>
          </table:table-cell>
          <table:table-cell office:value-type="string" calcext:value-type="string">
            <text:p>Kemmer an penn ma ytho! </text:p>
          </table:table-cell>
          <table:table-cell table:style-name="ce10" table:formula="of:=NOT(TRIM([.D290])=TRIM([.F2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k an gador-vregh yw plos, dell hevel.</text:p>
          </table:table-cell>
          <table:table-cell table:style-name="ce4" office:value-type="string" calcext:value-type="string">
            <text:p>The armchair cushion is dirty, it seems.</text:p>
          </table:table-cell>
          <table:table-cell office:value-type="string" calcext:value-type="string">
            <text:p>Pluvek an gador-vregh yw plos, dell hevel. </text:p>
          </table:table-cell>
          <table:table-cell table:style-name="ce10" table:formula="of:=NOT(TRIM([.D291])=TRIM([.F2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st an ki ma yw berr, sur.</text:p>
          </table:table-cell>
          <table:table-cell table:style-name="ce4" office:value-type="string" calcext:value-type="string">
            <text:p>This dog's tail is short, certainly.</text:p>
          </table:table-cell>
          <table:table-cell office:value-type="string" calcext:value-type="string">
            <text:p>Lost an ki ma yw berr, sur. </text:p>
          </table:table-cell>
          <table:table-cell table:style-name="ce10" table:formula="of:=NOT(TRIM([.D292])=TRIM([.F2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moes dherow yn kres an hel?</text:p>
          </table:table-cell>
          <table:table-cell table:style-name="ce4" office:value-type="string" calcext:value-type="string">
            <text:p>Is there an oak table in the centre of the hall?</text:p>
          </table:table-cell>
          <table:table-cell office:value-type="string" calcext:value-type="string">
            <text:p>Eus moos dherow yn kres an hel? </text:p>
          </table:table-cell>
          <table:table-cell table:style-name="ce10" table:formula="of:=NOT(TRIM([.D293])=TRIM([.F29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hugher da, Jenefer. Kemmer an lyver ma, mar pleg!</text:p>
          </table:table-cell>
          <table:table-cell table:style-name="ce4" office:value-type="string" calcext:value-type="string">
            <text:p>Good evening, Jenefer. Take this book, please!</text:p>
          </table:table-cell>
          <table:table-cell office:value-type="string" calcext:value-type="string">
            <text:p>Gorthugher da, Jenefer. Kemmer an lyver ma, mar pleg! </text:p>
          </table:table-cell>
          <table:table-cell table:style-name="ce10" table:formula="of:=NOT(TRIM([.D294])=TRIM([.F2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nwoes war Jori? Eus!</text:p>
          </table:table-cell>
          <table:table-cell table:style-name="ce4" office:value-type="string" calcext:value-type="string">
            <text:p>Has George got a cold. Yes!</text:p>
          </table:table-cell>
          <table:table-cell office:value-type="string" calcext:value-type="string">
            <text:p>Eus anwos war Jori? Eus! </text:p>
          </table:table-cell>
          <table:table-cell table:style-name="ce10" table:formula="of:=NOT(TRIM([.D295])=TRIM([.F2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oms ha mab Mr. Rickard yw parow, dell hevel.</text:p>
          </table:table-cell>
          <table:table-cell table:style-name="ce4" office:value-type="string" calcext:value-type="string">
            <text:p>Mr Tom's nephew and Mr. Rickard's son are equals, it seems.</text:p>
          </table:table-cell>
          <table:table-cell office:value-type="string" calcext:value-type="string">
            <text:p>Noy Mr Toms ha mab Mr. Kard yw parow, dell hevel. </text:p>
          </table:table-cell>
          <table:table-cell table:style-name="ce10" table:formula="of:=NOT(TRIM([.D296])=TRIM([.F29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dhel yw gwir?</text:p>
          </table:table-cell>
          <table:table-cell table:style-name="ce4" office:value-type="string" calcext:value-type="string">
            <text:p>Which story is true?</text:p>
          </table:table-cell>
          <table:table-cell office:value-type="string" calcext:value-type="string">
            <text:p>Py hwedhel yw gwir? </text:p>
          </table:table-cell>
          <table:table-cell table:style-name="ce10" table:formula="of:=NOT(TRIM([.D297])=TRIM([.F2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notenn yw parys lemmyn</text:p>
          </table:table-cell>
          <table:table-cell table:style-name="ce4" office:value-type="string" calcext:value-type="string">
            <text:p>The note is ready now.</text:p>
          </table:table-cell>
          <table:table-cell office:value-type="string" calcext:value-type="string">
            <text:p>An noten yw parys lemmyn </text:p>
          </table:table-cell>
          <table:table-cell table:style-name="ce10" table:formula="of:=NOT(TRIM([.D298])=TRIM([.F2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drehevyans yw hel an dre.</text:p>
          </table:table-cell>
          <table:table-cell table:style-name="ce4" office:value-type="string" calcext:value-type="string">
            <text:p>Which building is the town hall?</text:p>
          </table:table-cell>
          <table:table-cell office:value-type="string" calcext:value-type="string">
            <text:p>Py drehevyans yw hel an dre. </text:p>
          </table:table-cell>
          <table:table-cell table:style-name="ce10" table:formula="of:=NOT(TRIM([.D299])=TRIM([.F2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rehevyans bras.</text:p>
          </table:table-cell>
          <table:table-cell table:style-name="ce4" office:value-type="string" calcext:value-type="string">
            <text:p>There look! The big building.</text:p>
          </table:table-cell>
          <table:table-cell office:value-type="string" calcext:value-type="string">
            <text:p>Ottena! An drehevyans bras. </text:p>
          </table:table-cell>
          <table:table-cell table:style-name="ce10" table:formula="of:=NOT(TRIM([.D300])=TRIM([.F3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yw shyndys mes salow yw.</text:p>
          </table:table-cell>
          <table:table-cell table:style-name="ce4" office:value-type="string" calcext:value-type="string">
            <text:p>The boy is hurt but he is safe.</text:p>
          </table:table-cell>
          <table:table-cell office:value-type="string" calcext:value-type="string">
            <text:p>An maw yw shendys mes salow yw. </text:p>
          </table:table-cell>
          <table:table-cell table:style-name="ce10" table:formula="of:=NOT(TRIM([.D301])=TRIM([.F3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Roy! Nos dha, Tom!</text:p>
          </table:table-cell>
          <table:table-cell table:style-name="ce4" office:value-type="string" calcext:value-type="string">
            <text:p>Good night, Roy! Good night, Tom!</text:p>
          </table:table-cell>
          <table:table-cell office:value-type="string" calcext:value-type="string">
            <text:p>Nos dha, Roy! Nos dha, Tom! </text:p>
          </table:table-cell>
          <table:table-cell table:style-name="ce10" table:formula="of:=NOT(TRIM([.D302])=TRIM([.F3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enter vras y'n toll ma. Kenter goth yw homma sur.</text:p>
          </table:table-cell>
          <table:table-cell table:style-name="ce4" office:value-type="string" calcext:value-type="string">
            <text:p>There's a large nail in this hole. It's an old nail certainly.</text:p>
          </table:table-cell>
          <table:table-cell office:value-type="string" calcext:value-type="string">
            <text:p>Yma kenter vras y'n toll ma. Kenter goth yw homma sur. </text:p>
          </table:table-cell>
          <table:table-cell table:style-name="ce10" table:formula="of:=NOT(TRIM([.D303])=TRIM([.F3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ur an eglos na yw nowydh</text:p>
          </table:table-cell>
          <table:table-cell table:style-name="ce4" office:value-type="string" calcext:value-type="string">
            <text:p>That church tower is new.</text:p>
          </table:table-cell>
          <table:table-cell office:value-type="string" calcext:value-type="string">
            <text:p>Tour an eglos na yw nowydh </text:p>
          </table:table-cell>
          <table:table-cell table:style-name="ce10" table:formula="of:=NOT(TRIM([.D304])=TRIM([.F3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le gesys yn kres an dre lemmyn.</text:p>
          </table:table-cell>
          <table:table-cell table:style-name="ce4" office:value-type="string" calcext:value-type="string">
            <text:p>There isn't a place left in the town centre now.</text:p>
          </table:table-cell>
          <table:table-cell office:value-type="string" calcext:value-type="string">
            <text:p>Nyns eus le gesys yn kres an dre lemmyn. </text:p>
          </table:table-cell>
          <table:table-cell table:style-name="ce10" table:formula="of:=NOT(TRIM([.D305])=TRIM([.F3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i ma yw gorow.</text:p>
          </table:table-cell>
          <table:table-cell table:style-name="ce4" office:value-type="string" calcext:value-type="string">
            <text:p>This dog is male.</text:p>
          </table:table-cell>
          <table:table-cell office:value-type="string" calcext:value-type="string">
            <text:p>An ki ma yw gorow. </text:p>
          </table:table-cell>
          <table:table-cell table:style-name="ce10" table:formula="of:=NOT(TRIM([.D306])=TRIM([.F3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down yn kres an fordh.</text:p>
          </table:table-cell>
          <table:table-cell table:style-name="ce4" office:value-type="string" calcext:value-type="string">
            <text:p>There is a deep hole in the centre of the road.</text:p>
          </table:table-cell>
          <table:table-cell office:value-type="string" calcext:value-type="string">
            <text:p>Yma toll down yn kres an fordh. </text:p>
          </table:table-cell>
          <table:table-cell table:style-name="ce10" table:formula="of:=NOT(TRIM([.D307])=TRIM([.F3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genes?</text:p>
          </table:table-cell>
          <table:table-cell table:style-name="ce4" office:value-type="string" calcext:value-type="string">
            <text:p>How is the weather with you?</text:p>
          </table:table-cell>
          <table:table-cell office:value-type="string" calcext:value-type="string">
            <text:p>Fatel yw an gewer genes? </text:p>
          </table:table-cell>
          <table:table-cell table:style-name="ce10" table:formula="of:=NOT(TRIM([.D308])=TRIM([.F3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yw kommolek omma.</text:p>
          </table:table-cell>
          <table:table-cell table:style-name="ce4" office:value-type="string" calcext:value-type="string">
            <text:p>It's cloudy here.</text:p>
          </table:table-cell>
          <table:table-cell office:value-type="string" calcext:value-type="string">
            <text:p>Hi yw kommolek omma. </text:p>
          </table:table-cell>
          <table:table-cell table:style-name="ce10" table:formula="of:=NOT(TRIM([.D309])=TRIM([.F3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yeth kernewek dhe les? Yw, sur!</text:p>
          </table:table-cell>
          <table:table-cell table:style-name="ce4" office:value-type="string" calcext:value-type="string">
            <text:p>Is the Cornish language useful? It certainly is!</text:p>
          </table:table-cell>
          <table:table-cell office:value-type="string" calcext:value-type="string">
            <text:p>Yw an yeth kernewek dhe les? Yw, sur! </text:p>
          </table:table-cell>
          <table:table-cell table:style-name="ce10" table:formula="of:=NOT(TRIM([.D310])=TRIM([.F3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yeth Alban?</text:p>
          </table:table-cell>
          <table:table-cell table:style-name="ce4" office:value-type="string" calcext:value-type="string">
            <text:p>What is the language of Scotland?</text:p>
          </table:table-cell>
          <table:table-cell office:value-type="string" calcext:value-type="string">
            <text:p>Pyth yw yeth Alban? </text:p>
          </table:table-cell>
          <table:table-cell table:style-name="ce10" table:formula="of:=NOT(TRIM([.D311])=TRIM([.F3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ek yw kewsys ena ryb Sowsnek.</text:p>
          </table:table-cell>
          <table:table-cell table:style-name="ce4" office:value-type="string" calcext:value-type="string">
            <text:p>Gaelic is spoken there beside English.</text:p>
          </table:table-cell>
          <table:table-cell office:value-type="string" calcext:value-type="string">
            <text:p>Albanek yw kewsys ena ryb Sowsnek. </text:p>
          </table:table-cell>
          <table:table-cell table:style-name="ce10" table:formula="of:=NOT(TRIM([.D312])=TRIM([.F3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yw lowen.</text:p>
          </table:table-cell>
          <table:table-cell table:style-name="ce4" office:value-type="string" calcext:value-type="string">
            <text:p>I am happy.</text:p>
          </table:table-cell>
          <table:table-cell office:value-type="string" calcext:value-type="string">
            <text:p>My yw lowen. </text:p>
          </table:table-cell>
          <table:table-cell table:style-name="ce10" table:formula="of:=NOT(TRIM([.D313])=TRIM([.F3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fur.</text:p>
          </table:table-cell>
          <table:table-cell table:style-name="ce4" office:value-type="string" calcext:value-type="string">
            <text:p>You are wise.</text:p>
          </table:table-cell>
          <table:table-cell office:value-type="string" calcext:value-type="string">
            <text:p>Ty yw fur. </text:p>
          </table:table-cell>
          <table:table-cell table:style-name="ce10" table:formula="of:=NOT(TRIM([.D314])=TRIM([.F3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loppek.</text:p>
          </table:table-cell>
          <table:table-cell table:style-name="ce4" office:value-type="string" calcext:value-type="string">
            <text:p>He is lame.</text:p>
          </table:table-cell>
          <table:table-cell office:value-type="string" calcext:value-type="string">
            <text:p>Ev yw kloppek. </text:p>
          </table:table-cell>
          <table:table-cell table:style-name="ce10" table:formula="of:=NOT(TRIM([.D315])=TRIM([.F3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gwir.</text:p>
          </table:table-cell>
          <table:table-cell table:style-name="ce4" office:value-type="string" calcext:value-type="string">
            <text:p>It (a statement) is true.</text:p>
          </table:table-cell>
          <table:table-cell office:value-type="string" calcext:value-type="string">
            <text:p>Ev yw gwir. </text:p>
          </table:table-cell>
          <table:table-cell table:style-name="ce10" table:formula="of:=NOT(TRIM([.D316])=TRIM([.F3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teg.</text:p>
          </table:table-cell>
          <table:table-cell table:style-name="ce4" office:value-type="string" calcext:value-type="string">
            <text:p>She is pretty.</text:p>
          </table:table-cell>
          <table:table-cell office:value-type="string" calcext:value-type="string">
            <text:p>Hi yw teg. </text:p>
          </table:table-cell>
          <table:table-cell table:style-name="ce10" table:formula="of:=NOT(TRIM([.D317])=TRIM([.F3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gwag.</text:p>
          </table:table-cell>
          <table:table-cell table:style-name="ce4" office:value-type="string" calcext:value-type="string">
            <text:p>It (a basket) is empty.</text:p>
          </table:table-cell>
          <table:table-cell office:value-type="string" calcext:value-type="string">
            <text:p>Hi yw gwag. </text:p>
          </table:table-cell>
          <table:table-cell table:style-name="ce10" table:formula="of:=NOT(TRIM([.D318])=TRIM([.F3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warbarth.</text:p>
          </table:table-cell>
          <table:table-cell table:style-name="ce4" office:value-type="string" calcext:value-type="string">
            <text:p>We are together.</text:p>
          </table:table-cell>
          <table:table-cell office:value-type="string" calcext:value-type="string">
            <text:p>Ni yw warbarth. </text:p>
          </table:table-cell>
          <table:table-cell table:style-name="ce10" table:formula="of:=NOT(TRIM([.D319])=TRIM([.F3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yw parys.</text:p>
          </table:table-cell>
          <table:table-cell table:style-name="ce4" office:value-type="string" calcext:value-type="string">
            <text:p>You are ready.</text:p>
          </table:table-cell>
          <table:table-cell office:value-type="string" calcext:value-type="string">
            <text:p>Hwi yw parys. </text:p>
          </table:table-cell>
          <table:table-cell table:style-name="ce10" table:formula="of:=NOT(TRIM([.D320])=TRIM([.F3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koth.</text:p>
          </table:table-cell>
          <table:table-cell table:style-name="ce4" office:value-type="string" calcext:value-type="string">
            <text:p>They are old.</text:p>
          </table:table-cell>
          <table:table-cell office:value-type="string" calcext:value-type="string">
            <text:p>I yw koth. </text:p>
          </table:table-cell>
          <table:table-cell table:style-name="ce10" table:formula="of:=NOT(TRIM([.D321])=TRIM([.F3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derow, derow kernewek.</text:p>
          </table:table-cell>
          <table:table-cell table:style-name="ce4" office:value-type="string" calcext:value-type="string">
            <text:p>It is oak, Cornish oak.</text:p>
          </table:table-cell>
          <table:table-cell office:value-type="string" calcext:value-type="string">
            <text:p>Ev yw derow, derow kernewek. </text:p>
          </table:table-cell>
          <table:table-cell table:style-name="ce10" table:formula="of:=NOT(TRIM([.D322])=TRIM([.F3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Kelt.</text:p>
          </table:table-cell>
          <table:table-cell table:style-name="ce4" office:value-type="string" calcext:value-type="string">
            <text:p>You are a Celt.</text:p>
          </table:table-cell>
          <table:table-cell office:value-type="string" calcext:value-type="string">
            <text:p>Ty yw Kelt. </text:p>
          </table:table-cell>
          <table:table-cell table:style-name="ce10" table:formula="of:=NOT(TRIM([.D323])=TRIM([.F3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gesys warbarth y'n hel.</text:p>
          </table:table-cell>
          <table:table-cell table:style-name="ce4" office:value-type="string" calcext:value-type="string">
            <text:p>They are left together in the hall.</text:p>
          </table:table-cell>
          <table:table-cell office:value-type="string" calcext:value-type="string">
            <text:p>I yw gesys warbarth y'n hel. </text:p>
          </table:table-cell>
          <table:table-cell table:style-name="ce10" table:formula="of:=NOT(TRIM([.D324])=TRIM([.F3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tiek, dell dybav.</text:p>
          </table:table-cell>
          <table:table-cell table:style-name="ce4" office:value-type="string" calcext:value-type="string">
            <text:p>You are a farmer, I think.</text:p>
          </table:table-cell>
          <table:table-cell office:value-type="string" calcext:value-type="string">
            <text:p>Ty yw tiek, dell dybav. </text:p>
          </table:table-cell>
          <table:table-cell table:style-name="ce10" table:formula="of:=NOT(TRIM([.D325])=TRIM([.F3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i fol.</text:p>
          </table:table-cell>
          <table:table-cell table:style-name="ce4" office:value-type="string" calcext:value-type="string">
            <text:p>He's a silly dog.</text:p>
          </table:table-cell>
          <table:table-cell office:value-type="string" calcext:value-type="string">
            <text:p>Ev yw ki fol. </text:p>
          </table:table-cell>
          <table:table-cell table:style-name="ce10" table:formula="of:=NOT(TRIM([.D326])=TRIM([.F3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myrgh an teylu, mowes teg yw hi.</text:p>
          </table:table-cell>
          <table:table-cell table:style-name="ce4" office:value-type="string" calcext:value-type="string">
            <text:p>She's the daughter of the family, she's a pretty girl.</text:p>
          </table:table-cell>
          <table:table-cell office:value-type="string" calcext:value-type="string">
            <text:p>Hi yw myrgh an teylu, mowes teg yw hi. </text:p>
          </table:table-cell>
          <table:table-cell table:style-name="ce10" table:formula="of:=NOT(TRIM([.D327])=TRIM([.F3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lowen lemmyn.</text:p>
          </table:table-cell>
          <table:table-cell table:style-name="ce4" office:value-type="string" calcext:value-type="string">
            <text:p>We are happy now.</text:p>
          </table:table-cell>
          <table:table-cell office:value-type="string" calcext:value-type="string">
            <text:p>Ni yw lowen lemmyn. </text:p>
          </table:table-cell>
          <table:table-cell table:style-name="ce10" table:formula="of:=NOT(TRIM([.D328])=TRIM([.F3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dhe les.</text:p>
          </table:table-cell>
          <table:table-cell table:style-name="ce4" office:value-type="string" calcext:value-type="string">
            <text:p>They are useful.</text:p>
          </table:table-cell>
          <table:table-cell office:value-type="string" calcext:value-type="string">
            <text:p>I yw dhe les. </text:p>
          </table:table-cell>
          <table:table-cell table:style-name="ce10" table:formula="of:=NOT(TRIM([.D329])=TRIM([.F3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 lemmyn hwi yw gour ha gwreg.</text:p>
          </table:table-cell>
          <table:table-cell table:style-name="ce4" office:value-type="string" calcext:value-type="string">
            <text:p>And now you are man and wife.</text:p>
          </table:table-cell>
          <table:table-cell office:value-type="string" calcext:value-type="string">
            <text:p>Ha lemmyn hwi yw gour ha gwreg. </text:p>
          </table:table-cell>
          <table:table-cell table:style-name="ce10" table:formula="of:=NOT(TRIM([.D330])=TRIM([.F3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penn an hwedhel? Ny wonn.</text:p>
          </table:table-cell>
          <table:table-cell table:style-name="ce4" office:value-type="string" calcext:value-type="string">
            <text:p>What is the end of the story? I don't know.</text:p>
          </table:table-cell>
          <table:table-cell office:value-type="string" calcext:value-type="string">
            <text:p>Pyth yw penn an hwedhel? Ny wonn. </text:p>
          </table:table-cell>
          <table:table-cell table:style-name="ce10" table:formula="of:=NOT(TRIM([.D331])=TRIM([.F3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tas lemmyn?</text:p>
          </table:table-cell>
          <table:table-cell table:style-name="ce4" office:value-type="string" calcext:value-type="string">
            <text:p>How is father now?</text:p>
          </table:table-cell>
          <table:table-cell office:value-type="string" calcext:value-type="string">
            <text:p>Fatel yw an tas lemmyn? </text:p>
          </table:table-cell>
          <table:table-cell table:style-name="ce10" table:formula="of:=NOT(TRIM([.D332])=TRIM([.F3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wann ha kloppek hwath yw ev.</text:p>
          </table:table-cell>
          <table:table-cell table:style-name="ce4" office:value-type="string" calcext:value-type="string">
            <text:p>Weak and lame he is still.</text:p>
          </table:table-cell>
          <table:table-cell office:value-type="string" calcext:value-type="string">
            <text:p>Gwann ha kloppek hwath yw ev. </text:p>
          </table:table-cell>
          <table:table-cell table:style-name="ce10" table:formula="of:=NOT(TRIM([.D333])=TRIM([.F3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anwoes war Pam namoy.</text:p>
          </table:table-cell>
          <table:table-cell table:style-name="ce4" office:value-type="string" calcext:value-type="string">
            <text:p>Pam hasn't got a cold now.</text:p>
          </table:table-cell>
          <table:table-cell office:value-type="string" calcext:value-type="string">
            <text:p>Nyns eus anwos war Pam namoy. </text:p>
          </table:table-cell>
          <table:table-cell table:style-name="ce10" table:formula="of:=NOT(TRIM([.D334])=TRIM([.F3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ador gesys y'n hel.</text:p>
          </table:table-cell>
          <table:table-cell table:style-name="ce4" office:value-type="string" calcext:value-type="string">
            <text:p>There is a chair left in the hall.</text:p>
          </table:table-cell>
          <table:table-cell office:value-type="string" calcext:value-type="string">
            <text:p>Yma kador gesys y'n hel. </text:p>
          </table:table-cell>
          <table:table-cell table:style-name="ce10" table:formula="of:=NOT(TRIM([.D335])=TRIM([.F3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fur, dell dybav.</text:p>
          </table:table-cell>
          <table:table-cell table:style-name="ce4" office:value-type="string" calcext:value-type="string">
            <text:p>This is wise, I think.</text:p>
          </table:table-cell>
          <table:table-cell office:value-type="string" calcext:value-type="string">
            <text:p>Hemm yw fur, dell dybav. </text:p>
          </table:table-cell>
          <table:table-cell table:style-name="ce10" table:formula="of:=NOT(TRIM([.D336])=TRIM([.F3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ostel.</text:p>
          </table:table-cell>
          <table:table-cell table:style-name="ce4" office:value-type="string" calcext:value-type="string">
            <text:p>There's the hotel.</text:p>
          </table:table-cell>
          <table:table-cell office:value-type="string" calcext:value-type="string">
            <text:p>Ottena an ostel. </text:p>
          </table:table-cell>
          <table:table-cell table:style-name="ce10" table:formula="of:=NOT(TRIM([.D337])=TRIM([.F3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notenn, mar pleg!</text:p>
          </table:table-cell>
          <table:table-cell table:style-name="ce4" office:value-type="string" calcext:value-type="string">
            <text:p>Take the note, please!</text:p>
          </table:table-cell>
          <table:table-cell office:value-type="string" calcext:value-type="string">
            <text:p>Kemmer an noten, mar pleg! </text:p>
          </table:table-cell>
          <table:table-cell table:style-name="ce10" table:formula="of:=NOT(TRIM([.D338])=TRIM([.F3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prenn yw hemma?</text:p>
          </table:table-cell>
          <table:table-cell table:style-name="ce4" office:value-type="string" calcext:value-type="string">
            <text:p>What sort of wood is this?</text:p>
          </table:table-cell>
          <table:table-cell office:value-type="string" calcext:value-type="string">
            <text:p>Py par prenn yw hemma? </text:p>
          </table:table-cell>
          <table:table-cell table:style-name="ce10" table:formula="of:=NOT(TRIM([.D339])=TRIM([.F3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renn ma yw derow.</text:p>
          </table:table-cell>
          <table:table-cell table:style-name="ce4" office:value-type="string" calcext:value-type="string">
            <text:p>This wood is oak.</text:p>
          </table:table-cell>
          <table:table-cell office:value-type="string" calcext:value-type="string">
            <text:p>An prenn ma yw derow. </text:p>
          </table:table-cell>
          <table:table-cell table:style-name="ce10" table:formula="of:=NOT(TRIM([.D340])=TRIM([.F3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urner yw maw bras.</text:p>
          </table:table-cell>
          <table:table-cell table:style-name="ce4" office:value-type="string" calcext:value-type="string">
            <text:p>Mr Turner's nephew is a big boy.</text:p>
          </table:table-cell>
          <table:table-cell office:value-type="string" calcext:value-type="string">
            <text:p>Noy Mr Turner yw maw bras. </text:p>
          </table:table-cell>
          <table:table-cell table:style-name="ce10" table:formula="of:=NOT(TRIM([.D341])=TRIM([.F3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Maria, dha weles!</text:p>
          </table:table-cell>
          <table:table-cell table:style-name="ce4" office:value-type="string" calcext:value-type="string">
            <text:p>Good night, Mary, see you!</text:p>
          </table:table-cell>
          <table:table-cell office:value-type="string" calcext:value-type="string">
            <text:p>Nos dha, Maria, dha weles! </text:p>
          </table:table-cell>
          <table:table-cell table:style-name="ce10" table:formula="of:=NOT(TRIM([.D342])=TRIM([.F3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fordh dha a-rag an karrji?</text:p>
          </table:table-cell>
          <table:table-cell table:style-name="ce4" office:value-type="string" calcext:value-type="string">
            <text:p>Isn't there a good road in front of the garage?</text:p>
          </table:table-cell>
          <table:table-cell office:value-type="string" calcext:value-type="string">
            <text:p>A nyns eus fordh dha a-rag an karrji? </text:p>
          </table:table-cell>
          <table:table-cell table:style-name="ce10" table:formula="of:=NOT(TRIM([.D343])=TRIM([.F3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hweger Yowann?</text:p>
          </table:table-cell>
          <table:table-cell table:style-name="ce4" office:value-type="string" calcext:value-type="string">
            <text:p>Is she John's mother-in-law?</text:p>
          </table:table-cell>
          <table:table-cell office:value-type="string" calcext:value-type="string">
            <text:p>Yw hi hweger Yowan? </text:p>
          </table:table-cell>
          <table:table-cell table:style-name="ce10" table:formula="of:=NOT(TRIM([.D344])=TRIM([.F3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us ena lemmyn?</text:p>
          </table:table-cell>
          <table:table-cell table:style-name="ce4" office:value-type="string" calcext:value-type="string">
            <text:p>How are the people there now?</text:p>
          </table:table-cell>
          <table:table-cell office:value-type="string" calcext:value-type="string">
            <text:p>Fatel yw an dus ena lemmyn? </text:p>
          </table:table-cell>
          <table:table-cell table:style-name="ce10" table:formula="of:=NOT(TRIM([.D345])=TRIM([.F3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 yns hag yn poynt da, dell dybav.</text:p>
          </table:table-cell>
          <table:table-cell table:style-name="ce4" office:value-type="string" calcext:value-type="string">
            <text:p>They are fine and in good health, I think.</text:p>
          </table:table-cell>
          <table:table-cell office:value-type="string" calcext:value-type="string">
            <text:p>Brav yns hag yn poynt da, dell dybav. </text:p>
          </table:table-cell>
          <table:table-cell table:style-name="ce10" table:formula="of:=NOT(TRIM([.D346])=TRIM([.F3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welek yw hi, sur.</text:p>
          </table:table-cell>
          <table:table-cell table:style-name="ce4" office:value-type="string" calcext:value-type="string">
            <text:p>It is certainly very windy.</text:p>
          </table:table-cell>
          <table:table-cell office:value-type="string" calcext:value-type="string">
            <text:p>Awelek yw hi, sur. </text:p>
          </table:table-cell>
          <table:table-cell table:style-name="ce10" table:formula="of:=NOT(TRIM([.D347])=TRIM([.F3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warbarth lemmyn.</text:p>
          </table:table-cell>
          <table:table-cell table:style-name="ce4" office:value-type="string" calcext:value-type="string">
            <text:p>We are together now.</text:p>
          </table:table-cell>
          <table:table-cell office:value-type="string" calcext:value-type="string">
            <text:p>Ni yw warbarth lemmyn. </text:p>
          </table:table-cell>
          <table:table-cell table:style-name="ce10" table:formula="of:=NOT(TRIM([.D348])=TRIM([.F3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ma, i yw parow, dell hevel.</text:p>
          </table:table-cell>
          <table:table-cell table:style-name="ce4" office:value-type="string" calcext:value-type="string">
            <text:p>These, they are equal, it seems.</text:p>
          </table:table-cell>
          <table:table-cell office:value-type="string" calcext:value-type="string">
            <text:p>An re ma, i yw parow, dell hevel. </text:p>
          </table:table-cell>
          <table:table-cell table:style-name="ce10" table:formula="of:=NOT(TRIM([.D349])=TRIM([.F3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 koth ha yeyn yw ev.</text:p>
          </table:table-cell>
          <table:table-cell table:style-name="ce4" office:value-type="string" calcext:value-type="string">
            <text:p>An old, cold house it is.</text:p>
          </table:table-cell>
          <table:table-cell office:value-type="string" calcext:value-type="string">
            <text:p>Chi koth ha yeyn yw ev. </text:p>
          </table:table-cell>
          <table:table-cell table:style-name="ce10" table:formula="of:=NOT(TRIM([.D350])=TRIM([.F3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i pur lowen lemmyn.</text:p>
          </table:table-cell>
          <table:table-cell table:style-name="ce4" office:value-type="string" calcext:value-type="string">
            <text:p>She is not very happy now.</text:p>
          </table:table-cell>
          <table:table-cell office:value-type="string" calcext:value-type="string">
            <text:p>Nyns yw hi pur lowen lemmyn. </text:p>
          </table:table-cell>
          <table:table-cell table:style-name="ce10" table:formula="of:=NOT(TRIM([.D351])=TRIM([.F3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pur doemm.</text:p>
          </table:table-cell>
          <table:table-cell table:style-name="ce4" office:value-type="string" calcext:value-type="string">
            <text:p>We are very warm</text:p>
          </table:table-cell>
          <table:table-cell office:value-type="string" calcext:value-type="string">
            <text:p>Ni yw pur domm. </text:p>
          </table:table-cell>
          <table:table-cell table:style-name="ce10" table:formula="of:=NOT(TRIM([.D352])=TRIM([.F3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fordh pur gul ryb an pras.</text:p>
          </table:table-cell>
          <table:table-cell table:style-name="ce4" office:value-type="string" calcext:value-type="string">
            <text:p>There is a very narrow road beside the field.</text:p>
          </table:table-cell>
          <table:table-cell office:value-type="string" calcext:value-type="string">
            <text:p>Yma fordh pur gul ryb an pras. </text:p>
          </table:table-cell>
          <table:table-cell table:style-name="ce10" table:formula="of:=NOT(TRIM([.D353])=TRIM([.F3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chambour ma pur deg?</text:p>
          </table:table-cell>
          <table:table-cell table:style-name="ce4" office:value-type="string" calcext:value-type="string">
            <text:p>Isn't this bedroom very nice?</text:p>
          </table:table-cell>
          <table:table-cell office:value-type="string" calcext:value-type="string">
            <text:p>A nyns yw an chambour ma pur deg? </text:p>
          </table:table-cell>
          <table:table-cell table:style-name="ce10" table:formula="of:=NOT(TRIM([.D354])=TRIM([.F3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ovan ma yw re verr.</text:p>
          </table:table-cell>
          <table:table-cell table:style-name="ce4" office:value-type="string" calcext:value-type="string">
            <text:p>This rope is too short.</text:p>
          </table:table-cell>
          <table:table-cell office:value-type="string" calcext:value-type="string">
            <text:p>An lovan ma yw re verr. </text:p>
          </table:table-cell>
          <table:table-cell table:style-name="ce10" table:formula="of:=NOT(TRIM([.D355])=TRIM([.F3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re voen.</text:p>
          </table:table-cell>
          <table:table-cell table:style-name="ce4" office:value-type="string" calcext:value-type="string">
            <text:p>They are too thin.</text:p>
          </table:table-cell>
          <table:table-cell office:value-type="string" calcext:value-type="string">
            <text:p>I yw re voon. </text:p>
          </table:table-cell>
          <table:table-cell table:style-name="ce10" table:formula="of:=NOT(TRIM([.D356])=TRIM([.F3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ur Morwenna yw re dew, a nyns yw?</text:p>
          </table:table-cell>
          <table:table-cell table:style-name="ce4" office:value-type="string" calcext:value-type="string">
            <text:p>Morwenna's husband is too fat, isn't he?</text:p>
          </table:table-cell>
          <table:table-cell office:value-type="string" calcext:value-type="string">
            <text:p>Gour Morwenna yw re dew, a nyns yw? </text:p>
          </table:table-cell>
          <table:table-cell table:style-name="ce10" table:formula="of:=NOT(TRIM([.D357])=TRIM([.F3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ewer yw teg lowr.</text:p>
          </table:table-cell>
          <table:table-cell table:style-name="ce4" office:value-type="string" calcext:value-type="string">
            <text:p>The weather is fine enough.</text:p>
          </table:table-cell>
          <table:table-cell office:value-type="string" calcext:value-type="string">
            <text:p>An gewer yw teg lowr. </text:p>
          </table:table-cell>
          <table:table-cell table:style-name="ce10" table:formula="of:=NOT(TRIM([.D358])=TRIM([.F3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gwin ma yeyn lowr?</text:p>
          </table:table-cell>
          <table:table-cell table:style-name="ce4" office:value-type="string" calcext:value-type="string">
            <text:p>Is this wine cold enough?</text:p>
          </table:table-cell>
          <table:table-cell office:value-type="string" calcext:value-type="string">
            <text:p>Yw an gwin ma yeyn lowr? </text:p>
          </table:table-cell>
          <table:table-cell table:style-name="ce10" table:formula="of:=NOT(TRIM([.D359])=TRIM([.F3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hweg lowr.</text:p>
          </table:table-cell>
          <table:table-cell table:style-name="ce4" office:value-type="string" calcext:value-type="string">
            <text:p>This is sweet enough.</text:p>
          </table:table-cell>
          <table:table-cell office:value-type="string" calcext:value-type="string">
            <text:p>Hemm yw hweg lowr. </text:p>
          </table:table-cell>
          <table:table-cell table:style-name="ce10" table:formula="of:=NOT(TRIM([.D360])=TRIM([.F3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karr salow lowr lemmyn?</text:p>
          </table:table-cell>
          <table:table-cell table:style-name="ce4" office:value-type="string" calcext:value-type="string">
            <text:p>Is the car safe enough now?</text:p>
          </table:table-cell>
          <table:table-cell office:value-type="string" calcext:value-type="string">
            <text:p>Yw an karr salow lowr lemmyn? </text:p>
          </table:table-cell>
          <table:table-cell table:style-name="ce10" table:formula="of:=NOT(TRIM([.D361])=TRIM([.F3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lowr, meur ras.</text:p>
          </table:table-cell>
          <table:table-cell table:style-name="ce4" office:value-type="string" calcext:value-type="string">
            <text:p>Those are enough, thanks.</text:p>
          </table:table-cell>
          <table:table-cell office:value-type="string" calcext:value-type="string">
            <text:p>An re na yw lowr, meur ras. </text:p>
          </table:table-cell>
          <table:table-cell table:style-name="ce10" table:formula="of:=NOT(TRIM([.D362])=TRIM([.F3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avalow lowr genes?</text:p>
          </table:table-cell>
          <table:table-cell table:style-name="ce4" office:value-type="string" calcext:value-type="string">
            <text:p>Have you got enough apples?</text:p>
          </table:table-cell>
          <table:table-cell office:value-type="string" calcext:value-type="string">
            <text:p>Eus avalow lowr genes? </text:p>
          </table:table-cell>
          <table:table-cell table:style-name="ce10" table:formula="of:=NOT(TRIM([.D363])=TRIM([.F3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hemma mar pleg!</text:p>
          </table:table-cell>
          <table:table-cell table:style-name="ce4" office:value-type="string" calcext:value-type="string">
            <text:p>Take this please!</text:p>
          </table:table-cell>
          <table:table-cell office:value-type="string" calcext:value-type="string">
            <text:p>Kemmer hemma mar pleg! </text:p>
          </table:table-cell>
          <table:table-cell table:style-name="ce10" table:formula="of:=NOT(TRIM([.D364])=TRIM([.F3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bara ma yw sygh, pur sygh.</text:p>
          </table:table-cell>
          <table:table-cell table:style-name="ce4" office:value-type="string" calcext:value-type="string">
            <text:p>This bread is dry, very dry.</text:p>
          </table:table-cell>
          <table:table-cell office:value-type="string" calcext:value-type="string">
            <text:p>An bara ma yw sygh, pur sygh. </text:p>
          </table:table-cell>
          <table:table-cell table:style-name="ce10" table:formula="of:=NOT(TRIM([.D365])=TRIM([.F3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Jori. Jori yw kenderow Mark, a nyns yw gwir, Jori?</text:p>
          </table:table-cell>
          <table:table-cell table:style-name="ce4" office:value-type="string" calcext:value-type="string">
            <text:p>Here's George. George is Mark's cousin, isn't it true, George?</text:p>
          </table:table-cell>
          <table:table-cell office:value-type="string" calcext:value-type="string">
            <text:p>Ottomma Jori. Jori yw kenderow Mark, a nyns yw gwir, Jori? </text:p>
          </table:table-cell>
          <table:table-cell table:style-name="ce10" table:formula="of:=NOT(TRIM([.D366])=TRIM([.F3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 yw bras, pur vras.</text:p>
          </table:table-cell>
          <table:table-cell table:style-name="ce4" office:value-type="string" calcext:value-type="string">
            <text:p>Scotland is large, very large.</text:p>
          </table:table-cell>
          <table:table-cell office:value-type="string" calcext:value-type="string">
            <text:p>Alban yw bras, pur vras. </text:p>
          </table:table-cell>
          <table:table-cell table:style-name="ce10" table:formula="of:=NOT(TRIM([.D367])=TRIM([.F3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ara gesys? Eus! Yma ev y'n gegin.</text:p>
          </table:table-cell>
          <table:table-cell table:style-name="ce4" office:value-type="string" calcext:value-type="string">
            <text:p>Is there any bread left? Yes! It's in the kitchen.</text:p>
          </table:table-cell>
          <table:table-cell office:value-type="string" calcext:value-type="string">
            <text:p>Eus bara gesys? Eus! Yma ev y'n gegin. </text:p>
          </table:table-cell>
          <table:table-cell table:style-name="ce10" table:formula="of:=NOT(TRIM([.D368])=TRIM([.F3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hyndys yw penn an ki ma mes byw yw ev hwath.</text:p>
          </table:table-cell>
          <table:table-cell table:style-name="ce4" office:value-type="string" calcext:value-type="string">
            <text:p>This dog's head is injured but it is alive still.</text:p>
          </table:table-cell>
          <table:table-cell office:value-type="string" calcext:value-type="string">
            <text:p>Shendys yw penn an ki ma mes byw yw ev hwath. </text:p>
          </table:table-cell>
          <table:table-cell table:style-name="ce10" table:formula="of:=NOT(TRIM([.D369])=TRIM([.F3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wl yw hi yn kres an koes.</text:p>
          </table:table-cell>
          <table:table-cell table:style-name="ce4" office:value-type="string" calcext:value-type="string">
            <text:p>It is dark in the centre of the wood.</text:p>
          </table:table-cell>
          <table:table-cell office:value-type="string" calcext:value-type="string">
            <text:p>Tewl yw hi yn kres an koos. </text:p>
          </table:table-cell>
          <table:table-cell table:style-name="ce10" table:formula="of:=NOT(TRIM([.D370])=TRIM([.F3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nna da.</text:p>
          </table:table-cell>
          <table:table-cell table:style-name="ce4" office:value-type="string" calcext:value-type="string">
            <text:p>That is not good.</text:p>
          </table:table-cell>
          <table:table-cell office:value-type="string" calcext:value-type="string">
            <text:p>Nyns yw honna da. </text:p>
          </table:table-cell>
          <table:table-cell table:style-name="ce10" table:formula="of:=NOT(TRIM([.D371])=TRIM([.F3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y'n bluvek ma.</text:p>
          </table:table-cell>
          <table:table-cell table:style-name="ce4" office:value-type="string" calcext:value-type="string">
            <text:p>There's a hole in this cushion.</text:p>
          </table:table-cell>
          <table:table-cell office:value-type="string" calcext:value-type="string">
            <text:p>Yma toll y'n bluvek ma. </text:p>
          </table:table-cell>
          <table:table-cell table:style-name="ce10" table:formula="of:=NOT(TRIM([.D372])=TRIM([.F3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chambour? Pur dha, meur ras.</text:p>
          </table:table-cell>
          <table:table-cell table:style-name="ce4" office:value-type="string" calcext:value-type="string">
            <text:p>How is the bedroom? Very good, thanks.</text:p>
          </table:table-cell>
          <table:table-cell office:value-type="string" calcext:value-type="string">
            <text:p>Fatel yw an chambour? Pur dha, meur ras. </text:p>
          </table:table-cell>
          <table:table-cell table:style-name="ce10" table:formula="of:=NOT(TRIM([.D373])=TRIM([.F3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yw plos, dell hevel.</text:p>
          </table:table-cell>
          <table:table-cell table:style-name="ce4" office:value-type="string" calcext:value-type="string">
            <text:p>The typewriter is dirty, it seems.</text:p>
          </table:table-cell>
          <table:table-cell office:value-type="string" calcext:value-type="string">
            <text:p>An jyn-skrifa yw plos, dell hevel. </text:p>
          </table:table-cell>
          <table:table-cell table:style-name="ce10" table:formula="of:=NOT(TRIM([.D374])=TRIM([.F3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ovan yw hir lowr?</text:p>
          </table:table-cell>
          <table:table-cell table:style-name="ce4" office:value-type="string" calcext:value-type="string">
            <text:p>Which rope is long enough?</text:p>
          </table:table-cell>
          <table:table-cell office:value-type="string" calcext:value-type="string">
            <text:p>Py lovan yw hir lowr? </text:p>
          </table:table-cell>
          <table:table-cell table:style-name="ce10" table:formula="of:=NOT(TRIM([.D375])=TRIM([.F3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ras an eglos yw koth.</text:p>
          </table:table-cell>
          <table:table-cell table:style-name="ce4" office:value-type="string" calcext:value-type="string">
            <text:p>The church door is old.</text:p>
          </table:table-cell>
          <table:table-cell office:value-type="string" calcext:value-type="string">
            <text:p>Daras an eglos yw koth. </text:p>
          </table:table-cell>
          <table:table-cell table:style-name="ce10" table:formula="of:=NOT(TRIM([.D376])=TRIM([.F3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us a-rag hel an dre. Lost hir yw.</text:p>
          </table:table-cell>
          <table:table-cell table:style-name="ce4" office:value-type="string" calcext:value-type="string">
            <text:p>There are people in front of the town hall. It's a long queue.</text:p>
          </table:table-cell>
          <table:table-cell office:value-type="string" calcext:value-type="string">
            <text:p>Yma tus a-rag hel an dre. Lost hir yw. </text:p>
          </table:table-cell>
          <table:table-cell table:style-name="ce10" table:formula="of:=NOT(TRIM([.D377])=TRIM([.F3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Lowena. Fatla genes lemmyn? Da lowr, meur ras.</text:p>
          </table:table-cell>
          <table:table-cell table:style-name="ce4" office:value-type="string" calcext:value-type="string">
            <text:p>Good afternoon, Lowena. How are you now? Well enough, thanks.</text:p>
          </table:table-cell>
          <table:table-cell office:value-type="string" calcext:value-type="string">
            <text:p>Dohajedh da, Lowena. Fatla genes lemmyn? Da lowr, meur ras. </text:p>
          </table:table-cell>
          <table:table-cell table:style-name="ce10" table:formula="of:=NOT(TRIM([.D378])=TRIM([.F3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w skav a wra hi.</text:p>
          </table:table-cell>
          <table:table-cell table:style-name="ce4" office:value-type="string" calcext:value-type="string">
            <text:p>It's raining lightly.</text:p>
          </table:table-cell>
          <table:table-cell office:value-type="string" calcext:value-type="string">
            <text:p>Glaw skav a wra hi. </text:p>
          </table:table-cell>
          <table:table-cell table:style-name="ce10" table:formula="of:=NOT(TRIM([.D379])=TRIM([.F3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eth wir an den na yw Kernewek.</text:p>
          </table:table-cell>
          <table:table-cell table:style-name="ce4" office:value-type="string" calcext:value-type="string">
            <text:p>That person's true language is Cornish.</text:p>
          </table:table-cell>
          <table:table-cell office:value-type="string" calcext:value-type="string">
            <text:p>Yeth wir an den na yw Kernewek. </text:p>
          </table:table-cell>
          <table:table-cell table:style-name="ce10" table:formula="of:=NOT(TRIM([.D380])=TRIM([.F3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arys lemmyn, dell hevel.</text:p>
          </table:table-cell>
          <table:table-cell table:style-name="ce4" office:value-type="string" calcext:value-type="string">
            <text:p>You are ready now, it seems.</text:p>
          </table:table-cell>
          <table:table-cell office:value-type="string" calcext:value-type="string">
            <text:p>Hwi yw parys lemmyn, dell hevel. </text:p>
          </table:table-cell>
          <table:table-cell table:style-name="ce10" table:formula="of:=NOT(TRIM([.D381])=TRIM([.F3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? Lyver kembrek yw.</text:p>
          </table:table-cell>
          <table:table-cell table:style-name="ce4" office:value-type="string" calcext:value-type="string">
            <text:p>What's this? It's a Welsh book.</text:p>
          </table:table-cell>
          <table:table-cell office:value-type="string" calcext:value-type="string">
            <text:p>Pyth yw hemma? Lyver kembrek yw. </text:p>
          </table:table-cell>
          <table:table-cell table:style-name="ce10" table:formula="of:=NOT(TRIM([.D382])=TRIM([.F3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chiow y'n dre ma yw pur goth.</text:p>
          </table:table-cell>
          <table:table-cell table:style-name="ce4" office:value-type="string" calcext:value-type="string">
            <text:p>The houses in this town are very old.</text:p>
          </table:table-cell>
          <table:table-cell office:value-type="string" calcext:value-type="string">
            <text:p>An chiow y'n dre ma yw pur goth. </text:p>
          </table:table-cell>
          <table:table-cell table:style-name="ce10" table:formula="of:=NOT(TRIM([.D383])=TRIM([.F3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noryon an eglos yw da. Gwir, kanoryon dha yns.</text:p>
          </table:table-cell>
          <table:table-cell table:style-name="ce4" office:value-type="string" calcext:value-type="string">
            <text:p>The church singers are good. True, good singers they are.</text:p>
          </table:table-cell>
          <table:table-cell office:value-type="string" calcext:value-type="string">
            <text:p>Kanoryon an eglos yw da. Gwir, kanoryon dha yns. </text:p>
          </table:table-cell>
          <table:table-cell table:style-name="ce10" table:formula="of:=NOT(TRIM([.D384])=TRIM([.F3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leuryow an chi salow lemmyn.</text:p>
          </table:table-cell>
          <table:table-cell table:style-name="ce4" office:value-type="string" calcext:value-type="string">
            <text:p>The floors of the house are not safe now.</text:p>
          </table:table-cell>
          <table:table-cell office:value-type="string" calcext:value-type="string">
            <text:p>Nyns yw leuryow an chi salow lemmyn. </text:p>
          </table:table-cell>
          <table:table-cell table:style-name="ce10" table:formula="of:=NOT(TRIM([.D385])=TRIM([.F3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l y'n koes yw sygh.</text:p>
          </table:table-cell>
          <table:table-cell table:style-name="ce4" office:value-type="string" calcext:value-type="string">
            <text:p>The leaves in the wood are dry.</text:p>
          </table:table-cell>
          <table:table-cell office:value-type="string" calcext:value-type="string">
            <text:p>An del y'n koos yw sygh. </text:p>
          </table:table-cell>
          <table:table-cell table:style-name="ce10" table:formula="of:=NOT(TRIM([.D386])=TRIM([.F3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lennow hir war an skorrenn verr na.</text:p>
          </table:table-cell>
          <table:table-cell table:style-name="ce4" office:value-type="string" calcext:value-type="string">
            <text:p>There are long leaves on that short branch.</text:p>
          </table:table-cell>
          <table:table-cell office:value-type="string" calcext:value-type="string">
            <text:p>Yma delennow hir war an skorren verr na. </text:p>
          </table:table-cell>
          <table:table-cell table:style-name="ce10" table:formula="of:=NOT(TRIM([.D387])=TRIM([.F3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 an koes ma yw koth.</text:p>
          </table:table-cell>
          <table:table-cell table:style-name="ce4" office:value-type="string" calcext:value-type="string">
            <text:p>The trees of this wood are old.</text:p>
          </table:table-cell>
          <table:table-cell office:value-type="string" calcext:value-type="string">
            <text:p>Gwydh an koos ma yw koth. </text:p>
          </table:table-cell>
          <table:table-cell table:style-name="ce10" table:formula="of:=NOT(TRIM([.D388])=TRIM([.F3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skorrennow bras war an wydhenn na.</text:p>
          </table:table-cell>
          <table:table-cell table:style-name="ce4" office:value-type="string" calcext:value-type="string">
            <text:p>There are big branches on that tree.</text:p>
          </table:table-cell>
          <table:table-cell office:value-type="string" calcext:value-type="string">
            <text:p>Yma skorrennow bras war an wydhen na. </text:p>
          </table:table-cell>
          <table:table-cell table:style-name="ce10" table:formula="of:=NOT(TRIM([.D389])=TRIM([.F38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Chambours an ostel ma yw byghan.</text:p>
          </table:table-cell>
          <table:table-cell table:style-name="ce4" office:value-type="string" calcext:value-type="string">
            <text:p>The bedrooms of this hotel are small.</text:p>
          </table:table-cell>
          <table:table-cell office:value-type="string" calcext:value-type="string">
            <text:p>Chambours an ostel ma yw byghan. </text:p>
          </table:table-cell>
          <table:table-cell table:style-name="ce10" table:formula="of:=NOT(TRIM([.D390])=TRIM([.F3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gervaow yn penn an lyver.</text:p>
          </table:table-cell>
          <table:table-cell table:style-name="ce4" office:value-type="string" calcext:value-type="string">
            <text:p>There are word lists at the end of the book.</text:p>
          </table:table-cell>
          <table:table-cell office:value-type="string" calcext:value-type="string">
            <text:p>Yma gervaow yn penn an lyver. </text:p>
          </table:table-cell>
          <table:table-cell table:style-name="ce10" table:formula="of:=NOT(TRIM([.D391])=TRIM([.F3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leghes dha yns, sur.</text:p>
          </table:table-cell>
          <table:table-cell table:style-name="ce4" office:value-type="string" calcext:value-type="string">
            <text:p>They are good children certainly.</text:p>
          </table:table-cell>
          <table:table-cell office:value-type="string" calcext:value-type="string">
            <text:p>Fleghes dha yns, sur. </text:p>
          </table:table-cell>
          <table:table-cell table:style-name="ce10" table:formula="of:=NOT(TRIM([.D392])=TRIM([.F3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yvrow yw gwerthys.</text:p>
          </table:table-cell>
          <table:table-cell table:style-name="ce4" office:value-type="string" calcext:value-type="string">
            <text:p>The books are sold.</text:p>
          </table:table-cell>
          <table:table-cell office:value-type="string" calcext:value-type="string">
            <text:p>An lyvrow yw gwerthys. </text:p>
          </table:table-cell>
          <table:table-cell table:style-name="ce10" table:formula="of:=NOT(TRIM([.D393])=TRIM([.F3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rghes Tamsin yw teg, pur deg.</text:p>
          </table:table-cell>
          <table:table-cell table:style-name="ce4" office:value-type="string" calcext:value-type="string">
            <text:p>Tamsin's daughters are pretty, very pretty.</text:p>
          </table:table-cell>
          <table:table-cell office:value-type="string" calcext:value-type="string">
            <text:p>Myrghes Tamsin yw teg, pur deg. </text:p>
          </table:table-cell>
          <table:table-cell table:style-name="ce10" table:formula="of:=NOT(TRIM([.D394])=TRIM([.F3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osow byw hwath?</text:p>
          </table:table-cell>
          <table:table-cell table:style-name="ce4" office:value-type="string" calcext:value-type="string">
            <text:p>Are the plants alive still?</text:p>
          </table:table-cell>
          <table:table-cell office:value-type="string" calcext:value-type="string">
            <text:p>Yw an losow byw hwath? </text:p>
          </table:table-cell>
          <table:table-cell table:style-name="ce10" table:formula="of:=NOT(TRIM([.D395])=TRIM([.F3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da lowr, meur ras.</text:p>
          </table:table-cell>
          <table:table-cell table:style-name="ce4" office:value-type="string" calcext:value-type="string">
            <text:p>This is good enough, thanks.</text:p>
          </table:table-cell>
          <table:table-cell office:value-type="string" calcext:value-type="string">
            <text:p>Hemm yw da lowr, meur ras. </text:p>
          </table:table-cell>
          <table:table-cell table:style-name="ce10" table:formula="of:=NOT(TRIM([.D396])=TRIM([.F3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eppyth gesys?</text:p>
          </table:table-cell>
          <table:table-cell table:style-name="ce4" office:value-type="string" calcext:value-type="string">
            <text:p>Isn’t there anything left?</text:p>
          </table:table-cell>
          <table:table-cell office:value-type="string" calcext:value-type="string">
            <text:p>A nyns eus neppyth gesys? </text:p>
          </table:table-cell>
          <table:table-cell table:style-name="ce10" table:formula="of:=NOT(TRIM([.D397])=TRIM([.F3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dhe les lemmyn.</text:p>
          </table:table-cell>
          <table:table-cell table:style-name="ce4" office:value-type="string" calcext:value-type="string">
            <text:p>This is no use now.</text:p>
          </table:table-cell>
          <table:table-cell office:value-type="string" calcext:value-type="string">
            <text:p>Nyns yw hemma dhe les lemmyn. </text:p>
          </table:table-cell>
          <table:table-cell table:style-name="ce10" table:formula="of:=NOT(TRIM([.D398])=TRIM([.F3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adellow plos lowr y’n gegin!</text:p>
          </table:table-cell>
          <table:table-cell table:style-name="ce4" office:value-type="string" calcext:value-type="string">
            <text:p>There are enough dirty saucepans in the kitchen!</text:p>
          </table:table-cell>
          <table:table-cell office:value-type="string" calcext:value-type="string">
            <text:p>Yma padellow plos lowr y'n gegin! </text:p>
          </table:table-cell>
          <table:table-cell table:style-name="ce10" table:formula="of:=NOT(TRIM([.D399])=TRIM([.F3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stamp genes mar pleg? Eus!</text:p>
          </table:table-cell>
          <table:table-cell table:style-name="ce4" office:value-type="string" calcext:value-type="string">
            <text:p>Have you a stamp, please? Yes!</text:p>
          </table:table-cell>
          <table:table-cell office:value-type="string" calcext:value-type="string">
            <text:p>Eus stamp genes mar pleg? Eus! </text:p>
          </table:table-cell>
          <table:table-cell table:style-name="ce10" table:formula="of:=NOT(TRIM([.D400])=TRIM([.F4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stamp eus genes, ytho?</text:p>
          </table:table-cell>
          <table:table-cell table:style-name="ce4" office:value-type="string" calcext:value-type="string">
            <text:p>What sort of stamp do you have then?</text:p>
          </table:table-cell>
          <table:table-cell office:value-type="string" calcext:value-type="string">
            <text:p>Py par stamp eus genes, ytho? </text:p>
          </table:table-cell>
          <table:table-cell table:style-name="ce10" table:formula="of:=NOT(TRIM([.D401])=TRIM([.F4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Frynk yw pow pur vras ha pur deg.</text:p>
          </table:table-cell>
          <table:table-cell table:style-name="ce4" office:value-type="string" calcext:value-type="string">
            <text:p>France is a very big and beautiful country.</text:p>
          </table:table-cell>
          <table:table-cell office:value-type="string" calcext:value-type="string">
            <text:p>Pow Frynk yw pow pur vras ha pur deg. </text:p>
          </table:table-cell>
          <table:table-cell table:style-name="ce10" table:formula="of:=NOT(TRIM([.D402])=TRIM([.F4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traow yw gwerthys lemmyn?</text:p>
          </table:table-cell>
          <table:table-cell table:style-name="ce4" office:value-type="string" calcext:value-type="string">
            <text:p>What things are sold now?</text:p>
          </table:table-cell>
          <table:table-cell office:value-type="string" calcext:value-type="string">
            <text:p>Py traow yw gwerthys lemmyn? </text:p>
          </table:table-cell>
          <table:table-cell table:style-name="ce10" table:formula="of:=NOT(TRIM([.D403])=TRIM([.F4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owgh hwi oll konvedhes hemma?</text:p>
          </table:table-cell>
          <table:table-cell table:style-name="ce4" office:value-type="string" calcext:value-type="string">
            <text:p>Do you all understand this?</text:p>
          </table:table-cell>
          <table:table-cell office:value-type="string" calcext:value-type="string">
            <text:p>A wodhowgh hwi oll konvedhes hemma? </text:p>
          </table:table-cell>
          <table:table-cell table:style-name="ce10" table:formula="of:=NOT(TRIM([.D404])=TRIM([.F4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allow lemmyn, dell dybav.</text:p>
          </table:table-cell>
          <table:table-cell table:style-name="ce4" office:value-type="string" calcext:value-type="string">
            <text:p>We are safe now, I think.</text:p>
          </table:table-cell>
          <table:table-cell office:value-type="string" calcext:value-type="string">
            <text:p>Ni yw sallow lemmyn, dell dybav. </text:p>
          </table:table-cell>
          <table:table-cell table:style-name="ce10" table:formula="of:=NOT(TRIM([.D405])=TRIM([.F4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nebonan gesys yn hel an dre.</text:p>
          </table:table-cell>
          <table:table-cell table:style-name="ce4" office:value-type="string" calcext:value-type="string">
            <text:p>There is no-one left in the town hall.</text:p>
          </table:table-cell>
          <table:table-cell office:value-type="string" calcext:value-type="string">
            <text:p>Nyns eus nebonan gesys yn hel an dre. </text:p>
          </table:table-cell>
          <table:table-cell table:style-name="ce10" table:formula="of:=NOT(TRIM([.D406])=TRIM([.F4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bara na? brav yw, meur ras.</text:p>
          </table:table-cell>
          <table:table-cell table:style-name="ce4" office:value-type="string" calcext:value-type="string">
            <text:p>What is that bread like? It’s fine, thanks.</text:p>
          </table:table-cell>
          <table:table-cell office:value-type="string" calcext:value-type="string">
            <text:p>Fatel yw an bara na? brav yw, meur ras. </text:p>
          </table:table-cell>
          <table:table-cell table:style-name="ce10" table:formula="of:=NOT(TRIM([.D407])=TRIM([.F4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ow ma, an re byghan.</text:p>
          </table:table-cell>
          <table:table-cell table:style-name="ce4" office:value-type="string" calcext:value-type="string">
            <text:p>What are these things, the small ones?</text:p>
          </table:table-cell>
          <table:table-cell office:value-type="string" calcext:value-type="string">
            <text:p>Pyth yw an draow ma, an re byghan. </text:p>
          </table:table-cell>
          <table:table-cell table:style-name="ce10" table:formula="of:=NOT(TRIM([.D408])=TRIM([.F4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ntrow yns, dell hevel.</text:p>
          </table:table-cell>
          <table:table-cell table:style-name="ce4" office:value-type="string" calcext:value-type="string">
            <text:p>They are nails, it seems.</text:p>
          </table:table-cell>
          <table:table-cell office:value-type="string" calcext:value-type="string">
            <text:p>Kentrow yns, dell hevel. </text:p>
          </table:table-cell>
          <table:table-cell table:style-name="ce10" table:formula="of:=NOT(TRIM([.D409])=TRIM([.F4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onyow Almayn yw hir.</text:p>
          </table:table-cell>
          <table:table-cell table:style-name="ce4" office:value-type="string" calcext:value-type="string">
            <text:p>The rivers of Germany are long.</text:p>
          </table:table-cell>
          <table:table-cell office:value-type="string" calcext:value-type="string">
            <text:p>Avonyow Almayn yw hir. </text:p>
          </table:table-cell>
          <table:table-cell table:style-name="ce10" table:formula="of:=NOT(TRIM([.D410])=TRIM([.F4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yns, a nyns yns i.</text:p>
          </table:table-cell>
          <table:table-cell table:style-name="ce4" office:value-type="string" calcext:value-type="string">
            <text:p>They are lucky, aren’t they.</text:p>
          </table:table-cell>
          <table:table-cell office:value-type="string" calcext:value-type="string">
            <text:p>Feusik yns, a nyns yns i. </text:p>
          </table:table-cell>
          <table:table-cell table:style-name="ce10" table:formula="of:=NOT(TRIM([.D411])=TRIM([.F4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evow Breten Vyghan yw teg, pur deg.</text:p>
          </table:table-cell>
          <table:table-cell table:style-name="ce4" office:value-type="string" calcext:value-type="string">
            <text:p>The towns of Britttany are beautiful, very beautiful.</text:p>
          </table:table-cell>
          <table:table-cell office:value-type="string" calcext:value-type="string">
            <text:p>Trevow Breten Vyghan yw teg, pur deg. </text:p>
          </table:table-cell>
          <table:table-cell table:style-name="ce10" table:formula="of:=NOT(TRIM([.D412])=TRIM([.F4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kesten yw gras</text:p>
          </table:table-cell>
          <table:table-cell table:style-name="ce4" office:value-type="string" calcext:value-type="string">
            <text:p>The leaves of the chestnut are large.</text:p>
          </table:table-cell>
          <table:table-cell office:value-type="string" calcext:value-type="string">
            <text:p>Del an kesten yw gras </text:p>
          </table:table-cell>
          <table:table-cell table:style-name="ce10" table:formula="of:=NOT(TRIM([.D413])=TRIM([.F4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stenenn goth na yw bras.</text:p>
          </table:table-cell>
          <table:table-cell table:style-name="ce4" office:value-type="string" calcext:value-type="string">
            <text:p>That old chestnut is large.</text:p>
          </table:table-cell>
          <table:table-cell office:value-type="string" calcext:value-type="string">
            <text:p>An gestenen goth na yw bras. </text:p>
          </table:table-cell>
          <table:table-cell table:style-name="ce10" table:formula="of:=NOT(TRIM([.D414])=TRIM([.F4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 flogh yw byghan.</text:p>
          </table:table-cell>
          <table:table-cell table:style-name="ce4" office:value-type="string" calcext:value-type="string">
            <text:p>The hand of a child is small.</text:p>
          </table:table-cell>
          <table:table-cell office:value-type="string" calcext:value-type="string">
            <text:p>Dorn flogh yw byghan. </text:p>
          </table:table-cell>
          <table:table-cell table:style-name="ce10" table:formula="of:=NOT(TRIM([.D415])=TRIM([.F4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fysk war an plat na.</text:p>
          </table:table-cell>
          <table:table-cell table:style-name="ce4" office:value-type="string" calcext:value-type="string">
            <text:p>There are three fish on that plate.</text:p>
          </table:table-cell>
          <table:table-cell office:value-type="string" calcext:value-type="string">
            <text:p>Yma tri fysk war an plat na. </text:p>
          </table:table-cell>
          <table:table-cell table:style-name="ce10" table:formula="of:=NOT(TRIM([.D416])=TRIM([.F4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an yw brithel.</text:p>
          </table:table-cell>
          <table:table-cell table:style-name="ce4" office:value-type="string" calcext:value-type="string">
            <text:p>One is a mackerel.</text:p>
          </table:table-cell>
          <table:table-cell office:value-type="string" calcext:value-type="string">
            <text:p>Onan yw brithel. </text:p>
          </table:table-cell>
          <table:table-cell table:style-name="ce10" table:formula="of:=NOT(TRIM([.D417])=TRIM([.F4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eyr gwydhenn y'n lowarth.</text:p>
          </table:table-cell>
          <table:table-cell table:style-name="ce4" office:value-type="string" calcext:value-type="string">
            <text:p>There are three trees in the garden.</text:p>
          </table:table-cell>
          <table:table-cell office:value-type="string" calcext:value-type="string">
            <text:p>Yma teyr gwydhen y'n lowarth. </text:p>
          </table:table-cell>
          <table:table-cell table:style-name="ce10" table:formula="of:=NOT(TRIM([.D418])=TRIM([.F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estenenn ena.</text:p>
          </table:table-cell>
          <table:table-cell table:style-name="ce4" office:value-type="string" calcext:value-type="string">
            <text:p>There are two chestnut trees there.</text:p>
          </table:table-cell>
          <table:table-cell office:value-type="string" calcext:value-type="string">
            <text:p>Yma diw gestenen ena. </text:p>
          </table:table-cell>
          <table:table-cell table:style-name="ce10" table:formula="of:=NOT(TRIM([.D419])=TRIM([.F4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rghans yw tanow lemmyn.</text:p>
          </table:table-cell>
          <table:table-cell table:style-name="ce4" office:value-type="string" calcext:value-type="string">
            <text:p>Money is scarce now.</text:p>
          </table:table-cell>
          <table:table-cell office:value-type="string" calcext:value-type="string">
            <text:p>An arghans yw tanow lemmyn. </text:p>
          </table:table-cell>
          <table:table-cell table:style-name="ce10" table:formula="of:=NOT(TRIM([.D420])=TRIM([.F4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arghans lowr rag boes.</text:p>
          </table:table-cell>
          <table:table-cell table:style-name="ce4" office:value-type="string" calcext:value-type="string">
            <text:p>There is not enough money for food.</text:p>
          </table:table-cell>
          <table:table-cell office:value-type="string" calcext:value-type="string">
            <text:p>Nyns eus arghans lowr rag boos. </text:p>
          </table:table-cell>
          <table:table-cell table:style-name="ce10" table:formula="of:=NOT(TRIM([.D421])=TRIM([.F4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hew wour na yw parow, dell hevel.</text:p>
          </table:table-cell>
          <table:table-cell table:style-name="ce4" office:value-type="string" calcext:value-type="string">
            <text:p>Those two men are equals, it seems.</text:p>
          </table:table-cell>
          <table:table-cell office:value-type="string" calcext:value-type="string">
            <text:p>An dhew wour na yw parow, dell hevel. </text:p>
          </table:table-cell>
          <table:table-cell table:style-name="ce10" table:formula="of:=NOT(TRIM([.D422])=TRIM([.F4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s sur, nyns yw an dhiw venyn parow.</text:p>
          </table:table-cell>
          <table:table-cell table:style-name="ce4" office:value-type="string" calcext:value-type="string">
            <text:p>But certainly, the two women are not equals.</text:p>
          </table:table-cell>
          <table:table-cell office:value-type="string" calcext:value-type="string">
            <text:p>Mes sur, nyns yw an dhiw venyn parow. </text:p>
          </table:table-cell>
          <table:table-cell table:style-name="ce10" table:formula="of:=NOT(TRIM([.D423])=TRIM([.F4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mebyl yw diw voes koth ha peder kador.</text:p>
          </table:table-cell>
          <table:table-cell table:style-name="ce4" office:value-type="string" calcext:value-type="string">
            <text:p>All the furniture is two old tables and four chairs.</text:p>
          </table:table-cell>
          <table:table-cell office:value-type="string" calcext:value-type="string">
            <text:p>Oll an mebyl yw diw voos koth ha peder kador. </text:p>
          </table:table-cell>
          <table:table-cell table:style-name="ce10" table:formula="of:=NOT(TRIM([.D424])=TRIM([.F4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karr a-rag an chi.</text:p>
          </table:table-cell>
          <table:table-cell table:style-name="ce4" office:value-type="string" calcext:value-type="string">
            <text:p>There is one car in front of the house.</text:p>
          </table:table-cell>
          <table:table-cell office:value-type="string" calcext:value-type="string">
            <text:p>Yma unn karr a-rag an chi. </text:p>
          </table:table-cell>
          <table:table-cell table:style-name="ce10" table:formula="of:=NOT(TRIM([.D425])=TRIM([.F4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ostel yn kres an dre?</text:p>
          </table:table-cell>
          <table:table-cell table:style-name="ce4" office:value-type="string" calcext:value-type="string">
            <text:p>Is there an hotel in the town centre?</text:p>
          </table:table-cell>
          <table:table-cell office:value-type="string" calcext:value-type="string">
            <text:p>Eus ostel yn kres an dre? </text:p>
          </table:table-cell>
          <table:table-cell table:style-name="ce10" table:formula="of:=NOT(TRIM([.D426])=TRIM([.F4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pymp ostel ena.</text:p>
          </table:table-cell>
          <table:table-cell table:style-name="ce4" office:value-type="string" calcext:value-type="string">
            <text:p>Yes! There are five hotels there.</text:p>
          </table:table-cell>
          <table:table-cell office:value-type="string" calcext:value-type="string">
            <text:p>Eus! Yma pymp ostel ena. </text:p>
          </table:table-cell>
          <table:table-cell table:style-name="ce10" table:formula="of:=NOT(TRIM([.D427])=TRIM([.F4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teyr henter ytho!</text:p>
          </table:table-cell>
          <table:table-cell table:style-name="ce4" office:value-type="string" calcext:value-type="string">
            <text:p>Take three nails then!</text:p>
          </table:table-cell>
          <table:table-cell office:value-type="string" calcext:value-type="string">
            <text:p>Kemmer teyr henter ytho! </text:p>
          </table:table-cell>
          <table:table-cell table:style-name="ce10" table:formula="of:=NOT(TRIM([.D428])=TRIM([.F4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ek mowes ha trydhek maw oll warbarth.</text:p>
          </table:table-cell>
          <table:table-cell table:style-name="ce4" office:value-type="string" calcext:value-type="string">
            <text:p>There are eleven girls and thirteen boys all together.</text:p>
          </table:table-cell>
          <table:table-cell office:value-type="string" calcext:value-type="string">
            <text:p>Yma unnek mowes ha trydhek maw oll warbarth. </text:p>
          </table:table-cell>
          <table:table-cell table:style-name="ce10" table:formula="of:=NOT(TRIM([.D429])=TRIM([.F4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hwegynn gesys, dell dybav.</text:p>
          </table:table-cell>
          <table:table-cell table:style-name="ce4" office:value-type="string" calcext:value-type="string">
            <text:p>There are ten sweets left, I think.</text:p>
          </table:table-cell>
          <table:table-cell office:value-type="string" calcext:value-type="string">
            <text:p>Yma deg hwegyn gesys, dell dybav. </text:p>
          </table:table-cell>
          <table:table-cell table:style-name="ce10" table:formula="of:=NOT(TRIM([.D430])=TRIM([.F4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garrek pur vras ena.</text:p>
          </table:table-cell>
          <table:table-cell table:style-name="ce4" office:value-type="string" calcext:value-type="string">
            <text:p>There is one very large rock there.</text:p>
          </table:table-cell>
          <table:table-cell office:value-type="string" calcext:value-type="string">
            <text:p>Yma unn garrek pur vras ena. </text:p>
          </table:table-cell>
          <table:table-cell table:style-name="ce10" table:formula="of:=NOT(TRIM([.D431])=TRIM([.F4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teyr delenn rudh war an leur.</text:p>
          </table:table-cell>
          <table:table-cell table:style-name="ce4" office:value-type="string" calcext:value-type="string">
            <text:p>Look there are three red leaves on the ground.</text:p>
          </table:table-cell>
          <table:table-cell office:value-type="string" calcext:value-type="string">
            <text:p>Ottena teyr delen rudh war an leur. </text:p>
          </table:table-cell>
          <table:table-cell table:style-name="ce10" table:formula="of:=NOT(TRIM([.D432])=TRIM([.F4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eswar stamp gesys y'n lyver.</text:p>
          </table:table-cell>
          <table:table-cell table:style-name="ce4" office:value-type="string" calcext:value-type="string">
            <text:p>There are four stamps left in the book.</text:p>
          </table:table-cell>
          <table:table-cell office:value-type="string" calcext:value-type="string">
            <text:p>Yma peswar stamp gesys y'n lyver. </text:p>
          </table:table-cell>
          <table:table-cell table:style-name="ce10" table:formula="of:=NOT(TRIM([.D433])=TRIM([.F4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gens lyver yw gwerthys lemmyn.</text:p>
          </table:table-cell>
          <table:table-cell table:style-name="ce4" office:value-type="string" calcext:value-type="string">
            <text:p>Twenty books are sold now.</text:p>
          </table:table-cell>
          <table:table-cell office:value-type="string" calcext:value-type="string">
            <text:p>Ugens lyver yw gwerthys lemmyn. </text:p>
          </table:table-cell>
          <table:table-cell table:style-name="ce10" table:formula="of:=NOT(TRIM([.D434])=TRIM([.F4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wetek plat byghan war an lestrier?</text:p>
          </table:table-cell>
          <table:table-cell table:style-name="ce4" office:value-type="string" calcext:value-type="string">
            <text:p>Are there sixteen small plates on the dresser?</text:p>
          </table:table-cell>
          <table:table-cell office:value-type="string" calcext:value-type="string">
            <text:p>Eus hwetek plat byghan war an lestrier? </text:p>
          </table:table-cell>
          <table:table-cell table:style-name="ce10" table:formula="of:=NOT(TRIM([.D435])=TRIM([.F4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tri flogh fol.</text:p>
          </table:table-cell>
          <table:table-cell table:style-name="ce4" office:value-type="string" calcext:value-type="string">
            <text:p>They are three foolish children.</text:p>
          </table:table-cell>
          <table:table-cell office:value-type="string" calcext:value-type="string">
            <text:p>I yw tri flogh fol. </text:p>
          </table:table-cell>
          <table:table-cell table:style-name="ce10" table:formula="of:=NOT(TRIM([.D436])=TRIM([.F4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gwydh ma yw tanow.</text:p>
          </table:table-cell>
          <table:table-cell table:style-name="ce4" office:value-type="string" calcext:value-type="string">
            <text:p>The leaves of these trees are thin.</text:p>
          </table:table-cell>
          <table:table-cell office:value-type="string" calcext:value-type="string">
            <text:p>Del an gwydh ma yw tanow. </text:p>
          </table:table-cell>
          <table:table-cell table:style-name="ce10" table:formula="of:=NOT(TRIM([.D437])=TRIM([.F4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oes lowr gesys rag an ki?</text:p>
          </table:table-cell>
          <table:table-cell table:style-name="ce4" office:value-type="string" calcext:value-type="string">
            <text:p>Is there enough food left for the dog?</text:p>
          </table:table-cell>
          <table:table-cell office:value-type="string" calcext:value-type="string">
            <text:p>Eus boos lowr gesys rag an ki? </text:p>
          </table:table-cell>
          <table:table-cell table:style-name="ce10" table:formula="of:=NOT(TRIM([.D438])=TRIM([.F4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! Yma boes war blat y'n gegin</text:p>
          </table:table-cell>
          <table:table-cell table:style-name="ce4" office:value-type="string" calcext:value-type="string">
            <text:p>Yes! There is food on a plate in the kitchen.</text:p>
          </table:table-cell>
          <table:table-cell office:value-type="string" calcext:value-type="string">
            <text:p>Eus! Yma boos war blat y'n gegin </text:p>
          </table:table-cell>
          <table:table-cell table:style-name="ce10" table:formula="of:=NOT(TRIM([.D439])=TRIM([.F4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yw hir, re hir.</text:p>
          </table:table-cell>
          <table:table-cell table:style-name="ce4" office:value-type="string" calcext:value-type="string">
            <text:p>The word list is long, too long.</text:p>
          </table:table-cell>
          <table:table-cell office:value-type="string" calcext:value-type="string">
            <text:p>An erva yw hir, re hir. </text:p>
          </table:table-cell>
          <table:table-cell table:style-name="ce10" table:formula="of:=NOT(TRIM([.D440])=TRIM([.F4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re na, an tri thra dhu na ena? Ny wonn!</text:p>
          </table:table-cell>
          <table:table-cell table:style-name="ce4" office:value-type="string" calcext:value-type="string">
            <text:p>What are those, those three black things there? I don't know.</text:p>
          </table:table-cell>
          <table:table-cell office:value-type="string" calcext:value-type="string">
            <text:p>Pyth yw an re na, an tri thra dhu na ena? Ny wonn! </text:p>
          </table:table-cell>
          <table:table-cell table:style-name="ce10" table:formula="of:=NOT(TRIM([.D441])=TRIM([.F4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Maria. Fatla genes?</text:p>
          </table:table-cell>
          <table:table-cell table:style-name="ce4" office:value-type="string" calcext:value-type="string">
            <text:p>Good afternoon, Mary. How are you?</text:p>
          </table:table-cell>
          <table:table-cell office:value-type="string" calcext:value-type="string">
            <text:p>Dohajedh da, Maria. Fatla genes? </text:p>
          </table:table-cell>
          <table:table-cell table:style-name="ce10" table:formula="of:=NOT(TRIM([.D442])=TRIM([.F4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, meur ras.</text:p>
          </table:table-cell>
          <table:table-cell table:style-name="ce4" office:value-type="string" calcext:value-type="string">
            <text:p>Fine, thanks.</text:p>
          </table:table-cell>
          <table:table-cell office:value-type="string" calcext:value-type="string">
            <text:p>Brav, meur ras. </text:p>
          </table:table-cell>
          <table:table-cell table:style-name="ce10" table:formula="of:=NOT(TRIM([.D443])=TRIM([.F4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eyth kaner oll warbarth.</text:p>
          </table:table-cell>
          <table:table-cell table:style-name="ce4" office:value-type="string" calcext:value-type="string">
            <text:p>We are seven singers altogether.</text:p>
          </table:table-cell>
          <table:table-cell office:value-type="string" calcext:value-type="string">
            <text:p>Ni yw seyth kaner oll warbarth. </text:p>
          </table:table-cell>
          <table:table-cell table:style-name="ce10" table:formula="of:=NOT(TRIM([.D444])=TRIM([.F4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hew garr?</text:p>
          </table:table-cell>
          <table:table-cell table:style-name="ce4" office:value-type="string" calcext:value-type="string">
            <text:p>What are the two cars like?</text:p>
          </table:table-cell>
          <table:table-cell office:value-type="string" calcext:value-type="string">
            <text:p>Fatel yw an dhew garr? </text:p>
          </table:table-cell>
          <table:table-cell table:style-name="ce10" table:formula="of:=NOT(TRIM([.D445])=TRIM([.F4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an yw rudh hag onan yw du.</text:p>
          </table:table-cell>
          <table:table-cell table:style-name="ce4" office:value-type="string" calcext:value-type="string">
            <text:p>One is red and one is black.</text:p>
          </table:table-cell>
          <table:table-cell office:value-type="string" calcext:value-type="string">
            <text:p>Onan yw rudh hag onan yw du. </text:p>
          </table:table-cell>
          <table:table-cell table:style-name="ce10" table:formula="of:=NOT(TRIM([.D446])=TRIM([.F4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van ma yw re verr. Eus onan hir genes?</text:p>
          </table:table-cell>
          <table:table-cell table:style-name="ce4" office:value-type="string" calcext:value-type="string">
            <text:p>This rope is too short. Have you a long one?</text:p>
          </table:table-cell>
          <table:table-cell office:value-type="string" calcext:value-type="string">
            <text:p>An lovan ma yw re verr. Eus onan hir genes? </text:p>
          </table:table-cell>
          <table:table-cell table:style-name="ce10" table:formula="of:=NOT(TRIM([.D447])=TRIM([.F4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ma yw an re poes.</text:p>
          </table:table-cell>
          <table:table-cell table:style-name="ce4" office:value-type="string" calcext:value-type="string">
            <text:p>These two chairs are the heavy ones.</text:p>
          </table:table-cell>
          <table:table-cell office:value-type="string" calcext:value-type="string">
            <text:p>An dhiw gador ma yw an re poos. </text:p>
          </table:table-cell>
          <table:table-cell table:style-name="ce10" table:formula="of:=NOT(TRIM([.D448])=TRIM([.F4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re na - an dus koth?</text:p>
          </table:table-cell>
          <table:table-cell table:style-name="ce4" office:value-type="string" calcext:value-type="string">
            <text:p>Who are those - the old people?</text:p>
          </table:table-cell>
          <table:table-cell office:value-type="string" calcext:value-type="string">
            <text:p>Piw yw an re na - an dus koth? </text:p>
          </table:table-cell>
          <table:table-cell table:style-name="ce10" table:formula="of:=NOT(TRIM([.D449])=TRIM([.F4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our yw tas-gwynn Lowena mes ny wonn piw yw an venyn.</text:p>
          </table:table-cell>
          <table:table-cell table:style-name="ce4" office:value-type="string" calcext:value-type="string">
            <text:p>The man is Lowena's grandfather but I don't know who the woman is.</text:p>
          </table:table-cell>
          <table:table-cell office:value-type="string" calcext:value-type="string">
            <text:p>An gour yw tas-gwyn Lowena mes ny wonn piw yw an venyn. </text:p>
          </table:table-cell>
          <table:table-cell table:style-name="ce10" table:formula="of:=NOT(TRIM([.D450])=TRIM([.F4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el yw an re ma?</text:p>
          </table:table-cell>
          <table:table-cell table:style-name="ce4" office:value-type="string" calcext:value-type="string">
            <text:p>What sort of leaves are these?</text:p>
          </table:table-cell>
          <table:table-cell office:value-type="string" calcext:value-type="string">
            <text:p>Py par del yw an re ma? </text:p>
          </table:table-cell>
          <table:table-cell table:style-name="ce10" table:formula="of:=NOT(TRIM([.D451])=TRIM([.F4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derow yns, dell dybav.</text:p>
          </table:table-cell>
          <table:table-cell table:style-name="ce4" office:value-type="string" calcext:value-type="string">
            <text:p>Oak leaves, I think.</text:p>
          </table:table-cell>
          <table:table-cell office:value-type="string" calcext:value-type="string">
            <text:p>Del derow yns, dell dybav. </text:p>
          </table:table-cell>
          <table:table-cell table:style-name="ce10" table:formula="of:=NOT(TRIM([.D452])=TRIM([.F4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ewnter Tamsin.</text:p>
          </table:table-cell>
          <table:table-cell table:style-name="ce4" office:value-type="string" calcext:value-type="string">
            <text:p>Tamsin's uncle has a cold.</text:p>
          </table:table-cell>
          <table:table-cell office:value-type="string" calcext:value-type="string">
            <text:p>Yma anwos war ewnter Tamsin. </text:p>
          </table:table-cell>
          <table:table-cell table:style-name="ce10" table:formula="of:=NOT(TRIM([.D453])=TRIM([.F4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mma da.</text:p>
          </table:table-cell>
          <table:table-cell table:style-name="ce4" office:value-type="string" calcext:value-type="string">
            <text:p>This is not good.</text:p>
          </table:table-cell>
          <table:table-cell office:value-type="string" calcext:value-type="string">
            <text:p>Nyns yw homma da. </text:p>
          </table:table-cell>
          <table:table-cell table:style-name="ce10" table:formula="of:=NOT(TRIM([.D454])=TRIM([.F4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eur yw hi lemmyn?</text:p>
          </table:table-cell>
          <table:table-cell table:style-name="ce4" office:value-type="string" calcext:value-type="string">
            <text:p>What time is it now?</text:p>
          </table:table-cell>
          <table:table-cell office:value-type="string" calcext:value-type="string">
            <text:p>Py eur yw hi lemmyn? </text:p>
          </table:table-cell>
          <table:table-cell table:style-name="ce10" table:formula="of:=NOT(TRIM([.D455])=TRIM([.F4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th eur marnas ugens mynysenn yw hi.</text:p>
          </table:table-cell>
          <table:table-cell table:style-name="ce4" office:value-type="string" calcext:value-type="string">
            <text:p>It's twenty to eight.</text:p>
          </table:table-cell>
          <table:table-cell office:value-type="string" calcext:value-type="string">
            <text:p>Eth eur marnas ugens mynysen yw hi. </text:p>
          </table:table-cell>
          <table:table-cell table:style-name="ce10" table:formula="of:=NOT(TRIM([.D456])=TRIM([.F4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warter wosa deg eur yw hi.</text:p>
          </table:table-cell>
          <table:table-cell table:style-name="ce4" office:value-type="string" calcext:value-type="string">
            <text:p>It's a quarter past ten.</text:p>
          </table:table-cell>
          <table:table-cell office:value-type="string" calcext:value-type="string">
            <text:p>Kwarter wosa deg eur yw hi. </text:p>
          </table:table-cell>
          <table:table-cell table:style-name="ce10" table:formula="of:=NOT(TRIM([.D457])=TRIM([.F4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nnek eur poran yw hi.</text:p>
          </table:table-cell>
          <table:table-cell table:style-name="ce4" office:value-type="string" calcext:value-type="string">
            <text:p>It's exactly eleven o'clock.</text:p>
          </table:table-cell>
          <table:table-cell office:value-type="string" calcext:value-type="string">
            <text:p>Unnek eur poran yw hi. </text:p>
          </table:table-cell>
          <table:table-cell table:style-name="ce10" table:formula="of:=NOT(TRIM([.D458])=TRIM([.F4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mynysenn warn ugens dhe hwegh eur yw hi.</text:p>
          </table:table-cell>
          <table:table-cell table:style-name="ce4" office:value-type="string" calcext:value-type="string">
            <text:p>It's twenty-three minutes to six.</text:p>
          </table:table-cell>
          <table:table-cell office:value-type="string" calcext:value-type="string">
            <text:p>Teyr mynysen warn ugens dhe hwegh eur yw hi. </text:p>
          </table:table-cell>
          <table:table-cell table:style-name="ce10" table:formula="of:=NOT(TRIM([.D459])=TRIM([.F45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eur hanter yw hi.</text:p>
          </table:table-cell>
          <table:table-cell table:style-name="ce4" office:value-type="string" calcext:value-type="string">
            <text:p>It's half past five.</text:p>
          </table:table-cell>
          <table:table-cell office:value-type="string" calcext:value-type="string">
            <text:p>Pymp eur hanter yw hi. </text:p>
          </table:table-cell>
          <table:table-cell table:style-name="ce10" table:formula="of:=NOT(TRIM([.D460])=TRIM([.F4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dydh poran yw hi.</text:p>
          </table:table-cell>
          <table:table-cell table:style-name="ce4" office:value-type="string" calcext:value-type="string">
            <text:p>It's exactly midday.</text:p>
          </table:table-cell>
          <table:table-cell office:value-type="string" calcext:value-type="string">
            <text:p>Hanter dydh poran yw hi. </text:p>
          </table:table-cell>
          <table:table-cell table:style-name="ce10" table:formula="of:=NOT(TRIM([.D461])=TRIM([.F4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warter wosa naw eur yw hi.</text:p>
          </table:table-cell>
          <table:table-cell table:style-name="ce4" office:value-type="string" calcext:value-type="string">
            <text:p>It's about a quarter past nine.</text:p>
          </table:table-cell>
          <table:table-cell office:value-type="string" calcext:value-type="string">
            <text:p>A-dro dhe gwarter wosa naw eur yw hi. </text:p>
          </table:table-cell>
          <table:table-cell table:style-name="ce10" table:formula="of:=NOT(TRIM([.D462])=TRIM([.F4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kuntelles, mar pleg?</text:p>
          </table:table-cell>
          <table:table-cell table:style-name="ce4" office:value-type="string" calcext:value-type="string">
            <text:p>At what time is the meeting, please?</text:p>
          </table:table-cell>
          <table:table-cell office:value-type="string" calcext:value-type="string">
            <text:p>Dhe by eur yth yw an kuntelles, mar pleg? </text:p>
          </table:table-cell>
          <table:table-cell table:style-name="ce10" table:formula="of:=NOT(TRIM([.D463])=TRIM([.F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seyth eur hanter, dell dybav.</text:p>
          </table:table-cell>
          <table:table-cell table:style-name="ce4" office:value-type="string" calcext:value-type="string">
            <text:p>At half past seven, I think.</text:p>
          </table:table-cell>
          <table:table-cell office:value-type="string" calcext:value-type="string">
            <text:p>Dhe seyth eur hanter, dell dybav. </text:p>
          </table:table-cell>
          <table:table-cell table:style-name="ce10" table:formula="of:=NOT(TRIM([.D464])=TRIM([.F4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kyttrin dhe Druru, mar pleg?</text:p>
          </table:table-cell>
          <table:table-cell table:style-name="ce4" office:value-type="string" calcext:value-type="string">
            <text:p>At what time is the next bus to Truro, please?</text:p>
          </table:table-cell>
          <table:table-cell office:value-type="string" calcext:value-type="string">
            <text:p>Dhe by eur yth yw an nessa kettrin dhe Druru, mar pleg? </text:p>
          </table:table-cell>
          <table:table-cell table:style-name="ce10" table:formula="of:=NOT(TRIM([.D465])=TRIM([.F4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kyttrin dhe Druru kyns peder eur.</text:p>
          </table:table-cell>
          <table:table-cell table:style-name="ce4" office:value-type="string" calcext:value-type="string">
            <text:p>There is no bus to Truro before four o'clock.</text:p>
          </table:table-cell>
          <table:table-cell office:value-type="string" calcext:value-type="string">
            <text:p>Nyns eus kettrin dhe Druru kyns peder eur. </text:p>
          </table:table-cell>
          <table:table-cell table:style-name="ce10" table:formula="of:=NOT(TRIM([.D466])=TRIM([.F4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prys boes?</text:p>
          </table:table-cell>
          <table:table-cell table:style-name="ce4" office:value-type="string" calcext:value-type="string">
            <text:p>At what time is the next meal?</text:p>
          </table:table-cell>
          <table:table-cell office:value-type="string" calcext:value-type="string">
            <text:p>Dhe by eur yth yw an nessa prys boos? </text:p>
          </table:table-cell>
          <table:table-cell table:style-name="ce10" table:formula="of:=NOT(TRIM([.D467])=TRIM([.F4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nn.</text:p>
          </table:table-cell>
          <table:table-cell table:style-name="ce4" office:value-type="string" calcext:value-type="string">
            <text:p>I don't know.</text:p>
          </table:table-cell>
          <table:table-cell office:value-type="string" calcext:value-type="string">
            <text:p>Ny wonn. </text:p>
          </table:table-cell>
          <table:table-cell table:style-name="ce10" table:formula="of:=NOT(TRIM([.D468])=TRIM([.F4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kerdh hir mes brav yw</text:p>
          </table:table-cell>
          <table:table-cell table:style-name="ce4" office:value-type="string" calcext:value-type="string">
            <text:p>This is a long walk but it's grand.</text:p>
          </table:table-cell>
          <table:table-cell office:value-type="string" calcext:value-type="string">
            <text:p>Hemm yw kerdh hir mes brav yw </text:p>
          </table:table-cell>
          <table:table-cell table:style-name="ce10" table:formula="of:=NOT(TRIM([.D469])=TRIM([.F4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i parys?</text:p>
          </table:table-cell>
          <table:table-cell table:style-name="ce4" office:value-type="string" calcext:value-type="string">
            <text:p>Is lunch ready?</text:p>
          </table:table-cell>
          <table:table-cell office:value-type="string" calcext:value-type="string">
            <text:p>Yw an li parys? </text:p>
          </table:table-cell>
          <table:table-cell table:style-name="ce10" table:formula="of:=NOT(TRIM([.D470])=TRIM([.F4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. Yma hi war an voes y'n gegin.</text:p>
          </table:table-cell>
          <table:table-cell table:style-name="ce4" office:value-type="string" calcext:value-type="string">
            <text:p>Yes. It's on the kitchen table.</text:p>
          </table:table-cell>
          <table:table-cell office:value-type="string" calcext:value-type="string">
            <text:p>Yw. Yma hi war an voos y'n gegin. </text:p>
          </table:table-cell>
          <table:table-cell table:style-name="ce10" table:formula="of:=NOT(TRIM([.D471])=TRIM([.F4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iwes eus dhe brys koen?</text:p>
          </table:table-cell>
          <table:table-cell table:style-name="ce4" office:value-type="string" calcext:value-type="string">
            <text:p>What kind of drink is there at dinner?</text:p>
          </table:table-cell>
          <table:table-cell office:value-type="string" calcext:value-type="string">
            <text:p>Py par diwes eus dhe brys kon? </text:p>
          </table:table-cell>
          <table:table-cell table:style-name="ce10" table:formula="of:=NOT(TRIM([.D472])=TRIM([.F4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o korev po gwin gans an goen.</text:p>
          </table:table-cell>
          <table:table-cell table:style-name="ce4" office:value-type="string" calcext:value-type="string">
            <text:p>There is beer or wine with the dinner.</text:p>
          </table:table-cell>
          <table:table-cell office:value-type="string" calcext:value-type="string">
            <text:p>Yma po korev po gwin gans an goon. </text:p>
          </table:table-cell>
          <table:table-cell table:style-name="ce10" table:formula="of:=NOT(TRIM([.D473])=TRIM([.F4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 Tom - dha weles wosa prys te.</text:p>
          </table:table-cell>
          <table:table-cell table:style-name="ce4" office:value-type="string" calcext:value-type="string">
            <text:p>Goodbye Tom - see you after tea.</text:p>
          </table:table-cell>
          <table:table-cell office:value-type="string" calcext:value-type="string">
            <text:p>Duw genes Tom - dha weles wosa prys te. </text:p>
          </table:table-cell>
          <table:table-cell table:style-name="ce10" table:formula="of:=NOT(TRIM([.D474])=TRIM([.F4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karr Mrs Trewartha?</text:p>
          </table:table-cell>
          <table:table-cell table:style-name="ce4" office:value-type="string" calcext:value-type="string">
            <text:p>What is Mrs Trewartha's car like?</text:p>
          </table:table-cell>
          <table:table-cell office:value-type="string" calcext:value-type="string">
            <text:p>Fatel yw karr Mrs Trewartha? </text:p>
          </table:table-cell>
          <table:table-cell table:style-name="ce10" table:formula="of:=NOT(TRIM([.D475])=TRIM([.F4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kav yw ev, dell hevel.</text:p>
          </table:table-cell>
          <table:table-cell table:style-name="ce4" office:value-type="string" calcext:value-type="string">
            <text:p>It's very fast, it seems.</text:p>
          </table:table-cell>
          <table:table-cell office:value-type="string" calcext:value-type="string">
            <text:p>Pur skav yw ev, dell hevel. </text:p>
          </table:table-cell>
          <table:table-cell table:style-name="ce10" table:formula="of:=NOT(TRIM([.D476])=TRIM([.F4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olow lowr rag an redyans?</text:p>
          </table:table-cell>
          <table:table-cell table:style-name="ce4" office:value-type="string" calcext:value-type="string">
            <text:p>Is there enough light for the reading?</text:p>
          </table:table-cell>
          <table:table-cell office:value-type="string" calcext:value-type="string">
            <text:p>Eus golow lowr rag an redyans? </text:p>
          </table:table-cell>
          <table:table-cell table:style-name="ce10" table:formula="of:=NOT(TRIM([.D477])=TRIM([.F4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eus. Re dewl yw hi.</text:p>
          </table:table-cell>
          <table:table-cell table:style-name="ce4" office:value-type="string" calcext:value-type="string">
            <text:p>No. It's too dark.</text:p>
          </table:table-cell>
          <table:table-cell office:value-type="string" calcext:value-type="string">
            <text:p>Nag eus. Re dewl yw hi. </text:p>
          </table:table-cell>
          <table:table-cell table:style-name="ce10" table:formula="of:=NOT(TRIM([.D478])=TRIM([.F4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spas lowr y'n le na lemmyn.</text:p>
          </table:table-cell>
          <table:table-cell table:style-name="ce4" office:value-type="string" calcext:value-type="string">
            <text:p>There is enough room in that place now.</text:p>
          </table:table-cell>
          <table:table-cell office:value-type="string" calcext:value-type="string">
            <text:p>Yma spas lowr y'n le na lemmyn. </text:p>
          </table:table-cell>
          <table:table-cell table:style-name="ce10" table:formula="of:=NOT(TRIM([.D479])=TRIM([.F4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ur kloppek yw ev.</text:p>
          </table:table-cell>
          <table:table-cell table:style-name="ce4" office:value-type="string" calcext:value-type="string">
            <text:p>He is a lame man.</text:p>
          </table:table-cell>
          <table:table-cell office:value-type="string" calcext:value-type="string">
            <text:p>Gour kloppek yw ev. </text:p>
          </table:table-cell>
          <table:table-cell table:style-name="ce10" table:formula="of:=NOT(TRIM([.D480])=TRIM([.F4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aper ma yw plos.</text:p>
          </table:table-cell>
          <table:table-cell table:style-name="ce4" office:value-type="string" calcext:value-type="string">
            <text:p>This paper is dirty.</text:p>
          </table:table-cell>
          <table:table-cell office:value-type="string" calcext:value-type="string">
            <text:p>An paper ma yw plos. </text:p>
          </table:table-cell>
          <table:table-cell table:style-name="ce10" table:formula="of:=NOT(TRIM([.D481])=TRIM([.F4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korev yw da?</text:p>
          </table:table-cell>
          <table:table-cell table:style-name="ce4" office:value-type="string" calcext:value-type="string">
            <text:p>What kind of beer is good?</text:p>
          </table:table-cell>
          <table:table-cell office:value-type="string" calcext:value-type="string">
            <text:p>Py par korev yw da? </text:p>
          </table:table-cell>
          <table:table-cell table:style-name="ce10" table:formula="of:=NOT(TRIM([.D482])=TRIM([.F4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rev kernewek, sur.</text:p>
          </table:table-cell>
          <table:table-cell table:style-name="ce4" office:value-type="string" calcext:value-type="string">
            <text:p>Cornish beer, of course.</text:p>
          </table:table-cell>
          <table:table-cell office:value-type="string" calcext:value-type="string">
            <text:p>Korev kernewek, sur. </text:p>
          </table:table-cell>
          <table:table-cell table:style-name="ce10" table:formula="of:=NOT(TRIM([.D483])=TRIM([.F4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 an chi yw rudh.</text:p>
          </table:table-cell>
          <table:table-cell table:style-name="ce4" office:value-type="string" calcext:value-type="string">
            <text:p>The roof of the house is red.</text:p>
          </table:table-cell>
          <table:table-cell office:value-type="string" calcext:value-type="string">
            <text:p>To an chi yw rudh. </text:p>
          </table:table-cell>
          <table:table-cell table:style-name="ce10" table:formula="of:=NOT(TRIM([.D484])=TRIM([.F4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rdh hir yw dhe'n eglos.</text:p>
          </table:table-cell>
          <table:table-cell table:style-name="ce4" office:value-type="string" calcext:value-type="string">
            <text:p>It's a long walk to the church.</text:p>
          </table:table-cell>
          <table:table-cell office:value-type="string" calcext:value-type="string">
            <text:p>Kerdh hir yw dhe'n eglos. </text:p>
          </table:table-cell>
          <table:table-cell table:style-name="ce10" table:formula="of:=NOT(TRIM([.D485])=TRIM([.F4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  <table:table-cell office:value-type="string" calcext:value-type="string">
            <text:p>Ple'ma Yowan? </text:p>
          </table:table-cell>
          <table:table-cell table:style-name="ce10" table:formula="of:=NOT(TRIM([.D486])=TRIM([.F4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  <table:table-cell office:value-type="string" calcext:value-type="string">
            <text:p>Y'n lowarth (yma ev). </text:p>
          </table:table-cell>
          <table:table-cell table:style-name="ce10" table:formula="of:=NOT(TRIM([.D487])=TRIM([.F4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  <table:table-cell office:value-type="string" calcext:value-type="string">
            <text:p>Ple'ma Tamsin? </text:p>
          </table:table-cell>
          <table:table-cell table:style-name="ce10" table:formula="of:=NOT(TRIM([.D488])=TRIM([.F4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  <table:table-cell office:value-type="string" calcext:value-type="string">
            <text:p>Y'n gegin (yma hi). </text:p>
          </table:table-cell>
          <table:table-cell table:style-name="ce10" table:formula="of:=NOT(TRIM([.D489])=TRIM([.F4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  <table:table-cell office:value-type="string" calcext:value-type="string">
            <text:p>Ple'ma an karr? </text:p>
          </table:table-cell>
          <table:table-cell table:style-name="ce10" table:formula="of:=NOT(TRIM([.D490])=TRIM([.F4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  <table:table-cell office:value-type="string" calcext:value-type="string">
            <text:p>Y'n karrji (yma ev). </text:p>
          </table:table-cell>
          <table:table-cell table:style-name="ce10" table:formula="of:=NOT(TRIM([.D491])=TRIM([.F4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  <table:table-cell office:value-type="string" calcext:value-type="string">
            <text:p>Ple'ma gweder bras? </text:p>
          </table:table-cell>
          <table:table-cell table:style-name="ce10" table:formula="of:=NOT(TRIM([.D492])=TRIM([.F4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  <table:table-cell office:value-type="string" calcext:value-type="string">
            <text:p>Y'n hel (yma onan). </text:p>
          </table:table-cell>
          <table:table-cell table:style-name="ce10" table:formula="of:=NOT(TRIM([.D493])=TRIM([.F4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  <table:table-cell office:value-type="string" calcext:value-type="string">
            <text:p>Ple'ma'n skathow? </text:p>
          </table:table-cell>
          <table:table-cell table:style-name="ce10" table:formula="of:=NOT(TRIM([.D494])=TRIM([.F4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  <table:table-cell office:value-type="string" calcext:value-type="string">
            <text:p>Y'n porth (ymons i). </text:p>
          </table:table-cell>
          <table:table-cell table:style-name="ce10" table:formula="of:=NOT(TRIM([.D495])=TRIM([.F4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  <table:table-cell office:value-type="string" calcext:value-type="string">
            <text:p>Ple'ma spisti Mr Pennros? </text:p>
          </table:table-cell>
          <table:table-cell table:style-name="ce10" table:formula="of:=NOT(TRIM([.D496])=TRIM([.F4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  <table:table-cell office:value-type="string" calcext:value-type="string">
            <text:p>Yn kres an dre (yma ev). </text:p>
          </table:table-cell>
          <table:table-cell table:style-name="ce10" table:formula="of:=NOT(TRIM([.D497])=TRIM([.F4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  <table:table-cell office:value-type="string" calcext:value-type="string">
            <text:p>Ple'ma an byskadoryon ytho? </text:p>
          </table:table-cell>
          <table:table-cell table:style-name="ce10" table:formula="of:=NOT(TRIM([.D498])=TRIM([.F4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  <table:table-cell office:value-type="string" calcext:value-type="string">
            <text:p>Y'n skath (ymons i). </text:p>
          </table:table-cell>
          <table:table-cell table:style-name="ce10" table:formula="of:=NOT(TRIM([.D499])=TRIM([.F4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ewnter Morwenna; gour da yw ev. </text:p>
          </table:table-cell>
          <table:table-cell table:style-name="ce4" office:value-type="string" calcext:value-type="string">
            <text:p>There's Morwenna's uncle; he's a good man.</text:p>
          </table:table-cell>
          <table:table-cell office:value-type="string" calcext:value-type="string">
            <text:p>Ottena ewnter Morwenna; gour da yw ev. </text:p>
          </table:table-cell>
          <table:table-cell table:style-name="ce10" table:formula="of:=NOT(TRIM([.D500])=TRIM([.F5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n yw gow, sur.</text:p>
          </table:table-cell>
          <table:table-cell table:style-name="ce4" office:value-type="string" calcext:value-type="string">
            <text:p>That's a lie, certainly.</text:p>
          </table:table-cell>
          <table:table-cell office:value-type="string" calcext:value-type="string">
            <text:p>Henn yw gow, sur. </text:p>
          </table:table-cell>
          <table:table-cell table:style-name="ce10" table:formula="of:=NOT(TRIM([.D501])=TRIM([.F5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ordh dre gres an dre.</text:p>
          </table:table-cell>
          <table:table-cell table:style-name="ce4" office:value-type="string" calcext:value-type="string">
            <text:p>There's a road through the town centre.</text:p>
          </table:table-cell>
          <table:table-cell office:value-type="string" calcext:value-type="string">
            <text:p>Yma fordh dre gres an dre. </text:p>
          </table:table-cell>
          <table:table-cell table:style-name="ce10" table:formula="of:=NOT(TRIM([.D502])=TRIM([.F5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kanstell y'n gegin?</text:p>
          </table:table-cell>
          <table:table-cell table:style-name="ce4" office:value-type="string" calcext:value-type="string">
            <text:p>Isn't there a basket in the kitchen?</text:p>
          </table:table-cell>
          <table:table-cell office:value-type="string" calcext:value-type="string">
            <text:p>A nyns eus kanstel y'n gegin? </text:p>
          </table:table-cell>
          <table:table-cell table:style-name="ce10" table:formula="of:=NOT(TRIM([.D503])=TRIM([.F5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 wodhesta konvedhes hemma?</text:p>
          </table:table-cell>
          <table:table-cell table:style-name="ce4" office:value-type="string" calcext:value-type="string">
            <text:p>Don't you understand this?</text:p>
          </table:table-cell>
          <table:table-cell office:value-type="string" calcext:value-type="string">
            <text:p>A ny wodhesta konvedhes hemma? </text:p>
          </table:table-cell>
          <table:table-cell table:style-name="ce10" table:formula="of:=NOT(TRIM([.D504])=TRIM([.F5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sur lowr.</text:p>
          </table:table-cell>
          <table:table-cell table:style-name="ce4" office:value-type="string" calcext:value-type="string">
            <text:p>I do, sure enough.</text:p>
          </table:table-cell>
          <table:table-cell office:value-type="string" calcext:value-type="string">
            <text:p>Gonn, sur lowr. </text:p>
          </table:table-cell>
          <table:table-cell table:style-name="ce10" table:formula="of:=NOT(TRIM([.D505])=TRIM([.F5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yghan yw an spas ma, re gul.</text:p>
          </table:table-cell>
          <table:table-cell table:style-name="ce4" office:value-type="string" calcext:value-type="string">
            <text:p>This space is too small, too narrow.</text:p>
          </table:table-cell>
          <table:table-cell office:value-type="string" calcext:value-type="string">
            <text:p>Re vyghan yw an spas ma, re gul. </text:p>
          </table:table-cell>
          <table:table-cell table:style-name="ce10" table:formula="of:=NOT(TRIM([.D506])=TRIM([.F5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re na omma dhe eth eur dell vydh usys</text:p>
          </table:table-cell>
          <table:table-cell table:style-name="ce4" office:value-type="string" calcext:value-type="string">
            <text:p>Those (people) are here at eight o'clock usually.</text:p>
          </table:table-cell>
          <table:table-cell office:value-type="string" calcext:value-type="string">
            <text:p>Yma an re na omma dhe eth eur dell vydh usys </text:p>
          </table:table-cell>
          <table:table-cell table:style-name="ce10" table:formula="of:=NOT(TRIM([.D507])=TRIM([.F5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ibell yw pur vras, pur hir.</text:p>
          </table:table-cell>
          <table:table-cell table:style-name="ce4" office:value-type="string" calcext:value-type="string">
            <text:p>The bath is very large, very long.</text:p>
          </table:table-cell>
          <table:table-cell office:value-type="string" calcext:value-type="string">
            <text:p>An gibell yw pur vras, pur hir. </text:p>
          </table:table-cell>
          <table:table-cell table:style-name="ce10" table:formula="of:=NOT(TRIM([.D508])=TRIM([.F5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resenn Gernewek yw le da ha dhe les yw hi rag tus Kernow.</text:p>
          </table:table-cell>
          <table:table-cell table:style-name="ce4" office:value-type="string" calcext:value-type="string">
            <text:p>The Cornish Centre is a good place and it is useful for the people of Cornwall.</text:p>
          </table:table-cell>
          <table:table-cell office:value-type="string" calcext:value-type="string">
            <text:p>An Gresen Gernewek yw le da ha dhe les yw hi rag tus Kernow. </text:p>
          </table:table-cell>
          <table:table-cell table:style-name="ce10" table:formula="of:=NOT(TRIM([.D509])=TRIM([.F5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lyvrow genowgh hwi oll?</text:p>
          </table:table-cell>
          <table:table-cell table:style-name="ce4" office:value-type="string" calcext:value-type="string">
            <text:p>Have you all got books?</text:p>
          </table:table-cell>
          <table:table-cell office:value-type="string" calcext:value-type="string">
            <text:p>Eus lyvrow genowgh hwi oll? </text:p>
          </table:table-cell>
          <table:table-cell table:style-name="ce10" table:formula="of:=NOT(TRIM([.D510])=TRIM([.F5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iverow war an paper ma. Pyth yns i, a wodhesta?</text:p>
          </table:table-cell>
          <table:table-cell table:style-name="ce4" office:value-type="string" calcext:value-type="string">
            <text:p>There are numbers on this paper. What are they, do you know?</text:p>
          </table:table-cell>
          <table:table-cell office:value-type="string" calcext:value-type="string">
            <text:p>Yma niverow war an paper ma. Pyth yns i, a wodhesta? </text:p>
          </table:table-cell>
          <table:table-cell table:style-name="ce10" table:formula="of:=NOT(TRIM([.D511])=TRIM([.F5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 Ny wonn pyth yns.</text:p>
          </table:table-cell>
          <table:table-cell table:style-name="ce4" office:value-type="string" calcext:value-type="string">
            <text:p>No, I don't know what they are.</text:p>
          </table:table-cell>
          <table:table-cell office:value-type="string" calcext:value-type="string">
            <text:p>Na wonn. Ny wonn pyth yns. </text:p>
          </table:table-cell>
          <table:table-cell table:style-name="ce10" table:formula="of:=NOT(TRIM([.D512])=TRIM([.F5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odigow yw glann? An re ma?</text:p>
          </table:table-cell>
          <table:table-cell table:style-name="ce4" office:value-type="string" calcext:value-type="string">
            <text:p>Which pots are clean? These?</text:p>
          </table:table-cell>
          <table:table-cell office:value-type="string" calcext:value-type="string">
            <text:p>Py podigow yw glann? An re ma? </text:p>
          </table:table-cell>
          <table:table-cell table:style-name="ce10" table:formula="of:=NOT(TRIM([.D513])=TRIM([.F5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yw henna tarow y'n pras na? Yw, dell hevel.</text:p>
          </table:table-cell>
          <table:table-cell table:style-name="ce4" office:value-type="string" calcext:value-type="string">
            <text:p>Isn't that a bull in that field? Yes, it seems.</text:p>
          </table:table-cell>
          <table:table-cell office:value-type="string" calcext:value-type="string">
            <text:p>A nyns yw henna tarow y'n pras na? Yw, dell hevel. </text:p>
          </table:table-cell>
          <table:table-cell table:style-name="ce10" table:formula="of:=NOT(TRIM([.D514])=TRIM([.F5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ma yw dhe les, dell dybav.</text:p>
          </table:table-cell>
          <table:table-cell table:style-name="ce4" office:value-type="string" calcext:value-type="string">
            <text:p>The abridgement of this book is useful, I think.</text:p>
          </table:table-cell>
          <table:table-cell office:value-type="string" calcext:value-type="string">
            <text:p>Berrheans an lyver ma yw dhe les, dell dybav. </text:p>
          </table:table-cell>
          <table:table-cell table:style-name="ce10" table:formula="of:=NOT(TRIM([.D515])=TRIM([.F5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manenn war an bara? Eus!</text:p>
          </table:table-cell>
          <table:table-cell table:style-name="ce4" office:value-type="string" calcext:value-type="string">
            <text:p>Is there butter on the bread? Yes!</text:p>
          </table:table-cell>
          <table:table-cell office:value-type="string" calcext:value-type="string">
            <text:p>Eus amanen war an bara? Eus! </text:p>
          </table:table-cell>
          <table:table-cell table:style-name="ce10" table:formula="of:=NOT(TRIM([.D516])=TRIM([.F5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i flat yw terrys.</text:p>
          </table:table-cell>
          <table:table-cell table:style-name="ce4" office:value-type="string" calcext:value-type="string">
            <text:p>Three plates are broken.</text:p>
          </table:table-cell>
          <table:table-cell office:value-type="string" calcext:value-type="string">
            <text:p>Tri flat yw terrys. </text:p>
          </table:table-cell>
          <table:table-cell table:style-name="ce10" table:formula="of:=NOT(TRIM([.D517])=TRIM([.F5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mynysenn ha'n boes yw parys</text:p>
          </table:table-cell>
          <table:table-cell table:style-name="ce4" office:value-type="string" calcext:value-type="string">
            <text:p>Three minutes and the food is ready.</text:p>
          </table:table-cell>
          <table:table-cell office:value-type="string" calcext:value-type="string">
            <text:p>Teyr mynysen ha'n boos yw parys </text:p>
          </table:table-cell>
          <table:table-cell table:style-name="ce10" table:formula="of:=NOT(TRIM([.D518])=TRIM([.F5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office:value-type="string" calcext:value-type="string">
            <text:p>Py eur yw hi lemmyn, mar pleg? </text:p>
          </table:table-cell>
          <table:table-cell table:style-name="ce10" table:formula="of:=NOT(TRIM([.D519])=TRIM([.F5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dhe beder eur poran.</text:p>
          </table:table-cell>
          <table:table-cell table:style-name="ce4" office:value-type="string" calcext:value-type="string">
            <text:p>Ten minutes to four exactly.</text:p>
          </table:table-cell>
          <table:table-cell office:value-type="string" calcext:value-type="string">
            <text:p>Deg mynysen dhe beder eur poran. </text:p>
          </table:table-cell>
          <table:table-cell table:style-name="ce10" table:formula="of:=NOT(TRIM([.D520])=TRIM([.F52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den ha peswar ugens yn keur an chapel.</text:p>
          </table:table-cell>
          <table:table-cell table:style-name="ce4" office:value-type="string" calcext:value-type="string">
            <text:p>There are eighty- three people in the chapel choir</text:p>
          </table:table-cell>
          <table:table-cell office:value-type="string" calcext:value-type="string">
            <text:p>Yma tri den ha peswar ugens yn keur an chapel. </text:p>
          </table:table-cell>
          <table:table-cell table:style-name="ce10" table:formula="of:=NOT(TRIM([.D521])=TRIM([.F5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ymp tavern warn ugens y’n dre.</text:p>
          </table:table-cell>
          <table:table-cell table:style-name="ce4" office:value-type="string" calcext:value-type="string">
            <text:p>There are twenty-five inns in the town</text:p>
          </table:table-cell>
          <table:table-cell office:value-type="string" calcext:value-type="string">
            <text:p>Yma pymp tavern warn ugens y'n dre. </text:p>
          </table:table-cell>
          <table:table-cell table:style-name="ce10" table:formula="of:=NOT(TRIM([.D522])=TRIM([.F52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en warn ugens y’n teylu bras na.</text:p>
          </table:table-cell>
          <table:table-cell table:style-name="ce4" office:value-type="string" calcext:value-type="string">
            <text:p>There are thirty persons in that large family.</text:p>
          </table:table-cell>
          <table:table-cell office:value-type="string" calcext:value-type="string">
            <text:p>Yma deg den warn ugens y'n teylu bras na. </text:p>
          </table:table-cell>
          <table:table-cell table:style-name="ce10" table:formula="of:=NOT(TRIM([.D523])=TRIM([.F52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ans lyver yw gwerthys lemmyn.</text:p>
          </table:table-cell>
          <table:table-cell table:style-name="ce4" office:value-type="string" calcext:value-type="string">
            <text:p>About a hundred books are sold now.</text:p>
          </table:table-cell>
          <table:table-cell office:value-type="string" calcext:value-type="string">
            <text:p>A-dro dhe gans lyver yw gwerthys lemmyn. </text:p>
          </table:table-cell>
          <table:table-cell table:style-name="ce10" table:formula="of:=NOT(TRIM([.D524])=TRIM([.F5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kans milder yw an fordh dhe Druru.</text:p>
          </table:table-cell>
          <table:table-cell table:style-name="ce4" office:value-type="string" calcext:value-type="string">
            <text:p>The road to Truro is fifty miles.</text:p>
          </table:table-cell>
          <table:table-cell office:value-type="string" calcext:value-type="string">
            <text:p>Hanter kans milder yw an fordh dhe Druru. </text:p>
          </table:table-cell>
          <table:table-cell table:style-name="ce10" table:formula="of:=NOT(TRIM([.D525])=TRIM([.F5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peswar warn ugens yw par dhe dhewdhek.</text:p>
          </table:table-cell>
          <table:table-cell table:style-name="ce4" office:value-type="string" calcext:value-type="string">
            <text:p>Half of twenty-four is equal to twelve.</text:p>
          </table:table-cell>
          <table:table-cell office:value-type="string" calcext:value-type="string">
            <text:p>Hanter peswar warn ugens yw par dhe dhewdhek. </text:p>
          </table:table-cell>
          <table:table-cell table:style-name="ce10" table:formula="of:=NOT(TRIM([.D526])=TRIM([.F5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dhek flogh ha tri ugens y’n skol na. re vyghan yw hi martesen.</text:p>
          </table:table-cell>
          <table:table-cell table:style-name="ce4" office:value-type="string" calcext:value-type="string">
            <text:p>There are seventy-two children in that school. It is too small perhaps.</text:p>
          </table:table-cell>
          <table:table-cell office:value-type="string" calcext:value-type="string">
            <text:p>Yma dewdhek flogh ha tri ugens y'n skol na. re vyghan yw hi martesen. </text:p>
          </table:table-cell>
          <table:table-cell table:style-name="ce10" table:formula="of:=NOT(TRIM([.D527])=TRIM([.F5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chi ha peswar ugens yw chiow nowydh.</text:p>
          </table:table-cell>
          <table:table-cell table:style-name="ce4" office:value-type="string" calcext:value-type="string">
            <text:p>Eighty-five houses are new houses.</text:p>
          </table:table-cell>
          <table:table-cell office:value-type="string" calcext:value-type="string">
            <text:p>Pymp chi ha peswar ugens yw chiow nowydh. </text:p>
          </table:table-cell>
          <table:table-cell table:style-name="ce10" table:formula="of:=NOT(TRIM([.D528])=TRIM([.F5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 gi ha dew ugens a-ji dhe’n gresenn.</text:p>
          </table:table-cell>
          <table:table-cell table:style-name="ce4" office:value-type="string" calcext:value-type="string">
            <text:p>There are forty-two dogs in the centre.</text:p>
          </table:table-cell>
          <table:table-cell office:value-type="string" calcext:value-type="string">
            <text:p>Yma dew gi ha dew ugens a-ji dhe'n gresen. </text:p>
          </table:table-cell>
          <table:table-cell table:style-name="ce10" table:formula="of:=NOT(TRIM([.D529])=TRIM([.F5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benyn warn ugens, peswar gour warn ugens hag unnek flogh yw etek den ha dew ugens warbarth.</text:p>
          </table:table-cell>
          <table:table-cell table:style-name="ce4" office:value-type="string" calcext:value-type="string">
            <text:p>Twenty-three women, twenty-four men and eleven children is fifty-eight people altogether.</text:p>
          </table:table-cell>
          <table:table-cell office:value-type="string" calcext:value-type="string">
            <text:p>Teyr benyn warn ugens, peswar gour warn ugens hag unnek flogh yw etek den ha dew ugens warbarth. </text:p>
          </table:table-cell>
          <table:table-cell table:style-name="ce10" table:formula="of:=NOT(TRIM([.D530])=TRIM([.F5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bretonek ma yw brav.</text:p>
          </table:table-cell>
          <table:table-cell table:style-name="ce4" office:value-type="string" calcext:value-type="string">
            <text:p>Those Breton dances are grand.</text:p>
          </table:table-cell>
          <table:table-cell office:value-type="string" calcext:value-type="string">
            <text:p>An donsyow bretonek ma yw brav. </text:p>
          </table:table-cell>
          <table:table-cell table:style-name="ce10" table:formula="of:=NOT(TRIM([.D531])=TRIM([.F5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‘Bro Goth’ yw kan an vro.</text:p>
          </table:table-cell>
          <table:table-cell table:style-name="ce4" office:value-type="string" calcext:value-type="string">
            <text:p>‘Bro goth’ is the song of the country.</text:p>
          </table:table-cell>
          <table:table-cell office:value-type="string" calcext:value-type="string">
            <text:p>'bro Goth' yw kan an vro. </text:p>
          </table:table-cell>
          <table:table-cell table:style-name="ce10" table:formula="of:=NOT(TRIM([.D532])=TRIM([.F5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pronter an chapel?</text:p>
          </table:table-cell>
          <table:table-cell table:style-name="ce4" office:value-type="string" calcext:value-type="string">
            <text:p>What is the chapel preacher like?</text:p>
          </table:table-cell>
          <table:table-cell office:value-type="string" calcext:value-type="string">
            <text:p>Fatel yw pronter an chapel? </text:p>
          </table:table-cell>
          <table:table-cell table:style-name="ce10" table:formula="of:=NOT(TRIM([.D533])=TRIM([.F5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ev re dha, dell hevel</text:p>
          </table:table-cell>
          <table:table-cell table:style-name="ce4" office:value-type="string" calcext:value-type="string">
            <text:p>He isn’t too good, it seems.</text:p>
          </table:table-cell>
          <table:table-cell office:value-type="string" calcext:value-type="string">
            <text:p>Nyns yw ev re dha, dell hevel </text:p>
          </table:table-cell>
          <table:table-cell table:style-name="ce10" table:formula="of:=NOT(TRIM([.D534])=TRIM([.F5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gh den warn ugens y’n kuntelles a-ji dhe hel an dre.</text:p>
          </table:table-cell>
          <table:table-cell table:style-name="ce4" office:value-type="string" calcext:value-type="string">
            <text:p>There are twenty-six people in the meeting in the town hall.</text:p>
          </table:table-cell>
          <table:table-cell office:value-type="string" calcext:value-type="string">
            <text:p>Yma hwegh den warn ugens y'n kuntelles a-ji dhe hel an dre. </text:p>
          </table:table-cell>
          <table:table-cell table:style-name="ce10" table:formula="of:=NOT(TRIM([.D535])=TRIM([.F53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ganstell, mar pleg!</text:p>
          </table:table-cell>
          <table:table-cell table:style-name="ce4" office:value-type="string" calcext:value-type="string">
            <text:p>Take the basket, please!</text:p>
          </table:table-cell>
          <table:table-cell office:value-type="string" calcext:value-type="string">
            <text:p>Kemmer an ganstell, mar pleg! </text:p>
          </table:table-cell>
          <table:table-cell table:style-name="ce10" table:formula="of:=NOT(TRIM([.D536])=TRIM([.F5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lemmyn, Gari?</text:p>
          </table:table-cell>
          <table:table-cell table:style-name="ce4" office:value-type="string" calcext:value-type="string">
            <text:p>How are you now, Gary?</text:p>
          </table:table-cell>
          <table:table-cell office:value-type="string" calcext:value-type="string">
            <text:p>Fatla genes lemmyn, Gari? </text:p>
          </table:table-cell>
          <table:table-cell table:style-name="ce10" table:formula="of:=NOT(TRIM([.D537])=TRIM([.F5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warnav, dell dybav.</text:p>
          </table:table-cell>
          <table:table-cell table:style-name="ce4" office:value-type="string" calcext:value-type="string">
            <text:p>Well enough, thanks, but I’ve got a cold, I think.</text:p>
          </table:table-cell>
          <table:table-cell office:value-type="string" calcext:value-type="string">
            <text:p>Da lowr, meur ras, mes yma anwos warnav, dell dybav. </text:p>
          </table:table-cell>
          <table:table-cell table:style-name="ce10" table:formula="of:=NOT(TRIM([.D538])=TRIM([.F5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logh yw mab Mrs Olver?</text:p>
          </table:table-cell>
          <table:table-cell table:style-name="ce4" office:value-type="string" calcext:value-type="string">
            <text:p>Which child is Mrs Olver’s son?</text:p>
          </table:table-cell>
          <table:table-cell office:value-type="string" calcext:value-type="string">
            <text:p>Py flogh yw mab Mrs Olver? </text:p>
          </table:table-cell>
          <table:table-cell table:style-name="ce10" table:formula="of:=NOT(TRIM([.D539])=TRIM([.F5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maw moen na ryb an daras.</text:p>
          </table:table-cell>
          <table:table-cell table:style-name="ce4" office:value-type="string" calcext:value-type="string">
            <text:p>There look! That thin boy next to the door.</text:p>
          </table:table-cell>
          <table:table-cell office:value-type="string" calcext:value-type="string">
            <text:p>Ottena! An maw moon na ryb an daras. </text:p>
          </table:table-cell>
          <table:table-cell table:style-name="ce10" table:formula="of:=NOT(TRIM([.D540])=TRIM([.F5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rag koen?</text:p>
          </table:table-cell>
          <table:table-cell table:style-name="ce4" office:value-type="string" calcext:value-type="string">
            <text:p>What’s for supper?</text:p>
          </table:table-cell>
          <table:table-cell office:value-type="string" calcext:value-type="string">
            <text:p>Pyth yw rag kon? </text:p>
          </table:table-cell>
          <table:table-cell table:style-name="ce10" table:formula="of:=NOT(TRIM([.D541])=TRIM([.F5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hwath, pysk martesen.</text:p>
          </table:table-cell>
          <table:table-cell table:style-name="ce4" office:value-type="string" calcext:value-type="string">
            <text:p>I don’t know yet, fish perhaps.</text:p>
          </table:table-cell>
          <table:table-cell office:value-type="string" calcext:value-type="string">
            <text:p>Ny wonn hwath, pysk martesen. </text:p>
          </table:table-cell>
          <table:table-cell table:style-name="ce10" table:formula="of:=NOT(TRIM([.D542])=TRIM([.F5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w li y’n ostel ma?</text:p>
          </table:table-cell>
          <table:table-cell table:style-name="ce4" office:value-type="string" calcext:value-type="string">
            <text:p>At what time is lunch in this hotel?</text:p>
          </table:table-cell>
          <table:table-cell office:value-type="string" calcext:value-type="string">
            <text:p>Dhe by eur yw li y'n ostel ma? </text:p>
          </table:table-cell>
          <table:table-cell table:style-name="ce10" table:formula="of:=NOT(TRIM([.D543])=TRIM([.F5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hanter dydh poran.</text:p>
          </table:table-cell>
          <table:table-cell table:style-name="ce4" office:value-type="string" calcext:value-type="string">
            <text:p>At midday exactly.</text:p>
          </table:table-cell>
          <table:table-cell office:value-type="string" calcext:value-type="string">
            <text:p>Dhe hanter dydh poran. </text:p>
          </table:table-cell>
          <table:table-cell table:style-name="ce10" table:formula="of:=NOT(TRIM([.D544])=TRIM([.F5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aval yw hemma?</text:p>
          </table:table-cell>
          <table:table-cell table:style-name="ce4" office:value-type="string" calcext:value-type="string">
            <text:p>What kind of apple is this?</text:p>
          </table:table-cell>
          <table:table-cell office:value-type="string" calcext:value-type="string">
            <text:p>Py par aval yw hemma? </text:p>
          </table:table-cell>
          <table:table-cell table:style-name="ce10" table:formula="of:=NOT(TRIM([.D545])=TRIM([.F5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al ‘Mamm-wynn an Gov’ yw ev.</text:p>
          </table:table-cell>
          <table:table-cell table:style-name="ce4" office:value-type="string" calcext:value-type="string">
            <text:p>It’s a Granny Smith apple.</text:p>
          </table:table-cell>
          <table:table-cell office:value-type="string" calcext:value-type="string">
            <text:p>Aval 'mamm-wyn an Gov' yw ev. </text:p>
          </table:table-cell>
          <table:table-cell table:style-name="ce10" table:formula="of:=NOT(TRIM([.D546])=TRIM([.F5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ves yw tanow war an voen.</text:p>
          </table:table-cell>
          <table:table-cell table:style-name="ce4" office:value-type="string" calcext:value-type="string">
            <text:p>Sheep are scarce on the down.</text:p>
          </table:table-cell>
          <table:table-cell office:value-type="string" calcext:value-type="string">
            <text:p>Deves yw tanow war an voon. </text:p>
          </table:table-cell>
          <table:table-cell table:style-name="ce10" table:formula="of:=NOT(TRIM([.D547])=TRIM([.F5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office:value-type="string" calcext:value-type="string">
            <text:p>A wodhesta konvedhes hemma? </text:p>
          </table:table-cell>
          <table:table-cell table:style-name="ce10" table:formula="of:=NOT(TRIM([.D548])=TRIM([.F5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 mar pleg.</text:p>
          </table:table-cell>
          <table:table-cell table:style-name="ce4" office:value-type="string" calcext:value-type="string">
            <text:p>No! Again please.</text:p>
          </table:table-cell>
          <table:table-cell office:value-type="string" calcext:value-type="string">
            <text:p>Na wonn! Arta mar pleg. </text:p>
          </table:table-cell>
          <table:table-cell table:style-name="ce10" table:formula="of:=NOT(TRIM([.D549])=TRIM([.F5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bargen-tir ma pur vras.</text:p>
          </table:table-cell>
          <table:table-cell table:style-name="ce4" office:value-type="string" calcext:value-type="string">
            <text:p>This farm is not very big.</text:p>
          </table:table-cell>
          <table:table-cell office:value-type="string" calcext:value-type="string">
            <text:p>Nyns yw an bargen-tir ma pur vras. </text:p>
          </table:table-cell>
          <table:table-cell table:style-name="ce10" table:formula="of:=NOT(TRIM([.D550])=TRIM([.F5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’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551])=TRIM([.F5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er, niwlek ha tewl yw hi.</text:p>
          </table:table-cell>
          <table:table-cell table:style-name="ce4" office:value-type="string" calcext:value-type="string">
            <text:p>It’s very cold, misty and dark.</text:p>
          </table:table-cell>
          <table:table-cell office:value-type="string" calcext:value-type="string">
            <text:p>Oor, niwlek ha tewl yw hi. </text:p>
          </table:table-cell>
          <table:table-cell table:style-name="ce10" table:formula="of:=NOT(TRIM([.D552])=TRIM([.F5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kador warn ugens gesys a-ji dhe hel an eglos.</text:p>
          </table:table-cell>
          <table:table-cell table:style-name="ce4" office:value-type="string" calcext:value-type="string">
            <text:p>There are twenty-four chairs left in the church hall.</text:p>
          </table:table-cell>
          <table:table-cell office:value-type="string" calcext:value-type="string">
            <text:p>Yma peder kador warn ugens gesys a-ji dhe hel an eglos. </text:p>
          </table:table-cell>
          <table:table-cell table:style-name="ce10" table:formula="of:=NOT(TRIM([.D553])=TRIM([.F5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yw pur feusik, dell dybav.</text:p>
          </table:table-cell>
          <table:table-cell table:style-name="ce4" office:value-type="string" calcext:value-type="string">
            <text:p>They are very lucky, I think.</text:p>
          </table:table-cell>
          <table:table-cell office:value-type="string" calcext:value-type="string">
            <text:p>I yw pur feusik, dell dybav. </text:p>
          </table:table-cell>
          <table:table-cell table:style-name="ce10" table:formula="of:=NOT(TRIM([.D554])=TRIM([.F5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yw kar Mona, a nyns yw henna gwir?</text:p>
          </table:table-cell>
          <table:table-cell table:style-name="ce4" office:value-type="string" calcext:value-type="string">
            <text:p>You are a relation of Mona, isn’t that true?</text:p>
          </table:table-cell>
          <table:table-cell office:value-type="string" calcext:value-type="string">
            <text:p>Ty yw kar Mona, a nyns yw henna gwir? </text:p>
          </table:table-cell>
          <table:table-cell table:style-name="ce10" table:formula="of:=NOT(TRIM([.D555])=TRIM([.F5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! My yw keniterow Mona.</text:p>
          </table:table-cell>
          <table:table-cell table:style-name="ce4" office:value-type="string" calcext:value-type="string">
            <text:p>Yes! I’m Mona’s cousin.</text:p>
          </table:table-cell>
          <table:table-cell office:value-type="string" calcext:value-type="string">
            <text:p>Yw! My yw keniterow Mona. </text:p>
          </table:table-cell>
          <table:table-cell table:style-name="ce10" table:formula="of:=NOT(TRIM([.D556])=TRIM([.F5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amari</text:p>
          </table:table-cell>
          <table:table-cell table:style-name="ce4" office:value-type="string" calcext:value-type="string">
            <text:p>by the cupboard</text:p>
          </table:table-cell>
          <table:table-cell office:value-type="string" calcext:value-type="string">
            <text:p>ryb an amari </text:p>
          </table:table-cell>
          <table:table-cell table:style-name="ce10" table:formula="of:=NOT(TRIM([.D557])=TRIM([.F5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amari</text:p>
          </table:table-cell>
          <table:table-cell table:style-name="ce4" office:value-type="string" calcext:value-type="string">
            <text:p>in front of the cupboard</text:p>
          </table:table-cell>
          <table:table-cell office:value-type="string" calcext:value-type="string">
            <text:p>a-rag an amari </text:p>
          </table:table-cell>
          <table:table-cell table:style-name="ce10" table:formula="of:=NOT(TRIM([.D558])=TRIM([.F5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amari</text:p>
          </table:table-cell>
          <table:table-cell table:style-name="ce4" office:value-type="string" calcext:value-type="string">
            <text:p>behind the cupboard</text:p>
          </table:table-cell>
          <table:table-cell office:value-type="string" calcext:value-type="string">
            <text:p>a-dryv an amari </text:p>
          </table:table-cell>
          <table:table-cell table:style-name="ce10" table:formula="of:=NOT(TRIM([.D559])=TRIM([.F5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amari</text:p>
          </table:table-cell>
          <table:table-cell table:style-name="ce4" office:value-type="string" calcext:value-type="string">
            <text:p>on the cupboard</text:p>
          </table:table-cell>
          <table:table-cell office:value-type="string" calcext:value-type="string">
            <text:p>war an amari </text:p>
          </table:table-cell>
          <table:table-cell table:style-name="ce10" table:formula="of:=NOT(TRIM([.D560])=TRIM([.F5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’n amari</text:p>
          </table:table-cell>
          <table:table-cell table:style-name="ce4" office:value-type="string" calcext:value-type="string">
            <text:p>in the cupboard</text:p>
          </table:table-cell>
          <table:table-cell office:value-type="string" calcext:value-type="string">
            <text:p>y'n amari </text:p>
          </table:table-cell>
          <table:table-cell table:style-name="ce10" table:formula="of:=NOT(TRIM([.D561])=TRIM([.F5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voes</text:p>
          </table:table-cell>
          <table:table-cell table:style-name="ce4" office:value-type="string" calcext:value-type="string">
            <text:p>under the table</text:p>
          </table:table-cell>
          <table:table-cell office:value-type="string" calcext:value-type="string">
            <text:p>yn-dann an voos </text:p>
          </table:table-cell>
          <table:table-cell table:style-name="ce10" table:formula="of:=NOT(TRIM([.D562])=TRIM([.F5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tan</text:p>
          </table:table-cell>
          <table:table-cell table:style-name="ce4" office:value-type="string" calcext:value-type="string">
            <text:p>at the fire</text:p>
          </table:table-cell>
          <table:table-cell office:value-type="string" calcext:value-type="string">
            <text:p>orth an tan </text:p>
          </table:table-cell>
          <table:table-cell table:style-name="ce10" table:formula="of:=NOT(TRIM([.D563])=TRIM([.F5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er an pras</text:p>
          </table:table-cell>
          <table:table-cell table:style-name="ce4" office:value-type="string" calcext:value-type="string">
            <text:p>through the meadow</text:p>
          </table:table-cell>
          <table:table-cell office:value-type="string" calcext:value-type="string">
            <text:p>der an pras </text:p>
          </table:table-cell>
          <table:table-cell table:style-name="ce10" table:formula="of:=NOT(TRIM([.D564])=TRIM([.F5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n teylu</text:p>
          </table:table-cell>
          <table:table-cell table:style-name="ce4" office:value-type="string" calcext:value-type="string">
            <text:p>with the family</text:p>
          </table:table-cell>
          <table:table-cell office:value-type="string" calcext:value-type="string">
            <text:p>gans an teylu </text:p>
          </table:table-cell>
          <table:table-cell table:style-name="ce10" table:formula="of:=NOT(TRIM([.D565])=TRIM([.F5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gath?</text:p>
          </table:table-cell>
          <table:table-cell table:style-name="ce4" office:value-type="string" calcext:value-type="string">
            <text:p>Where is the cat?</text:p>
          </table:table-cell>
          <table:table-cell office:value-type="string" calcext:value-type="string">
            <text:p>Ple'ma an gath? </text:p>
          </table:table-cell>
          <table:table-cell table:style-name="ce10" table:formula="of:=NOT(TRIM([.D566])=TRIM([.F5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fos (yma hi).</text:p>
          </table:table-cell>
          <table:table-cell table:style-name="ce4" office:value-type="string" calcext:value-type="string">
            <text:p>Beside the wall (it is).</text:p>
          </table:table-cell>
          <table:table-cell office:value-type="string" calcext:value-type="string">
            <text:p>Ryb an fos (yma hi). </text:p>
          </table:table-cell>
          <table:table-cell table:style-name="ce10" table:formula="of:=NOT(TRIM([.D567])=TRIM([.F5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Jori?</text:p>
          </table:table-cell>
          <table:table-cell table:style-name="ce4" office:value-type="string" calcext:value-type="string">
            <text:p>Where is George?</text:p>
          </table:table-cell>
          <table:table-cell office:value-type="string" calcext:value-type="string">
            <text:p>Ple'ma Jori? </text:p>
          </table:table-cell>
          <table:table-cell table:style-name="ce10" table:formula="of:=NOT(TRIM([.D568])=TRIM([.F5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ev).</text:p>
          </table:table-cell>
          <table:table-cell table:style-name="ce4" office:value-type="string" calcext:value-type="string">
            <text:p>At the table (he is).</text:p>
          </table:table-cell>
          <table:table-cell office:value-type="string" calcext:value-type="string">
            <text:p>Orth an voos (yma ev). </text:p>
          </table:table-cell>
          <table:table-cell table:style-name="ce10" table:formula="of:=NOT(TRIM([.D569])=TRIM([.F5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hanafow?</text:p>
          </table:table-cell>
          <table:table-cell table:style-name="ce4" office:value-type="string" calcext:value-type="string">
            <text:p>Where are the cups?</text:p>
          </table:table-cell>
          <table:table-cell office:value-type="string" calcext:value-type="string">
            <text:p>Ple'ma an hanafow? </text:p>
          </table:table-cell>
          <table:table-cell table:style-name="ce10" table:formula="of:=NOT(TRIM([.D570])=TRIM([.F5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egin (ymons i).</text:p>
          </table:table-cell>
          <table:table-cell table:style-name="ce4" office:value-type="string" calcext:value-type="string">
            <text:p>In the kitchen (they are).</text:p>
          </table:table-cell>
          <table:table-cell office:value-type="string" calcext:value-type="string">
            <text:p>Y'n gegin (ymons i). </text:p>
          </table:table-cell>
          <table:table-cell table:style-name="ce10" table:formula="of:=NOT(TRIM([.D571])=TRIM([.F5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karr?</text:p>
          </table:table-cell>
          <table:table-cell table:style-name="ce4" office:value-type="string" calcext:value-type="string">
            <text:p>Where is the car?</text:p>
          </table:table-cell>
          <table:table-cell office:value-type="string" calcext:value-type="string">
            <text:p>Ple'ma an karr? </text:p>
          </table:table-cell>
          <table:table-cell table:style-name="ce10" table:formula="of:=NOT(TRIM([.D572])=TRIM([.F5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karrji (yma an karr).</text:p>
          </table:table-cell>
          <table:table-cell table:style-name="ce4" office:value-type="string" calcext:value-type="string">
            <text:p>In front of the garage (is the car).</text:p>
          </table:table-cell>
          <table:table-cell office:value-type="string" calcext:value-type="string">
            <text:p>A-rag an karrji (yma an karr). </text:p>
          </table:table-cell>
          <table:table-cell table:style-name="ce10" table:formula="of:=NOT(TRIM([.D573])=TRIM([.F5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eskisyow?</text:p>
          </table:table-cell>
          <table:table-cell table:style-name="ce4" office:value-type="string" calcext:value-type="string">
            <text:p>Where are the shoes?</text:p>
          </table:table-cell>
          <table:table-cell office:value-type="string" calcext:value-type="string">
            <text:p>Ple'ma an eskisyow? </text:p>
          </table:table-cell>
          <table:table-cell table:style-name="ce10" table:formula="of:=NOT(TRIM([.D574])=TRIM([.F5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gweli (ymons i)</text:p>
          </table:table-cell>
          <table:table-cell table:style-name="ce4" office:value-type="string" calcext:value-type="string">
            <text:p>Under the bed (they are).</text:p>
          </table:table-cell>
          <table:table-cell office:value-type="string" calcext:value-type="string">
            <text:p>Yn-dann an gweli (ymons i) </text:p>
          </table:table-cell>
          <table:table-cell table:style-name="ce10" table:formula="of:=NOT(TRIM([.D575])=TRIM([.F5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lowarth?</text:p>
          </table:table-cell>
          <table:table-cell table:style-name="ce4" office:value-type="string" calcext:value-type="string">
            <text:p>Where is the garden?</text:p>
          </table:table-cell>
          <table:table-cell office:value-type="string" calcext:value-type="string">
            <text:p>Ple'ma an lowarth? </text:p>
          </table:table-cell>
          <table:table-cell table:style-name="ce10" table:formula="of:=NOT(TRIM([.D576])=TRIM([.F5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chi (yma ev).</text:p>
          </table:table-cell>
          <table:table-cell table:style-name="ce4" office:value-type="string" calcext:value-type="string">
            <text:p>Behind the house (it is).</text:p>
          </table:table-cell>
          <table:table-cell office:value-type="string" calcext:value-type="string">
            <text:p>A-dryv an chi (yma ev). </text:p>
          </table:table-cell>
          <table:table-cell table:style-name="ce10" table:formula="of:=NOT(TRIM([.D577])=TRIM([.F5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Maria?</text:p>
          </table:table-cell>
          <table:table-cell table:style-name="ce4" office:value-type="string" calcext:value-type="string">
            <text:p>Where is Mary?</text:p>
          </table:table-cell>
          <table:table-cell office:value-type="string" calcext:value-type="string">
            <text:p>Ple'ma Maria? </text:p>
          </table:table-cell>
          <table:table-cell table:style-name="ce10" table:formula="of:=NOT(TRIM([.D578])=TRIM([.F5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hi).</text:p>
          </table:table-cell>
          <table:table-cell table:style-name="ce4" office:value-type="string" calcext:value-type="string">
            <text:p>At the table (she is).</text:p>
          </table:table-cell>
          <table:table-cell office:value-type="string" calcext:value-type="string">
            <text:p>Orth an voos (yma hi). </text:p>
          </table:table-cell>
          <table:table-cell table:style-name="ce10" table:formula="of:=NOT(TRIM([.D579])=TRIM([.F5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ath y'n lowarth?</text:p>
          </table:table-cell>
          <table:table-cell table:style-name="ce4" office:value-type="string" calcext:value-type="string">
            <text:p>Is the cat in the garden?</text:p>
          </table:table-cell>
          <table:table-cell office:value-type="string" calcext:value-type="string">
            <text:p>Usi an gath y'n lowarth? </text:p>
          </table:table-cell>
          <table:table-cell table:style-name="ce10" table:formula="of:=NOT(TRIM([.D580])=TRIM([.F5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 Yma hi ena.</text:p>
          </table:table-cell>
          <table:table-cell table:style-name="ce4" office:value-type="string" calcext:value-type="string">
            <text:p>Yes! She is there.</text:p>
          </table:table-cell>
          <table:table-cell office:value-type="string" calcext:value-type="string">
            <text:p>Usi! Yma hi ena. </text:p>
          </table:table-cell>
          <table:table-cell table:style-name="ce10" table:formula="of:=NOT(TRIM([.D581])=TRIM([.F5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usi an boes war an voes hwath?</text:p>
          </table:table-cell>
          <table:table-cell table:style-name="ce4" office:value-type="string" calcext:value-type="string">
            <text:p>Isn't the food on the table yet?</text:p>
          </table:table-cell>
          <table:table-cell office:value-type="string" calcext:value-type="string">
            <text:p>A nyns usi an boos war an voos hwath? </text:p>
          </table:table-cell>
          <table:table-cell table:style-name="ce10" table:formula="of:=NOT(TRIM([.D582])=TRIM([.F58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 Nyns usi ev ena hwath.</text:p>
          </table:table-cell>
          <table:table-cell table:style-name="ce4" office:value-type="string" calcext:value-type="string">
            <text:p>No! It's not there yet.</text:p>
          </table:table-cell>
          <table:table-cell office:value-type="string" calcext:value-type="string">
            <text:p>Nag usi! Nyns usi ev ena hwath. </text:p>
          </table:table-cell>
          <table:table-cell table:style-name="ce10" table:formula="of:=NOT(TRIM([.D583])=TRIM([.F5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lyvrow omma?</text:p>
          </table:table-cell>
          <table:table-cell table:style-name="ce4" office:value-type="string" calcext:value-type="string">
            <text:p>Are the books here?</text:p>
          </table:table-cell>
          <table:table-cell office:value-type="string" calcext:value-type="string">
            <text:p>Usi an lyvrow omma? </text:p>
          </table:table-cell>
          <table:table-cell table:style-name="ce10" table:formula="of:=NOT(TRIM([.D584])=TRIM([.F5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war an voes?</text:p>
          </table:table-cell>
          <table:table-cell table:style-name="ce4" office:value-type="string" calcext:value-type="string">
            <text:p>Are they on the table?</text:p>
          </table:table-cell>
          <table:table-cell office:value-type="string" calcext:value-type="string">
            <text:p>Esons i war an voos? </text:p>
          </table:table-cell>
          <table:table-cell table:style-name="ce10" table:formula="of:=NOT(TRIM([.D585])=TRIM([.F58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/Nag esons.</text:p>
          </table:table-cell>
          <table:table-cell table:style-name="ce4" office:value-type="string" calcext:value-type="string">
            <text:p>They are/They are not.</text:p>
          </table:table-cell>
          <table:table-cell office:value-type="string" calcext:value-type="string">
            <text:p>Nag esons. </text:p>
          </table:table-cell>
          <table:table-cell table:style-name="ce10" table:formula="of:=NOT(TRIM([.D586])=TRIM([.F5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lyver melyn?</text:p>
          </table:table-cell>
          <table:table-cell table:style-name="ce4" office:value-type="string" calcext:value-type="string">
            <text:p>Where is the yellow book?</text:p>
          </table:table-cell>
          <table:table-cell office:value-type="string" calcext:value-type="string">
            <text:p>Ple'ma an lyver melyn? </text:p>
          </table:table-cell>
          <table:table-cell table:style-name="ce10" table:formula="of:=NOT(TRIM([.D587])=TRIM([.F5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War an voes (yma) martesen.</text:p>
          </table:table-cell>
          <table:table-cell table:style-name="ce4" office:value-type="string" calcext:value-type="string">
            <text:p>On the table (it is) perhaps.</text:p>
          </table:table-cell>
          <table:table-cell office:value-type="string" calcext:value-type="string">
            <text:p>War an voos (yma) martesen. </text:p>
          </table:table-cell>
          <table:table-cell table:style-name="ce10" table:formula="of:=NOT(TRIM([.D588])=TRIM([.F5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arghantti?</text:p>
          </table:table-cell>
          <table:table-cell table:style-name="ce4" office:value-type="string" calcext:value-type="string">
            <text:p>Where is the bank?</text:p>
          </table:table-cell>
          <table:table-cell office:value-type="string" calcext:value-type="string">
            <text:p>Ple'ma an arghantti? </text:p>
          </table:table-cell>
          <table:table-cell table:style-name="ce10" table:formula="of:=NOT(TRIM([.D589])=TRIM([.F5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kres an dre yma ev.</text:p>
          </table:table-cell>
          <table:table-cell table:style-name="ce4" office:value-type="string" calcext:value-type="string">
            <text:p>It's in the town centre.</text:p>
          </table:table-cell>
          <table:table-cell office:value-type="string" calcext:value-type="string">
            <text:p>Yn kres an dre yma ev. </text:p>
          </table:table-cell>
          <table:table-cell table:style-name="ce10" table:formula="of:=NOT(TRIM([.D590])=TRIM([.F5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gador lemmyn?</text:p>
          </table:table-cell>
          <table:table-cell table:style-name="ce4" office:value-type="string" calcext:value-type="string">
            <text:p>Where is the chair now?</text:p>
          </table:table-cell>
          <table:table-cell office:value-type="string" calcext:value-type="string">
            <text:p>Ple'ma an gador lemmyn? </text:p>
          </table:table-cell>
          <table:table-cell table:style-name="ce10" table:formula="of:=NOT(TRIM([.D591])=TRIM([.F5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rth an fos yma hi.</text:p>
          </table:table-cell>
          <table:table-cell table:style-name="ce4" office:value-type="string" calcext:value-type="string">
            <text:p>It's against the wall.</text:p>
          </table:table-cell>
          <table:table-cell office:value-type="string" calcext:value-type="string">
            <text:p>Orth an fos yma hi. </text:p>
          </table:table-cell>
          <table:table-cell table:style-name="ce10" table:formula="of:=NOT(TRIM([.D592])=TRIM([.F5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bollys, mar pleg?</text:p>
          </table:table-cell>
          <table:table-cell table:style-name="ce4" office:value-type="string" calcext:value-type="string">
            <text:p>Where are the bowls, please?</text:p>
          </table:table-cell>
          <table:table-cell office:value-type="string" calcext:value-type="string">
            <text:p>Ple'ma an bollys, mar pleg? </text:p>
          </table:table-cell>
          <table:table-cell table:style-name="ce10" table:formula="of:=NOT(TRIM([.D593])=TRIM([.F5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amari ymons, dell dybav.</text:p>
          </table:table-cell>
          <table:table-cell table:style-name="ce4" office:value-type="string" calcext:value-type="string">
            <text:p>They are in the cupboard, I think.</text:p>
          </table:table-cell>
          <table:table-cell office:value-type="string" calcext:value-type="string">
            <text:p>Y'n amari ymons, dell dybav. </text:p>
          </table:table-cell>
          <table:table-cell table:style-name="ce10" table:formula="of:=NOT(TRIM([.D594])=TRIM([.F5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hwoer Peder y'n skol na?</text:p>
          </table:table-cell>
          <table:table-cell table:style-name="ce4" office:value-type="string" calcext:value-type="string">
            <text:p>Is Peter's sister in that school?</text:p>
          </table:table-cell>
          <table:table-cell office:value-type="string" calcext:value-type="string">
            <text:p>Usi hwor Peder y'n skol na? </text:p>
          </table:table-cell>
          <table:table-cell table:style-name="ce10" table:formula="of:=NOT(TRIM([.D595])=TRIM([.F5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Yma hi ena gans Peder.</text:p>
          </table:table-cell>
          <table:table-cell table:style-name="ce4" office:value-type="string" calcext:value-type="string">
            <text:p>Yes! She's there with Peter.</text:p>
          </table:table-cell>
          <table:table-cell office:value-type="string" calcext:value-type="string">
            <text:p>Usi! Yma hi ena gans Peder. </text:p>
          </table:table-cell>
          <table:table-cell table:style-name="ce10" table:formula="of:=NOT(TRIM([.D596])=TRIM([.F5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an lost a-rag an hel?</text:p>
          </table:table-cell>
          <table:table-cell table:style-name="ce4" office:value-type="string" calcext:value-type="string">
            <text:p>Is the queue in front of the hall?</text:p>
          </table:table-cell>
          <table:table-cell office:value-type="string" calcext:value-type="string">
            <text:p>Usi an lost a-rag an hel? </text:p>
          </table:table-cell>
          <table:table-cell table:style-name="ce10" table:formula="of:=NOT(TRIM([.D597])=TRIM([.F5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lost hir ryb an hel ynwedh.</text:p>
          </table:table-cell>
          <table:table-cell table:style-name="ce4" office:value-type="string" calcext:value-type="string">
            <text:p>Yes! And there is a long queue beside the hall too.</text:p>
          </table:table-cell>
          <table:table-cell office:value-type="string" calcext:value-type="string">
            <text:p>Usi! Hag yma lost hir ryb an hel ynwedh. </text:p>
          </table:table-cell>
          <table:table-cell table:style-name="ce10" table:formula="of:=NOT(TRIM([.D598])=TRIM([.F5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lost rag an kyttrin?</text:p>
          </table:table-cell>
          <table:table-cell table:style-name="ce4" office:value-type="string" calcext:value-type="string">
            <text:p>Is there a queue for the bus?</text:p>
          </table:table-cell>
          <table:table-cell office:value-type="string" calcext:value-type="string">
            <text:p>Eus lost rag an kettrin? </text:p>
          </table:table-cell>
          <table:table-cell table:style-name="ce10" table:formula="of:=NOT(TRIM([.D599])=TRIM([.F5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us! Nyns eus nebonan ena.</text:p>
          </table:table-cell>
          <table:table-cell table:style-name="ce4" office:value-type="string" calcext:value-type="string">
            <text:p>No! There's no one there.</text:p>
          </table:table-cell>
          <table:table-cell office:value-type="string" calcext:value-type="string">
            <text:p>Nag eus! Nyns eus nebonan ena. </text:p>
          </table:table-cell>
          <table:table-cell table:style-name="ce10" table:formula="of:=NOT(TRIM([.D600])=TRIM([.F6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untelles omma lemmyn?</text:p>
          </table:table-cell>
          <table:table-cell table:style-name="ce4" office:value-type="string" calcext:value-type="string">
            <text:p>Is there a meeting here now?</text:p>
          </table:table-cell>
          <table:table-cell office:value-type="string" calcext:value-type="string">
            <text:p>Eus kuntelles omma lemmyn? </text:p>
          </table:table-cell>
          <table:table-cell table:style-name="ce10" table:formula="of:=NOT(TRIM([.D601])=TRIM([.F6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, dell hevel.</text:p>
          </table:table-cell>
          <table:table-cell table:style-name="ce4" office:value-type="string" calcext:value-type="string">
            <text:p>Yes! There is, it seems.</text:p>
          </table:table-cell>
          <table:table-cell office:value-type="string" calcext:value-type="string">
            <text:p>Eus! yma, dell hevel. </text:p>
          </table:table-cell>
          <table:table-cell table:style-name="ce10" table:formula="of:=NOT(TRIM([.D602])=TRIM([.F6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lyver y'n argh-lyvrow na?</text:p>
          </table:table-cell>
          <table:table-cell table:style-name="ce4" office:value-type="string" calcext:value-type="string">
            <text:p>Isn't the book in that bookcase?</text:p>
          </table:table-cell>
          <table:table-cell office:value-type="string" calcext:value-type="string">
            <text:p>A nyns usi an lyver y'n argh-lyvrow na? </text:p>
          </table:table-cell>
          <table:table-cell table:style-name="ce10" table:formula="of:=NOT(TRIM([.D603])=TRIM([.F6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usi! Nyns usi ev ena.</text:p>
          </table:table-cell>
          <table:table-cell table:style-name="ce4" office:value-type="string" calcext:value-type="string">
            <text:p>No! It's not there.</text:p>
          </table:table-cell>
          <table:table-cell office:value-type="string" calcext:value-type="string">
            <text:p>Nag usi! Nyns usi ev ena. </text:p>
          </table:table-cell>
          <table:table-cell table:style-name="ce10" table:formula="of:=NOT(TRIM([.D604])=TRIM([.F6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bleujennow genes?</text:p>
          </table:table-cell>
          <table:table-cell table:style-name="ce4" office:value-type="string" calcext:value-type="string">
            <text:p>Haven't you got the flowers? (literally Aren't the flowers with you?)</text:p>
          </table:table-cell>
          <table:table-cell office:value-type="string" calcext:value-type="string">
            <text:p>A nyns usi an bleujennow genes? </text:p>
          </table:table-cell>
          <table:table-cell table:style-name="ce10" table:formula="of:=NOT(TRIM([.D605])=TRIM([.F6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Nyns esons.</text:p>
          </table:table-cell>
          <table:table-cell table:style-name="ce4" office:value-type="string" calcext:value-type="string">
            <text:p>No! They are not.</text:p>
          </table:table-cell>
          <table:table-cell office:value-type="string" calcext:value-type="string">
            <text:p>Nag esons! Nyns esons. </text:p>
          </table:table-cell>
          <table:table-cell table:style-name="ce10" table:formula="of:=NOT(TRIM([.D606])=TRIM([.F6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ons i gans an vamm.</text:p>
          </table:table-cell>
          <table:table-cell table:style-name="ce4" office:value-type="string" calcext:value-type="string">
            <text:p>Mother has them. (literally They are with the mother.)</text:p>
          </table:table-cell>
          <table:table-cell office:value-type="string" calcext:value-type="string">
            <text:p>Ymons i gans an vamm. </text:p>
          </table:table-cell>
          <table:table-cell table:style-name="ce10" table:formula="of:=NOT(TRIM([.D607])=TRIM([.F6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ki? Usi ev y'n lowarth?</text:p>
          </table:table-cell>
          <table:table-cell table:style-name="ce4" office:value-type="string" calcext:value-type="string">
            <text:p>Where is the dog? Is he in the garden?</text:p>
          </table:table-cell>
          <table:table-cell office:value-type="string" calcext:value-type="string">
            <text:p>Ple'ma an ki? Usi ev y'n lowarth? </text:p>
          </table:table-cell>
          <table:table-cell table:style-name="ce10" table:formula="of:=NOT(TRIM([.D608])=TRIM([.F6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an gath ena ynwedh.</text:p>
          </table:table-cell>
          <table:table-cell table:style-name="ce4" office:value-type="string" calcext:value-type="string">
            <text:p>Yes! And the cat is there also.</text:p>
          </table:table-cell>
          <table:table-cell office:value-type="string" calcext:value-type="string">
            <text:p>Usi! Hag yma an gath ena ynwedh. </text:p>
          </table:table-cell>
          <table:table-cell table:style-name="ce10" table:formula="of:=NOT(TRIM([.D609])=TRIM([.F6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ons i ena warbarth ytho?</text:p>
          </table:table-cell>
          <table:table-cell table:style-name="ce4" office:value-type="string" calcext:value-type="string">
            <text:p>Are they there together then?</text:p>
          </table:table-cell>
          <table:table-cell office:value-type="string" calcext:value-type="string">
            <text:p>Esons i ena warbarth ytho? </text:p>
          </table:table-cell>
          <table:table-cell table:style-name="ce10" table:formula="of:=NOT(TRIM([.D610])=TRIM([.F6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Yma an ki war an leur mes yma an gath y'n wydhenn.</text:p>
          </table:table-cell>
          <table:table-cell table:style-name="ce4" office:value-type="string" calcext:value-type="string">
            <text:p>No! The dog is on the ground but the cat is in the tree.</text:p>
          </table:table-cell>
          <table:table-cell office:value-type="string" calcext:value-type="string">
            <text:p>Nag esons! Yma an ki war an leur mes yma an gath y'n wydhen. </text:p>
          </table:table-cell>
          <table:table-cell table:style-name="ce10" table:formula="of:=NOT(TRIM([.D611])=TRIM([.F61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oy yw melyn.</text:p>
          </table:table-cell>
          <table:table-cell table:style-name="ce4" office:value-type="string" calcext:value-type="string">
            <text:p>The middle of an egg is yellow.</text:p>
          </table:table-cell>
          <table:table-cell office:value-type="string" calcext:value-type="string">
            <text:p>Kres oy yw melyn. </text:p>
          </table:table-cell>
          <table:table-cell table:style-name="ce10" table:formula="of:=NOT(TRIM([.D612])=TRIM([.F6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ornleow, mar pleg</text:p>
          </table:table-cell>
          <table:table-cell table:style-name="ce4" office:value-type="string" calcext:value-type="string">
            <text:p>Take the handles, please.</text:p>
          </table:table-cell>
          <table:table-cell office:value-type="string" calcext:value-type="string">
            <text:p>Kemmer an dornleow, mar pleg </text:p>
          </table:table-cell>
          <table:table-cell table:style-name="ce10" table:formula="of:=NOT(TRIM([.D613])=TRIM([.F6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gerva verr.</text:p>
          </table:table-cell>
          <table:table-cell table:style-name="ce4" office:value-type="string" calcext:value-type="string">
            <text:p>Here's a short word list.</text:p>
          </table:table-cell>
          <table:table-cell office:value-type="string" calcext:value-type="string">
            <text:p>Ottomma gerva verr. </text:p>
          </table:table-cell>
          <table:table-cell table:style-name="ce10" table:formula="of:=NOT(TRIM([.D614])=TRIM([.F6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ma yw hir lowr, dell dybav.</text:p>
          </table:table-cell>
          <table:table-cell table:style-name="ce4" office:value-type="string" calcext:value-type="string">
            <text:p>This word list is long enough, I think</text:p>
          </table:table-cell>
          <table:table-cell office:value-type="string" calcext:value-type="string">
            <text:p>An erva ma yw hir lowr, dell dybav. </text:p>
          </table:table-cell>
          <table:table-cell table:style-name="ce10" table:formula="of:=NOT(TRIM([.D615])=TRIM([.F6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eskisyow ma ytho?</text:p>
          </table:table-cell>
          <table:table-cell table:style-name="ce4" office:value-type="string" calcext:value-type="string">
            <text:p>How are these shoes then?</text:p>
          </table:table-cell>
          <table:table-cell office:value-type="string" calcext:value-type="string">
            <text:p>Fatel yw an eskisyow ma ytho? </text:p>
          </table:table-cell>
          <table:table-cell table:style-name="ce10" table:formula="of:=NOT(TRIM([.D616])=TRIM([.F6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ras yns.</text:p>
          </table:table-cell>
          <table:table-cell table:style-name="ce4" office:value-type="string" calcext:value-type="string">
            <text:p>They are too big.</text:p>
          </table:table-cell>
          <table:table-cell office:value-type="string" calcext:value-type="string">
            <text:p>Re vras yns. </text:p>
          </table:table-cell>
          <table:table-cell table:style-name="ce10" table:formula="of:=NOT(TRIM([.D617])=TRIM([.F6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ughel yw tour an eglos, a nyns yw ev?</text:p>
          </table:table-cell>
          <table:table-cell table:style-name="ce4" office:value-type="string" calcext:value-type="string">
            <text:p>The church tower is very high, isn't it?</text:p>
          </table:table-cell>
          <table:table-cell office:value-type="string" calcext:value-type="string">
            <text:p>Pur ughel yw tour an eglos, a nyns yw ev? </text:p>
          </table:table-cell>
          <table:table-cell table:style-name="ce10" table:formula="of:=NOT(TRIM([.D618])=TRIM([.F6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klokk an eglos!</text:p>
          </table:table-cell>
          <table:table-cell table:style-name="ce4" office:value-type="string" calcext:value-type="string">
            <text:p>Look there, the church clock!</text:p>
          </table:table-cell>
          <table:table-cell office:value-type="string" calcext:value-type="string">
            <text:p>Ottena klock an eglos! </text:p>
          </table:table-cell>
          <table:table-cell table:style-name="ce10" table:formula="of:=NOT(TRIM([.D619])=TRIM([.F6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eur poran yw hi.</text:p>
          </table:table-cell>
          <table:table-cell table:style-name="ce4" office:value-type="string" calcext:value-type="string">
            <text:p>It's three o'clock exactly.</text:p>
          </table:table-cell>
          <table:table-cell office:value-type="string" calcext:value-type="string">
            <text:p>Teyr eur poran yw hi. </text:p>
          </table:table-cell>
          <table:table-cell table:style-name="ce10" table:formula="of:=NOT(TRIM([.D620])=TRIM([.F6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olenn yw nessa?</text:p>
          </table:table-cell>
          <table:table-cell table:style-name="ce4" office:value-type="string" calcext:value-type="string">
            <text:p>Which page is next?</text:p>
          </table:table-cell>
          <table:table-cell office:value-type="string" calcext:value-type="string">
            <text:p>Py folen yw nessa? </text:p>
          </table:table-cell>
          <table:table-cell table:style-name="ce10" table:formula="of:=NOT(TRIM([.D621])=TRIM([.F6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olenn niver nownsek yw an nessa folenn.</text:p>
          </table:table-cell>
          <table:table-cell table:style-name="ce4" office:value-type="string" calcext:value-type="string">
            <text:p>Page number nineteen is the next page.</text:p>
          </table:table-cell>
          <table:table-cell office:value-type="string" calcext:value-type="string">
            <text:p>Folen niver nownsek yw an nessa folen. </text:p>
          </table:table-cell>
          <table:table-cell table:style-name="ce10" table:formula="of:=NOT(TRIM([.D622])=TRIM([.F62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eujennow ma?</text:p>
          </table:table-cell>
          <table:table-cell table:style-name="ce4" office:value-type="string" calcext:value-type="string">
            <text:p>What are these flowers?</text:p>
          </table:table-cell>
          <table:table-cell office:value-type="string" calcext:value-type="string">
            <text:p>Pyth yw an bleujennow ma? </text:p>
          </table:table-cell>
          <table:table-cell table:style-name="ce10" table:formula="of:=NOT(TRIM([.D623])=TRIM([.F6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ili yns.</text:p>
          </table:table-cell>
          <table:table-cell table:style-name="ce4" office:value-type="string" calcext:value-type="string">
            <text:p>They are lilies</text:p>
          </table:table-cell>
          <table:table-cell office:value-type="string" calcext:value-type="string">
            <text:p>Lili yns. </text:p>
          </table:table-cell>
          <table:table-cell table:style-name="ce10" table:formula="of:=NOT(TRIM([.D624])=TRIM([.F6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eur yw parys lemmyn, dell hevel.</text:p>
          </table:table-cell>
          <table:table-cell table:style-name="ce4" office:value-type="string" calcext:value-type="string">
            <text:p>The choir is ready now, it seems.</text:p>
          </table:table-cell>
          <table:table-cell office:value-type="string" calcext:value-type="string">
            <text:p>An keur yw parys lemmyn, dell hevel. </text:p>
          </table:table-cell>
          <table:table-cell table:style-name="ce10" table:formula="of:=NOT(TRIM([.D625])=TRIM([.F6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 dhen ha dew ugens y'n kuntelles. Hemm yw niver da rag kuntelles a'n par ma.</text:p>
          </table:table-cell>
          <table:table-cell table:style-name="ce4" office:value-type="string" calcext:value-type="string">
            <text:p>There are forty-two people in the meeting. This is a good number for a meeting of this kind.</text:p>
          </table:table-cell>
          <table:table-cell office:value-type="string" calcext:value-type="string">
            <text:p>Yma dew dhen ha dew ugens y'n kuntelles. Hemm yw niver da rag kuntelles a'n par ma. </text:p>
          </table:table-cell>
          <table:table-cell table:style-name="ce10" table:formula="of:=NOT(TRIM([.D626])=TRIM([.F6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da rag hansel.</text:p>
          </table:table-cell>
          <table:table-cell table:style-name="ce4" office:value-type="string" calcext:value-type="string">
            <text:p>Boiled eggs are good for breakfast.</text:p>
          </table:table-cell>
          <table:table-cell office:value-type="string" calcext:value-type="string">
            <text:p>Oyow bryjys yw da rag hansel. </text:p>
          </table:table-cell>
          <table:table-cell table:style-name="ce10" table:formula="of:=NOT(TRIM([.D627])=TRIM([.F6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a win yw re.</text:p>
          </table:table-cell>
          <table:table-cell table:style-name="ce4" office:value-type="string" calcext:value-type="string">
            <text:p>Much wine is too much.</text:p>
          </table:table-cell>
          <table:table-cell office:value-type="string" calcext:value-type="string">
            <text:p>Meur a win yw re. </text:p>
          </table:table-cell>
          <table:table-cell table:style-name="ce10" table:formula="of:=NOT(TRIM([.D628])=TRIM([.F6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meur a voestiow da y'n dre.</text:p>
          </table:table-cell>
          <table:table-cell table:style-name="ce4" office:value-type="string" calcext:value-type="string">
            <text:p>There are many good restaurants in town.</text:p>
          </table:table-cell>
          <table:table-cell office:value-type="string" calcext:value-type="string">
            <text:p>Yma meur a vostiow da y'n dre. </text:p>
          </table:table-cell>
          <table:table-cell table:style-name="ce10" table:formula="of:=NOT(TRIM([.D629])=TRIM([.F6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yow pals yw boghosek.</text:p>
          </table:table-cell>
          <table:table-cell table:style-name="ce4" office:value-type="string" calcext:value-type="string">
            <text:p>Many countries are poor.</text:p>
          </table:table-cell>
          <table:table-cell office:value-type="string" calcext:value-type="string">
            <text:p>Broyow pals yw boghosek. </text:p>
          </table:table-cell>
          <table:table-cell table:style-name="ce10" table:formula="of:=NOT(TRIM([.D630])=TRIM([.F6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karr yw re skav, dell dybav.</text:p>
          </table:table-cell>
          <table:table-cell table:style-name="ce4" office:value-type="string" calcext:value-type="string">
            <text:p>Many cars are too fast, I think.</text:p>
          </table:table-cell>
          <table:table-cell office:value-type="string" calcext:value-type="string">
            <text:p>Lies karr yw re skav, dell dybav. </text:p>
          </table:table-cell>
          <table:table-cell table:style-name="ce10" table:formula="of:=NOT(TRIM([.D631])=TRIM([.F6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tus yw kevoethek.</text:p>
          </table:table-cell>
          <table:table-cell table:style-name="ce4" office:value-type="string" calcext:value-type="string">
            <text:p>Few people are rich.</text:p>
          </table:table-cell>
          <table:table-cell office:value-type="string" calcext:value-type="string">
            <text:p>Nebes tus yw kevothek. </text:p>
          </table:table-cell>
          <table:table-cell table:style-name="ce10" table:formula="of:=NOT(TRIM([.D632])=TRIM([.F6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nebes keus ragos!</text:p>
          </table:table-cell>
          <table:table-cell table:style-name="ce4" office:value-type="string" calcext:value-type="string">
            <text:p>Here is some cheese for you!</text:p>
          </table:table-cell>
          <table:table-cell office:value-type="string" calcext:value-type="string">
            <text:p>Ottomma nebes keus ragos! </text:p>
          </table:table-cell>
          <table:table-cell table:style-name="ce10" table:formula="of:=NOT(TRIM([.D633])=TRIM([.F6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fordhow y’n ynys yw ledan lowr mes meur a fordhow ena yw re gul.</text:p>
          </table:table-cell>
          <table:table-cell table:style-name="ce4" office:value-type="string" calcext:value-type="string">
            <text:p>Few roads on the island are wide enough but many roads there are too narrow.</text:p>
          </table:table-cell>
          <table:table-cell office:value-type="string" calcext:value-type="string">
            <text:p>Nebes fordhow y'n enys yw ledan lowr mes meur a fordhow ena yw re gul. </text:p>
          </table:table-cell>
          <table:table-cell table:style-name="ce10" table:formula="of:=NOT(TRIM([.D634])=TRIM([.F6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orses gell yn Amerika.</text:p>
          </table:table-cell>
          <table:table-cell table:style-name="ce4" office:value-type="string" calcext:value-type="string">
            <text:p>There are lots of brown bears in America.</text:p>
          </table:table-cell>
          <table:table-cell office:value-type="string" calcext:value-type="string">
            <text:p>Yma meur a orses gell yn Amerika. </text:p>
          </table:table-cell>
          <table:table-cell table:style-name="ce10" table:formula="of:=NOT(TRIM([.D635])=TRIM([.F6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meur a gommolennow lemmyn.</text:p>
          </table:table-cell>
          <table:table-cell table:style-name="ce4" office:value-type="string" calcext:value-type="string">
            <text:p>There are not many clouds now.</text:p>
          </table:table-cell>
          <table:table-cell office:value-type="string" calcext:value-type="string">
            <text:p>Nyns eus meur a gommolennow lemmyn. </text:p>
          </table:table-cell>
          <table:table-cell table:style-name="ce10" table:formula="of:=NOT(TRIM([.D636])=TRIM([.F6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wydhennw ha meur a vleujennow yn lowarth an chi bras na.</text:p>
          </table:table-cell>
          <table:table-cell table:style-name="ce4" office:value-type="string" calcext:value-type="string">
            <text:p>There are many trees and many flowers in the garden of that big house.</text:p>
          </table:table-cell>
          <table:table-cell office:value-type="string" calcext:value-type="string">
            <text:p>Yma meur a wydhennw ha meur a vleujennow yn lowarth an chi bras na. </text:p>
          </table:table-cell>
          <table:table-cell table:style-name="ce10" table:formula="of:=NOT(TRIM([.D637])=TRIM([.F6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kadoryon bals y’n porth ma yw boghosek.</text:p>
          </table:table-cell>
          <table:table-cell table:style-name="ce4" office:value-type="string" calcext:value-type="string">
            <text:p>Many fishermen in this harbour are poor.</text:p>
          </table:table-cell>
          <table:table-cell office:value-type="string" calcext:value-type="string">
            <text:p>Pyskadoryon bals y'n porth ma yw boghosek. </text:p>
          </table:table-cell>
          <table:table-cell table:style-name="ce10" table:formula="of:=NOT(TRIM([.D638])=TRIM([.F6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noryon bals yn keur an chapel.</text:p>
          </table:table-cell>
          <table:table-cell table:style-name="ce4" office:value-type="string" calcext:value-type="string">
            <text:p>There are many singers in the chapel choir.</text:p>
          </table:table-cell>
          <table:table-cell office:value-type="string" calcext:value-type="string">
            <text:p>Yma kanoryon bals yn keur an chapel. </text:p>
          </table:table-cell>
          <table:table-cell table:style-name="ce10" table:formula="of:=NOT(TRIM([.D639])=TRIM([.F6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bals yw re dew.</text:p>
          </table:table-cell>
          <table:table-cell table:style-name="ce4" office:value-type="string" calcext:value-type="string">
            <text:p>Many people are too fat.</text:p>
          </table:table-cell>
          <table:table-cell office:value-type="string" calcext:value-type="string">
            <text:p>Tus bals yw re dew. </text:p>
          </table:table-cell>
          <table:table-cell table:style-name="ce10" table:formula="of:=NOT(TRIM([.D640])=TRIM([.F6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ostel yw gwag, dell hevel.</text:p>
          </table:table-cell>
          <table:table-cell table:style-name="ce4" office:value-type="string" calcext:value-type="string">
            <text:p>Many hotels are empty, it seems.</text:p>
          </table:table-cell>
          <table:table-cell office:value-type="string" calcext:value-type="string">
            <text:p>Lies ostel yw gwag, dell hevel. </text:p>
          </table:table-cell>
          <table:table-cell table:style-name="ce10" table:formula="of:=NOT(TRIM([.D641])=TRIM([.F6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lies aval gesys?</text:p>
          </table:table-cell>
          <table:table-cell table:style-name="ce4" office:value-type="string" calcext:value-type="string">
            <text:p>Aren’t there lots of apples left?</text:p>
          </table:table-cell>
          <table:table-cell office:value-type="string" calcext:value-type="string">
            <text:p>A nyns eus lies aval gesys? </text:p>
          </table:table-cell>
          <table:table-cell table:style-name="ce10" table:formula="of:=NOT(TRIM([.D642])=TRIM([.F6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gerva yw re hir, dell dybav.</text:p>
          </table:table-cell>
          <table:table-cell table:style-name="ce4" office:value-type="string" calcext:value-type="string">
            <text:p>Many word lists are too long, I think.</text:p>
          </table:table-cell>
          <table:table-cell office:value-type="string" calcext:value-type="string">
            <text:p>Lies gerva yw re hir, dell dybav. </text:p>
          </table:table-cell>
          <table:table-cell table:style-name="ce10" table:formula="of:=NOT(TRIM([.D643])=TRIM([.F6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tri faper?</text:p>
          </table:table-cell>
          <table:table-cell table:style-name="ce4" office:value-type="string" calcext:value-type="string">
            <text:p>Where are the three papers?</text:p>
          </table:table-cell>
          <table:table-cell office:value-type="string" calcext:value-type="string">
            <text:p>Ple'ma an tri faper? </text:p>
          </table:table-cell>
          <table:table-cell table:style-name="ce10" table:formula="of:=NOT(TRIM([.D644])=TRIM([.F6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voes ymons.</text:p>
          </table:table-cell>
          <table:table-cell table:style-name="ce4" office:value-type="string" calcext:value-type="string">
            <text:p>They are on the table.</text:p>
          </table:table-cell>
          <table:table-cell office:value-type="string" calcext:value-type="string">
            <text:p>War an voos ymons. </text:p>
          </table:table-cell>
          <table:table-cell table:style-name="ce10" table:formula="of:=NOT(TRIM([.D645])=TRIM([.F6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ver ytho?</text:p>
          </table:table-cell>
          <table:table-cell table:style-name="ce4" office:value-type="string" calcext:value-type="string">
            <text:p>Where are athe goats then?</text:p>
          </table:table-cell>
          <table:table-cell office:value-type="string" calcext:value-type="string">
            <text:p>Ple'ma an gever ytho? </text:p>
          </table:table-cell>
          <table:table-cell table:style-name="ce10" table:formula="of:=NOT(TRIM([.D646])=TRIM([.F6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’n pras a-dryv drehevyans a-dryv an bargen-tir ymons martesen.</text:p>
          </table:table-cell>
          <table:table-cell table:style-name="ce4" office:value-type="string" calcext:value-type="string">
            <text:p>They are in the field behind the farm building perhaps.</text:p>
          </table:table-cell>
          <table:table-cell office:value-type="string" calcext:value-type="string">
            <text:p>Y'n pras a-dryv drehevyans a-dryv an bargen-tir ymons martesen. </text:p>
          </table:table-cell>
          <table:table-cell table:style-name="ce10" table:formula="of:=NOT(TRIM([.D647])=TRIM([.F6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-wynn orth an fenester gans an tas-gwynn.</text:p>
          </table:table-cell>
          <table:table-cell table:style-name="ce4" office:value-type="string" calcext:value-type="string">
            <text:p>Grandmother is at the window with grandfather.</text:p>
          </table:table-cell>
          <table:table-cell office:value-type="string" calcext:value-type="string">
            <text:p>Yma an vamm-wyn orth an fenester gans an tas-gwyn. </text:p>
          </table:table-cell>
          <table:table-cell table:style-name="ce10" table:formula="of:=NOT(TRIM([.D648])=TRIM([.F6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bryntin, meur ras.</text:p>
          </table:table-cell>
          <table:table-cell table:style-name="ce4" office:value-type="string" calcext:value-type="string">
            <text:p>Boiled eggs are fine, thanks.</text:p>
          </table:table-cell>
          <table:table-cell office:value-type="string" calcext:value-type="string">
            <text:p>Oyow bryjys yw bryntin, meur ras. </text:p>
          </table:table-cell>
          <table:table-cell table:style-name="ce10" table:formula="of:=NOT(TRIM([.D649])=TRIM([.F6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dhek lyver ha dew-ugens y’n argh-lyvrow.</text:p>
          </table:table-cell>
          <table:table-cell table:style-name="ce4" office:value-type="string" calcext:value-type="string">
            <text:p>There are fifty-two books in the bookcase.</text:p>
          </table:table-cell>
          <table:table-cell office:value-type="string" calcext:value-type="string">
            <text:p>Yma dewdhek lyver ha dew-ugens y'n argh-lyvrow. </text:p>
          </table:table-cell>
          <table:table-cell table:style-name="ce10" table:formula="of:=NOT(TRIM([.D650])=TRIM([.F6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ynysow ma?</text:p>
          </table:table-cell>
          <table:table-cell table:style-name="ce4" office:value-type="string" calcext:value-type="string">
            <text:p>What are these islands.</text:p>
          </table:table-cell>
          <table:table-cell office:value-type="string" calcext:value-type="string">
            <text:p>Pyth yw an enysow ma? </text:p>
          </table:table-cell>
          <table:table-cell table:style-name="ce10" table:formula="of:=NOT(TRIM([.D651])=TRIM([.F6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ysow Syllan yns.</text:p>
          </table:table-cell>
          <table:table-cell table:style-name="ce4" office:value-type="string" calcext:value-type="string">
            <text:p>They are the Isles of Scilly.</text:p>
          </table:table-cell>
          <table:table-cell office:value-type="string" calcext:value-type="string">
            <text:p>Enysow Syllan yns. </text:p>
          </table:table-cell>
          <table:table-cell table:style-name="ce10" table:formula="of:=NOT(TRIM([.D652])=TRIM([.F6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tek den ha peswar ugens y’n eglos warbarth gans an pronter.</text:p>
          </table:table-cell>
          <table:table-cell table:style-name="ce4" office:value-type="string" calcext:value-type="string">
            <text:p>There are ninety-six people in the church together with the parson.</text:p>
          </table:table-cell>
          <table:table-cell office:value-type="string" calcext:value-type="string">
            <text:p>Yma hwetek den ha peswar ugens y'n eglos warbarth gans an pronter. </text:p>
          </table:table-cell>
          <table:table-cell table:style-name="ce10" table:formula="of:=NOT(TRIM([.D653])=TRIM([.F6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warn ugens yw parys a-ji dhe’n hel.</text:p>
          </table:table-cell>
          <table:table-cell table:style-name="ce4" office:value-type="string" calcext:value-type="string">
            <text:p>The twenty-two chairs are ready inside the hall.</text:p>
          </table:table-cell>
          <table:table-cell office:value-type="string" calcext:value-type="string">
            <text:p>An dhiw gador warn ugens yw parys a-ji dhe'n hel. </text:p>
          </table:table-cell>
          <table:table-cell table:style-name="ce10" table:formula="of:=NOT(TRIM([.D654])=TRIM([.F65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office:value-type="string" calcext:value-type="string">
            <text:p>Py eur yw hi lemmyn, mar pleg? </text:p>
          </table:table-cell>
          <table:table-cell table:style-name="ce10" table:formula="of:=NOT(TRIM([.D655])=TRIM([.F6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mynysenn wosa diw eur poran yw hi.</text:p>
          </table:table-cell>
          <table:table-cell table:style-name="ce4" office:value-type="string" calcext:value-type="string">
            <text:p>It’s thirteen minutes past two o’clock exactly.</text:p>
          </table:table-cell>
          <table:table-cell office:value-type="string" calcext:value-type="string">
            <text:p>Trydhek mynysen wosa diw eur poran yw hi. </text:p>
          </table:table-cell>
          <table:table-cell table:style-name="ce10" table:formula="of:=NOT(TRIM([.D656])=TRIM([.F6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Aberplymm?</text:p>
          </table:table-cell>
          <table:table-cell table:style-name="ce4" office:value-type="string" calcext:value-type="string">
            <text:p>At what time is the train to Plymouth?</text:p>
          </table:table-cell>
          <table:table-cell office:value-type="string" calcext:value-type="string">
            <text:p>Dhe by eur yth yw an tren dhe Aberplym? </text:p>
          </table:table-cell>
          <table:table-cell table:style-name="ce10" table:formula="of:=NOT(TRIM([.D657])=TRIM([.F6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eder eur marnas kwarter yw ev.</text:p>
          </table:table-cell>
          <table:table-cell table:style-name="ce4" office:value-type="string" calcext:value-type="string">
            <text:p>It’s at quarter to four.</text:p>
          </table:table-cell>
          <table:table-cell office:value-type="string" calcext:value-type="string">
            <text:p>Dhe beder eur marnas kwarter yw ev. </text:p>
          </table:table-cell>
          <table:table-cell table:style-name="ce10" table:formula="of:=NOT(TRIM([.D658])=TRIM([.F6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-dro dhe unn eur yw hi lemmyn, dell dybav.</text:p>
          </table:table-cell>
          <table:table-cell table:style-name="ce4" office:value-type="string" calcext:value-type="string">
            <text:p>It’s about one o’clock now, I think.</text:p>
          </table:table-cell>
          <table:table-cell office:value-type="string" calcext:value-type="string">
            <text:p>A-dro dhe unn eur yw hi lemmyn, dell dybav. </text:p>
          </table:table-cell>
          <table:table-cell table:style-name="ce10" table:formula="of:=NOT(TRIM([.D659])=TRIM([.F6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plasenn y’n amari byghan.</text:p>
          </table:table-cell>
          <table:table-cell table:style-name="ce4" office:value-type="string" calcext:value-type="string">
            <text:p>The records are in the small cupboard.</text:p>
          </table:table-cell>
          <table:table-cell office:value-type="string" calcext:value-type="string">
            <text:p>Yma an plasen y'n amari byghan. </text:p>
          </table:table-cell>
          <table:table-cell table:style-name="ce10" table:formula="of:=NOT(TRIM([.D660])=TRIM([.F66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eow an darasow yw plos.</text:p>
          </table:table-cell>
          <table:table-cell table:style-name="ce4" office:value-type="string" calcext:value-type="string">
            <text:p>The door handles are dirty.</text:p>
          </table:table-cell>
          <table:table-cell office:value-type="string" calcext:value-type="string">
            <text:p>Dornleow an darasow yw plos. </text:p>
          </table:table-cell>
          <table:table-cell table:style-name="ce10" table:formula="of:=NOT(TRIM([.D661])=TRIM([.F6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rek an maw nay w re hir ha re ledan.</text:p>
          </table:table-cell>
          <table:table-cell table:style-name="ce4" office:value-type="string" calcext:value-type="string">
            <text:p>The boy’s trousers are too long and too wide.</text:p>
          </table:table-cell>
          <table:table-cell office:value-type="string" calcext:value-type="string">
            <text:p>Lavrek an maw nay w re hir ha re ledan. </text:p>
          </table:table-cell>
          <table:table-cell table:style-name="ce10" table:formula="of:=NOT(TRIM([.D662])=TRIM([.F6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goth yw an tavern ma.</text:p>
          </table:table-cell>
          <table:table-cell table:style-name="ce4" office:value-type="string" calcext:value-type="string">
            <text:p>This inn is very old.</text:p>
          </table:table-cell>
          <table:table-cell office:value-type="string" calcext:value-type="string">
            <text:p>Pur goth yw an tavern ma. </text:p>
          </table:table-cell>
          <table:table-cell table:style-name="ce10" table:formula="of:=NOT(TRIM([.D663])=TRIM([.F6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moen lowr, sur.</text:p>
          </table:table-cell>
          <table:table-cell table:style-name="ce4" office:value-type="string" calcext:value-type="string">
            <text:p>He is thin enough, certainly.</text:p>
          </table:table-cell>
          <table:table-cell office:value-type="string" calcext:value-type="string">
            <text:p>Ev yw moon lowr, sur. </text:p>
          </table:table-cell>
          <table:table-cell table:style-name="ce10" table:formula="of:=NOT(TRIM([.D664])=TRIM([.F6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atow lowr.</text:p>
          </table:table-cell>
          <table:table-cell table:style-name="ce4" office:value-type="string" calcext:value-type="string">
            <text:p>There aren’t enough plates.</text:p>
          </table:table-cell>
          <table:table-cell office:value-type="string" calcext:value-type="string">
            <text:p>Nyns eus platow lowr. </text:p>
          </table:table-cell>
          <table:table-cell table:style-name="ce10" table:formula="of:=NOT(TRIM([.D665])=TRIM([.F6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ur lowen, dell vydh usys.</text:p>
          </table:table-cell>
          <table:table-cell table:style-name="ce4" office:value-type="string" calcext:value-type="string">
            <text:p>You are very happy, as usual.</text:p>
          </table:table-cell>
          <table:table-cell office:value-type="string" calcext:value-type="string">
            <text:p>Hwi yw pur lowen, dell vydh usys. </text:p>
          </table:table-cell>
          <table:table-cell table:style-name="ce10" table:formula="of:=NOT(TRIM([.D666])=TRIM([.F6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pur doemm, sur!</text:p>
          </table:table-cell>
          <table:table-cell table:style-name="ce4" office:value-type="string" calcext:value-type="string">
            <text:p>We are very hot, sure!</text:p>
          </table:table-cell>
          <table:table-cell office:value-type="string" calcext:value-type="string">
            <text:p>Ni yw pur domm, sur! </text:p>
          </table:table-cell>
          <table:table-cell table:style-name="ce10" table:formula="of:=NOT(TRIM([.D667])=TRIM([.F6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korr an gwydh yw terrys, a nyns yns i?</text:p>
          </table:table-cell>
          <table:table-cell table:style-name="ce4" office:value-type="string" calcext:value-type="string">
            <text:p>The branches of the trees are broken, aren’t they?</text:p>
          </table:table-cell>
          <table:table-cell office:value-type="string" calcext:value-type="string">
            <text:p>Skorr an gwydh yw terrys, a nyns yns i? </text:p>
          </table:table-cell>
          <table:table-cell table:style-name="ce10" table:formula="of:=NOT(TRIM([.D668])=TRIM([.F6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ytho!</text:p>
          </table:table-cell>
          <table:table-cell table:style-name="ce4" office:value-type="string" calcext:value-type="string">
            <text:p>Good night then!</text:p>
          </table:table-cell>
          <table:table-cell office:value-type="string" calcext:value-type="string">
            <text:p>Nos dha ytho! </text:p>
          </table:table-cell>
          <table:table-cell table:style-name="ce10" table:formula="of:=NOT(TRIM([.D669])=TRIM([.F6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eth frynkek yw kewsys y’n pow ma, a nyns yw hi?</text:p>
          </table:table-cell>
          <table:table-cell table:style-name="ce4" office:value-type="string" calcext:value-type="string">
            <text:p>The French language is spoken in this country, isn’t it?</text:p>
          </table:table-cell>
          <table:table-cell office:value-type="string" calcext:value-type="string">
            <text:p>An yeth frenkek yw kewsys y'n pow ma, a nyns yw hi? </text:p>
          </table:table-cell>
          <table:table-cell table:style-name="ce10" table:formula="of:=NOT(TRIM([.D670])=TRIM([.F6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onna, an venyn voen na orth an voes?</text:p>
          </table:table-cell>
          <table:table-cell table:style-name="ce4" office:value-type="string" calcext:value-type="string">
            <text:p>Who is that, that slim woman at the table?</text:p>
          </table:table-cell>
          <table:table-cell office:value-type="string" calcext:value-type="string">
            <text:p>Piw yw honna, an venyn voon na orth an voos? </text:p>
          </table:table-cell>
          <table:table-cell table:style-name="ce10" table:formula="of:=NOT(TRIM([.D671])=TRIM([.F6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msin yw hi, myrgh Mr ha Mres Angell.</text:p>
          </table:table-cell>
          <table:table-cell table:style-name="ce4" office:value-type="string" calcext:value-type="string">
            <text:p>She’s Tamsin, Mr ans Mrs Angell’s daughter.</text:p>
          </table:table-cell>
          <table:table-cell office:value-type="string" calcext:value-type="string">
            <text:p>Tamsin yw hi, myrgh Mr ha Res Angell. </text:p>
          </table:table-cell>
          <table:table-cell table:style-name="ce10" table:formula="of:=NOT(TRIM([.D672])=TRIM([.F6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chambour yw an nessa dhe’n lowarth a-rag?</text:p>
          </table:table-cell>
          <table:table-cell table:style-name="ce4" office:value-type="string" calcext:value-type="string">
            <text:p>Which bedroom is nearest to the front garden?</text:p>
          </table:table-cell>
          <table:table-cell office:value-type="string" calcext:value-type="string">
            <text:p>Py chambour yw an nessa dhe'n lowarth a-rag? </text:p>
          </table:table-cell>
          <table:table-cell table:style-name="ce10" table:formula="of:=NOT(TRIM([.D673])=TRIM([.F6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ns i, mar pleg, an puskes ma?</text:p>
          </table:table-cell>
          <table:table-cell table:style-name="ce4" office:value-type="string" calcext:value-type="string">
            <text:p>What are they, please, these fish?</text:p>
          </table:table-cell>
          <table:table-cell office:value-type="string" calcext:value-type="string">
            <text:p>Pyth yns i, mar pleg, an puskes ma? </text:p>
          </table:table-cell>
          <table:table-cell table:style-name="ce10" table:formula="of:=NOT(TRIM([.D674])=TRIM([.F6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ithyli yns.</text:p>
          </table:table-cell>
          <table:table-cell table:style-name="ce4" office:value-type="string" calcext:value-type="string">
            <text:p>They are mackerel.</text:p>
          </table:table-cell>
          <table:table-cell office:value-type="string" calcext:value-type="string">
            <text:p>Brithyli yns. </text:p>
          </table:table-cell>
          <table:table-cell table:style-name="ce10" table:formula="of:=NOT(TRIM([.D675])=TRIM([.F6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an lyver ma, mar pleg!</text:p>
          </table:table-cell>
          <table:table-cell table:style-name="ce4" office:value-type="string" calcext:value-type="string">
            <text:p>Take this book, please!</text:p>
          </table:table-cell>
          <table:table-cell office:value-type="string" calcext:value-type="string">
            <text:p>Kemmer an lyver ma, mar pleg! </text:p>
          </table:table-cell>
          <table:table-cell table:style-name="ce10" table:formula="of:=NOT(TRIM([.D676])=TRIM([.F6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gor e! folenn ugens.</text:p>
          </table:table-cell>
          <table:table-cell table:style-name="ce4" office:value-type="string" calcext:value-type="string">
            <text:p>Open it! Page twenty.</text:p>
          </table:table-cell>
          <table:table-cell office:value-type="string" calcext:value-type="string">
            <text:p>Igor e! folen ugens. </text:p>
          </table:table-cell>
          <table:table-cell table:style-name="ce10" table:formula="of:=NOT(TRIM([.D677])=TRIM([.F6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. Dege e lemmyn!</text:p>
          </table:table-cell>
          <table:table-cell table:style-name="ce4" office:value-type="string" calcext:value-type="string">
            <text:p>Thank you. Shut it now!</text:p>
          </table:table-cell>
          <table:table-cell office:value-type="string" calcext:value-type="string">
            <text:p>Meur ras. Dege e lemmyn! </text:p>
          </table:table-cell>
          <table:table-cell table:style-name="ce10" table:formula="of:=NOT(TRIM([.D678])=TRIM([.F6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an lyver dhe Sou, mar pleg!</text:p>
          </table:table-cell>
          <table:table-cell table:style-name="ce4" office:value-type="string" calcext:value-type="string">
            <text:p>Give the book to Sue, please!</text:p>
          </table:table-cell>
          <table:table-cell office:value-type="string" calcext:value-type="string">
            <text:p>Ro an lyver dhe Sou, mar pleg! </text:p>
          </table:table-cell>
          <table:table-cell table:style-name="ce10" table:formula="of:=NOT(TRIM([.D679])=TRIM([.F6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 e, po hi, a igeri an lyver dhe folenn ugens ha lenn an kynsa linenn!</text:p>
          </table:table-cell>
          <table:table-cell table:style-name="ce4" office:value-type="string" calcext:value-type="string">
            <text:p>Ask him, or her, to open the book at page twenty and read the first line!</text:p>
          </table:table-cell>
          <table:table-cell office:value-type="string" calcext:value-type="string">
            <text:p>Pys e, po hi, a igeri an lyver dhe folen ugens ha lenn an kynsa linen! </text:p>
          </table:table-cell>
          <table:table-cell table:style-name="ce10" table:formula="of:=NOT(TRIM([.D680])=TRIM([.F6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ra an keth tra gans nebonan arall!</text:p>
          </table:table-cell>
          <table:table-cell table:style-name="ce4" office:value-type="string" calcext:value-type="string">
            <text:p>Do the same thing with someone else!</text:p>
          </table:table-cell>
          <table:table-cell office:value-type="string" calcext:value-type="string">
            <text:p>Gwra an keth tra gans nebonan aral! </text:p>
          </table:table-cell>
          <table:table-cell table:style-name="ce10" table:formula="of:=NOT(TRIM([.D681])=TRIM([.F6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avar dhymm! </text:p>
          </table:table-cell>
          <table:table-cell table:style-name="ce4" office:value-type="string" calcext:value-type="string">
            <text:p>Tell me!</text:p>
          </table:table-cell>
          <table:table-cell office:value-type="string" calcext:value-type="string">
            <text:p>Lavar dhymm! </text:p>
          </table:table-cell>
          <table:table-cell table:style-name="ce10" table:formula="of:=NOT(TRIM([.D682])=TRIM([.F6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dhymm!</text:p>
          </table:table-cell>
          <table:table-cell table:style-name="ce4" office:value-type="string" calcext:value-type="string">
            <text:p>Give me!</text:p>
          </table:table-cell>
          <table:table-cell office:value-type="string" calcext:value-type="string">
            <text:p>Ro dhymm! </text:p>
          </table:table-cell>
          <table:table-cell table:style-name="ce10" table:formula="of:=NOT(TRIM([.D683])=TRIM([.F6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ppyth dhiworth nebonan.</text:p>
          </table:table-cell>
          <table:table-cell table:style-name="ce4" office:value-type="string" calcext:value-type="string">
            <text:p>Ask someone for something.</text:p>
          </table:table-cell>
          <table:table-cell office:value-type="string" calcext:value-type="string">
            <text:p>Pysi neppyth dhiworth nebonan. </text:p>
          </table:table-cell>
          <table:table-cell table:style-name="ce10" table:formula="of:=NOT(TRIM([.D684])=TRIM([.F6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bonan a wul neppyth.</text:p>
          </table:table-cell>
          <table:table-cell table:style-name="ce4" office:value-type="string" calcext:value-type="string">
            <text:p>Ask someone to do something.</text:p>
          </table:table-cell>
          <table:table-cell office:value-type="string" calcext:value-type="string">
            <text:p>Pysi nebonan a wul neppyth. </text:p>
          </table:table-cell>
          <table:table-cell table:style-name="ce10" table:formula="of:=NOT(TRIM([.D685])=TRIM([.F6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ge an daras, mar pleg, yeyn yw hi!</text:p>
          </table:table-cell>
          <table:table-cell table:style-name="ce4" office:value-type="string" calcext:value-type="string">
            <text:p>Shut the door, please, it’s cold!</text:p>
          </table:table-cell>
          <table:table-cell office:value-type="string" calcext:value-type="string">
            <text:p>Dege an daras, mar pleg, yeyn yw hi! </text:p>
          </table:table-cell>
          <table:table-cell table:style-name="ce10" table:formula="of:=NOT(TRIM([.D686])=TRIM([.F6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e lemmyn!</text:p>
          </table:table-cell>
          <table:table-cell table:style-name="ce4" office:value-type="string" calcext:value-type="string">
            <text:p>Do it now!</text:p>
          </table:table-cell>
          <table:table-cell office:value-type="string" calcext:value-type="string">
            <text:p>Gwra e lemmyn! </text:p>
          </table:table-cell>
          <table:table-cell table:style-name="ce10" table:formula="of:=NOT(TRIM([.D687])=TRIM([.F6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 an lavarow!</text:p>
          </table:table-cell>
          <table:table-cell table:style-name="ce4" office:value-type="string" calcext:value-type="string">
            <text:p>Read out the phrases!</text:p>
          </table:table-cell>
          <table:table-cell office:value-type="string" calcext:value-type="string">
            <text:p>Lenn an lavarow! </text:p>
          </table:table-cell>
          <table:table-cell table:style-name="ce10" table:formula="of:=NOT(TRIM([.D688])=TRIM([.F6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an arghans dhe Beder!</text:p>
          </table:table-cell>
          <table:table-cell table:style-name="ce4" office:value-type="string" calcext:value-type="string">
            <text:p>Give the money to Peter!</text:p>
          </table:table-cell>
          <table:table-cell office:value-type="string" calcext:value-type="string">
            <text:p>Ro an arghans dhe Beder! </text:p>
          </table:table-cell>
          <table:table-cell table:style-name="ce10" table:formula="of:=NOT(TRIM([.D689])=TRIM([.F6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an re ma!</text:p>
          </table:table-cell>
          <table:table-cell table:style-name="ce4" office:value-type="string" calcext:value-type="string">
            <text:p>Take these!</text:p>
          </table:table-cell>
          <table:table-cell office:value-type="string" calcext:value-type="string">
            <text:p>Kemmerewgh an re ma! </text:p>
          </table:table-cell>
          <table:table-cell table:style-name="ce10" table:formula="of:=NOT(TRIM([.D690])=TRIM([.F6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Skrifewgh hanow an lyver war gynsa linen an folenn!</text:p>
          </table:table-cell>
          <table:table-cell table:style-name="ce4" office:value-type="string" calcext:value-type="string">
            <text:p>Write the name of the book on the first line of the page!</text:p>
          </table:table-cell>
          <table:table-cell office:value-type="string" calcext:value-type="string">
            <text:p>Skrifewgh hanow an lyver war gynsa linen an folen! </text:p>
          </table:table-cell>
          <table:table-cell table:style-name="ce10" table:formula="of:=NOT(TRIM([.D691])=TRIM([.F6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e diworth Margh!</text:p>
          </table:table-cell>
          <table:table-cell table:style-name="ce4" office:value-type="string" calcext:value-type="string">
            <text:p>Ask Mark for it!</text:p>
          </table:table-cell>
          <table:table-cell office:value-type="string" calcext:value-type="string">
            <text:p>Pys e dhyworth Margh! </text:p>
          </table:table-cell>
          <table:table-cell table:style-name="ce10" table:formula="of:=NOT(TRIM([.D692])=TRIM([.F6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Helen a ri e dhe Margh!</text:p>
          </table:table-cell>
          <table:table-cell table:style-name="ce4" office:value-type="string" calcext:value-type="string">
            <text:p>Ask Helen to give it to Mark!</text:p>
          </table:table-cell>
          <table:table-cell office:value-type="string" calcext:value-type="string">
            <text:p>Pys Helen a ri e dhe Margh! </text:p>
          </table:table-cell>
          <table:table-cell table:style-name="ce10" table:formula="of:=NOT(TRIM([.D693])=TRIM([.F6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, pyth yw hemma!</text:p>
          </table:table-cell>
          <table:table-cell table:style-name="ce4" office:value-type="string" calcext:value-type="string">
            <text:p>Tell me, what is this!</text:p>
          </table:table-cell>
          <table:table-cell office:value-type="string" calcext:value-type="string">
            <text:p>Lavar dhymm, pyth yw hemma! </text:p>
          </table:table-cell>
          <table:table-cell table:style-name="ce10" table:formula="of:=NOT(TRIM([.D694])=TRIM([.F6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wgh e warbarth!</text:p>
          </table:table-cell>
          <table:table-cell table:style-name="ce4" office:value-type="string" calcext:value-type="string">
            <text:p>Do it together!</text:p>
          </table:table-cell>
          <table:table-cell office:value-type="string" calcext:value-type="string">
            <text:p>Gwrewgh e warbarth! </text:p>
          </table:table-cell>
          <table:table-cell table:style-name="ce10" table:formula="of:=NOT(TRIM([.D695])=TRIM([.F6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gor an fenester po dege an daras! Re wynsek yw hi!</text:p>
          </table:table-cell>
          <table:table-cell table:style-name="ce4" office:value-type="string" calcext:value-type="string">
            <text:p>Open the window or close the door! It’s too windy!</text:p>
          </table:table-cell>
          <table:table-cell office:value-type="string" calcext:value-type="string">
            <text:p>Igor an fenester po dege an daras! Re wensek yw hi! </text:p>
          </table:table-cell>
          <table:table-cell table:style-name="ce10" table:formula="of:=NOT(TRIM([.D696])=TRIM([.F69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ewgh an lavar warbarth!</text:p>
          </table:table-cell>
          <table:table-cell table:style-name="ce4" office:value-type="string" calcext:value-type="string">
            <text:p>Read the sentence together!</text:p>
          </table:table-cell>
          <table:table-cell office:value-type="string" calcext:value-type="string">
            <text:p>Lennewgh an lavar warbarth! </text:p>
          </table:table-cell>
          <table:table-cell table:style-name="ce10" table:formula="of:=NOT(TRIM([.D697])=TRIM([.F6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dhe’n fenester, mar pleg!</text:p>
          </table:table-cell>
          <table:table-cell table:style-name="ce4" office:value-type="string" calcext:value-type="string">
            <text:p>Go to the window, please!</text:p>
          </table:table-cell>
          <table:table-cell office:value-type="string" calcext:value-type="string">
            <text:p>Ke dhe'n fenester, mar pleg! </text:p>
          </table:table-cell>
          <table:table-cell table:style-name="ce10" table:formula="of:=NOT(TRIM([.D698])=TRIM([.F6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gh orth an tan! Oer yw hi!</text:p>
          </table:table-cell>
          <table:table-cell table:style-name="ce4" office:value-type="string" calcext:value-type="string">
            <text:p>Come to the fire it’s very cold!</text:p>
          </table:table-cell>
          <table:table-cell office:value-type="string" calcext:value-type="string">
            <text:p>Dewgh orth an tan! Oor yw hi! </text:p>
          </table:table-cell>
          <table:table-cell table:style-name="ce10" table:formula="of:=NOT(TRIM([.D699])=TRIM([.F6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oll dorn nebonan!</text:p>
          </table:table-cell>
          <table:table-cell table:style-name="ce4" office:value-type="string" calcext:value-type="string">
            <text:p>Everyone take someone’s hand!</text:p>
          </table:table-cell>
          <table:table-cell office:value-type="string" calcext:value-type="string">
            <text:p>Kemmerewgh oll dorn nebonan! </text:p>
          </table:table-cell>
          <table:table-cell table:style-name="ce10" table:formula="of:=NOT(TRIM([.D700])=TRIM([.F7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trey yw le bysi, dell vydh usys, mes kres an dre ma yw gwag.</text:p>
          </table:table-cell>
          <table:table-cell table:style-name="ce4" office:value-type="string" calcext:value-type="string">
            <text:p>A town centre is usually a busy place, but this town centre is empty.</text:p>
          </table:table-cell>
          <table:table-cell office:value-type="string" calcext:value-type="string">
            <text:p>Kres trey yw le bysi, dell vydh usys, mes kres an dre ma yw gwag. </text:p>
          </table:table-cell>
          <table:table-cell table:style-name="ce10" table:formula="of:=NOT(TRIM([.D701])=TRIM([.F7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ar dhe’n gour ma, dell dybav.</text:p>
          </table:table-cell>
          <table:table-cell table:style-name="ce4" office:value-type="string" calcext:value-type="string">
            <text:p>This man has no equal, I think.</text:p>
          </table:table-cell>
          <table:table-cell office:value-type="string" calcext:value-type="string">
            <text:p>Nyns eus par dhe'n gour ma, dell dybav. </text:p>
          </table:table-cell>
          <table:table-cell table:style-name="ce10" table:formula="of:=NOT(TRIM([.D702])=TRIM([.F70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iogyon gernewek yw an kynsa a-ji dhe’n varghas.</text:p>
          </table:table-cell>
          <table:table-cell table:style-name="ce4" office:value-type="string" calcext:value-type="string">
            <text:p>The Cornish farmers are the first inside the market.</text:p>
          </table:table-cell>
          <table:table-cell office:value-type="string" calcext:value-type="string">
            <text:p>An diogyon gernewek yw an kynsa a-ji dhe'n varghas. </text:p>
          </table:table-cell>
          <table:table-cell table:style-name="ce10" table:formula="of:=NOT(TRIM([.D703])=TRIM([.F7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arow lowr yw lowr.</text:p>
          </table:table-cell>
          <table:table-cell table:style-name="ce4" office:value-type="string" calcext:value-type="string">
            <text:p>Enough words are enough.</text:p>
          </table:table-cell>
          <table:table-cell office:value-type="string" calcext:value-type="string">
            <text:p>Lavarow lowr yw lowr. </text:p>
          </table:table-cell>
          <table:table-cell table:style-name="ce10" table:formula="of:=NOT(TRIM([.D704])=TRIM([.F7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lavarow yw flows.</text:p>
          </table:table-cell>
          <table:table-cell table:style-name="ce4" office:value-type="string" calcext:value-type="string">
            <text:p>Much speech is nonsense.</text:p>
          </table:table-cell>
          <table:table-cell office:value-type="string" calcext:value-type="string">
            <text:p>Meur a lavarow yw flows. </text:p>
          </table:table-cell>
          <table:table-cell table:style-name="ce10" table:formula="of:=NOT(TRIM([.D705])=TRIM([.F7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genes, Tom?</text:p>
          </table:table-cell>
          <table:table-cell table:style-name="ce4" office:value-type="string" calcext:value-type="string">
            <text:p>Have you enough money, Tom?</text:p>
          </table:table-cell>
          <table:table-cell office:value-type="string" calcext:value-type="string">
            <text:p>Eus arghans lowr genes, Tom? </text:p>
          </table:table-cell>
          <table:table-cell table:style-name="ce10" table:formula="of:=NOT(TRIM([.D706])=TRIM([.F7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, Maria, ro dhymm nebes peunsow, mar pleg!</text:p>
          </table:table-cell>
          <table:table-cell table:style-name="ce4" office:value-type="string" calcext:value-type="string">
            <text:p>No, Mary, give me a few pounds please!</text:p>
          </table:table-cell>
          <table:table-cell office:value-type="string" calcext:value-type="string">
            <text:p>Nyns eus, Maria, ro dhymm nebes peunsow, mar pleg! </text:p>
          </table:table-cell>
          <table:table-cell table:style-name="ce10" table:formula="of:=NOT(TRIM([.D707])=TRIM([.F7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ttin da, Yowann. Fatla genes?</text:p>
          </table:table-cell>
          <table:table-cell table:style-name="ce4" office:value-type="string" calcext:value-type="string">
            <text:p>Good morning, John. How are you?</text:p>
          </table:table-cell>
          <table:table-cell office:value-type="string" calcext:value-type="string">
            <text:p>Mettin da, Yowan. Fatla genes? </text:p>
          </table:table-cell>
          <table:table-cell table:style-name="ce10" table:formula="of:=NOT(TRIM([.D708])=TRIM([.F7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poes warnav.</text:p>
          </table:table-cell>
          <table:table-cell table:style-name="ce4" office:value-type="string" calcext:value-type="string">
            <text:p>Well enough, thanks, but I have a heavy cold.</text:p>
          </table:table-cell>
          <table:table-cell office:value-type="string" calcext:value-type="string">
            <text:p>Da lowr, meur ras, mes yma anwos poos warnav. </text:p>
          </table:table-cell>
          <table:table-cell table:style-name="ce10" table:formula="of:=NOT(TRIM([.D709])=TRIM([.F7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asenn ma? Piw yw an kaner?</text:p>
          </table:table-cell>
          <table:table-cell table:style-name="ce4" office:value-type="string" calcext:value-type="string">
            <text:p>What is that record? Who is the singer?</text:p>
          </table:table-cell>
          <table:table-cell office:value-type="string" calcext:value-type="string">
            <text:p>Pyth yw an blasen ma? Piw yw an kaner? </text:p>
          </table:table-cell>
          <table:table-cell table:style-name="ce10" table:formula="of:=NOT(TRIM([.D710])=TRIM([.F71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a an ganstell ma yw terrys.</text:p>
          </table:table-cell>
          <table:table-cell table:style-name="ce4" office:value-type="string" calcext:value-type="string">
            <text:p>The handle of this basket is broken.</text:p>
          </table:table-cell>
          <table:table-cell office:value-type="string" calcext:value-type="string">
            <text:p>Dornla an ganstell ma yw terrys. </text:p>
          </table:table-cell>
          <table:table-cell table:style-name="ce10" table:formula="of:=NOT(TRIM([.D711])=TRIM([.F7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an lavar ma?</text:p>
          </table:table-cell>
          <table:table-cell table:style-name="ce4" office:value-type="string" calcext:value-type="string">
            <text:p>Do you understand this expression?</text:p>
          </table:table-cell>
          <table:table-cell office:value-type="string" calcext:value-type="string">
            <text:p>A wodhesta konvedhes an lavar ma? </text:p>
          </table:table-cell>
          <table:table-cell table:style-name="ce10" table:formula="of:=NOT(TRIM([.D712])=TRIM([.F7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, mar pleg!</text:p>
          </table:table-cell>
          <table:table-cell table:style-name="ce4" office:value-type="string" calcext:value-type="string">
            <text:p>No! Again, please!</text:p>
          </table:table-cell>
          <table:table-cell office:value-type="string" calcext:value-type="string">
            <text:p>Na wonn! Arta, mar pleg! </text:p>
          </table:table-cell>
          <table:table-cell table:style-name="ce10" table:formula="of:=NOT(TRIM([.D713])=TRIM([.F7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pronter an eglos ma?</text:p>
          </table:table-cell>
          <table:table-cell table:style-name="ce4" office:value-type="string" calcext:value-type="string">
            <text:p>Who is the vicar of this church?</text:p>
          </table:table-cell>
          <table:table-cell office:value-type="string" calcext:value-type="string">
            <text:p>Piw yw pronter an eglos ma? </text:p>
          </table:table-cell>
          <table:table-cell table:style-name="ce10" table:formula="of:=NOT(TRIM([.D714])=TRIM([.F7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Le’ti yw an pronter omma.</text:p>
          </table:table-cell>
          <table:table-cell table:style-name="ce4" office:value-type="string" calcext:value-type="string">
            <text:p>Mr Laity is the vicar here.</text:p>
          </table:table-cell>
          <table:table-cell office:value-type="string" calcext:value-type="string">
            <text:p>Mr Le'ti yw an pronter omma. </text:p>
          </table:table-cell>
          <table:table-cell table:style-name="ce10" table:formula="of:=NOT(TRIM([.D715])=TRIM([.F7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ehevyans an skol ma yw koth.</text:p>
          </table:table-cell>
          <table:table-cell table:style-name="ce4" office:value-type="string" calcext:value-type="string">
            <text:p>This school building is old.</text:p>
          </table:table-cell>
          <table:table-cell office:value-type="string" calcext:value-type="string">
            <text:p>Drehevyans an skol ma yw koth. </text:p>
          </table:table-cell>
          <table:table-cell table:style-name="ce10" table:formula="of:=NOT(TRIM([.D716])=TRIM([.F7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koth na nyns ov yowynk.</text:p>
          </table:table-cell>
          <table:table-cell table:style-name="ce4" office:value-type="string" calcext:value-type="string">
            <text:p>I am not old nor am I young.</text:p>
          </table:table-cell>
          <table:table-cell office:value-type="string" calcext:value-type="string">
            <text:p>Nyns ov koth na nyns ov yowynk. </text:p>
          </table:table-cell>
          <table:table-cell table:style-name="ce10" table:formula="of:=NOT(TRIM([.D717])=TRIM([.F7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wethes Maria os, dell dybav.</text:p>
          </table:table-cell>
          <table:table-cell table:style-name="ce4" office:value-type="string" calcext:value-type="string">
            <text:p>You are a friend of Mary’s, I think.</text:p>
          </table:table-cell>
          <table:table-cell office:value-type="string" calcext:value-type="string">
            <text:p>Kowethes Maria os, dell dybav. </text:p>
          </table:table-cell>
          <table:table-cell table:style-name="ce10" table:formula="of:=NOT(TRIM([.D718])=TRIM([.F7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boesti ma onan da.</text:p>
          </table:table-cell>
          <table:table-cell table:style-name="ce4" office:value-type="string" calcext:value-type="string">
            <text:p>This restaurant is not a good one.</text:p>
          </table:table-cell>
          <table:table-cell office:value-type="string" calcext:value-type="string">
            <text:p>Nyns yw an bosti ma onan da. </text:p>
          </table:table-cell>
          <table:table-cell table:style-name="ce10" table:formula="of:=NOT(TRIM([.D719])=TRIM([.F7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 ni parys lemmyn?</text:p>
          </table:table-cell>
          <table:table-cell table:style-name="ce4" office:value-type="string" calcext:value-type="string">
            <text:p>Are we ready now?</text:p>
          </table:table-cell>
          <table:table-cell office:value-type="string" calcext:value-type="string">
            <text:p>On ni parys lemmyn? </text:p>
          </table:table-cell>
          <table:table-cell table:style-name="ce10" table:formula="of:=NOT(TRIM([.D720])=TRIM([.F7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owgh hwi oll warbarth?</text:p>
          </table:table-cell>
          <table:table-cell table:style-name="ce4" office:value-type="string" calcext:value-type="string">
            <text:p>How many are you altogether?</text:p>
          </table:table-cell>
          <table:table-cell office:value-type="string" calcext:value-type="string">
            <text:p>Py lies owgh hwi oll warbarth? </text:p>
          </table:table-cell>
          <table:table-cell table:style-name="ce10" table:formula="of:=NOT(TRIM([.D721])=TRIM([.F7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 i ensamplow da?</text:p>
          </table:table-cell>
          <table:table-cell table:style-name="ce4" office:value-type="string" calcext:value-type="string">
            <text:p>Are they good examples?</text:p>
          </table:table-cell>
          <table:table-cell office:value-type="string" calcext:value-type="string">
            <text:p>Yns i ensamplow da? </text:p>
          </table:table-cell>
          <table:table-cell table:style-name="ce10" table:formula="of:=NOT(TRIM([.D722])=TRIM([.F7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ns i kernewek?</text:p>
          </table:table-cell>
          <table:table-cell table:style-name="ce4" office:value-type="string" calcext:value-type="string">
            <text:p>Aren’t they Cornish?</text:p>
          </table:table-cell>
          <table:table-cell office:value-type="string" calcext:value-type="string">
            <text:p>A nyns yns i kernewek? </text:p>
          </table:table-cell>
          <table:table-cell table:style-name="ce10" table:formula="of:=NOT(TRIM([.D723])=TRIM([.F7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mebyl y’n chi na?</text:p>
          </table:table-cell>
          <table:table-cell table:style-name="ce4" office:value-type="string" calcext:value-type="string">
            <text:p>What’s the furniture like in that house?</text:p>
          </table:table-cell>
          <table:table-cell office:value-type="string" calcext:value-type="string">
            <text:p>Fatel yw an mebyl y'n chi na? </text:p>
          </table:table-cell>
          <table:table-cell table:style-name="ce10" table:formula="of:=NOT(TRIM([.D724])=TRIM([.F7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rghantti yw an nessa?</text:p>
          </table:table-cell>
          <table:table-cell table:style-name="ce4" office:value-type="string" calcext:value-type="string">
            <text:p>Which bank is the nearest?</text:p>
          </table:table-cell>
          <table:table-cell office:value-type="string" calcext:value-type="string">
            <text:p>Py arghantti yw an nessa? </text:p>
          </table:table-cell>
          <table:table-cell table:style-name="ce10" table:formula="of:=NOT(TRIM([.D725])=TRIM([.F7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on ni, sur.</text:p>
          </table:table-cell>
          <table:table-cell table:style-name="ce4" office:value-type="string" calcext:value-type="string">
            <text:p>We are lucky, certainly.</text:p>
          </table:table-cell>
          <table:table-cell office:value-type="string" calcext:value-type="string">
            <text:p>Feusik on ni, sur. </text:p>
          </table:table-cell>
          <table:table-cell table:style-name="ce10" table:formula="of:=NOT(TRIM([.D726])=TRIM([.F7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unn chi a-dryv an sinema; chi Mr Pollglas yw ev.</text:p>
          </table:table-cell>
          <table:table-cell table:style-name="ce4" office:value-type="string" calcext:value-type="string">
            <text:p>There is a certain house behind the cinema; it’s Mr Pollglas’s house.</text:p>
          </table:table-cell>
          <table:table-cell office:value-type="string" calcext:value-type="string">
            <text:p>Yma unn chi a-dryv an cinema; chi Mr Pollglas yw ev. </text:p>
          </table:table-cell>
          <table:table-cell table:style-name="ce10" table:formula="of:=NOT(TRIM([.D727])=TRIM([.F7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tri hwegynn!</text:p>
          </table:table-cell>
          <table:table-cell table:style-name="ce4" office:value-type="string" calcext:value-type="string">
            <text:p>Take three sweets!</text:p>
          </table:table-cell>
          <table:table-cell office:value-type="string" calcext:value-type="string">
            <text:p>Kemmer tri hwegyn! </text:p>
          </table:table-cell>
          <table:table-cell table:style-name="ce10" table:formula="of:=NOT(TRIM([.D728])=TRIM([.F7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gwettha flogh?</text:p>
          </table:table-cell>
          <table:table-cell table:style-name="ce4" office:value-type="string" calcext:value-type="string">
            <text:p>Who is the worst child?</text:p>
          </table:table-cell>
          <table:table-cell office:value-type="string" calcext:value-type="string">
            <text:p>Piw yw an gwettha flogh? </text:p>
          </table:table-cell>
          <table:table-cell table:style-name="ce10" table:formula="of:=NOT(TRIM([.D729])=TRIM([.F7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gh yw, deell dybav.</text:p>
          </table:table-cell>
          <table:table-cell table:style-name="ce4" office:value-type="string" calcext:value-type="string">
            <text:p>Mark is, I think.</text:p>
          </table:table-cell>
          <table:table-cell office:value-type="string" calcext:value-type="string">
            <text:p>Margh yw, deell dybav. </text:p>
          </table:table-cell>
          <table:table-cell table:style-name="ce10" table:formula="of:=NOT(TRIM([.D730])=TRIM([.F7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, mar pleg?</text:p>
          </table:table-cell>
          <table:table-cell table:style-name="ce4" office:value-type="string" calcext:value-type="string">
            <text:p>What time is it, please?</text:p>
          </table:table-cell>
          <table:table-cell office:value-type="string" calcext:value-type="string">
            <text:p>Py eur yw hi, mar pleg? </text:p>
          </table:table-cell>
          <table:table-cell table:style-name="ce10" table:formula="of:=NOT(TRIM([.D731])=TRIM([.F7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th eur poran yw hi.</text:p>
          </table:table-cell>
          <table:table-cell table:style-name="ce4" office:value-type="string" calcext:value-type="string">
            <text:p>It’s exactly eight o’clock.</text:p>
          </table:table-cell>
          <table:table-cell office:value-type="string" calcext:value-type="string">
            <text:p>Eth eur poran yw hi. </text:p>
          </table:table-cell>
          <table:table-cell table:style-name="ce10" table:formula="of:=NOT(TRIM([.D732])=TRIM([.F7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an myttin ma?</text:p>
          </table:table-cell>
          <table:table-cell table:style-name="ce4" office:value-type="string" calcext:value-type="string">
            <text:p>How are you this morning?</text:p>
          </table:table-cell>
          <table:table-cell office:value-type="string" calcext:value-type="string">
            <text:p>Fatla genes an mettin ma? </text:p>
          </table:table-cell>
          <table:table-cell table:style-name="ce10" table:formula="of:=NOT(TRIM([.D733])=TRIM([.F7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yn poynt da. Yma anwoes poes warnav.</text:p>
          </table:table-cell>
          <table:table-cell table:style-name="ce4" office:value-type="string" calcext:value-type="string">
            <text:p>I’m not well. I have a heavy cold.</text:p>
          </table:table-cell>
          <table:table-cell office:value-type="string" calcext:value-type="string">
            <text:p>Nyns ov yn poynt da. Yma anwos poos warnav. </text:p>
          </table:table-cell>
          <table:table-cell table:style-name="ce10" table:formula="of:=NOT(TRIM([.D734])=TRIM([.F7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, mar pleg!</text:p>
          </table:table-cell>
          <table:table-cell table:style-name="ce4" office:value-type="string" calcext:value-type="string">
            <text:p>Don’t go, please!</text:p>
          </table:table-cell>
          <table:table-cell office:value-type="string" calcext:value-type="string">
            <text:p>Na gewgh, mar pleg! </text:p>
          </table:table-cell>
          <table:table-cell table:style-name="ce10" table:formula="of:=NOT(TRIM([.D735])=TRIM([.F7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yw boghosek. Tiogyon gernewek yns.</text:p>
          </table:table-cell>
          <table:table-cell table:style-name="ce4" office:value-type="string" calcext:value-type="string">
            <text:p>Those (people) are poor. They are Cornish farmers.</text:p>
          </table:table-cell>
          <table:table-cell office:value-type="string" calcext:value-type="string">
            <text:p>An re na yw boghosek. Tiogyon gernewek yns. </text:p>
          </table:table-cell>
          <table:table-cell table:style-name="ce10" table:formula="of:=NOT(TRIM([.D736])=TRIM([.F7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lyver yw dhe les.</text:p>
          </table:table-cell>
          <table:table-cell table:style-name="ce4" office:value-type="string" calcext:value-type="string">
            <text:p>The abridgement of a book is useful.</text:p>
          </table:table-cell>
          <table:table-cell office:value-type="string" calcext:value-type="string">
            <text:p>Berrheans lyver yw dhe les. </text:p>
          </table:table-cell>
          <table:table-cell table:style-name="ce10" table:formula="of:=NOT(TRIM([.D737])=TRIM([.F7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rudh genes, mar pleg?</text:p>
          </table:table-cell>
          <table:table-cell table:style-name="ce4" office:value-type="string" calcext:value-type="string">
            <text:p>Have you a red pen, please?</text:p>
          </table:table-cell>
          <table:table-cell office:value-type="string" calcext:value-type="string">
            <text:p>Eus pluven rudh genes, mar pleg? </text:p>
          </table:table-cell>
          <table:table-cell table:style-name="ce10" table:formula="of:=NOT(TRIM([.D738])=TRIM([.F7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plat!</text:p>
          </table:table-cell>
          <table:table-cell table:style-name="ce4" office:value-type="string" calcext:value-type="string">
            <text:p>Give me a plate!</text:p>
          </table:table-cell>
          <table:table-cell office:value-type="string" calcext:value-type="string">
            <text:p>Ro dhymm plat! </text:p>
          </table:table-cell>
          <table:table-cell table:style-name="ce10" table:formula="of:=NOT(TRIM([.D739])=TRIM([.F7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rta mar pleg!</text:p>
          </table:table-cell>
          <table:table-cell table:style-name="ce4" office:value-type="string" calcext:value-type="string">
            <text:p>Again, please!</text:p>
          </table:table-cell>
          <table:table-cell office:value-type="string" calcext:value-type="string">
            <text:p>Arta mar pleg! </text:p>
          </table:table-cell>
          <table:table-cell table:style-name="ce10" table:formula="of:=NOT(TRIM([.D740])=TRIM([.F7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at, onan bras!</text:p>
          </table:table-cell>
          <table:table-cell table:style-name="ce4" office:value-type="string" calcext:value-type="string">
            <text:p>A plate, a big one!</text:p>
          </table:table-cell>
          <table:table-cell office:value-type="string" calcext:value-type="string">
            <text:p>Plat, onan bras! </text:p>
          </table:table-cell>
          <table:table-cell table:style-name="ce10" table:formula="of:=NOT(TRIM([.D741])=TRIM([.F7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nna – an dra dhu ma?</text:p>
          </table:table-cell>
          <table:table-cell table:style-name="ce4" office:value-type="string" calcext:value-type="string">
            <text:p>What’s that – that black thing?</text:p>
          </table:table-cell>
          <table:table-cell office:value-type="string" calcext:value-type="string">
            <text:p>Pyth yw henna - an dra dhu ma? </text:p>
          </table:table-cell>
          <table:table-cell table:style-name="ce10" table:formula="of:=NOT(TRIM([.D742])=TRIM([.F7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kerdh re hir.</text:p>
          </table:table-cell>
          <table:table-cell table:style-name="ce4" office:value-type="string" calcext:value-type="string">
            <text:p>The walk isn’t too long.</text:p>
          </table:table-cell>
          <table:table-cell office:value-type="string" calcext:value-type="string">
            <text:p>Nyns yw an kerdh re hir. </text:p>
          </table:table-cell>
          <table:table-cell table:style-name="ce10" table:formula="of:=NOT(TRIM([.D743])=TRIM([.F7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s i hwerydh, an dhiw vowes na?</text:p>
          </table:table-cell>
          <table:table-cell table:style-name="ce4" office:value-type="string" calcext:value-type="string">
            <text:p>Are they sisters, those two girls?</text:p>
          </table:table-cell>
          <table:table-cell office:value-type="string" calcext:value-type="string">
            <text:p>Yns i hwerydh, an dhiw vowes na? </text:p>
          </table:table-cell>
          <table:table-cell table:style-name="ce10" table:formula="of:=NOT(TRIM([.D744])=TRIM([.F7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g stamp gesys y’n lyver-stamp ma.</text:p>
          </table:table-cell>
          <table:table-cell table:style-name="ce4" office:value-type="string" calcext:value-type="string">
            <text:p>There are ten stamps left in this stamp book.</text:p>
          </table:table-cell>
          <table:table-cell office:value-type="string" calcext:value-type="string">
            <text:p>Yma deg stamp gesys y'n lyver-stamp ma. </text:p>
          </table:table-cell>
          <table:table-cell table:style-name="ce10" table:formula="of:=NOT(TRIM([.D745])=TRIM([.F7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lavar ger! A wodhesta konvedhes?</text:p>
          </table:table-cell>
          <table:table-cell table:style-name="ce4" office:value-type="string" calcext:value-type="string">
            <text:p>Don’t say a word! Do you understand?</text:p>
          </table:table-cell>
          <table:table-cell office:value-type="string" calcext:value-type="string">
            <text:p>Na lavar ger! A wodhesta konvedhes? </text:p>
          </table:table-cell>
          <table:table-cell table:style-name="ce10" table:formula="of:=NOT(TRIM([.D746])=TRIM([.F7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oder Androw yw pronter yn unn eglos.</text:p>
          </table:table-cell>
          <table:table-cell table:style-name="ce4" office:value-type="string" calcext:value-type="string">
            <text:p>Andrew’s brother is a vicar in a certain church.</text:p>
          </table:table-cell>
          <table:table-cell office:value-type="string" calcext:value-type="string">
            <text:p>Broder Androw yw pronter yn unn eglos. </text:p>
          </table:table-cell>
          <table:table-cell table:style-name="ce10" table:formula="of:=NOT(TRIM([.D747])=TRIM([.F7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draow ma yw parys.</text:p>
          </table:table-cell>
          <table:table-cell table:style-name="ce4" office:value-type="string" calcext:value-type="string">
            <text:p>All these things are ready.</text:p>
          </table:table-cell>
          <table:table-cell office:value-type="string" calcext:value-type="string">
            <text:p>Oll an draow ma yw parys. </text:p>
          </table:table-cell>
          <table:table-cell table:style-name="ce10" table:formula="of:=NOT(TRIM([.D748])=TRIM([.F7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bargen-tir yw henna?</text:p>
          </table:table-cell>
          <table:table-cell table:style-name="ce4" office:value-type="string" calcext:value-type="string">
            <text:p>What kind of farm is that?</text:p>
          </table:table-cell>
          <table:table-cell office:value-type="string" calcext:value-type="string">
            <text:p>Py par bargen-tir yw henna? </text:p>
          </table:table-cell>
          <table:table-cell table:style-name="ce10" table:formula="of:=NOT(TRIM([.D749])=TRIM([.F7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argen-tir deves yw ev.</text:p>
          </table:table-cell>
          <table:table-cell table:style-name="ce4" office:value-type="string" calcext:value-type="string">
            <text:p>It’s a sheep farm.</text:p>
          </table:table-cell>
          <table:table-cell office:value-type="string" calcext:value-type="string">
            <text:p>Bargen-tir deves yw ev. </text:p>
          </table:table-cell>
          <table:table-cell table:style-name="ce10" table:formula="of:=NOT(TRIM([.D750])=TRIM([.F7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daras an gegin, mar pleg!</text:p>
          </table:table-cell>
          <table:table-cell table:style-name="ce4" office:value-type="string" calcext:value-type="string">
            <text:p>Open the kitchen door, please!</text:p>
          </table:table-cell>
          <table:table-cell office:value-type="string" calcext:value-type="string">
            <text:p>Igor daras an gegin, mar pleg! </text:p>
          </table:table-cell>
          <table:table-cell table:style-name="ce10" table:formula="of:=NOT(TRIM([.D751])=TRIM([.F7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dus a-ji dhe’n hel.</text:p>
          </table:table-cell>
          <table:table-cell table:style-name="ce4" office:value-type="string" calcext:value-type="string">
            <text:p>There are lots of people inside the hall.</text:p>
          </table:table-cell>
          <table:table-cell office:value-type="string" calcext:value-type="string">
            <text:p>Yma meur a dus a-ji dhe'n hel. </text:p>
          </table:table-cell>
          <table:table-cell table:style-name="ce10" table:formula="of:=NOT(TRIM([.D752])=TRIM([.F7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boeth yw hi dhe hanter-dydh.</text:p>
          </table:table-cell>
          <table:table-cell table:style-name="ce4" office:value-type="string" calcext:value-type="string">
            <text:p>It’s too hot at mid-day.</text:p>
          </table:table-cell>
          <table:table-cell office:value-type="string" calcext:value-type="string">
            <text:p>Re booth yw hi dhe hanter-dydh. </text:p>
          </table:table-cell>
          <table:table-cell table:style-name="ce10" table:formula="of:=NOT(TRIM([.D753])=TRIM([.F7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lowr.</text:p>
          </table:table-cell>
          <table:table-cell table:style-name="ce4" office:value-type="string" calcext:value-type="string">
            <text:p>A few words are enough.</text:p>
          </table:table-cell>
          <table:table-cell office:value-type="string" calcext:value-type="string">
            <text:p>Nebes geryow yw lowr. </text:p>
          </table:table-cell>
          <table:table-cell table:style-name="ce10" table:formula="of:=NOT(TRIM([.D754])=TRIM([.F7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ygh yw an lowarth.</text:p>
          </table:table-cell>
          <table:table-cell table:style-name="ce4" office:value-type="string" calcext:value-type="string">
            <text:p>The garden is very dry.</text:p>
          </table:table-cell>
          <table:table-cell office:value-type="string" calcext:value-type="string">
            <text:p>Pur sygh yw an lowarth. </text:p>
          </table:table-cell>
          <table:table-cell table:style-name="ce10" table:formula="of:=NOT(TRIM([.D755])=TRIM([.F7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is, Me. Kewer deg, a nyns yw hi?</text:p>
          </table:table-cell>
          <table:table-cell table:style-name="ce4" office:value-type="string" calcext:value-type="string">
            <text:p>Good afternoon to you, May. Nice weather, isn’t it?</text:p>
          </table:table-cell>
          <table:table-cell office:value-type="string" calcext:value-type="string">
            <text:p>Dohajedh da dhis, Me. Kewer deg, a nyns yw hi? </text:p>
          </table:table-cell>
          <table:table-cell table:style-name="ce10" table:formula="of:=NOT(TRIM([.D756])=TRIM([.F7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den ha dew-ugens a-ji dhe’n kyttrin yw re, dell hevel.</text:p>
          </table:table-cell>
          <table:table-cell table:style-name="ce4" office:value-type="string" calcext:value-type="string">
            <text:p>Fifty-three people in the bus are too many, it seems.</text:p>
          </table:table-cell>
          <table:table-cell office:value-type="string" calcext:value-type="string">
            <text:p>Trydhek den ha dew-ugens a-ji dhe'n kettrin yw re, dell hevel. </text:p>
          </table:table-cell>
          <table:table-cell table:style-name="ce10" table:formula="of:=NOT(TRIM([.D757])=TRIM([.F7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rth an daras. Igor e ytho!</text:p>
          </table:table-cell>
          <table:table-cell table:style-name="ce4" office:value-type="string" calcext:value-type="string">
            <text:p>Mother is at the door. Open it then!</text:p>
          </table:table-cell>
          <table:table-cell office:value-type="string" calcext:value-type="string">
            <text:p>Yma an vamm orth an daras. Igor e ytho! </text:p>
          </table:table-cell>
          <table:table-cell table:style-name="ce10" table:formula="of:=NOT(TRIM([.D758])=TRIM([.F7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eneval ma yw haval orth margh.</text:p>
          </table:table-cell>
          <table:table-cell table:style-name="ce4" office:value-type="string" calcext:value-type="string">
            <text:p>This animal is similar to a horse.</text:p>
          </table:table-cell>
          <table:table-cell office:value-type="string" calcext:value-type="string">
            <text:p>An eneval ma yw haval orth margh. </text:p>
          </table:table-cell>
          <table:table-cell table:style-name="ce10" table:formula="of:=NOT(TRIM([.D759])=TRIM([.F7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hemma an keth plat ha’n huni kyns?</text:p>
          </table:table-cell>
          <table:table-cell table:style-name="ce4" office:value-type="string" calcext:value-type="string">
            <text:p>Is this the same plate as the one before?</text:p>
          </table:table-cell>
          <table:table-cell office:value-type="string" calcext:value-type="string">
            <text:p>Yw hemma an keth plat ha'n huni kyns? </text:p>
          </table:table-cell>
          <table:table-cell table:style-name="ce10" table:formula="of:=NOT(TRIM([.D760])=TRIM([.F76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plat ma yw plos, ro dhymm onan arall, mar pleg!</text:p>
          </table:table-cell>
          <table:table-cell table:style-name="ce4" office:value-type="string" calcext:value-type="string">
            <text:p>This plate is dirty, bring me another one, please!</text:p>
          </table:table-cell>
          <table:table-cell office:value-type="string" calcext:value-type="string">
            <text:p>An plat ma yw plos, ro dhymm onan aral, mar pleg! </text:p>
          </table:table-cell>
          <table:table-cell table:style-name="ce10" table:formula="of:=NOT(TRIM([.D761])=TRIM([.F7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nsamplow erell war folenn 72.</text:p>
          </table:table-cell>
          <table:table-cell table:style-name="ce4" office:value-type="string" calcext:value-type="string">
            <text:p>There are other examples on page 72.</text:p>
          </table:table-cell>
          <table:table-cell office:value-type="string" calcext:value-type="string">
            <text:p>Yma ensamplow erel war folen 72. </text:p>
          </table:table-cell>
          <table:table-cell table:style-name="ce10" table:formula="of:=NOT(TRIM([.D762])=TRIM([.F7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den arall yw kamm war an dra ma.</text:p>
          </table:table-cell>
          <table:table-cell table:style-name="ce4" office:value-type="string" calcext:value-type="string">
            <text:p>Many other people are wrong on this matter.</text:p>
          </table:table-cell>
          <table:table-cell office:value-type="string" calcext:value-type="string">
            <text:p>Lies den aral yw kamm war an dra ma. </text:p>
          </table:table-cell>
          <table:table-cell table:style-name="ce10" table:formula="of:=NOT(TRIM([.D763])=TRIM([.F7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ken euryor.</text:p>
          </table:table-cell>
          <table:table-cell table:style-name="ce4" office:value-type="string" calcext:value-type="string">
            <text:p>Here’s another (kind of) watch.</text:p>
          </table:table-cell>
          <table:table-cell office:value-type="string" calcext:value-type="string">
            <text:p>Ottomma ken euryor. </text:p>
          </table:table-cell>
          <table:table-cell table:style-name="ce10" table:formula="of:=NOT(TRIM([.D764])=TRIM([.F7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ewer hedhyw yw dihaval diworth an gewer de.</text:p>
          </table:table-cell>
          <table:table-cell table:style-name="ce4" office:value-type="string" calcext:value-type="string">
            <text:p>The weather today is different from the weather yesterday.</text:p>
          </table:table-cell>
          <table:table-cell office:value-type="string" calcext:value-type="string">
            <text:p>An gewer hedhyw yw dihaval dhyworth an gewer de. </text:p>
          </table:table-cell>
          <table:table-cell table:style-name="ce10" table:formula="of:=NOT(TRIM([.D765])=TRIM([.F7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urlenn an chambour yw haval orth huni an hel; melyn ha gwyrdh yns i.</text:p>
          </table:table-cell>
          <table:table-cell table:style-name="ce4" office:value-type="string" calcext:value-type="string">
            <text:p>The bedroom carpet is like the one in the hall; they are yellow and green.</text:p>
          </table:table-cell>
          <table:table-cell office:value-type="string" calcext:value-type="string">
            <text:p>Leurlen an chambour yw haval orth huni an hel; melyn ha gwyrdh yns i. </text:p>
          </table:table-cell>
          <table:table-cell table:style-name="ce10" table:formula="of:=NOT(TRIM([.D766])=TRIM([.F7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enyval na yw haval orth davas mes nyns yw ev davas.</text:p>
          </table:table-cell>
          <table:table-cell table:style-name="ce4" office:value-type="string" calcext:value-type="string">
            <text:p>That animal is like a sheep but it isn’t a sheep.</text:p>
          </table:table-cell>
          <table:table-cell office:value-type="string" calcext:value-type="string">
            <text:p>An enyval na yw haval orth davas mes nyns yw ev davas. </text:p>
          </table:table-cell>
          <table:table-cell table:style-name="ce10" table:formula="of:=NOT(TRIM([.D767])=TRIM([.F7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lavar an keth tra arta.</text:p>
          </table:table-cell>
          <table:table-cell table:style-name="ce4" office:value-type="string" calcext:value-type="string">
            <text:p>Don’t say the same thing again.</text:p>
          </table:table-cell>
          <table:table-cell office:value-type="string" calcext:value-type="string">
            <text:p>Na lavar an keth tra arta. </text:p>
          </table:table-cell>
          <table:table-cell table:style-name="ce10" table:formula="of:=NOT(TRIM([.D768])=TRIM([.F7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emma an keth lyver ha huni Yowann.</text:p>
          </table:table-cell>
          <table:table-cell table:style-name="ce4" office:value-type="string" calcext:value-type="string">
            <text:p>This isn’t the same book as John’s.</text:p>
          </table:table-cell>
          <table:table-cell office:value-type="string" calcext:value-type="string">
            <text:p>Nyns yw hemma an keth lyver ha huni Yowan. </text:p>
          </table:table-cell>
          <table:table-cell table:style-name="ce10" table:formula="of:=NOT(TRIM([.D769])=TRIM([.F7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yn kettermyn ha Maria!</text:p>
          </table:table-cell>
          <table:table-cell table:style-name="ce4" office:value-type="string" calcext:value-type="string">
            <text:p>Go at the same time as Mary!</text:p>
          </table:table-cell>
          <table:table-cell office:value-type="string" calcext:value-type="string">
            <text:p>Ke yn kettermyn ha Maria! </text:p>
          </table:table-cell>
          <table:table-cell table:style-name="ce10" table:formula="of:=NOT(TRIM([.D770])=TRIM([.F7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ganstell arall yn-dann an voes ena. Kemmer hi!</text:p>
          </table:table-cell>
          <table:table-cell table:style-name="ce4" office:value-type="string" calcext:value-type="string">
            <text:p>The other basket is under the table there. Take it!</text:p>
          </table:table-cell>
          <table:table-cell office:value-type="string" calcext:value-type="string">
            <text:p>Yma an ganstell aral yn-dann an voos ena. Kemmer hi! </text:p>
          </table:table-cell>
          <table:table-cell table:style-name="ce10" table:formula="of:=NOT(TRIM([.D771])=TRIM([.F7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tavern nowydh ogas dhe’n huni arall?</text:p>
          </table:table-cell>
          <table:table-cell table:style-name="ce4" office:value-type="string" calcext:value-type="string">
            <text:p>Isn’t the new pub near the other one?</text:p>
          </table:table-cell>
          <table:table-cell office:value-type="string" calcext:value-type="string">
            <text:p>A nyns usi an tavern nowydh ogas dhe'n huni aral? </text:p>
          </table:table-cell>
          <table:table-cell table:style-name="ce10" table:formula="of:=NOT(TRIM([.D772])=TRIM([.F7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traow ma pur haval orth an re erell, yns i?</text:p>
          </table:table-cell>
          <table:table-cell table:style-name="ce4" office:value-type="string" calcext:value-type="string">
            <text:p>These are not very similar to the others, are they?</text:p>
          </table:table-cell>
          <table:table-cell office:value-type="string" calcext:value-type="string">
            <text:p>Nyns yw an traow ma pur haval orth an re erel, yns i? </text:p>
          </table:table-cell>
          <table:table-cell table:style-name="ce10" table:formula="of:=NOT(TRIM([.D773])=TRIM([.F7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’n benynes erell lemmyn?</text:p>
          </table:table-cell>
          <table:table-cell table:style-name="ce4" office:value-type="string" calcext:value-type="string">
            <text:p>Where are the other women now?</text:p>
          </table:table-cell>
          <table:table-cell office:value-type="string" calcext:value-type="string">
            <text:p>Plema'n benynes erel lemmyn? </text:p>
          </table:table-cell>
          <table:table-cell table:style-name="ce10" table:formula="of:=NOT(TRIM([.D774])=TRIM([.F7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stevell arall ymons.</text:p>
          </table:table-cell>
          <table:table-cell table:style-name="ce4" office:value-type="string" calcext:value-type="string">
            <text:p>They are in the other room.</text:p>
          </table:table-cell>
          <table:table-cell office:value-type="string" calcext:value-type="string">
            <text:p>Yn stevel aral ymons. </text:p>
          </table:table-cell>
          <table:table-cell table:style-name="ce10" table:formula="of:=NOT(TRIM([.D775])=TRIM([.F7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n termyn, ken hwedhel!</text:p>
          </table:table-cell>
          <table:table-cell table:style-name="ce4" office:value-type="string" calcext:value-type="string">
            <text:p>Another time, another story!</text:p>
          </table:table-cell>
          <table:table-cell office:value-type="string" calcext:value-type="string">
            <text:p>Ken termyn, ken hwedhel! </text:p>
          </table:table-cell>
          <table:table-cell table:style-name="ce10" table:formula="of:=NOT(TRIM([.D776])=TRIM([.F7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ken hwegynn ytho!</text:p>
          </table:table-cell>
          <table:table-cell table:style-name="ce4" office:value-type="string" calcext:value-type="string">
            <text:p>Take another (kind of) sweet then!</text:p>
          </table:table-cell>
          <table:table-cell office:value-type="string" calcext:value-type="string">
            <text:p>Kemmer ken hwegyn ytho! </text:p>
          </table:table-cell>
          <table:table-cell table:style-name="ce10" table:formula="of:=NOT(TRIM([.D777])=TRIM([.F7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amm. An lavar ma yw dihaval diworth an lavar arall.</text:p>
          </table:table-cell>
          <table:table-cell table:style-name="ce4" office:value-type="string" calcext:value-type="string">
            <text:p>This is wrong. This sentence is different from the other sentence.</text:p>
          </table:table-cell>
          <table:table-cell office:value-type="string" calcext:value-type="string">
            <text:p>Hemm yw kamm. An lavar ma yw dihaval dhyworth an lavar aral. </text:p>
          </table:table-cell>
          <table:table-cell table:style-name="ce10" table:formula="of:=NOT(TRIM([.D778])=TRIM([.F7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royow erell yw gwell, dell hevel.</text:p>
          </table:table-cell>
          <table:table-cell table:style-name="ce4" office:value-type="string" calcext:value-type="string">
            <text:p>Other countries are better, it seems.</text:p>
          </table:table-cell>
          <table:table-cell office:value-type="string" calcext:value-type="string">
            <text:p>Broyow erel yw gwell, dell hevel. </text:p>
          </table:table-cell>
          <table:table-cell table:style-name="ce10" table:formula="of:=NOT(TRIM([.D779])=TRIM([.F7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ommol y’n ebron ha dihaval yns diworth an re erell.</text:p>
          </table:table-cell>
          <table:table-cell table:style-name="ce4" office:value-type="string" calcext:value-type="string">
            <text:p>There are clouds in the sky and they are different from the others.</text:p>
          </table:table-cell>
          <table:table-cell office:value-type="string" calcext:value-type="string">
            <text:p>Yma kommol y'n ebron ha dihaval yns dhyworth an re erel. </text:p>
          </table:table-cell>
          <table:table-cell table:style-name="ce10" table:formula="of:=NOT(TRIM([.D780])=TRIM([.F7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dh o glas.</text:p>
          </table:table-cell>
          <table:table-cell table:style-name="ce4" office:value-type="string" calcext:value-type="string">
            <text:p>The trees were green.</text:p>
          </table:table-cell>
          <table:table-cell office:value-type="string" calcext:value-type="string">
            <text:p>An gwydh o glas. </text:p>
          </table:table-cell>
          <table:table-cell table:style-name="ce10" table:formula="of:=NOT(TRIM([.D781])=TRIM([.F7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ugh o byghan.</text:p>
          </table:table-cell>
          <table:table-cell table:style-name="ce4" office:value-type="string" calcext:value-type="string">
            <text:p>The cow was small.</text:p>
          </table:table-cell>
          <table:table-cell office:value-type="string" calcext:value-type="string">
            <text:p>An vugh o byghan. </text:p>
          </table:table-cell>
          <table:table-cell table:style-name="ce10" table:formula="of:=NOT(TRIM([.D782])=TRIM([.F7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mm o pur dha.</text:p>
          </table:table-cell>
          <table:table-cell table:style-name="ce4" office:value-type="string" calcext:value-type="string">
            <text:p>That was very good.</text:p>
          </table:table-cell>
          <table:table-cell office:value-type="string" calcext:value-type="string">
            <text:p>Hemm o pur dha. </text:p>
          </table:table-cell>
          <table:table-cell table:style-name="ce10" table:formula="of:=NOT(TRIM([.D783])=TRIM([.F7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nn o gwir.</text:p>
          </table:table-cell>
          <table:table-cell table:style-name="ce4" office:value-type="string" calcext:value-type="string">
            <text:p>That was true.</text:p>
          </table:table-cell>
          <table:table-cell office:value-type="string" calcext:value-type="string">
            <text:p>Henn o gwir. </text:p>
          </table:table-cell>
          <table:table-cell table:style-name="ce10" table:formula="of:=NOT(TRIM([.D784])=TRIM([.F7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 vy diek?</text:p>
          </table:table-cell>
          <table:table-cell table:style-name="ce4" office:value-type="string" calcext:value-type="string">
            <text:p>Was I lazy?</text:p>
          </table:table-cell>
          <table:table-cell office:value-type="string" calcext:value-type="string">
            <text:p>En vy diek? </text:p>
          </table:table-cell>
          <table:table-cell table:style-name="ce10" table:formula="of:=NOT(TRIM([.D785])=TRIM([.F7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ta klav?</text:p>
          </table:table-cell>
          <table:table-cell table:style-name="ce4" office:value-type="string" calcext:value-type="string">
            <text:p>Were you ill?</text:p>
          </table:table-cell>
          <table:table-cell office:value-type="string" calcext:value-type="string">
            <text:p>Esta klav? </text:p>
          </table:table-cell>
          <table:table-cell table:style-name="ce10" table:formula="of:=NOT(TRIM([.D786])=TRIM([.F7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hi kowethes?</text:p>
          </table:table-cell>
          <table:table-cell table:style-name="ce4" office:value-type="string" calcext:value-type="string">
            <text:p>Was she a friend?</text:p>
          </table:table-cell>
          <table:table-cell office:value-type="string" calcext:value-type="string">
            <text:p>O hi kowethes? </text:p>
          </table:table-cell>
          <table:table-cell table:style-name="ce10" table:formula="of:=NOT(TRIM([.D787])=TRIM([.F7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 ni toemm.</text:p>
          </table:table-cell>
          <table:table-cell table:style-name="ce4" office:value-type="string" calcext:value-type="string">
            <text:p>We were not warm.</text:p>
          </table:table-cell>
          <table:table-cell office:value-type="string" calcext:value-type="string">
            <text:p>Nyns en ni tomm. </text:p>
          </table:table-cell>
          <table:table-cell table:style-name="ce10" table:formula="of:=NOT(TRIM([.D788])=TRIM([.F7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wgh hwi drog pes?</text:p>
          </table:table-cell>
          <table:table-cell table:style-name="ce4" office:value-type="string" calcext:value-type="string">
            <text:p>Were you displeased?</text:p>
          </table:table-cell>
          <table:table-cell office:value-type="string" calcext:value-type="string">
            <text:p>Ewgh hwi drog pes? </text:p>
          </table:table-cell>
          <table:table-cell table:style-name="ce10" table:formula="of:=NOT(TRIM([.D789])=TRIM([.F7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s i hwerydh.</text:p>
          </table:table-cell>
          <table:table-cell table:style-name="ce4" office:value-type="string" calcext:value-type="string">
            <text:p>They were not sisters.</text:p>
          </table:table-cell>
          <table:table-cell office:value-type="string" calcext:value-type="string">
            <text:p>Nyns ens i hwerydh. </text:p>
          </table:table-cell>
          <table:table-cell table:style-name="ce10" table:formula="of:=NOT(TRIM([.D790])=TRIM([.F7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Fol en vy.</text:p>
          </table:table-cell>
          <table:table-cell table:style-name="ce4" office:value-type="string" calcext:value-type="string">
            <text:p>I was foolish.</text:p>
          </table:table-cell>
          <table:table-cell office:value-type="string" calcext:value-type="string">
            <text:p>Fol en vy. </text:p>
          </table:table-cell>
          <table:table-cell table:style-name="ce10" table:formula="of:=NOT(TRIM([.D791])=TRIM([.F7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yn chi Karol.</text:p>
          </table:table-cell>
          <table:table-cell table:style-name="ce4" office:value-type="string" calcext:value-type="string">
            <text:p>I am in Carol's house.</text:p>
          </table:table-cell>
          <table:table-cell office:value-type="string" calcext:value-type="string">
            <text:p>Yth esov yn chi Karol. </text:p>
          </table:table-cell>
          <table:table-cell table:style-name="ce10" table:formula="of:=NOT(TRIM([.D792])=TRIM([.F7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genes, sur.</text:p>
          </table:table-cell>
          <table:table-cell table:style-name="ce4" office:value-type="string" calcext:value-type="string">
            <text:p>They are not with you, certainly.</text:p>
          </table:table-cell>
          <table:table-cell office:value-type="string" calcext:value-type="string">
            <text:p>Nyns esons genes, sur. </text:p>
          </table:table-cell>
          <table:table-cell table:style-name="ce10" table:formula="of:=NOT(TRIM([.D793])=TRIM([.F7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sta war an treth?</text:p>
          </table:table-cell>
          <table:table-cell table:style-name="ce4" office:value-type="string" calcext:value-type="string">
            <text:p>Were you on the beach?</text:p>
          </table:table-cell>
          <table:table-cell office:value-type="string" calcext:value-type="string">
            <text:p>Esesta war an treth? </text:p>
          </table:table-cell>
          <table:table-cell table:style-name="ce10" table:formula="of:=NOT(TRIM([.D794])=TRIM([.F7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vy yn gorsav an hyns-horn.</text:p>
          </table:table-cell>
          <table:table-cell table:style-name="ce4" office:value-type="string" calcext:value-type="string">
            <text:p>I was in the railway station.</text:p>
          </table:table-cell>
          <table:table-cell office:value-type="string" calcext:value-type="string">
            <text:p>Yth esen vy yn gorsav an hyns-horn. </text:p>
          </table:table-cell>
          <table:table-cell table:style-name="ce10" table:formula="of:=NOT(TRIM([.D795])=TRIM([.F7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sta ganso.</text:p>
          </table:table-cell>
          <table:table-cell table:style-name="ce4" office:value-type="string" calcext:value-type="string">
            <text:p>You weren't with him.</text:p>
          </table:table-cell>
          <table:table-cell office:value-type="string" calcext:value-type="string">
            <text:p>Nyns esesta ganso. </text:p>
          </table:table-cell>
          <table:table-cell table:style-name="ce10" table:formula="of:=NOT(TRIM([.D796])=TRIM([.F7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a an bel ena.</text:p>
          </table:table-cell>
          <table:table-cell table:style-name="ce4" office:value-type="string" calcext:value-type="string">
            <text:p>The ball was not there.</text:p>
          </table:table-cell>
          <table:table-cell office:value-type="string" calcext:value-type="string">
            <text:p>Nyns esa an bel ena. </text:p>
          </table:table-cell>
          <table:table-cell table:style-name="ce10" table:formula="of:=NOT(TRIM([.D797])=TRIM([.F7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y'n lowarth.</text:p>
          </table:table-cell>
          <table:table-cell table:style-name="ce4" office:value-type="string" calcext:value-type="string">
            <text:p>We are in the garden.</text:p>
          </table:table-cell>
          <table:table-cell office:value-type="string" calcext:value-type="string">
            <text:p>Yth eson y'n lowarth. </text:p>
          </table:table-cell>
          <table:table-cell table:style-name="ce10" table:formula="of:=NOT(TRIM([.D798])=TRIM([.F7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rth an voes?</text:p>
          </table:table-cell>
          <table:table-cell table:style-name="ce4" office:value-type="string" calcext:value-type="string">
            <text:p>Are you at the table?</text:p>
          </table:table-cell>
          <table:table-cell office:value-type="string" calcext:value-type="string">
            <text:p>Esowgh hwi orth an voos? </text:p>
          </table:table-cell>
          <table:table-cell table:style-name="ce10" table:formula="of:=NOT(TRIM([.D799])=TRIM([.F7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ni y'n dre.</text:p>
          </table:table-cell>
          <table:table-cell table:style-name="ce4" office:value-type="string" calcext:value-type="string">
            <text:p>We were in town.</text:p>
          </table:table-cell>
          <table:table-cell office:value-type="string" calcext:value-type="string">
            <text:p>Yth esen ni y'n dre. </text:p>
          </table:table-cell>
          <table:table-cell table:style-name="ce10" table:formula="of:=NOT(TRIM([.D800])=TRIM([.F8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war an treth?</text:p>
          </table:table-cell>
          <table:table-cell table:style-name="ce4" office:value-type="string" calcext:value-type="string">
            <text:p>Were you on the beach?</text:p>
          </table:table-cell>
          <table:table-cell office:value-type="string" calcext:value-type="string">
            <text:p>Esewgh hwi war an treth? </text:p>
          </table:table-cell>
          <table:table-cell table:style-name="ce10" table:formula="of:=NOT(TRIM([.D801])=TRIM([.F8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(No) We were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802])=TRIM([.F8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i yn-dann an lawlenn yn mysk an traow erell.</text:p>
          </table:table-cell>
          <table:table-cell table:style-name="ce4" office:value-type="string" calcext:value-type="string">
            <text:p>They were under the umbrella amongst the other things.</text:p>
          </table:table-cell>
          <table:table-cell office:value-type="string" calcext:value-type="string">
            <text:p>Yth esens i yn-dann an lawlen yn mysk an traow erel. </text:p>
          </table:table-cell>
          <table:table-cell table:style-name="ce10" table:formula="of:=NOT(TRIM([.D803])=TRIM([.F8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o lowen ena mes nyns o Morwenna lowen martesen.</text:p>
          </table:table-cell>
          <table:table-cell table:style-name="ce4" office:value-type="string" calcext:value-type="string">
            <text:p>I was happy there but Morwenna was not happy perhaps.</text:p>
          </table:table-cell>
          <table:table-cell office:value-type="string" calcext:value-type="string">
            <text:p>My o lowen ena mes nyns o Morwenna lowen martesen. </text:p>
          </table:table-cell>
          <table:table-cell table:style-name="ce10" table:formula="of:=NOT(TRIM([.D804])=TRIM([.F8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vy y'n karr Jori.</text:p>
          </table:table-cell>
          <table:table-cell table:style-name="ce4" office:value-type="string" calcext:value-type="string">
            <text:p>I was in George's car.</text:p>
          </table:table-cell>
          <table:table-cell office:value-type="string" calcext:value-type="string">
            <text:p>Yth esen vy y'n karr Jori. </text:p>
          </table:table-cell>
          <table:table-cell table:style-name="ce10" table:formula="of:=NOT(TRIM([.D805])=TRIM([.F8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ugh o gwynn ha gell.</text:p>
          </table:table-cell>
          <table:table-cell table:style-name="ce4" office:value-type="string" calcext:value-type="string">
            <text:p>The cow was white and brown.</text:p>
          </table:table-cell>
          <table:table-cell office:value-type="string" calcext:value-type="string">
            <text:p>An vugh o gwynn ha gell. </text:p>
          </table:table-cell>
          <table:table-cell table:style-name="ce10" table:formula="of:=NOT(TRIM([.D806])=TRIM([.F8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an vugh y'n pras gans an re erell.</text:p>
          </table:table-cell>
          <table:table-cell table:style-name="ce4" office:value-type="string" calcext:value-type="string">
            <text:p>The cow was in the meadow with the others.</text:p>
          </table:table-cell>
          <table:table-cell office:value-type="string" calcext:value-type="string">
            <text:p>Yth esa an vugh y'n pras gans an re erel. </text:p>
          </table:table-cell>
          <table:table-cell table:style-name="ce10" table:formula="of:=NOT(TRIM([.D807])=TRIM([.F8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ns y'n pras bras.</text:p>
          </table:table-cell>
          <table:table-cell table:style-name="ce4" office:value-type="string" calcext:value-type="string">
            <text:p>They weren't in the big meadow.</text:p>
          </table:table-cell>
          <table:table-cell office:value-type="string" calcext:value-type="string">
            <text:p>Nyns esens y'n pras bras. </text:p>
          </table:table-cell>
          <table:table-cell table:style-name="ce10" table:formula="of:=NOT(TRIM([.D808])=TRIM([.F8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ev pes da gans hemma? Nag o!</text:p>
          </table:table-cell>
          <table:table-cell table:style-name="ce4" office:value-type="string" calcext:value-type="string">
            <text:p>Was he pleased with this? No!</text:p>
          </table:table-cell>
          <table:table-cell office:value-type="string" calcext:value-type="string">
            <text:p>O ev pes da gans hemma? Nag o! </text:p>
          </table:table-cell>
          <table:table-cell table:style-name="ce10" table:formula="of:=NOT(TRIM([.D809])=TRIM([.F8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ev y'n lowarth ytho?</text:p>
          </table:table-cell>
          <table:table-cell table:style-name="ce4" office:value-type="string" calcext:value-type="string">
            <text:p>Was he in the garden then?</text:p>
          </table:table-cell>
          <table:table-cell office:value-type="string" calcext:value-type="string">
            <text:p>Esa ev y'n lowarth ytho? </text:p>
          </table:table-cell>
          <table:table-cell table:style-name="ce10" table:formula="of:=NOT(TRIM([.D810])=TRIM([.F8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wgh parys, dell dybav.</text:p>
          </table:table-cell>
          <table:table-cell table:style-name="ce4" office:value-type="string" calcext:value-type="string">
            <text:p>You were not ready, I think.</text:p>
          </table:table-cell>
          <table:table-cell office:value-type="string" calcext:value-type="string">
            <text:p>Nyns ewgh parys, dell dybav. </text:p>
          </table:table-cell>
          <table:table-cell table:style-name="ce10" table:formula="of:=NOT(TRIM([.D811])=TRIM([.F8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wgh a-ji dhe'n drehevyans.</text:p>
          </table:table-cell>
          <table:table-cell table:style-name="ce4" office:value-type="string" calcext:value-type="string">
            <text:p>You were not inside the building.</text:p>
          </table:table-cell>
          <table:table-cell office:value-type="string" calcext:value-type="string">
            <text:p>Nyns esewgh a-ji dhe'n drehevyans. </text:p>
          </table:table-cell>
          <table:table-cell table:style-name="ce10" table:formula="of:=NOT(TRIM([.D812])=TRIM([.F8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ns i pes da gans henna?</text:p>
          </table:table-cell>
          <table:table-cell table:style-name="ce4" office:value-type="string" calcext:value-type="string">
            <text:p>Weren't they pleased with that?</text:p>
          </table:table-cell>
          <table:table-cell office:value-type="string" calcext:value-type="string">
            <text:p>A nyns ens i pes da gans henna? </text:p>
          </table:table-cell>
          <table:table-cell table:style-name="ce10" table:formula="of:=NOT(TRIM([.D813])=TRIM([.F8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ens i yn gorsav an kyttrin?</text:p>
          </table:table-cell>
          <table:table-cell table:style-name="ce4" office:value-type="string" calcext:value-type="string">
            <text:p>Weren't they in the bus station?</text:p>
          </table:table-cell>
          <table:table-cell office:value-type="string" calcext:value-type="string">
            <text:p>A nyns esens i yn gorsav an kettrin? </text:p>
          </table:table-cell>
          <table:table-cell table:style-name="ce10" table:formula="of:=NOT(TRIM([.D814])=TRIM([.F8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skwith gans an oberennow?</text:p>
          </table:table-cell>
          <table:table-cell table:style-name="ce4" office:value-type="string" calcext:value-type="string">
            <text:p>Were you tired with the exercises?</text:p>
          </table:table-cell>
          <table:table-cell office:value-type="string" calcext:value-type="string">
            <text:p>Esta skwith gans an oberennow? </text:p>
          </table:table-cell>
          <table:table-cell table:style-name="ce10" table:formula="of:=NOT(TRIM([.D815])=TRIM([.F8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sta y'n Gresenn Gernewek?</text:p>
          </table:table-cell>
          <table:table-cell table:style-name="ce4" office:value-type="string" calcext:value-type="string">
            <text:p>Were you in the Cornish Centre?</text:p>
          </table:table-cell>
          <table:table-cell office:value-type="string" calcext:value-type="string">
            <text:p>Esesta y'n Gresen Gernewek? </text:p>
          </table:table-cell>
          <table:table-cell table:style-name="ce10" table:formula="of:=NOT(TRIM([.D816])=TRIM([.F8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las o an del y'n koes.</text:p>
          </table:table-cell>
          <table:table-cell table:style-name="ce4" office:value-type="string" calcext:value-type="string">
            <text:p>The leaves in the wood were green.</text:p>
          </table:table-cell>
          <table:table-cell office:value-type="string" calcext:value-type="string">
            <text:p>Glas o an del y'n koos. </text:p>
          </table:table-cell>
          <table:table-cell table:style-name="ce10" table:formula="of:=NOT(TRIM([.D817])=TRIM([.F8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koes yth esa del gell war an leur.</text:p>
          </table:table-cell>
          <table:table-cell table:style-name="ce4" office:value-type="string" calcext:value-type="string">
            <text:p>In the wood there were brown leaves on the ground.</text:p>
          </table:table-cell>
          <table:table-cell office:value-type="string" calcext:value-type="string">
            <text:p>Y'n koos yth esa del gell war an leur. </text:p>
          </table:table-cell>
          <table:table-cell table:style-name="ce10" table:formula="of:=NOT(TRIM([.D818])=TRIM([.F8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mm en ni.</text:p>
          </table:table-cell>
          <table:table-cell table:style-name="ce4" office:value-type="string" calcext:value-type="string">
            <text:p>We were wrong.</text:p>
          </table:table-cell>
          <table:table-cell office:value-type="string" calcext:value-type="string">
            <text:p>Kamm en ni. </text:p>
          </table:table-cell>
          <table:table-cell table:style-name="ce10" table:formula="of:=NOT(TRIM([.D819])=TRIM([.F8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ni yn skath vras Mr Tommas.</text:p>
          </table:table-cell>
          <table:table-cell table:style-name="ce4" office:value-type="string" calcext:value-type="string">
            <text:p>We were in Mr Thomas's big boat.</text:p>
          </table:table-cell>
          <table:table-cell office:value-type="string" calcext:value-type="string">
            <text:p>Yth esen ni yn skath vras Mr Tommas. </text:p>
          </table:table-cell>
          <table:table-cell table:style-name="ce10" table:formula="of:=NOT(TRIM([.D820])=TRIM([.F8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an fleghes warbarth yn gorsav an hyns-horn?</text:p>
          </table:table-cell>
          <table:table-cell table:style-name="ce4" office:value-type="string" calcext:value-type="string">
            <text:p>Weren't the children together in the railway station?</text:p>
          </table:table-cell>
          <table:table-cell office:value-type="string" calcext:value-type="string">
            <text:p>A nyns esa an fleghes warbarth yn gorsav an hyns-horn? </text:p>
          </table:table-cell>
          <table:table-cell table:style-name="ce10" table:formula="of:=NOT(TRIM([.D821])=TRIM([.F8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ns, sur.</text:p>
          </table:table-cell>
          <table:table-cell table:style-name="ce4" office:value-type="string" calcext:value-type="string">
            <text:p>They were, certainly.</text:p>
          </table:table-cell>
          <table:table-cell office:value-type="string" calcext:value-type="string">
            <text:p>Esens, sur. </text:p>
          </table:table-cell>
          <table:table-cell table:style-name="ce10" table:formula="of:=NOT(TRIM([.D822])=TRIM([.F8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o drog pes y'n prys na.</text:p>
          </table:table-cell>
          <table:table-cell table:style-name="ce4" office:value-type="string" calcext:value-type="string">
            <text:p>You were displeased on that occasion.</text:p>
          </table:table-cell>
          <table:table-cell office:value-type="string" calcext:value-type="string">
            <text:p>Hwi o drog pes y'n prys na. </text:p>
          </table:table-cell>
          <table:table-cell table:style-name="ce10" table:formula="of:=NOT(TRIM([.D823])=TRIM([.F8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wgh yn Truru y'n prys na.</text:p>
          </table:table-cell>
          <table:table-cell table:style-name="ce4" office:value-type="string" calcext:value-type="string">
            <text:p>You were in Truro on that occasion.</text:p>
          </table:table-cell>
          <table:table-cell office:value-type="string" calcext:value-type="string">
            <text:p>Yth esewgh yn Truru y'n prys na. </text:p>
          </table:table-cell>
          <table:table-cell table:style-name="ce10" table:formula="of:=NOT(TRIM([.D824])=TRIM([.F8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diw venyn warn ugens y'n kuntelles.</text:p>
          </table:table-cell>
          <table:table-cell table:style-name="ce4" office:value-type="string" calcext:value-type="string">
            <text:p>There were twenty-two people in the meeting.</text:p>
          </table:table-cell>
          <table:table-cell office:value-type="string" calcext:value-type="string">
            <text:p>Yth esa diw venyn warn ugens y'n kuntelles. </text:p>
          </table:table-cell>
          <table:table-cell table:style-name="ce10" table:formula="of:=NOT(TRIM([.D825])=TRIM([.F8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kernewek yw da, a nyns yns i?</text:p>
          </table:table-cell>
          <table:table-cell table:style-name="ce4" office:value-type="string" calcext:value-type="string">
            <text:p>The Cornish dances are good, aren't they?</text:p>
          </table:table-cell>
          <table:table-cell office:value-type="string" calcext:value-type="string">
            <text:p>An donsyow kernewek yw da, a nyns yns i? </text:p>
          </table:table-cell>
          <table:table-cell table:style-name="ce10" table:formula="of:=NOT(TRIM([.D826])=TRIM([.F8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glawlenn diworth an vodrep!</text:p>
          </table:table-cell>
          <table:table-cell table:style-name="ce4" office:value-type="string" calcext:value-type="string">
            <text:p>Ask Auntie for an umbrella!</text:p>
          </table:table-cell>
          <table:table-cell office:value-type="string" calcext:value-type="string">
            <text:p>Pys glawlen dhyworth an vodrep! </text:p>
          </table:table-cell>
          <table:table-cell table:style-name="ce10" table:formula="of:=NOT(TRIM([.D827])=TRIM([.F8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 gans tus kemmyn!</text:p>
          </table:table-cell>
          <table:table-cell table:style-name="ce4" office:value-type="string" calcext:value-type="string">
            <text:p>Don't go with common people!</text:p>
          </table:table-cell>
          <table:table-cell office:value-type="string" calcext:value-type="string">
            <text:p>Na gewgh gans tus kemmyn! </text:p>
          </table:table-cell>
          <table:table-cell table:style-name="ce10" table:formula="of:=NOT(TRIM([.D828])=TRIM([.F8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eder o terrys.</text:p>
          </table:table-cell>
          <table:table-cell table:style-name="ce4" office:value-type="string" calcext:value-type="string">
            <text:p>The mirror was broken.</text:p>
          </table:table-cell>
          <table:table-cell office:value-type="string" calcext:value-type="string">
            <text:p>An gweder o terrys. </text:p>
          </table:table-cell>
          <table:table-cell table:style-name="ce10" table:formula="of:=NOT(TRIM([.D829])=TRIM([.F8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ostel yw an gwella yn Manow?</text:p>
          </table:table-cell>
          <table:table-cell table:style-name="ce4" office:value-type="string" calcext:value-type="string">
            <text:p>Which hotel is best in the Isle of Man?</text:p>
          </table:table-cell>
          <table:table-cell office:value-type="string" calcext:value-type="string">
            <text:p>Py ostel yw an gwella yn Manow? </text:p>
          </table:table-cell>
          <table:table-cell table:style-name="ce10" table:formula="of:=NOT(TRIM([.D830])=TRIM([.F8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tho?</text:p>
          </table:table-cell>
          <table:table-cell table:style-name="ce4" office:value-type="string" calcext:value-type="string">
            <text:p>How was the weather then?</text:p>
          </table:table-cell>
          <table:table-cell office:value-type="string" calcext:value-type="string">
            <text:p>Fatel o an gewer ytho? </text:p>
          </table:table-cell>
          <table:table-cell table:style-name="ce10" table:formula="of:=NOT(TRIM([.D831])=TRIM([.F8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sel o ha toemm, pur deg o hi.</text:p>
          </table:table-cell>
          <table:table-cell table:style-name="ce4" office:value-type="string" calcext:value-type="string">
            <text:p>Calm and warm, it was very fine.</text:p>
          </table:table-cell>
          <table:table-cell office:value-type="string" calcext:value-type="string">
            <text:p>Kosel o ha tomm, pur deg o hi. </text:p>
          </table:table-cell>
          <table:table-cell table:style-name="ce10" table:formula="of:=NOT(TRIM([.D832])=TRIM([.F8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vebyl nowydh y'n chi.</text:p>
          </table:table-cell>
          <table:table-cell table:style-name="ce4" office:value-type="string" calcext:value-type="string">
            <text:p>There wasn't much new furniture in the house.</text:p>
          </table:table-cell>
          <table:table-cell office:value-type="string" calcext:value-type="string">
            <text:p>Nyns esa meur a vebyl nowydh y'n chi. </text:p>
          </table:table-cell>
          <table:table-cell table:style-name="ce10" table:formula="of:=NOT(TRIM([.D833])=TRIM([.F8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fleghes o gokki.</text:p>
          </table:table-cell>
          <table:table-cell table:style-name="ce4" office:value-type="string" calcext:value-type="string">
            <text:p>A few children were silly.</text:p>
          </table:table-cell>
          <table:table-cell office:value-type="string" calcext:value-type="string">
            <text:p>Nebes fleghes o gokki. </text:p>
          </table:table-cell>
          <table:table-cell table:style-name="ce10" table:formula="of:=NOT(TRIM([.D834])=TRIM([.F8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yllys o meur a arghans ha nyns o devedhys arghans lowr.</text:p>
          </table:table-cell>
          <table:table-cell table:style-name="ce4" office:value-type="string" calcext:value-type="string">
            <text:p>A lot of money had (was) gone and not enough money had (was) come.</text:p>
          </table:table-cell>
          <table:table-cell office:value-type="string" calcext:value-type="string">
            <text:p>Gyllys o meur a arghans ha nyns o devedhys arghans lowr. </text:p>
          </table:table-cell>
          <table:table-cell table:style-name="ce10" table:formula="of:=NOT(TRIM([.D835])=TRIM([.F8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fur ytho?</text:p>
          </table:table-cell>
          <table:table-cell table:style-name="ce4" office:value-type="string" calcext:value-type="string">
            <text:p>Is she wise then?</text:p>
          </table:table-cell>
          <table:table-cell office:value-type="string" calcext:value-type="string">
            <text:p>Yw hi fur ytho? </text:p>
          </table:table-cell>
          <table:table-cell table:style-name="ce10" table:formula="of:=NOT(TRIM([.D836])=TRIM([.F8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yw, dell leverir.</text:p>
          </table:table-cell>
          <table:table-cell table:style-name="ce4" office:value-type="string" calcext:value-type="string">
            <text:p>She is not, as they say.</text:p>
          </table:table-cell>
          <table:table-cell office:value-type="string" calcext:value-type="string">
            <text:p>Nag yw, dell leverir. </text:p>
          </table:table-cell>
          <table:table-cell table:style-name="ce10" table:formula="of:=NOT(TRIM([.D837])=TRIM([.F8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bara hag amanenn, dell vydh usys, mar pleg!</text:p>
          </table:table-cell>
          <table:table-cell table:style-name="ce4" office:value-type="string" calcext:value-type="string">
            <text:p>Give me bread and butter as usual, please!</text:p>
          </table:table-cell>
          <table:table-cell office:value-type="string" calcext:value-type="string">
            <text:p>Ro dhymm bara hag amanen, dell vydh usys, mar pleg! </text:p>
          </table:table-cell>
          <table:table-cell table:style-name="ce10" table:formula="of:=NOT(TRIM([.D838])=TRIM([.F8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kommolenn y'n ebrenn.</text:p>
          </table:table-cell>
          <table:table-cell table:style-name="ce4" office:value-type="string" calcext:value-type="string">
            <text:p>There wasn't a (single) cloud in the sky.</text:p>
          </table:table-cell>
          <table:table-cell office:value-type="string" calcext:value-type="string">
            <text:p>Nyns esa kommolen y'n ebren. </text:p>
          </table:table-cell>
          <table:table-cell table:style-name="ce10" table:formula="of:=NOT(TRIM([.D839])=TRIM([.F8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oyl lowr yn jynn an karr?</text:p>
          </table:table-cell>
          <table:table-cell table:style-name="ce4" office:value-type="string" calcext:value-type="string">
            <text:p>Is there enough oil in the engine of the car?</text:p>
          </table:table-cell>
          <table:table-cell office:value-type="string" calcext:value-type="string">
            <text:p>Eus oyl lowr yn jynn an karr? </text:p>
          </table:table-cell>
          <table:table-cell table:style-name="ce10" table:formula="of:=NOT(TRIM([.D840])=TRIM([.F8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w hi yw kloppek.</text:p>
          </table:table-cell>
          <table:table-cell table:style-name="ce4" office:value-type="string" calcext:value-type="string">
            <text:p>My dog is lame.</text:p>
          </table:table-cell>
          <table:table-cell office:value-type="string" calcext:value-type="string">
            <text:p>Ow hi yw kloppek. </text:p>
          </table:table-cell>
          <table:table-cell table:style-name="ce10" table:formula="of:=NOT(TRIM([.D841])=TRIM([.F8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ota yw plos, dell dybav.</text:p>
          </table:table-cell>
          <table:table-cell table:style-name="ce4" office:value-type="string" calcext:value-type="string">
            <text:p>Your coat is dirty, I think.</text:p>
          </table:table-cell>
          <table:table-cell office:value-type="string" calcext:value-type="string">
            <text:p>Dha gota yw plos, dell dybav. </text:p>
          </table:table-cell>
          <table:table-cell table:style-name="ce10" table:formula="of:=NOT(TRIM([.D842])=TRIM([.F8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nowydh y ji.</text:p>
          </table:table-cell>
          <table:table-cell table:style-name="ce4" office:value-type="string" calcext:value-type="string">
            <text:p>His house is not new.</text:p>
          </table:table-cell>
          <table:table-cell office:value-type="string" calcext:value-type="string">
            <text:p>Nyns yw nowydh y ji. </text:p>
          </table:table-cell>
          <table:table-cell table:style-name="ce10" table:formula="of:=NOT(TRIM([.D843])=TRIM([.F8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ev y ji nowydh.</text:p>
          </table:table-cell>
          <table:table-cell table:style-name="ce4" office:value-type="string" calcext:value-type="string">
            <text:p>It is not his new house.</text:p>
          </table:table-cell>
          <table:table-cell office:value-type="string" calcext:value-type="string">
            <text:p>Nyns yw ev y ji nowydh. </text:p>
          </table:table-cell>
          <table:table-cell table:style-name="ce10" table:formula="of:=NOT(TRIM([.D844])=TRIM([.F8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hy howethas Myrna ytho?</text:p>
          </table:table-cell>
          <table:table-cell table:style-name="ce4" office:value-type="string" calcext:value-type="string">
            <text:p>Is her friend Myrna then?</text:p>
          </table:table-cell>
          <table:table-cell office:value-type="string" calcext:value-type="string">
            <text:p>Yw hy howethas Merna ytho? </text:p>
          </table:table-cell>
          <table:table-cell table:style-name="ce10" table:formula="of:=NOT(TRIM([.D845])=TRIM([.F8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stevell y'n ostel o re vyghan.</text:p>
          </table:table-cell>
          <table:table-cell table:style-name="ce4" office:value-type="string" calcext:value-type="string">
            <text:p>Our room in the hotel was too small.</text:p>
          </table:table-cell>
          <table:table-cell office:value-type="string" calcext:value-type="string">
            <text:p>Agan stevel y'n ostel o re vyghan. </text:p>
          </table:table-cell>
          <table:table-cell table:style-name="ce10" table:formula="of:=NOT(TRIM([.D846])=TRIM([.F8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s tas yw ow howeth.</text:p>
          </table:table-cell>
          <table:table-cell table:style-name="ce4" office:value-type="string" calcext:value-type="string">
            <text:p>Your father is my friend.</text:p>
          </table:table-cell>
          <table:table-cell office:value-type="string" calcext:value-type="string">
            <text:p>Agas tas yw ow howeth. </text:p>
          </table:table-cell>
          <table:table-cell table:style-name="ce10" table:formula="of:=NOT(TRIM([.D847])=TRIM([.F8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 fleghes yw klav, dell glewav.</text:p>
          </table:table-cell>
          <table:table-cell table:style-name="ce4" office:value-type="string" calcext:value-type="string">
            <text:p>Their children are ill, I hear.</text:p>
          </table:table-cell>
          <table:table-cell office:value-type="string" calcext:value-type="string">
            <text:p>Aga fleghes yw klav, dell glewav. </text:p>
          </table:table-cell>
          <table:table-cell table:style-name="ce10" table:formula="of:=NOT(TRIM([.D848])=TRIM([.F8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kesva yw onan dha.</text:p>
          </table:table-cell>
          <table:table-cell table:style-name="ce4" office:value-type="string" calcext:value-type="string">
            <text:p>Our association is a good one.</text:p>
          </table:table-cell>
          <table:table-cell office:value-type="string" calcext:value-type="string">
            <text:p>Agan kesva yw onan dha. </text:p>
          </table:table-cell>
          <table:table-cell table:style-name="ce10" table:formula="of:=NOT(TRIM([.D849])=TRIM([.F8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 ow boes parys.</text:p>
          </table:table-cell>
          <table:table-cell table:style-name="ce4" office:value-type="string" calcext:value-type="string">
            <text:p>My food was not ready.</text:p>
          </table:table-cell>
          <table:table-cell office:value-type="string" calcext:value-type="string">
            <text:p>Nyns o ow boos parys. </text:p>
          </table:table-cell>
          <table:table-cell table:style-name="ce10" table:formula="of:=NOT(TRIM([.D850])=TRIM([.F8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yttrin yw gyllys lemmyn.</text:p>
          </table:table-cell>
          <table:table-cell table:style-name="ce4" office:value-type="string" calcext:value-type="string">
            <text:p>Your bus is gone now.</text:p>
          </table:table-cell>
          <table:table-cell office:value-type="string" calcext:value-type="string">
            <text:p>Dha gettrin yw gyllys lemmyn. </text:p>
          </table:table-cell>
          <table:table-cell table:style-name="ce10" table:formula="of:=NOT(TRIM([.D851])=TRIM([.F8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wydhenn ma yw marow. Hy del yw gell.</text:p>
          </table:table-cell>
          <table:table-cell table:style-name="ce4" office:value-type="string" calcext:value-type="string">
            <text:p>This tree is dead. Its leaves are brown.</text:p>
          </table:table-cell>
          <table:table-cell office:value-type="string" calcext:value-type="string">
            <text:p>An wydhen ma yw marow. Hy del yw gell. </text:p>
          </table:table-cell>
          <table:table-cell table:style-name="ce10" table:formula="of:=NOT(TRIM([.D852])=TRIM([.F8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delenn las gesys? Nag esa!</text:p>
          </table:table-cell>
          <table:table-cell table:style-name="ce4" office:value-type="string" calcext:value-type="string">
            <text:p>Wasn't there a single green leaf left? No!</text:p>
          </table:table-cell>
          <table:table-cell office:value-type="string" calcext:value-type="string">
            <text:p>A nyns esa delen las gesys? Nag esa! </text:p>
          </table:table-cell>
          <table:table-cell table:style-name="ce10" table:formula="of:=NOT(TRIM([.D853])=TRIM([.F8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n maw, ow theylu o boghesek, sur.</text:p>
          </table:table-cell>
          <table:table-cell table:style-name="ce4" office:value-type="string" calcext:value-type="string">
            <text:p>When I was a boy. my family was poor, certainly.</text:p>
          </table:table-cell>
          <table:table-cell office:value-type="string" calcext:value-type="string">
            <text:p>Pan en maw, ow theylu o boghesek, sur. </text:p>
          </table:table-cell>
          <table:table-cell table:style-name="ce10" table:formula="of:=NOT(TRIM([.D854])=TRIM([.F8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sa drehevyans ena nyns esa golow lowr yn agan chi.</text:p>
          </table:table-cell>
          <table:table-cell table:style-name="ce4" office:value-type="string" calcext:value-type="string">
            <text:p>When there was a building there, there wasn't enough light.</text:p>
          </table:table-cell>
          <table:table-cell office:value-type="string" calcext:value-type="string">
            <text:p>Pan esa drehevyans ena nyns esa golow lowr yn agan chi. </text:p>
          </table:table-cell>
          <table:table-cell table:style-name="ce10" table:formula="of:=NOT(TRIM([.D855])=TRIM([.F8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nag o kevoethek, lowen o ev.</text:p>
          </table:table-cell>
          <table:table-cell table:style-name="ce4" office:value-type="string" calcext:value-type="string">
            <text:p>When he was not rich, he was happy.</text:p>
          </table:table-cell>
          <table:table-cell office:value-type="string" calcext:value-type="string">
            <text:p>Pan nag o kevothek, lowen o ev. </text:p>
          </table:table-cell>
          <table:table-cell table:style-name="ce10" table:formula="of:=NOT(TRIM([.D856])=TRIM([.F8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erthas an karr koth.</text:p>
          </table:table-cell>
          <table:table-cell table:style-name="ce4" office:value-type="string" calcext:value-type="string">
            <text:p>I sold the old car.</text:p>
          </table:table-cell>
          <table:table-cell office:value-type="string" calcext:value-type="string">
            <text:p>My a werthas an karr koth. </text:p>
          </table:table-cell>
          <table:table-cell table:style-name="ce10" table:formula="of:=NOT(TRIM([.D857])=TRIM([.F8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a wolghas an ki</text:p>
          </table:table-cell>
          <table:table-cell table:style-name="ce4" office:value-type="string" calcext:value-type="string">
            <text:p>Father washed the dog.</text:p>
          </table:table-cell>
          <table:table-cell office:value-type="string" calcext:value-type="string">
            <text:p>An tas a wolghas an ki </text:p>
          </table:table-cell>
          <table:table-cell table:style-name="ce10" table:formula="of:=NOT(TRIM([.D858])=TRIM([.F8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esedhas ena.</text:p>
          </table:table-cell>
          <table:table-cell table:style-name="ce4" office:value-type="string" calcext:value-type="string">
            <text:p>We sat there.</text:p>
          </table:table-cell>
          <table:table-cell office:value-type="string" calcext:value-type="string">
            <text:p>Ni a esedhas ena. </text:p>
          </table:table-cell>
          <table:table-cell table:style-name="ce10" table:formula="of:=NOT(TRIM([.D859])=TRIM([.F8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.</text:p>
          </table:table-cell>
          <table:table-cell table:style-name="ce4" office:value-type="string" calcext:value-type="string">
            <text:p>The choir sang.</text:p>
          </table:table-cell>
          <table:table-cell office:value-type="string" calcext:value-type="string">
            <text:p>An keur a ganas. </text:p>
          </table:table-cell>
          <table:table-cell table:style-name="ce10" table:formula="of:=NOT(TRIM([.D860])=TRIM([.F8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re werthas an karr koth.</text:p>
          </table:table-cell>
          <table:table-cell table:style-name="ce4" office:value-type="string" calcext:value-type="string">
            <text:p>I have sold the old car.</text:p>
          </table:table-cell>
          <table:table-cell office:value-type="string" calcext:value-type="string">
            <text:p>My re werthas an karr koth. </text:p>
          </table:table-cell>
          <table:table-cell table:style-name="ce10" table:formula="of:=NOT(TRIM([.D861])=TRIM([.F8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re wolghas an ki</text:p>
          </table:table-cell>
          <table:table-cell table:style-name="ce4" office:value-type="string" calcext:value-type="string">
            <text:p>Father has washed the dog.</text:p>
          </table:table-cell>
          <table:table-cell office:value-type="string" calcext:value-type="string">
            <text:p>An tas re wolghas an ki </text:p>
          </table:table-cell>
          <table:table-cell table:style-name="ce10" table:formula="of:=NOT(TRIM([.D862])=TRIM([.F8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re esedhas ena</text:p>
          </table:table-cell>
          <table:table-cell table:style-name="ce4" office:value-type="string" calcext:value-type="string">
            <text:p>We have sat there.</text:p>
          </table:table-cell>
          <table:table-cell office:value-type="string" calcext:value-type="string">
            <text:p>Ni re esedhas ena </text:p>
          </table:table-cell>
          <table:table-cell table:style-name="ce10" table:formula="of:=NOT(TRIM([.D863])=TRIM([.F8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Ha lemmyn ni yw parys," yn-medh Tamsyn.</text:p>
          </table:table-cell>
          <table:table-cell table:style-name="ce4" office:value-type="string" calcext:value-type="string">
            <text:p>"And now we are ready," said Tamsyn.</text:p>
          </table:table-cell>
          <table:table-cell office:value-type="string" calcext:value-type="string">
            <text:p>Ha lemmyn ni yw parys, en-medh Tamsyn. </text:p>
          </table:table-cell>
          <table:table-cell table:style-name="ce10" table:formula="of:=NOT(TRIM([.D864])=TRIM([.F8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Deus omma!" yn-medhav.</text:p>
          </table:table-cell>
          <table:table-cell table:style-name="ce4" office:value-type="string" calcext:value-type="string">
            <text:p>"Come here!" I said.</text:p>
          </table:table-cell>
          <table:table-cell office:value-type="string" calcext:value-type="string">
            <text:p>Deus omma! yn-medhav. </text:p>
          </table:table-cell>
          <table:table-cell table:style-name="ce10" table:formula="of:=NOT(TRIM([.D865])=TRIM([.F8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brenas jynn-amontya.</text:p>
          </table:table-cell>
          <table:table-cell table:style-name="ce4" office:value-type="string" calcext:value-type="string">
            <text:p>I bought a computer.</text:p>
          </table:table-cell>
          <table:table-cell office:value-type="string" calcext:value-type="string">
            <text:p>My a brenas jyn-amontya. </text:p>
          </table:table-cell>
          <table:table-cell table:style-name="ce10" table:formula="of:=NOT(TRIM([.D866])=TRIM([.F8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 prenas an tas jynn-amontya.</text:p>
          </table:table-cell>
          <table:table-cell table:style-name="ce4" office:value-type="string" calcext:value-type="string">
            <text:p>Father bought a computer.</text:p>
          </table:table-cell>
          <table:table-cell office:value-type="string" calcext:value-type="string">
            <text:p>Y prenas an tas jyn-amontya. </text:p>
          </table:table-cell>
          <table:table-cell table:style-name="ce10" table:formula="of:=NOT(TRIM([.D867])=TRIM([.F8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sys jy an radyo na?</text:p>
          </table:table-cell>
          <table:table-cell table:style-name="ce4" office:value-type="string" calcext:value-type="string">
            <text:p>Did you buy that radio?</text:p>
          </table:table-cell>
          <table:table-cell office:value-type="string" calcext:value-type="string">
            <text:p>A brensys jy an radyo na? </text:p>
          </table:table-cell>
          <table:table-cell table:style-name="ce10" table:formula="of:=NOT(TRIM([.D868])=TRIM([.F8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syn an boes y'n eur na.</text:p>
          </table:table-cell>
          <table:table-cell table:style-name="ce4" office:value-type="string" calcext:value-type="string">
            <text:p>We didn't buy the food then.</text:p>
          </table:table-cell>
          <table:table-cell office:value-type="string" calcext:value-type="string">
            <text:p>Ny brensyn an boos y'n eur na. </text:p>
          </table:table-cell>
          <table:table-cell table:style-name="ce10" table:formula="of:=NOT(TRIM([.D869])=TRIM([.F8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olghsys jy an hanafow an myttin ma?</text:p>
          </table:table-cell>
          <table:table-cell table:style-name="ce4" office:value-type="string" calcext:value-type="string">
            <text:p>Did you wash the cups this morning?</text:p>
          </table:table-cell>
          <table:table-cell office:value-type="string" calcext:value-type="string">
            <text:p>A wolghsys jy an hanafow an mettin ma? </text:p>
          </table:table-cell>
          <table:table-cell table:style-name="ce10" table:formula="of:=NOT(TRIM([.D870])=TRIM([.F8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is, sur!</text:p>
          </table:table-cell>
          <table:table-cell table:style-name="ce4" office:value-type="string" calcext:value-type="string">
            <text:p>Yes, certainly!</text:p>
          </table:table-cell>
          <table:table-cell office:value-type="string" calcext:value-type="string">
            <text:p>Golghis, sur! </text:p>
          </table:table-cell>
          <table:table-cell table:style-name="ce10" table:formula="of:=NOT(TRIM([.D871])=TRIM([.F8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o ny wolghsys hemma.</text:p>
          </table:table-cell>
          <table:table-cell table:style-name="ce4" office:value-type="string" calcext:value-type="string">
            <text:p>Well you didn't wash this one.</text:p>
          </table:table-cell>
          <table:table-cell office:value-type="string" calcext:value-type="string">
            <text:p>Ytho ny wolghsys hemma. </text:p>
          </table:table-cell>
          <table:table-cell table:style-name="ce10" table:formula="of:=NOT(TRIM([.D872])=TRIM([.F8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olghas henna, dell dybav.</text:p>
          </table:table-cell>
          <table:table-cell table:style-name="ce4" office:value-type="string" calcext:value-type="string">
            <text:p>Mary washed that one, I think.</text:p>
          </table:table-cell>
          <table:table-cell office:value-type="string" calcext:value-type="string">
            <text:p>Maria a wolghas henna, dell dybav. </text:p>
          </table:table-cell>
          <table:table-cell table:style-name="ce10" table:formula="of:=NOT(TRIM([.D873])=TRIM([.F8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 e arta, mar pleg!</text:p>
          </table:table-cell>
          <table:table-cell table:style-name="ce4" office:value-type="string" calcext:value-type="string">
            <text:p>Wash it again, please!</text:p>
          </table:table-cell>
          <table:table-cell office:value-type="string" calcext:value-type="string">
            <text:p>Golgh e arta, mar pleg! </text:p>
          </table:table-cell>
          <table:table-cell table:style-name="ce10" table:formula="of:=NOT(TRIM([.D874])=TRIM([.F8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Sadorn y prenas Wella ki.</text:p>
          </table:table-cell>
          <table:table-cell table:style-name="ce4" office:value-type="string" calcext:value-type="string">
            <text:p>(On) Saturday Wella bought a dog.</text:p>
          </table:table-cell>
          <table:table-cell office:value-type="string" calcext:value-type="string">
            <text:p>Dy' Sadorn y prenas Wella ki. </text:p>
          </table:table-cell>
          <table:table-cell table:style-name="ce10" table:formula="of:=NOT(TRIM([.D875])=TRIM([.F8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re brenas keun kyns.</text:p>
          </table:table-cell>
          <table:table-cell table:style-name="ce4" office:value-type="string" calcext:value-type="string">
            <text:p>He has bought dogs before.</text:p>
          </table:table-cell>
          <table:table-cell office:value-type="string" calcext:value-type="string">
            <text:p>Ev re brenas keun kyns. </text:p>
          </table:table-cell>
          <table:table-cell table:style-name="ce10" table:formula="of:=NOT(TRIM([.D876])=TRIM([.F8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leveris henna?</text:p>
          </table:table-cell>
          <table:table-cell table:style-name="ce4" office:value-type="string" calcext:value-type="string">
            <text:p>Who said that?</text:p>
          </table:table-cell>
          <table:table-cell office:value-type="string" calcext:value-type="string">
            <text:p>Piw a leveris henna? </text:p>
          </table:table-cell>
          <table:table-cell table:style-name="ce10" table:formula="of:=NOT(TRIM([.D877])=TRIM([.F8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oensys jy pub dydh?</text:p>
          </table:table-cell>
          <table:table-cell table:style-name="ce4" office:value-type="string" calcext:value-type="string">
            <text:p>Did you run every day?</text:p>
          </table:table-cell>
          <table:table-cell office:value-type="string" calcext:value-type="string">
            <text:p>A bonsys jy pub dydh? </text:p>
          </table:table-cell>
          <table:table-cell table:style-name="ce10" table:formula="of:=NOT(TRIM([.D878])=TRIM([.F8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n lemmyn ytho!</text:p>
          </table:table-cell>
          <table:table-cell table:style-name="ce4" office:value-type="string" calcext:value-type="string">
            <text:p>Run now then!</text:p>
          </table:table-cell>
          <table:table-cell office:value-type="string" calcext:value-type="string">
            <text:p>Poon lemmyn ytho! </text:p>
          </table:table-cell>
          <table:table-cell table:style-name="ce10" table:formula="of:=NOT(TRIM([.D879])=TRIM([.F8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keur a ganas kan gernewek mes ny gensyn gans an keur.</text:p>
          </table:table-cell>
          <table:table-cell table:style-name="ce4" office:value-type="string" calcext:value-type="string">
            <text:p>The choir sang a Cornish song but we did not sing with the choir.</text:p>
          </table:table-cell>
          <table:table-cell office:value-type="string" calcext:value-type="string">
            <text:p>An keur a ganas kan gernewek mes ny gensyn gans an keur. </text:p>
          </table:table-cell>
          <table:table-cell table:style-name="ce10" table:formula="of:=NOT(TRIM([.D880])=TRIM([.F8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 re worras an kinyow war an voes lemmyn. Kynsa yma kowl onyon.</text:p>
          </table:table-cell>
          <table:table-cell table:style-name="ce4" office:value-type="string" calcext:value-type="string">
            <text:p>Mother has put the dinner on the table now. First there is onion soup.</text:p>
          </table:table-cell>
          <table:table-cell office:value-type="string" calcext:value-type="string">
            <text:p>An vamm re worras an kinyow war an voos lemmyn. Kynsa yma kowl onyon. </text:p>
          </table:table-cell>
          <table:table-cell table:style-name="ce10" table:formula="of:=NOT(TRIM([.D881])=TRIM([.F8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 hwiskas hi pows las.</text:p>
          </table:table-cell>
          <table:table-cell table:style-name="ce4" office:value-type="string" calcext:value-type="string">
            <text:p>At that time she wore a blue dress.</text:p>
          </table:table-cell>
          <table:table-cell office:value-type="string" calcext:value-type="string">
            <text:p>Y'n eur na y hwiskas hi pows las. </text:p>
          </table:table-cell>
          <table:table-cell table:style-name="ce10" table:formula="of:=NOT(TRIM([.D882])=TRIM([.F8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tyn eth dhe'n treth mes nyns eth dhe neuvya.</text:p>
          </table:table-cell>
          <table:table-cell table:style-name="ce4" office:value-type="string" calcext:value-type="string">
            <text:p>Martin went to the beach but he didn't go to swim.</text:p>
          </table:table-cell>
          <table:table-cell office:value-type="string" calcext:value-type="string">
            <text:p>Martyn eth dhe'n treth mes nyns eth dhe neuvya. </text:p>
          </table:table-cell>
          <table:table-cell table:style-name="ce10" table:formula="of:=NOT(TRIM([.D883])=TRIM([.F8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th eth ev dhe skol an eglos.</text:p>
          </table:table-cell>
          <table:table-cell table:style-name="ce4" office:value-type="string" calcext:value-type="string">
            <text:p>He then went to the church school.</text:p>
          </table:table-cell>
          <table:table-cell office:value-type="string" calcext:value-type="string">
            <text:p>Y'n eur na yth eth ev dhe skol an eglos. </text:p>
          </table:table-cell>
          <table:table-cell table:style-name="ce10" table:formula="of:=NOT(TRIM([.D884])=TRIM([.F8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flogh a bren hwegynnow.</text:p>
          </table:table-cell>
          <table:table-cell table:style-name="ce4" office:value-type="string" calcext:value-type="string">
            <text:p>The child buys sweets.</text:p>
          </table:table-cell>
          <table:table-cell office:value-type="string" calcext:value-type="string">
            <text:p>An flogh a bren hwegennow. </text:p>
          </table:table-cell>
          <table:table-cell table:style-name="ce10" table:formula="of:=NOT(TRIM([.D885])=TRIM([.F88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benynes a esedh orth an fenester.</text:p>
          </table:table-cell>
          <table:table-cell table:style-name="ce4" office:value-type="string" calcext:value-type="string">
            <text:p>The women sit at the window.</text:p>
          </table:table-cell>
          <table:table-cell office:value-type="string" calcext:value-type="string">
            <text:p>An benynes a esedh orth an fenester. </text:p>
          </table:table-cell>
          <table:table-cell table:style-name="ce10" table:formula="of:=NOT(TRIM([.D886])=TRIM([.F8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neuv y'n mor.</text:p>
          </table:table-cell>
          <table:table-cell table:style-name="ce4" office:value-type="string" calcext:value-type="string">
            <text:p>We swim in the sea.</text:p>
          </table:table-cell>
          <table:table-cell office:value-type="string" calcext:value-type="string">
            <text:p>Ni a neuv y'n mor. </text:p>
          </table:table-cell>
          <table:table-cell table:style-name="ce10" table:formula="of:=NOT(TRIM([.D887])=TRIM([.F8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 an flogh hwegynnow.</text:p>
          </table:table-cell>
          <table:table-cell table:style-name="ce4" office:value-type="string" calcext:value-type="string">
            <text:p>The child does not buy sweets.</text:p>
          </table:table-cell>
          <table:table-cell office:value-type="string" calcext:value-type="string">
            <text:p>Ny bren an flogh hwegennow. </text:p>
          </table:table-cell>
          <table:table-cell table:style-name="ce10" table:formula="of:=NOT(TRIM([.D888])=TRIM([.F8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 an flogh hwegynnow?</text:p>
          </table:table-cell>
          <table:table-cell table:style-name="ce4" office:value-type="string" calcext:value-type="string">
            <text:p>Does the child buy sweets?</text:p>
          </table:table-cell>
          <table:table-cell office:value-type="string" calcext:value-type="string">
            <text:p>A bren an flogh hwegennow? </text:p>
          </table:table-cell>
          <table:table-cell table:style-name="ce10" table:formula="of:=NOT(TRIM([.D889])=TRIM([.F88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y arghans y pren an flogh hwegynnow.</text:p>
          </table:table-cell>
          <table:table-cell table:style-name="ce4" office:value-type="string" calcext:value-type="string">
            <text:p>With his money the child buys sweets.</text:p>
          </table:table-cell>
          <table:table-cell office:value-type="string" calcext:value-type="string">
            <text:p>Gans y arghans y pren an flogh hwegennow. </text:p>
          </table:table-cell>
          <table:table-cell table:style-name="ce10" table:formula="of:=NOT(TRIM([.D890])=TRIM([.F89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ga arghans y pren an fleghes hwegynnow.</text:p>
          </table:table-cell>
          <table:table-cell table:style-name="ce4" office:value-type="string" calcext:value-type="string">
            <text:p>With their money the children buy sweets.</text:p>
          </table:table-cell>
          <table:table-cell office:value-type="string" calcext:value-type="string">
            <text:p>Gans aga arghans y pren an fleghes hwegennow. </text:p>
          </table:table-cell>
          <table:table-cell table:style-name="ce10" table:formula="of:=NOT(TRIM([.D891])=TRIM([.F8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werthji na y prenons aga hwegynnow.</text:p>
          </table:table-cell>
          <table:table-cell table:style-name="ce4" office:value-type="string" calcext:value-type="string">
            <text:p>In that shop they buy their sweets.</text:p>
          </table:table-cell>
          <table:table-cell office:value-type="string" calcext:value-type="string">
            <text:p>Y'n gwerthji na y prenons aga hwegennow. </text:p>
          </table:table-cell>
          <table:table-cell table:style-name="ce10" table:formula="of:=NOT(TRIM([.D892])=TRIM([.F8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eresav y'n lowarth.</text:p>
          </table:table-cell>
          <table:table-cell table:style-name="ce4" office:value-type="string" calcext:value-type="string">
            <text:p>I don't help in the garden.</text:p>
          </table:table-cell>
          <table:table-cell office:value-type="string" calcext:value-type="string">
            <text:p>Ny weresav y'n lowarth. </text:p>
          </table:table-cell>
          <table:table-cell table:style-name="ce10" table:formula="of:=NOT(TRIM([.D893])=TRIM([.F8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ydh jy an eglos?</text:p>
          </table:table-cell>
          <table:table-cell table:style-name="ce4" office:value-type="string" calcext:value-type="string">
            <text:p>Do you see the church?</text:p>
          </table:table-cell>
          <table:table-cell office:value-type="string" calcext:value-type="string">
            <text:p>A welydh jy an eglos? </text:p>
          </table:table-cell>
          <table:table-cell table:style-name="ce10" table:formula="of:=NOT(TRIM([.D894])=TRIM([.F8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a y tiskwedhyn an skeusennow.</text:p>
          </table:table-cell>
          <table:table-cell table:style-name="ce4" office:value-type="string" calcext:value-type="string">
            <text:p>Then we show the photographs.</text:p>
          </table:table-cell>
          <table:table-cell office:value-type="string" calcext:value-type="string">
            <text:p>Ena y tiskwedhyn an skeusennow. </text:p>
          </table:table-cell>
          <table:table-cell table:style-name="ce10" table:formula="of:=NOT(TRIM([.D895])=TRIM([.F8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voes y hworrons i an boes.</text:p>
          </table:table-cell>
          <table:table-cell table:style-name="ce4" office:value-type="string" calcext:value-type="string">
            <text:p>On the table they put the food.</text:p>
          </table:table-cell>
          <table:table-cell office:value-type="string" calcext:value-type="string">
            <text:p>War an voos y hworrons i an boos. </text:p>
          </table:table-cell>
          <table:table-cell table:style-name="ce10" table:formula="of:=NOT(TRIM([.D896])=TRIM([.F89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ren a as an gorsav dhe eth eur hanter poran.</text:p>
          </table:table-cell>
          <table:table-cell table:style-name="ce4" office:value-type="string" calcext:value-type="string">
            <text:p>The train leaves the station at half past eight exactly.</text:p>
          </table:table-cell>
          <table:table-cell office:value-type="string" calcext:value-type="string">
            <text:p>An tren a as an gorsav dhe eth eur hanter poran. </text:p>
          </table:table-cell>
          <table:table-cell table:style-name="ce10" table:formula="of:=NOT(TRIM([.D897])=TRIM([.F8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olgh an lestri gans dowr poeth.</text:p>
          </table:table-cell>
          <table:table-cell table:style-name="ce4" office:value-type="string" calcext:value-type="string">
            <text:p>I wash the dishes with very hot water.</text:p>
          </table:table-cell>
          <table:table-cell office:value-type="string" calcext:value-type="string">
            <text:p>My a wolgh an lestri gans dowr pooth. </text:p>
          </table:table-cell>
          <table:table-cell table:style-name="ce10" table:formula="of:=NOT(TRIM([.D898])=TRIM([.F8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yv ev korev mes gwin hepken.</text:p>
          </table:table-cell>
          <table:table-cell table:style-name="ce4" office:value-type="string" calcext:value-type="string">
            <text:p>He does not drink beer but only wine.</text:p>
          </table:table-cell>
          <table:table-cell office:value-type="string" calcext:value-type="string">
            <text:p>Ny yv ev korev mes gwin hepken. </text:p>
          </table:table-cell>
          <table:table-cell table:style-name="ce10" table:formula="of:=NOT(TRIM([.D899])=TRIM([.F8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esedhons i orth an tan pub gorthugher?</text:p>
          </table:table-cell>
          <table:table-cell table:style-name="ce4" office:value-type="string" calcext:value-type="string">
            <text:p>Do they sit at the fire every evening?</text:p>
          </table:table-cell>
          <table:table-cell office:value-type="string" calcext:value-type="string">
            <text:p>A esedhons i orth an tan pub gorthugher? </text:p>
          </table:table-cell>
          <table:table-cell table:style-name="ce10" table:formula="of:=NOT(TRIM([.D900])=TRIM([.F9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na y hworrav ow hota war an gador.</text:p>
          </table:table-cell>
          <table:table-cell table:style-name="ce4" office:value-type="string" calcext:value-type="string">
            <text:p>Then I put my coat on the chair.</text:p>
          </table:table-cell>
          <table:table-cell office:value-type="string" calcext:value-type="string">
            <text:p>Ena y hworrav ow hota war an gador. </text:p>
          </table:table-cell>
          <table:table-cell table:style-name="ce10" table:formula="of:=NOT(TRIM([.D901])=TRIM([.F9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weresydh jy dha vamm y'n gegin?</text:p>
          </table:table-cell>
          <table:table-cell table:style-name="ce4" office:value-type="string" calcext:value-type="string">
            <text:p>Don't you help your mother in the kitchen?</text:p>
          </table:table-cell>
          <table:table-cell office:value-type="string" calcext:value-type="string">
            <text:p>A ny weresydh jy dha vamm y'n gegin? </text:p>
          </table:table-cell>
          <table:table-cell table:style-name="ce10" table:formula="of:=NOT(TRIM([.D902])=TRIM([.F9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vir orth an lyver heb redya unn ger.</text:p>
          </table:table-cell>
          <table:table-cell table:style-name="ce4" office:value-type="string" calcext:value-type="string">
            <text:p>Colin looks at the book without reading one word.</text:p>
          </table:table-cell>
          <table:table-cell office:value-type="string" calcext:value-type="string">
            <text:p>Kolan a vir orth an lyver heb redya unn ger. </text:p>
          </table:table-cell>
          <table:table-cell table:style-name="ce10" table:formula="of:=NOT(TRIM([.D903])=TRIM([.F9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li an gowethas a esedh yn chi an pronter.</text:p>
          </table:table-cell>
          <table:table-cell table:style-name="ce4" office:value-type="string" calcext:value-type="string">
            <text:p>The members of the society sit in the parson's house.</text:p>
          </table:table-cell>
          <table:table-cell office:value-type="string" calcext:value-type="string">
            <text:p>Eseli an gowethas a esedh yn chi an pronter. </text:p>
          </table:table-cell>
          <table:table-cell table:style-name="ce10" table:formula="of:=NOT(TRIM([.D904])=TRIM([.F9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a vet orth Pol rag li.</text:p>
          </table:table-cell>
          <table:table-cell table:style-name="ce4" office:value-type="string" calcext:value-type="string">
            <text:p>She meets Paul for lunch.</text:p>
          </table:table-cell>
          <table:table-cell office:value-type="string" calcext:value-type="string">
            <text:p>Hi a vet orth Pol rag li. </text:p>
          </table:table-cell>
          <table:table-cell table:style-name="ce10" table:formula="of:=NOT(TRIM([.D905])=TRIM([.F9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al Mighal yn y lowarth lemmyn? Na bal ev!</text:p>
          </table:table-cell>
          <table:table-cell table:style-name="ce4" office:value-type="string" calcext:value-type="string">
            <text:p>Does Michael dig in his garden now? No! (He does not dig).</text:p>
          </table:table-cell>
          <table:table-cell office:value-type="string" calcext:value-type="string">
            <text:p>A bal Mighal yn y lowarth lemmyn? Na bal ev! </text:p>
          </table:table-cell>
          <table:table-cell table:style-name="ce10" table:formula="of:=NOT(TRIM([.D906])=TRIM([.F9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glew an glaw orth fenester an chambour.</text:p>
          </table:table-cell>
          <table:table-cell table:style-name="ce4" office:value-type="string" calcext:value-type="string">
            <text:p>We hear the rain against the window of the bedroom.</text:p>
          </table:table-cell>
          <table:table-cell office:value-type="string" calcext:value-type="string">
            <text:p>Ni a glew an glaw orth fenester an chambour. </text:p>
          </table:table-cell>
          <table:table-cell table:style-name="ce10" table:formula="of:=NOT(TRIM([.D907])=TRIM([.F9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dhysk kernewek y'n dre ma?</text:p>
          </table:table-cell>
          <table:table-cell table:style-name="ce4" office:value-type="string" calcext:value-type="string">
            <text:p>Who learns Cornish in this town?</text:p>
          </table:table-cell>
          <table:table-cell office:value-type="string" calcext:value-type="string">
            <text:p>Piw a dhysk kernewek y'n dre ma? </text:p>
          </table:table-cell>
          <table:table-cell table:style-name="ce10" table:formula="of:=NOT(TRIM([.D908])=TRIM([.F9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ri po peswar den, dell dybav.</text:p>
          </table:table-cell>
          <table:table-cell table:style-name="ce4" office:value-type="string" calcext:value-type="string">
            <text:p>Three or four people, I think.</text:p>
          </table:table-cell>
          <table:table-cell office:value-type="string" calcext:value-type="string">
            <text:p>Tri po peswar den, dell dybav. </text:p>
          </table:table-cell>
          <table:table-cell table:style-name="ce10" table:formula="of:=NOT(TRIM([.D909])=TRIM([.F9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a dheu dhe weles an eglos koth.</text:p>
          </table:table-cell>
          <table:table-cell table:style-name="ce4" office:value-type="string" calcext:value-type="string">
            <text:p>People come to see the old church.</text:p>
          </table:table-cell>
          <table:table-cell office:value-type="string" calcext:value-type="string">
            <text:p>Tus a dheu dhe weles an eglos koth. </text:p>
          </table:table-cell>
          <table:table-cell table:style-name="ce10" table:formula="of:=NOT(TRIM([.D910])=TRIM([.F9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ago a wisk y gota nowydh, my a wel.</text:p>
          </table:table-cell>
          <table:table-cell table:style-name="ce4" office:value-type="string" calcext:value-type="string">
            <text:p>James wears his new coat, I see.</text:p>
          </table:table-cell>
          <table:table-cell office:value-type="string" calcext:value-type="string">
            <text:p>Jago a wisk y gota nowydh, my a wel. </text:p>
          </table:table-cell>
          <table:table-cell table:style-name="ce10" table:formula="of:=NOT(TRIM([.D911])=TRIM([.F9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n boes dhe'n prys ma yw bewin.</text:p>
          </table:table-cell>
          <table:table-cell table:style-name="ce4" office:value-type="string" calcext:value-type="string">
            <text:p>Our food for this meal is beef.</text:p>
          </table:table-cell>
          <table:table-cell office:value-type="string" calcext:value-type="string">
            <text:p>Agan boos dhe'n prys ma yw bewin. </text:p>
          </table:table-cell>
          <table:table-cell table:style-name="ce10" table:formula="of:=NOT(TRIM([.D912])=TRIM([.F91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rog yw genev, dha wedrenn yw gwag. Kemmer an wedrennas a win ma!</text:p>
          </table:table-cell>
          <table:table-cell table:style-name="ce4" office:value-type="string" calcext:value-type="string">
            <text:p>I'm sorry, your glass is empty. Take this glassful of wine!</text:p>
          </table:table-cell>
          <table:table-cell office:value-type="string" calcext:value-type="string">
            <text:p>Drog yw genev, dha wedren yw gwag. Kemmer an wedrennas a win ma! </text:p>
          </table:table-cell>
          <table:table-cell table:style-name="ce10" table:formula="of:=NOT(TRIM([.D913])=TRIM([.F91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vern, mes meur ras!</text:p>
          </table:table-cell>
          <table:table-cell table:style-name="ce4" office:value-type="string" calcext:value-type="string">
            <text:p>It doesn't matter, but thanks!</text:p>
          </table:table-cell>
          <table:table-cell office:value-type="string" calcext:value-type="string">
            <text:p>Ny vern, mes meur ras! </text:p>
          </table:table-cell>
          <table:table-cell table:style-name="ce10" table:formula="of:=NOT(TRIM([.D914])=TRIM([.F9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worta Tamsin orth daras an eglos.</text:p>
          </table:table-cell>
          <table:table-cell table:style-name="ce4" office:value-type="string" calcext:value-type="string">
            <text:p>I wait for Tamsin at the door of the church.</text:p>
          </table:table-cell>
          <table:table-cell office:value-type="string" calcext:value-type="string">
            <text:p>My a worta Tamsin orth daras an eglos. </text:p>
          </table:table-cell>
          <table:table-cell table:style-name="ce10" table:formula="of:=NOT(TRIM([.D915])=TRIM([.F9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affar ma?</text:p>
          </table:table-cell>
          <table:table-cell table:style-name="ce4" office:value-type="string" calcext:value-type="string">
            <text:p>What is this gear?</text:p>
          </table:table-cell>
          <table:table-cell office:value-type="string" calcext:value-type="string">
            <text:p>Pyth yw an daffar ma? </text:p>
          </table:table-cell>
          <table:table-cell table:style-name="ce10" table:formula="of:=NOT(TRIM([.D916])=TRIM([.F9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? Eus howlsplann?</text:p>
          </table:table-cell>
          <table:table-cell table:style-name="ce4" office:value-type="string" calcext:value-type="string">
            <text:p>How is the weather? Is there (any) sunshine?</text:p>
          </table:table-cell>
          <table:table-cell office:value-type="string" calcext:value-type="string">
            <text:p>Fatel yw an gewer? Eus howlsplan? </text:p>
          </table:table-cell>
          <table:table-cell table:style-name="ce10" table:formula="of:=NOT(TRIM([.D917])=TRIM([.F9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hwedhel na puptra o koynt.</text:p>
          </table:table-cell>
          <table:table-cell table:style-name="ce4" office:value-type="string" calcext:value-type="string">
            <text:p>In that story everything was strange.</text:p>
          </table:table-cell>
          <table:table-cell office:value-type="string" calcext:value-type="string">
            <text:p>Y'n hwedhel na puptra o koynt. </text:p>
          </table:table-cell>
          <table:table-cell table:style-name="ce10" table:formula="of:=NOT(TRIM([.D918])=TRIM([.F9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"Nyns en vy feusik," yn-medh Hykka.</text:p>
          </table:table-cell>
          <table:table-cell table:style-name="ce4" office:value-type="string" calcext:value-type="string">
            <text:p>"I wasn't lucky," said Richard.</text:p>
          </table:table-cell>
          <table:table-cell office:value-type="string" calcext:value-type="string">
            <text:p>Nyns en vy feusik, en-medh Hekka. </text:p>
          </table:table-cell>
          <table:table-cell table:style-name="ce10" table:formula="of:=NOT(TRIM([.D919])=TRIM([.F9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, mammik?</text:p>
          </table:table-cell>
          <table:table-cell table:style-name="ce4" office:value-type="string" calcext:value-type="string">
            <text:p>Where's my pen, mummy?</text:p>
          </table:table-cell>
          <table:table-cell office:value-type="string" calcext:value-type="string">
            <text:p>Ple'ma ow fluven, mammik? </text:p>
          </table:table-cell>
          <table:table-cell table:style-name="ce10" table:formula="of:=NOT(TRIM([.D920])=TRIM([.F92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leur yn-dann dha weli yn dha jambour, dell vydh usys!</text:p>
          </table:table-cell>
          <table:table-cell table:style-name="ce4" office:value-type="string" calcext:value-type="string">
            <text:p>On the floor under your bed in your bedroom, as usual!</text:p>
          </table:table-cell>
          <table:table-cell office:value-type="string" calcext:value-type="string">
            <text:p>War an leur yn-dann dha weli yn dha jambour, dell vydh usys! </text:p>
          </table:table-cell>
          <table:table-cell table:style-name="ce10" table:formula="of:=NOT(TRIM([.D921])=TRIM([.F9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lenna hwedhel dhe'n fleghes pub gorthugher.</text:p>
          </table:table-cell>
          <table:table-cell table:style-name="ce4" office:value-type="string" calcext:value-type="string">
            <text:p>I read to the children every evening.</text:p>
          </table:table-cell>
          <table:table-cell office:value-type="string" calcext:value-type="string">
            <text:p>My a wra lenna hwedhel dhe'n fleghes pub gorthugher. </text:p>
          </table:table-cell>
          <table:table-cell table:style-name="ce10" table:formula="of:=NOT(TRIM([.D922])=TRIM([.F9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as mos gans Morwenna.</text:p>
          </table:table-cell>
          <table:table-cell table:style-name="ce4" office:value-type="string" calcext:value-type="string">
            <text:p>She wished to go with Morwenna.</text:p>
          </table:table-cell>
          <table:table-cell office:value-type="string" calcext:value-type="string">
            <text:p>Hi a vennas mos gans Morwenna. </text:p>
          </table:table-cell>
          <table:table-cell table:style-name="ce10" table:formula="of:=NOT(TRIM([.D923])=TRIM([.F92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ni a yll esedha ryb Richard.</text:p>
          </table:table-cell>
          <table:table-cell table:style-name="ce4" office:value-type="string" calcext:value-type="string">
            <text:p>Tony can sit beside Richard.</text:p>
          </table:table-cell>
          <table:table-cell office:value-type="string" calcext:value-type="string">
            <text:p>Toni a yll esedha ryb Richard. </text:p>
          </table:table-cell>
          <table:table-cell table:style-name="ce10" table:formula="of:=NOT(TRIM([.D924])=TRIM([.F9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gweres y'n chi.</text:p>
          </table:table-cell>
          <table:table-cell table:style-name="ce4" office:value-type="string" calcext:value-type="string">
            <text:p>I do help in the house.</text:p>
          </table:table-cell>
          <table:table-cell office:value-type="string" calcext:value-type="string">
            <text:p>My a wra gweres y'n chi. </text:p>
          </table:table-cell>
          <table:table-cell table:style-name="ce10" table:formula="of:=NOT(TRIM([.D925])=TRIM([.F9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aria a wrug kewsel.</text:p>
          </table:table-cell>
          <table:table-cell table:style-name="ce4" office:value-type="string" calcext:value-type="string">
            <text:p>Mary did speak.</text:p>
          </table:table-cell>
          <table:table-cell office:value-type="string" calcext:value-type="string">
            <text:p>Maria a wrug kewsel. </text:p>
          </table:table-cell>
          <table:table-cell table:style-name="ce10" table:formula="of:=NOT(TRIM([.D926])=TRIM([.F9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Hi a wra glaw a-vorow.</text:p>
          </table:table-cell>
          <table:table-cell office:value-type="string" calcext:value-type="string">
            <text:p>Hi a wra glaw a-vorow. </text:p>
          </table:table-cell>
          <table:table-cell table:style-name="ce10" table:formula="of:=NOT(TRIM([.D927])=TRIM([.F9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re'ta klewes an gan?</text:p>
          </table:table-cell>
          <table:table-cell table:style-name="ce4" office:value-type="string" calcext:value-type="string">
            <text:p>Do you hear the song?</text:p>
          </table:table-cell>
          <table:table-cell office:value-type="string" calcext:value-type="string">
            <text:p>A wre'ta klewes an gan? </text:p>
          </table:table-cell>
          <table:table-cell table:style-name="ce10" table:formula="of:=NOT(TRIM([.D928])=TRIM([.F9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A wruss'ta esedha gans Mighal?</text:p>
          </table:table-cell>
          <table:table-cell office:value-type="string" calcext:value-type="string">
            <text:p>A wruss'ta esedha gans Mighal? </text:p>
          </table:table-cell>
          <table:table-cell table:style-name="ce10" table:formula="of:=NOT(TRIM([.D929])=TRIM([.F9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kemmeres an bluvenn ma?</text:p>
          </table:table-cell>
          <table:table-cell table:style-name="ce4" office:value-type="string" calcext:value-type="string">
            <text:p>Will you have this pen?</text:p>
          </table:table-cell>
          <table:table-cell office:value-type="string" calcext:value-type="string">
            <text:p>A vynn'ta kemmeres an bluven ma? </text:p>
          </table:table-cell>
          <table:table-cell table:style-name="ce10" table:formula="of:=NOT(TRIM([.D930])=TRIM([.F9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Ro hi dhymm, mar pleg.</text:p>
          </table:table-cell>
          <table:table-cell table:style-name="ce4" office:value-type="string" calcext:value-type="string">
            <text:p>I will! Give it to me, please.</text:p>
          </table:table-cell>
          <table:table-cell office:value-type="string" calcext:value-type="string">
            <text:p>Mennav! Ro hi dhymm, mar pleg. </text:p>
          </table:table-cell>
          <table:table-cell table:style-name="ce10" table:formula="of:=NOT(TRIM([.D931])=TRIM([.F9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skrifa dha hanow, mar pleg?</text:p>
          </table:table-cell>
          <table:table-cell table:style-name="ce4" office:value-type="string" calcext:value-type="string">
            <text:p>Will you write your name, please?</text:p>
          </table:table-cell>
          <table:table-cell office:value-type="string" calcext:value-type="string">
            <text:p>A vynn'ta skrifa dha hanow, mar pleg? </text:p>
          </table:table-cell>
          <table:table-cell table:style-name="ce10" table:formula="of:=NOT(TRIM([.D932])=TRIM([.F9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vynnav! Drog yw genev.</text:p>
          </table:table-cell>
          <table:table-cell table:style-name="ce4" office:value-type="string" calcext:value-type="string">
            <text:p>I will not! I'm sorry.</text:p>
          </table:table-cell>
          <table:table-cell office:value-type="string" calcext:value-type="string">
            <text:p>Na vennav! Drog yw genev. </text:p>
          </table:table-cell>
          <table:table-cell table:style-name="ce10" table:formula="of:=NOT(TRIM([.D933])=TRIM([.F9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leverel dhymm an acheson?</text:p>
          </table:table-cell>
          <table:table-cell table:style-name="ce4" office:value-type="string" calcext:value-type="string">
            <text:p>Will you tell me the reason?</text:p>
          </table:table-cell>
          <table:table-cell office:value-type="string" calcext:value-type="string">
            <text:p>A vynn'ta leverel dhymm an acheson? </text:p>
          </table:table-cell>
          <table:table-cell table:style-name="ce10" table:formula="of:=NOT(TRIM([.D934])=TRIM([.F9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An bluvenn ma yw gwag.</text:p>
          </table:table-cell>
          <table:table-cell table:style-name="ce4" office:value-type="string" calcext:value-type="string">
            <text:p>I will. This pen is empty.</text:p>
          </table:table-cell>
          <table:table-cell office:value-type="string" calcext:value-type="string">
            <text:p>Mennav! An bluven ma yw gwag. </text:p>
          </table:table-cell>
          <table:table-cell table:style-name="ce10" table:formula="of:=NOT(TRIM([.D935])=TRIM([.F93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odhesta neuvya?</text:p>
          </table:table-cell>
          <table:table-cell table:style-name="ce4" office:value-type="string" calcext:value-type="string">
            <text:p>Can you swim? (Do you know how to swim?)</text:p>
          </table:table-cell>
          <table:table-cell office:value-type="string" calcext:value-type="string">
            <text:p>A wodhesta neuvya? </text:p>
          </table:table-cell>
          <table:table-cell table:style-name="ce10" table:formula="of:=NOT(TRIM([.D936])=TRIM([.F9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nn.</text:p>
          </table:table-cell>
          <table:table-cell table:style-name="ce4" office:value-type="string" calcext:value-type="string">
            <text:p>Yes, I know how to.</text:p>
          </table:table-cell>
          <table:table-cell office:value-type="string" calcext:value-type="string">
            <text:p>Gonn. </text:p>
          </table:table-cell>
          <table:table-cell table:style-name="ce10" table:formula="of:=NOT(TRIM([.D937])=TRIM([.F9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No, I don't know how to.</text:p>
          </table:table-cell>
          <table:table-cell office:value-type="string" calcext:value-type="string">
            <text:p>Na wonn. </text:p>
          </table:table-cell>
          <table:table-cell table:style-name="ce10" table:formula="of:=NOT(TRIM([.D938])=TRIM([.F9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yll'ta kuntell an lyvrow?</text:p>
          </table:table-cell>
          <table:table-cell table:style-name="ce4" office:value-type="string" calcext:value-type="string">
            <text:p>Can you collect the books? (Have you the time/opportunity to?)</text:p>
          </table:table-cell>
          <table:table-cell office:value-type="string" calcext:value-type="string">
            <text:p>A yll'ta kuntel an lyvrow? </text:p>
          </table:table-cell>
          <table:table-cell table:style-name="ce10" table:formula="of:=NOT(TRIM([.D939])=TRIM([.F9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llav, sur.</text:p>
          </table:table-cell>
          <table:table-cell table:style-name="ce4" office:value-type="string" calcext:value-type="string">
            <text:p>I can, certainly.</text:p>
          </table:table-cell>
          <table:table-cell office:value-type="string" calcext:value-type="string">
            <text:p>Gallav, sur. </text:p>
          </table:table-cell>
          <table:table-cell table:style-name="ce10" table:formula="of:=NOT(TRIM([.D940])=TRIM([.F9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allav.</text:p>
          </table:table-cell>
          <table:table-cell table:style-name="ce4" office:value-type="string" calcext:value-type="string">
            <text:p>No I can't.</text:p>
          </table:table-cell>
          <table:table-cell office:value-type="string" calcext:value-type="string">
            <text:p>Na allav. </text:p>
          </table:table-cell>
          <table:table-cell table:style-name="ce10" table:formula="of:=NOT(TRIM([.D941])=TRIM([.F9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dowr a yn nans dhe'n mor.</text:p>
          </table:table-cell>
          <table:table-cell table:style-name="ce4" office:value-type="string" calcext:value-type="string">
            <text:p>The water goes down to the sea.</text:p>
          </table:table-cell>
          <table:table-cell office:value-type="string" calcext:value-type="string">
            <text:p>An dowr a yn nans dhe'n mor. </text:p>
          </table:table-cell>
          <table:table-cell table:style-name="ce10" table:formula="of:=NOT(TRIM([.D942])=TRIM([.F9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rall eth yn le Karl.</text:p>
          </table:table-cell>
          <table:table-cell table:style-name="ce4" office:value-type="string" calcext:value-type="string">
            <text:p>Someone else went in place of Charles.</text:p>
          </table:table-cell>
          <table:table-cell office:value-type="string" calcext:value-type="string">
            <text:p>Nebonan aral eth yn le Karl. </text:p>
          </table:table-cell>
          <table:table-cell table:style-name="ce10" table:formula="of:=NOT(TRIM([.D943])=TRIM([.F9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ns a dheu a'n mor.</text:p>
          </table:table-cell>
          <table:table-cell table:style-name="ce4" office:value-type="string" calcext:value-type="string">
            <text:p>The wind comes from the sea.</text:p>
          </table:table-cell>
          <table:table-cell office:value-type="string" calcext:value-type="string">
            <text:p>An gwyns a dheu a'n mor. </text:p>
          </table:table-cell>
          <table:table-cell table:style-name="ce10" table:formula="of:=NOT(TRIM([.D944])=TRIM([.F9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enefer a dheuth gans hy gour.</text:p>
          </table:table-cell>
          <table:table-cell table:style-name="ce4" office:value-type="string" calcext:value-type="string">
            <text:p>Jenifer came with her husband.</text:p>
          </table:table-cell>
          <table:table-cell office:value-type="string" calcext:value-type="string">
            <text:p>Jenefer a dheuth gans hy gour. </text:p>
          </table:table-cell>
          <table:table-cell table:style-name="ce10" table:formula="of:=NOT(TRIM([.D945])=TRIM([.F9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a wra hy ober omma.</text:p>
          </table:table-cell>
          <table:table-cell table:style-name="ce4" office:value-type="string" calcext:value-type="string">
            <text:p>The girl does her work here.</text:p>
          </table:table-cell>
          <table:table-cell office:value-type="string" calcext:value-type="string">
            <text:p>An vowes a wra hy ober omma. </text:p>
          </table:table-cell>
          <table:table-cell table:style-name="ce10" table:formula="of:=NOT(TRIM([.D946])=TRIM([.F9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ynn esedha yn y le.</text:p>
          </table:table-cell>
          <table:table-cell table:style-name="ce4" office:value-type="string" calcext:value-type="string">
            <text:p>I will sit in his place.</text:p>
          </table:table-cell>
          <table:table-cell office:value-type="string" calcext:value-type="string">
            <text:p>My a vynn esedha yn y le. </text:p>
          </table:table-cell>
          <table:table-cell table:style-name="ce10" table:formula="of:=NOT(TRIM([.D947])=TRIM([.F9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yll gorra y draow ena.</text:p>
          </table:table-cell>
          <table:table-cell table:style-name="ce4" office:value-type="string" calcext:value-type="string">
            <text:p>He can put his things there.</text:p>
          </table:table-cell>
          <table:table-cell office:value-type="string" calcext:value-type="string">
            <text:p>Ev a yll gorra y draow ena. </text:p>
          </table:table-cell>
          <table:table-cell table:style-name="ce10" table:formula="of:=NOT(TRIM([.D948])=TRIM([.F9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dhe Druru gans ow thas.</text:p>
          </table:table-cell>
          <table:table-cell table:style-name="ce4" office:value-type="string" calcext:value-type="string">
            <text:p>We go to Truro with my father.</text:p>
          </table:table-cell>
          <table:table-cell office:value-type="string" calcext:value-type="string">
            <text:p>Ni a dhe Druru gans ow thas. </text:p>
          </table:table-cell>
          <table:table-cell table:style-name="ce10" table:formula="of:=NOT(TRIM([.D949])=TRIM([.F9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rug henna, dell glewav.</text:p>
          </table:table-cell>
          <table:table-cell table:style-name="ce4" office:value-type="string" calcext:value-type="string">
            <text:p>Mary did that, I hear.</text:p>
          </table:table-cell>
          <table:table-cell office:value-type="string" calcext:value-type="string">
            <text:p>Maria a wrug henna, dell glewav. </text:p>
          </table:table-cell>
          <table:table-cell table:style-name="ce10" table:formula="of:=NOT(TRIM([.D950])=TRIM([.F9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onan a allas gweres.</text:p>
          </table:table-cell>
          <table:table-cell table:style-name="ce4" office:value-type="string" calcext:value-type="string">
            <text:p>Someone was able to help.</text:p>
          </table:table-cell>
          <table:table-cell office:value-type="string" calcext:value-type="string">
            <text:p>Nebonan a allas gweres. </text:p>
          </table:table-cell>
          <table:table-cell table:style-name="ce10" table:formula="of:=NOT(TRIM([.D951])=TRIM([.F9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eub a dheuth gans arghans lowr.</text:p>
          </table:table-cell>
          <table:table-cell table:style-name="ce4" office:value-type="string" calcext:value-type="string">
            <text:p>Everyone came with enough money.</text:p>
          </table:table-cell>
          <table:table-cell office:value-type="string" calcext:value-type="string">
            <text:p>Peub a dheuth gans arghans lowr. </text:p>
          </table:table-cell>
          <table:table-cell table:style-name="ce10" table:formula="of:=NOT(TRIM([.D952])=TRIM([.F9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o.</text:p>
          </table:table-cell>
          <table:table-cell table:style-name="ce4" office:value-type="string" calcext:value-type="string">
            <text:p>It was good.</text:p>
          </table:table-cell>
          <table:table-cell office:value-type="string" calcext:value-type="string">
            <text:p>Da o. </text:p>
          </table:table-cell>
          <table:table-cell table:style-name="ce10" table:formula="of:=NOT(TRIM([.D953])=TRIM([.F9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vynnas Lowena mones gans hy hwoer.</text:p>
          </table:table-cell>
          <table:table-cell table:style-name="ce4" office:value-type="string" calcext:value-type="string">
            <text:p>Lowena did not wish to go with her sister.</text:p>
          </table:table-cell>
          <table:table-cell office:value-type="string" calcext:value-type="string">
            <text:p>Ny vennas Lowena mones gans hy hwor. </text:p>
          </table:table-cell>
          <table:table-cell table:style-name="ce10" table:formula="of:=NOT(TRIM([.D954])=TRIM([.F95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allas an venyn gwiska hy hota?</text:p>
          </table:table-cell>
          <table:table-cell table:style-name="ce4" office:value-type="string" calcext:value-type="string">
            <text:p>Could the woman not wear her coat?</text:p>
          </table:table-cell>
          <table:table-cell office:value-type="string" calcext:value-type="string">
            <text:p>A ny allas an venyn gwiska hy hota? </text:p>
          </table:table-cell>
          <table:table-cell table:style-name="ce10" table:formula="of:=NOT(TRIM([.D955])=TRIM([.F9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yll an fleghes neuvya omma?</text:p>
          </table:table-cell>
          <table:table-cell table:style-name="ce4" office:value-type="string" calcext:value-type="string">
            <text:p>Can the children swim here?</text:p>
          </table:table-cell>
          <table:table-cell office:value-type="string" calcext:value-type="string">
            <text:p>A yll an fleghes neuvya omma? </text:p>
          </table:table-cell>
          <table:table-cell table:style-name="ce10" table:formula="of:=NOT(TRIM([.D956])=TRIM([.F9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n Itali?</text:p>
          </table:table-cell>
          <table:table-cell table:style-name="ce4" office:value-type="string" calcext:value-type="string">
            <text:p>How was the weather in Italy?</text:p>
          </table:table-cell>
          <table:table-cell office:value-type="string" calcext:value-type="string">
            <text:p>Fatel o an gewer yn Itali? </text:p>
          </table:table-cell>
          <table:table-cell table:style-name="ce10" table:formula="of:=NOT(TRIM([.D957])=TRIM([.F9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th o, sur, pur boeth.</text:p>
          </table:table-cell>
          <table:table-cell table:style-name="ce4" office:value-type="string" calcext:value-type="string">
            <text:p>It was hot, certainly, very hot.</text:p>
          </table:table-cell>
          <table:table-cell office:value-type="string" calcext:value-type="string">
            <text:p>Pooth o, sur, pur booth. </text:p>
          </table:table-cell>
          <table:table-cell table:style-name="ce10" table:formula="of:=NOT(TRIM([.D958])=TRIM([.F9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werther yw Jago?</text:p>
          </table:table-cell>
          <table:table-cell table:style-name="ce4" office:value-type="string" calcext:value-type="string">
            <text:p>What sort of salesman is James?</text:p>
          </table:table-cell>
          <table:table-cell office:value-type="string" calcext:value-type="string">
            <text:p>Py par gwerther yw Jago? </text:p>
          </table:table-cell>
          <table:table-cell table:style-name="ce10" table:formula="of:=NOT(TRIM([.D959])=TRIM([.F9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gour yw dha hwegron?</text:p>
          </table:table-cell>
          <table:table-cell table:style-name="ce4" office:value-type="string" calcext:value-type="string">
            <text:p>Which man is your father-in-law?</text:p>
          </table:table-cell>
          <table:table-cell office:value-type="string" calcext:value-type="string">
            <text:p>Py gour yw dha hwegron? </text:p>
          </table:table-cell>
          <table:table-cell table:style-name="ce10" table:formula="of:=NOT(TRIM([.D960])=TRIM([.F9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en berr, tew.</text:p>
          </table:table-cell>
          <table:table-cell table:style-name="ce4" office:value-type="string" calcext:value-type="string">
            <text:p>See over there! The short, fat person.</text:p>
          </table:table-cell>
          <table:table-cell office:value-type="string" calcext:value-type="string">
            <text:p>Ottena! An den berr, tew. </text:p>
          </table:table-cell>
          <table:table-cell table:style-name="ce10" table:formula="of:=NOT(TRIM([.D961])=TRIM([.F9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o hy howethes wir?</text:p>
          </table:table-cell>
          <table:table-cell table:style-name="ce4" office:value-type="string" calcext:value-type="string">
            <text:p>Who was her true friend?</text:p>
          </table:table-cell>
          <table:table-cell office:value-type="string" calcext:value-type="string">
            <text:p>Piw o hy howethes wir? </text:p>
          </table:table-cell>
          <table:table-cell table:style-name="ce10" table:formula="of:=NOT(TRIM([.D962])=TRIM([.F9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oll warbarth eth yn-nans dhe'n treth rag neuvya.</text:p>
          </table:table-cell>
          <table:table-cell table:style-name="ce4" office:value-type="string" calcext:value-type="string">
            <text:p>We all went down to the beach together in order to swim.</text:p>
          </table:table-cell>
          <table:table-cell office:value-type="string" calcext:value-type="string">
            <text:p>Ni oll warbarth eth en-nans dhe'n treth rag neuvya. </text:p>
          </table:table-cell>
          <table:table-cell table:style-name="ce10" table:formula="of:=NOT(TRIM([.D963])=TRIM([.F9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 a-dryv an amari?</text:p>
          </table:table-cell>
          <table:table-cell table:style-name="ce4" office:value-type="string" calcext:value-type="string">
            <text:p>What is that behind the cupboard?</text:p>
          </table:table-cell>
          <table:table-cell office:value-type="string" calcext:value-type="string">
            <text:p>Pyth yw hemma a-dryv an amari? </text:p>
          </table:table-cell>
          <table:table-cell table:style-name="ce10" table:formula="of:=NOT(TRIM([.D964])=TRIM([.F9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per-nowodhow koth yw, sur.</text:p>
          </table:table-cell>
          <table:table-cell table:style-name="ce4" office:value-type="string" calcext:value-type="string">
            <text:p>It's surely an old newspaper.</text:p>
          </table:table-cell>
          <table:table-cell office:value-type="string" calcext:value-type="string">
            <text:p>Paper-nowodhow koth yw, sur. </text:p>
          </table:table-cell>
          <table:table-cell table:style-name="ce10" table:formula="of:=NOT(TRIM([.D965])=TRIM([.F9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o re verr, dell dybav.</text:p>
          </table:table-cell>
          <table:table-cell table:style-name="ce4" office:value-type="string" calcext:value-type="string">
            <text:p>The abridgement of the book was too short, I think.</text:p>
          </table:table-cell>
          <table:table-cell office:value-type="string" calcext:value-type="string">
            <text:p>Berrheans an lyver o re verr, dell dybav. </text:p>
          </table:table-cell>
          <table:table-cell table:style-name="ce10" table:formula="of:=NOT(TRIM([.D966])=TRIM([.F9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brenas dewdhek oy nowydh y'n bargen-tir.</text:p>
          </table:table-cell>
          <table:table-cell table:style-name="ce4" office:value-type="string" calcext:value-type="string">
            <text:p>I bought twelve new eggs at the farm.</text:p>
          </table:table-cell>
          <table:table-cell office:value-type="string" calcext:value-type="string">
            <text:p>My a brenas dewdhek oy nowydh y'n bargen-tir. </text:p>
          </table:table-cell>
          <table:table-cell table:style-name="ce10" table:formula="of:=NOT(TRIM([.D967])=TRIM([.F9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pan dheuth hi tre arta?</text:p>
          </table:table-cell>
          <table:table-cell table:style-name="ce4" office:value-type="string" calcext:value-type="string">
            <text:p>What time was it when she came home again?</text:p>
          </table:table-cell>
          <table:table-cell office:value-type="string" calcext:value-type="string">
            <text:p>Py eur o pan dheuth hi tre arta? </text:p>
          </table:table-cell>
          <table:table-cell table:style-name="ce10" table:formula="of:=NOT(TRIM([.D968])=TRIM([.F9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an gwella.</text:p>
          </table:table-cell>
          <table:table-cell table:style-name="ce4" office:value-type="string" calcext:value-type="string">
            <text:p>A few words are the best.</text:p>
          </table:table-cell>
          <table:table-cell office:value-type="string" calcext:value-type="string">
            <text:p>Nebes geryow yw an gwella. </text:p>
          </table:table-cell>
          <table:table-cell table:style-name="ce10" table:formula="of:=NOT(TRIM([.D969])=TRIM([.F9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win gesys rag kinyow.</text:p>
          </table:table-cell>
          <table:table-cell table:style-name="ce4" office:value-type="string" calcext:value-type="string">
            <text:p>There was not much wine left for dinner</text:p>
          </table:table-cell>
          <table:table-cell office:value-type="string" calcext:value-type="string">
            <text:p>Nyns esa meur a win gesys rag kinyow. </text:p>
          </table:table-cell>
          <table:table-cell table:style-name="ce10" table:formula="of:=NOT(TRIM([.D970])=TRIM([.F9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hwans dhymm a vones.</text:p>
          </table:table-cell>
          <table:table-cell table:style-name="ce4" office:value-type="string" calcext:value-type="string">
            <text:p>I wanted to go.</text:p>
          </table:table-cell>
          <table:table-cell office:value-type="string" calcext:value-type="string">
            <text:p>Yth esa hwans dhymm a vones. </text:p>
          </table:table-cell>
          <table:table-cell table:style-name="ce10" table:formula="of:=NOT(TRIM([.D971])=TRIM([.F9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er an garrek ha'n mor yth esen vy.</text:p>
          </table:table-cell>
          <table:table-cell table:style-name="ce4" office:value-type="string" calcext:value-type="string">
            <text:p>I was between the rock and the sea.</text:p>
          </table:table-cell>
          <table:table-cell office:value-type="string" calcext:value-type="string">
            <text:p>Ynter an garrek ha'n mor yth esen vy. </text:p>
          </table:table-cell>
          <table:table-cell table:style-name="ce10" table:formula="of:=NOT(TRIM([.D972])=TRIM([.F9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owgh hwi yeyn orth an daras ena?</text:p>
          </table:table-cell>
          <table:table-cell table:style-name="ce4" office:value-type="string" calcext:value-type="string">
            <text:p>Aren't you cold by the door there?</text:p>
          </table:table-cell>
          <table:table-cell office:value-type="string" calcext:value-type="string">
            <text:p>A nyns owgh hwi yeyn orth an daras ena? </text:p>
          </table:table-cell>
          <table:table-cell table:style-name="ce10" table:formula="of:=NOT(TRIM([.D973])=TRIM([.F9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oyl a-ji dhe'n jynn; gwag yw, dell hevel.</text:p>
          </table:table-cell>
          <table:table-cell table:style-name="ce4" office:value-type="string" calcext:value-type="string">
            <text:p>Put some oil in the engine; it's empty it seems.</text:p>
          </table:table-cell>
          <table:table-cell office:value-type="string" calcext:value-type="string">
            <text:p>Gorr oyl a-ji dhe'n jynn; gwag yw, dell hevel. </text:p>
          </table:table-cell>
          <table:table-cell table:style-name="ce10" table:formula="of:=NOT(TRIM([.D974])=TRIM([.F9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hwedhel 'Mil Nos ha Nos' unn hwedhel mes lies hwedhel yn unn lyver.</text:p>
          </table:table-cell>
          <table:table-cell table:style-name="ce4" office:value-type="string" calcext:value-type="string">
            <text:p>The story 'A Thousand and One Nights' is not one story but many stories in one book.</text:p>
          </table:table-cell>
          <table:table-cell office:value-type="string" calcext:value-type="string">
            <text:p>Nyns yw an hwedhel 'mil Nos ha Nos' unn hwedhel mes lies hwedhel yn unn lyver. </text:p>
          </table:table-cell>
          <table:table-cell table:style-name="ce10" table:formula="of:=NOT(TRIM([.D975])=TRIM([.F9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'n eur na? Oer o, pur oer.</text:p>
          </table:table-cell>
          <table:table-cell table:style-name="ce4" office:value-type="string" calcext:value-type="string">
            <text:p>How was the weather at that time? It was cold, very cold.</text:p>
          </table:table-cell>
          <table:table-cell office:value-type="string" calcext:value-type="string">
            <text:p>Fatel o an gewer y'n eur na? Oor o, pur oor. </text:p>
          </table:table-cell>
          <table:table-cell table:style-name="ce10" table:formula="of:=NOT(TRIM([.D976])=TRIM([.F97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toll yn to hy chi ha ledan o an keth toll na.</text:p>
          </table:table-cell>
          <table:table-cell table:style-name="ce4" office:value-type="string" calcext:value-type="string">
            <text:p>There was a hole in the roof of her house and that same hole was wide.</text:p>
          </table:table-cell>
          <table:table-cell office:value-type="string" calcext:value-type="string">
            <text:p>Yth esa toll yn to hy chi ha ledan o an keth toll na. </text:p>
          </table:table-cell>
          <table:table-cell table:style-name="ce10" table:formula="of:=NOT(TRIM([.D977])=TRIM([.F9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a dheuth a-ji der an toll.</text:p>
          </table:table-cell>
          <table:table-cell table:style-name="ce4" office:value-type="string" calcext:value-type="string">
            <text:p>The rain came in through the hole.</text:p>
          </table:table-cell>
          <table:table-cell office:value-type="string" calcext:value-type="string">
            <text:p>An glaw a dheuth a-ji der an toll. </text:p>
          </table:table-cell>
          <table:table-cell table:style-name="ce10" table:formula="of:=NOT(TRIM([.D978])=TRIM([.F9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boesti yw an gwella y'n dre ha py boesti yw an gwettha?</text:p>
          </table:table-cell>
          <table:table-cell table:style-name="ce4" office:value-type="string" calcext:value-type="string">
            <text:p>Which restaurant is the best in the town and which restaurant is the worst?</text:p>
          </table:table-cell>
          <table:table-cell office:value-type="string" calcext:value-type="string">
            <text:p>Py bosti yw an gwella y'n dre ha py bosti yw an gwettha? </text:p>
          </table:table-cell>
          <table:table-cell table:style-name="ce10" table:formula="of:=NOT(TRIM([.D979])=TRIM([.F9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4" office:value-type="string" calcext:value-type="string">
            <text:p>The restaurant of 'The White Horse' is the best, I think, and the restaurant in the market is the worst, I hear.</text:p>
          </table:table-cell>
          <table:table-cell office:value-type="string" calcext:value-type="string">
            <text:p>Bosti an tavern 'an Margh Wynn' yw an gwella, dell dybav, ha'n bosti a-ji dhe'n varghas yw an gwettha, dell glewav. </text:p>
          </table:table-cell>
          <table:table-cell table:style-name="ce10" table:formula="of:=NOT(TRIM([.D980])=TRIM([.F9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Yma y wreg ganso lemmyn.</text:p>
          </table:table-cell>
          <table:table-cell table:style-name="ce4" office:value-type="string" calcext:value-type="string">
            <text:p>Look! There's his wife with him now.</text:p>
          </table:table-cell>
          <table:table-cell office:value-type="string" calcext:value-type="string">
            <text:p>Ottena! Yma y wreg ganso lemmyn. </text:p>
          </table:table-cell>
          <table:table-cell table:style-name="ce10" table:formula="of:=NOT(TRIM([.D981])=TRIM([.F9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el, ena hanafas a goffi yw brav.</text:p>
          </table:table-cell>
          <table:table-cell table:style-name="ce4" office:value-type="string" calcext:value-type="string">
            <text:p>Work, then a cup of coffee is fine.</text:p>
          </table:table-cell>
          <table:table-cell office:value-type="string" calcext:value-type="string">
            <text:p>Hwel, ena hanafas a goffi yw brav. </text:p>
          </table:table-cell>
          <table:table-cell table:style-name="ce10" table:formula="of:=NOT(TRIM([.D982])=TRIM([.F9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'n fleghes.</text:p>
          </table:table-cell>
          <table:table-cell table:style-name="ce4" office:value-type="string" calcext:value-type="string">
            <text:p>The choir sang to the children.</text:p>
          </table:table-cell>
          <table:table-cell office:value-type="string" calcext:value-type="string">
            <text:p>An keur a ganas dhe'n fleghes. </text:p>
          </table:table-cell>
          <table:table-cell table:style-name="ce10" table:formula="of:=NOT(TRIM([.D983])=TRIM([.F9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dha.</text:p>
          </table:table-cell>
          <table:table-cell table:style-name="ce4" office:value-type="string" calcext:value-type="string">
            <text:p>The choir sang to them.</text:p>
          </table:table-cell>
          <table:table-cell office:value-type="string" calcext:value-type="string">
            <text:p>An keur a ganas dhedha. </text:p>
          </table:table-cell>
          <table:table-cell table:style-name="ce10" table:formula="of:=NOT(TRIM([.D984])=TRIM([.F9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owes ganso eev.</text:p>
          </table:table-cell>
          <table:table-cell table:style-name="ce4" office:value-type="string" calcext:value-type="string">
            <text:p>The girl is with him (emphatic).</text:p>
          </table:table-cell>
          <table:table-cell office:value-type="string" calcext:value-type="string">
            <text:p>Yma an vowes ganso eev. </text:p>
          </table:table-cell>
          <table:table-cell table:style-name="ce10" table:formula="of:=NOT(TRIM([.D985])=TRIM([.F9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vynn esedha gansa ynsi.</text:p>
          </table:table-cell>
          <table:table-cell table:style-name="ce4" office:value-type="string" calcext:value-type="string">
            <text:p>I will sit with them (emphatic).</text:p>
          </table:table-cell>
          <table:table-cell office:value-type="string" calcext:value-type="string">
            <text:p>My a vynn esedha gansa ynsi. </text:p>
          </table:table-cell>
          <table:table-cell table:style-name="ce10" table:formula="of:=NOT(TRIM([.D986])=TRIM([.F9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a a dhiskwedhas an folenn dhedha.</text:p>
          </table:table-cell>
          <table:table-cell table:style-name="ce4" office:value-type="string" calcext:value-type="string">
            <text:p>That person showed the paper to them.</text:p>
          </table:table-cell>
          <table:table-cell office:value-type="string" calcext:value-type="string">
            <text:p>Henna a dhiskwedhas an folen dhedha. </text:p>
          </table:table-cell>
          <table:table-cell table:style-name="ce10" table:formula="of:=NOT(TRIM([.D987])=TRIM([.F9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rrsons i aga hanstell warnedhi (an voes).</text:p>
          </table:table-cell>
          <table:table-cell table:style-name="ce4" office:value-type="string" calcext:value-type="string">
            <text:p>They did not put their basket on it (the table).</text:p>
          </table:table-cell>
          <table:table-cell office:value-type="string" calcext:value-type="string">
            <text:p>Ny worrsons i aga hanstell warnedhi (an voos). </text:p>
          </table:table-cell>
          <table:table-cell table:style-name="ce10" table:formula="of:=NOT(TRIM([.D988])=TRIM([.F9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ganas Margh genowgh?</text:p>
          </table:table-cell>
          <table:table-cell table:style-name="ce4" office:value-type="string" calcext:value-type="string">
            <text:p>Did Mark sing with you?</text:p>
          </table:table-cell>
          <table:table-cell office:value-type="string" calcext:value-type="string">
            <text:p>A ganas Margh genowgh? </text:p>
          </table:table-cell>
          <table:table-cell table:style-name="ce10" table:formula="of:=NOT(TRIM([.D989])=TRIM([.F9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elas tarow y'n pras.</text:p>
          </table:table-cell>
          <table:table-cell table:style-name="ce4" office:value-type="string" calcext:value-type="string">
            <text:p>I saw a bull in the field.</text:p>
          </table:table-cell>
          <table:table-cell office:value-type="string" calcext:value-type="string">
            <text:p>My a welas tarow y'n pras. </text:p>
          </table:table-cell>
          <table:table-cell table:style-name="ce10" table:formula="of:=NOT(TRIM([.D990])=TRIM([.F9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bughes ynno ynwedh.</text:p>
          </table:table-cell>
          <table:table-cell table:style-name="ce4" office:value-type="string" calcext:value-type="string">
            <text:p>There were cows in it too.</text:p>
          </table:table-cell>
          <table:table-cell office:value-type="string" calcext:value-type="string">
            <text:p>Yth esa bughes enno ynwedh. </text:p>
          </table:table-cell>
          <table:table-cell table:style-name="ce10" table:formula="of:=NOT(TRIM([.D991])=TRIM([.F9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kowl ma, yma bollas ragos.</text:p>
          </table:table-cell>
          <table:table-cell table:style-name="ce4" office:value-type="string" calcext:value-type="string">
            <text:p>Take this soup, there is a bowlful for you.</text:p>
          </table:table-cell>
          <table:table-cell office:value-type="string" calcext:value-type="string">
            <text:p>Kemmer an kowl ma, yma bollas ragos. </text:p>
          </table:table-cell>
          <table:table-cell table:style-name="ce10" table:formula="of:=NOT(TRIM([.D992])=TRIM([.F9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bdhi nyns ov lowen.</text:p>
          </table:table-cell>
          <table:table-cell table:style-name="ce4" office:value-type="string" calcext:value-type="string">
            <text:p>Without her I am not happy.</text:p>
          </table:table-cell>
          <table:table-cell office:value-type="string" calcext:value-type="string">
            <text:p>Hebdhi nyns ov lowen. </text:p>
          </table:table-cell>
          <table:table-cell table:style-name="ce10" table:formula="of:=NOT(TRIM([.D993])=TRIM([.F9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th Morwenna hebov.</text:p>
          </table:table-cell>
          <table:table-cell table:style-name="ce4" office:value-type="string" calcext:value-type="string">
            <text:p>Morwenna did not go without me.</text:p>
          </table:table-cell>
          <table:table-cell office:value-type="string" calcext:value-type="string">
            <text:p>Nyns eth Morwenna hebov. </text:p>
          </table:table-cell>
          <table:table-cell table:style-name="ce10" table:formula="of:=NOT(TRIM([.D994])=TRIM([.F9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leversys jy hemma ragon?</text:p>
          </table:table-cell>
          <table:table-cell table:style-name="ce4" office:value-type="string" calcext:value-type="string">
            <text:p>Did you say that for us?</text:p>
          </table:table-cell>
          <table:table-cell office:value-type="string" calcext:value-type="string">
            <text:p>A leversys jy hemma ragon? </text:p>
          </table:table-cell>
          <table:table-cell table:style-name="ce10" table:formula="of:=NOT(TRIM([.D995])=TRIM([.F9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ygdhi y hwrug ev an dra.</text:p>
          </table:table-cell>
          <table:table-cell table:style-name="ce4" office:value-type="string" calcext:value-type="string">
            <text:p>For her he did the thing.</text:p>
          </table:table-cell>
          <table:table-cell office:value-type="string" calcext:value-type="string">
            <text:p>Regdhi y hwrug ev an dra. </text:p>
          </table:table-cell>
          <table:table-cell table:style-name="ce10" table:formula="of:=NOT(TRIM([.D996])=TRIM([.F99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an hwel gansa!</text:p>
          </table:table-cell>
          <table:table-cell table:style-name="ce4" office:value-type="string" calcext:value-type="string">
            <text:p>Do the work with them!</text:p>
          </table:table-cell>
          <table:table-cell office:value-type="string" calcext:value-type="string">
            <text:p>Gwra an hwel gansa! </text:p>
          </table:table-cell>
          <table:table-cell table:style-name="ce10" table:formula="of:=NOT(TRIM([.D997])=TRIM([.F9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e dhymmo vy, mar pleg!</text:p>
          </table:table-cell>
          <table:table-cell table:style-name="ce4" office:value-type="string" calcext:value-type="string">
            <text:p>Give it to me, please!</text:p>
          </table:table-cell>
          <table:table-cell office:value-type="string" calcext:value-type="string">
            <text:p>Ro e dhemmo vy, mar pleg! </text:p>
          </table:table-cell>
          <table:table-cell table:style-name="ce10" table:formula="of:=NOT(TRIM([.D998])=TRIM([.F9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skwedhsyn an golow dhedha.</text:p>
          </table:table-cell>
          <table:table-cell table:style-name="ce4" office:value-type="string" calcext:value-type="string">
            <text:p>We did not show them the light.</text:p>
          </table:table-cell>
          <table:table-cell office:value-type="string" calcext:value-type="string">
            <text:p>Ny dhiskwedhsyn an golow dhedha. </text:p>
          </table:table-cell>
          <table:table-cell table:style-name="ce10" table:formula="of:=NOT(TRIM([.D999])=TRIM([.F9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 piw yw an re ma!</text:p>
          </table:table-cell>
          <table:table-cell table:style-name="ce4" office:value-type="string" calcext:value-type="string">
            <text:p>Tell me who those people are!</text:p>
          </table:table-cell>
          <table:table-cell office:value-type="string" calcext:value-type="string">
            <text:p>Lavar dhymm piw yw an re ma! </text:p>
          </table:table-cell>
          <table:table-cell table:style-name="ce10" table:formula="of:=NOT(TRIM([.D1000])=TRIM([.F10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dhywgh hwi oll, nos dha!</text:p>
          </table:table-cell>
          <table:table-cell table:style-name="ce4" office:value-type="string" calcext:value-type="string">
            <text:p>Good night to you all, good night!</text:p>
          </table:table-cell>
          <table:table-cell office:value-type="string" calcext:value-type="string">
            <text:p>Nos dha dhywgh hwi oll, nos dha! </text:p>
          </table:table-cell>
          <table:table-cell table:style-name="ce10" table:formula="of:=NOT(TRIM([.D1001])=TRIM([.F10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es koffi gesys ragov? Nag eus. Yma te hepken.</text:p>
          </table:table-cell>
          <table:table-cell table:style-name="ce4" office:value-type="string" calcext:value-type="string">
            <text:p>Is there a little coffee left for me? No. There is tea only.</text:p>
          </table:table-cell>
          <table:table-cell office:value-type="string" calcext:value-type="string">
            <text:p>Eus nebes koffi gesys ragov? Nag eus. Yma te hepken. </text:p>
          </table:table-cell>
          <table:table-cell table:style-name="ce10" table:formula="of:=NOT(TRIM([.D1002])=TRIM([.F10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saghasow a avalow a-ji dhe'n karrji? Esons!</text:p>
          </table:table-cell>
          <table:table-cell table:style-name="ce4" office:value-type="string" calcext:value-type="string">
            <text:p>Are the bags of apples inside the garage? They are!</text:p>
          </table:table-cell>
          <table:table-cell office:value-type="string" calcext:value-type="string">
            <text:p>Usi an saghasow a avalow a-ji dhe'n karrji? Esons! </text:p>
          </table:table-cell>
          <table:table-cell table:style-name="ce10" table:formula="of:=NOT(TRIM([.D1003])=TRIM([.F10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 ma yn Kernewek? Glawlenn yw.</text:p>
          </table:table-cell>
          <table:table-cell table:style-name="ce4" office:value-type="string" calcext:value-type="string">
            <text:p>What is this object in Cornish? It's 'glawlenn' (umbrella).</text:p>
          </table:table-cell>
          <table:table-cell office:value-type="string" calcext:value-type="string">
            <text:p>Pyth yw an dra ma yn Kernewek? Glawlen yw. </text:p>
          </table:table-cell>
          <table:table-cell table:style-name="ce10" table:formula="of:=NOT(TRIM([.D1004])=TRIM([.F10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l eus dhodho?</text:p>
          </table:table-cell>
          <table:table-cell table:style-name="ce4" office:value-type="string" calcext:value-type="string">
            <text:p>What work has he got?</text:p>
          </table:table-cell>
          <table:table-cell office:value-type="string" calcext:value-type="string">
            <text:p>Py hwel eus dhodho? </text:p>
          </table:table-cell>
          <table:table-cell table:style-name="ce10" table:formula="of:=NOT(TRIM([.D1005])=TRIM([.F10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skador yw, dell glewav.</text:p>
          </table:table-cell>
          <table:table-cell table:style-name="ce4" office:value-type="string" calcext:value-type="string">
            <text:p>He is a teacher, I hear.</text:p>
          </table:table-cell>
          <table:table-cell office:value-type="string" calcext:value-type="string">
            <text:p>Dyskador yw, dell glewav. </text:p>
          </table:table-cell>
          <table:table-cell table:style-name="ce10" table:formula="of:=NOT(TRIM([.D1006])=TRIM([.F10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ns aga hota ynsi, sur.</text:p>
          </table:table-cell>
          <table:table-cell table:style-name="ce4" office:value-type="string" calcext:value-type="string">
            <text:p>They are not their coats, certainly.</text:p>
          </table:table-cell>
          <table:table-cell office:value-type="string" calcext:value-type="string">
            <text:p>Nyns yns aga hota ynsi, sur. </text:p>
          </table:table-cell>
          <table:table-cell table:style-name="ce10" table:formula="of:=NOT(TRIM([.D1007])=TRIM([.F10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vedhes. Arta mar pleg, ha lenta.</text:p>
          </table:table-cell>
          <table:table-cell table:style-name="ce4" office:value-type="string" calcext:value-type="string">
            <text:p>I don't understand. Again please, and slower.</text:p>
          </table:table-cell>
          <table:table-cell office:value-type="string" calcext:value-type="string">
            <text:p>Ny wonn kovedhes. Arta mar pleg, ha lenta. </text:p>
          </table:table-cell>
          <table:table-cell table:style-name="ce10" table:formula="of:=NOT(TRIM([.D1008])=TRIM([.F10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thas-gwynn o pronter yn Eglos Pow Sows.</text:p>
          </table:table-cell>
          <table:table-cell table:style-name="ce4" office:value-type="string" calcext:value-type="string">
            <text:p>Her grandfather was a parson in the Church of England.</text:p>
          </table:table-cell>
          <table:table-cell office:value-type="string" calcext:value-type="string">
            <text:p>Hy thas-gwyn o pronter yn Eglos Pow Sows. </text:p>
          </table:table-cell>
          <table:table-cell table:style-name="ce10" table:formula="of:=NOT(TRIM([.D1009])=TRIM([.F10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! Chymbla an chi na yw gyllys gans an gwyns krev.</text:p>
          </table:table-cell>
          <table:table-cell table:style-name="ce4" office:value-type="string" calcext:value-type="string">
            <text:p>Look! The chimney of that house has gone with the strong wind.</text:p>
          </table:table-cell>
          <table:table-cell office:value-type="string" calcext:value-type="string">
            <text:p>Ott! Chembla an chi na yw gyllys gans an gwyns krev. </text:p>
          </table:table-cell>
          <table:table-cell table:style-name="ce10" table:formula="of:=NOT(TRIM([.D1010])=TRIM([.F101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, tasik! Ple'ma agan ki?</text:p>
          </table:table-cell>
          <table:table-cell table:style-name="ce4" office:value-type="string" calcext:value-type="string">
            <text:p>Daddy, daddy! Where is our dog?</text:p>
          </table:table-cell>
          <table:table-cell office:value-type="string" calcext:value-type="string">
            <text:p>Tasik, tasik! Ple'ma agan ki? </text:p>
          </table:table-cell>
          <table:table-cell table:style-name="ce10" table:formula="of:=NOT(TRIM([.D1011])=TRIM([.F10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ns i, an re na a-rag gwerthji an horner?</text:p>
          </table:table-cell>
          <table:table-cell table:style-name="ce4" office:value-type="string" calcext:value-type="string">
            <text:p>Who are they, those (people) in front of the ironmonger's shop?</text:p>
          </table:table-cell>
          <table:table-cell office:value-type="string" calcext:value-type="string">
            <text:p>Piw yns i, an re na a-rag gwerthji an horner? </text:p>
          </table:table-cell>
          <table:table-cell table:style-name="ce10" table:formula="of:=NOT(TRIM([.D1012])=TRIM([.F10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. Mes na gews dhedha! Tus kemmyn yns, dell hevel, ha nyns yns agan parow, sur.</text:p>
          </table:table-cell>
          <table:table-cell table:style-name="ce4" office:value-type="string" calcext:value-type="string">
            <text:p>I don't know. But don't speak to them! They are common people, it seems and they are not our equals for sure.</text:p>
          </table:table-cell>
          <table:table-cell office:value-type="string" calcext:value-type="string">
            <text:p>Ny wonn. Mes na gews dhedha! Tus kemmyn yns, dell hevel, ha nyns yns agan parow, sur. </text:p>
          </table:table-cell>
          <table:table-cell table:style-name="ce10" table:formula="of:=NOT(TRIM([.D1013])=TRIM([.F10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 avon omma yw keltek ha pub menydh ynwedh.</text:p>
          </table:table-cell>
          <table:table-cell table:style-name="ce4" office:value-type="string" calcext:value-type="string">
            <text:p>Every river here is Celtic and every mountain too.</text:p>
          </table:table-cell>
          <table:table-cell office:value-type="string" calcext:value-type="string">
            <text:p>Pub avon omma yw keltek ha pub menydh ynwedh. </text:p>
          </table:table-cell>
          <table:table-cell table:style-name="ce10" table:formula="of:=NOT(TRIM([.D1014])=TRIM([.F10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egh an gador ma yw terrys.</text:p>
          </table:table-cell>
          <table:table-cell table:style-name="ce4" office:value-type="string" calcext:value-type="string">
            <text:p>The arm of this chair is broken.</text:p>
          </table:table-cell>
          <table:table-cell office:value-type="string" calcext:value-type="string">
            <text:p>Bregh an gador ma yw terrys. </text:p>
          </table:table-cell>
          <table:table-cell table:style-name="ce10" table:formula="of:=NOT(TRIM([.D1015])=TRIM([.F10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 ni diwedhes? On, dell dybav.</text:p>
          </table:table-cell>
          <table:table-cell table:style-name="ce4" office:value-type="string" calcext:value-type="string">
            <text:p>Are we late? We are, I think.</text:p>
          </table:table-cell>
          <table:table-cell office:value-type="string" calcext:value-type="string">
            <text:p>On ni diwedhes? On, dell dybav. </text:p>
          </table:table-cell>
          <table:table-cell table:style-name="ce10" table:formula="of:=NOT(TRIM([.D1016])=TRIM([.F10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ownder verr ha kul ynter an dhew bras vras.</text:p>
          </table:table-cell>
          <table:table-cell table:style-name="ce4" office:value-type="string" calcext:value-type="string">
            <text:p>There is a short, narrow lane between the two big fields.</text:p>
          </table:table-cell>
          <table:table-cell office:value-type="string" calcext:value-type="string">
            <text:p>Yma bownder verr ha kul ynter an dhew bras vras. </text:p>
          </table:table-cell>
          <table:table-cell table:style-name="ce10" table:formula="of:=NOT(TRIM([.D1017])=TRIM([.F10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ra naw den ev yw an lyha oll.</text:p>
          </table:table-cell>
          <table:table-cell table:style-name="ce4" office:value-type="string" calcext:value-type="string">
            <text:p>Among nine people he is the least of all.</text:p>
          </table:table-cell>
          <table:table-cell office:value-type="string" calcext:value-type="string">
            <text:p>Yntra naw den ev yw an lyha oll. </text:p>
          </table:table-cell>
          <table:table-cell table:style-name="ce10" table:formula="of:=NOT(TRIM([.D1018])=TRIM([.F10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dhiwedhes os, ow howeth, ha nyns eus hanafas a goffi ragos.</text:p>
          </table:table-cell>
          <table:table-cell table:style-name="ce4" office:value-type="string" calcext:value-type="string">
            <text:p>You are too late, my friend, and there is no cup of coffee for you.</text:p>
          </table:table-cell>
          <table:table-cell office:value-type="string" calcext:value-type="string">
            <text:p>Re dhiwedhes os, ow howeth, ha nyns eus hanafas a goffi ragos. </text:p>
          </table:table-cell>
          <table:table-cell table:style-name="ce10" table:formula="of:=NOT(TRIM([.D1019])=TRIM([.F10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Jerri ow koska lemmyn.</text:p>
          </table:table-cell>
          <table:table-cell table:style-name="ce4" office:value-type="string" calcext:value-type="string">
            <text:p>Jerry is sleeping now.</text:p>
          </table:table-cell>
          <table:table-cell office:value-type="string" calcext:value-type="string">
            <text:p>Yma Jerri ow koska lemmyn. </text:p>
          </table:table-cell>
          <table:table-cell table:style-name="ce10" table:formula="of:=NOT(TRIM([.D1020])=TRIM([.F10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tybri ow hoen.</text:p>
          </table:table-cell>
          <table:table-cell table:style-name="ce4" office:value-type="string" calcext:value-type="string">
            <text:p>I am eating my supper.</text:p>
          </table:table-cell>
          <table:table-cell office:value-type="string" calcext:value-type="string">
            <text:p>Yth esov ow tybri ow hon. </text:p>
          </table:table-cell>
          <table:table-cell table:style-name="ce10" table:formula="of:=NOT(TRIM([.D1021])=TRIM([.F10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ow megi.</text:p>
          </table:table-cell>
          <table:table-cell table:style-name="ce4" office:value-type="string" calcext:value-type="string">
            <text:p>We are not smoking.</text:p>
          </table:table-cell>
          <table:table-cell office:value-type="string" calcext:value-type="string">
            <text:p>Nyns eson ow megi. </text:p>
          </table:table-cell>
          <table:table-cell table:style-name="ce10" table:formula="of:=NOT(TRIM([.D1022])=TRIM([.F10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yw skwith.</text:p>
          </table:table-cell>
          <table:table-cell table:style-name="ce4" office:value-type="string" calcext:value-type="string">
            <text:p>I am tired.</text:p>
          </table:table-cell>
          <table:table-cell office:value-type="string" calcext:value-type="string">
            <text:p>My yw skwith. </text:p>
          </table:table-cell>
          <table:table-cell table:style-name="ce10" table:formula="of:=NOT(TRIM([.D1023])=TRIM([.F10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tybri.</text:p>
          </table:table-cell>
          <table:table-cell table:style-name="ce4" office:value-type="string" calcext:value-type="string">
            <text:p>I was eating.</text:p>
          </table:table-cell>
          <table:table-cell office:value-type="string" calcext:value-type="string">
            <text:p>Yth esen ow tybri. </text:p>
          </table:table-cell>
          <table:table-cell table:style-name="ce10" table:formula="of:=NOT(TRIM([.D1024])=TRIM([.F10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avon ow resek yn krev.</text:p>
          </table:table-cell>
          <table:table-cell table:style-name="ce4" office:value-type="string" calcext:value-type="string">
            <text:p>The river is running strongly.</text:p>
          </table:table-cell>
          <table:table-cell office:value-type="string" calcext:value-type="string">
            <text:p>Yma an avon ow resek yn krev. </text:p>
          </table:table-cell>
          <table:table-cell table:style-name="ce10" table:formula="of:=NOT(TRIM([.D1025])=TRIM([.F10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rys ow kregi war benn an gweli.</text:p>
          </table:table-cell>
          <table:table-cell table:style-name="ce4" office:value-type="string" calcext:value-type="string">
            <text:p>There is a shirt hanging on the end of the bed.</text:p>
          </table:table-cell>
          <table:table-cell office:value-type="string" calcext:value-type="string">
            <text:p>Yma krys ow kregi war benn an gweli. </text:p>
          </table:table-cell>
          <table:table-cell table:style-name="ce10" table:formula="of:=NOT(TRIM([.D1026])=TRIM([.F10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fleghes ow tyski Kembrek.</text:p>
          </table:table-cell>
          <table:table-cell table:style-name="ce4" office:value-type="string" calcext:value-type="string">
            <text:p>The children are learning Welsh.</text:p>
          </table:table-cell>
          <table:table-cell office:value-type="string" calcext:value-type="string">
            <text:p>Yma an fleghes ow tyski Kembrek. </text:p>
          </table:table-cell>
          <table:table-cell table:style-name="ce10" table:formula="of:=NOT(TRIM([.D1027])=TRIM([.F10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gowethas owth omguntell.</text:p>
          </table:table-cell>
          <table:table-cell table:style-name="ce4" office:value-type="string" calcext:value-type="string">
            <text:p>The society is meeting.</text:p>
          </table:table-cell>
          <table:table-cell office:value-type="string" calcext:value-type="string">
            <text:p>Yma an gowethas owth omguntel. </text:p>
          </table:table-cell>
          <table:table-cell table:style-name="ce10" table:formula="of:=NOT(TRIM([.D1028])=TRIM([.F10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i owth hartha a-ves.</text:p>
          </table:table-cell>
          <table:table-cell table:style-name="ce4" office:value-type="string" calcext:value-type="string">
            <text:p>There is a dog barking outside.</text:p>
          </table:table-cell>
          <table:table-cell office:value-type="string" calcext:value-type="string">
            <text:p>Yma ki owth hartha a-ves. </text:p>
          </table:table-cell>
          <table:table-cell table:style-name="ce10" table:formula="of:=NOT(TRIM([.D1029])=TRIM([.F10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flogh ow koska lemmyn.</text:p>
          </table:table-cell>
          <table:table-cell table:style-name="ce4" office:value-type="string" calcext:value-type="string">
            <text:p>The child is not sleeping now.</text:p>
          </table:table-cell>
          <table:table-cell office:value-type="string" calcext:value-type="string">
            <text:p>Nyns usi an flogh ow koska lemmyn. </text:p>
          </table:table-cell>
          <table:table-cell table:style-name="ce10" table:formula="of:=NOT(TRIM([.D1030])=TRIM([.F10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ow tos.</text:p>
          </table:table-cell>
          <table:table-cell table:style-name="ce4" office:value-type="string" calcext:value-type="string">
            <text:p>There is no car coming.</text:p>
          </table:table-cell>
          <table:table-cell office:value-type="string" calcext:value-type="string">
            <text:p>Nyns eus karr ow tos. </text:p>
          </table:table-cell>
          <table:table-cell table:style-name="ce10" table:formula="of:=NOT(TRIM([.D1031])=TRIM([.F10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hy harr ow tos.</text:p>
          </table:table-cell>
          <table:table-cell table:style-name="ce4" office:value-type="string" calcext:value-type="string">
            <text:p>Her car is not coming.</text:p>
          </table:table-cell>
          <table:table-cell office:value-type="string" calcext:value-type="string">
            <text:p>Nyns usi hy harr ow tos. </text:p>
          </table:table-cell>
          <table:table-cell table:style-name="ce10" table:formula="of:=NOT(TRIM([.D1032])=TRIM([.F10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wyns ow hwytha?</text:p>
          </table:table-cell>
          <table:table-cell table:style-name="ce4" office:value-type="string" calcext:value-type="string">
            <text:p>Is there a wind blowing?</text:p>
          </table:table-cell>
          <table:table-cell office:value-type="string" calcext:value-type="string">
            <text:p>Eus gwyns ow hwytha? </text:p>
          </table:table-cell>
          <table:table-cell table:style-name="ce10" table:formula="of:=NOT(TRIM([.D1033])=TRIM([.F10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keur ow kana?</text:p>
          </table:table-cell>
          <table:table-cell table:style-name="ce4" office:value-type="string" calcext:value-type="string">
            <text:p>Is the choir singing?</text:p>
          </table:table-cell>
          <table:table-cell office:value-type="string" calcext:value-type="string">
            <text:p>Usi an keur ow kana? </text:p>
          </table:table-cell>
          <table:table-cell table:style-name="ce10" table:formula="of:=NOT(TRIM([.D1034])=TRIM([.F10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w redya warbarth?</text:p>
          </table:table-cell>
          <table:table-cell table:style-name="ce4" office:value-type="string" calcext:value-type="string">
            <text:p>Are you reading together?</text:p>
          </table:table-cell>
          <table:table-cell office:value-type="string" calcext:value-type="string">
            <text:p>Esowgh hwi ow redya warbarth? </text:p>
          </table:table-cell>
          <table:table-cell table:style-name="ce10" table:formula="of:=NOT(TRIM([.D1035])=TRIM([.F10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esen ni ow kweres?</text:p>
          </table:table-cell>
          <table:table-cell table:style-name="ce4" office:value-type="string" calcext:value-type="string">
            <text:p>Weren't we helping?</text:p>
          </table:table-cell>
          <table:table-cell office:value-type="string" calcext:value-type="string">
            <text:p>A nyns esen ni ow kweres? </text:p>
          </table:table-cell>
          <table:table-cell table:style-name="ce10" table:formula="of:=NOT(TRIM([.D1036])=TRIM([.F10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kwari yn ta.</text:p>
          </table:table-cell>
          <table:table-cell table:style-name="ce4" office:value-type="string" calcext:value-type="string">
            <text:p>They are not playing well.</text:p>
          </table:table-cell>
          <table:table-cell office:value-type="string" calcext:value-type="string">
            <text:p>Nyns esons ow kwari yn ta. </text:p>
          </table:table-cell>
          <table:table-cell table:style-name="ce10" table:formula="of:=NOT(TRIM([.D1037])=TRIM([.F10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asa lemmyn?</text:p>
          </table:table-cell>
          <table:table-cell table:style-name="ce4" office:value-type="string" calcext:value-type="string">
            <text:p>Are you leaving now?</text:p>
          </table:table-cell>
          <table:table-cell office:value-type="string" calcext:value-type="string">
            <text:p>Esos jy ow kasa lemmyn? </text:p>
          </table:table-cell>
          <table:table-cell table:style-name="ce10" table:formula="of:=NOT(TRIM([.D1038])=TRIM([.F10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mires orthiv.</text:p>
          </table:table-cell>
          <table:table-cell table:style-name="ce4" office:value-type="string" calcext:value-type="string">
            <text:p>You are not looking at me.</text:p>
          </table:table-cell>
          <table:table-cell office:value-type="string" calcext:value-type="string">
            <text:p>Nyns esowgh ow mires orthiv. </text:p>
          </table:table-cell>
          <table:table-cell table:style-name="ce10" table:formula="of:=NOT(TRIM([.D1039])=TRIM([.F10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powes y'n lowarth.</text:p>
          </table:table-cell>
          <table:table-cell table:style-name="ce4" office:value-type="string" calcext:value-type="string">
            <text:p>I am resting in the garden.</text:p>
          </table:table-cell>
          <table:table-cell office:value-type="string" calcext:value-type="string">
            <text:p>Yth esov ow powes y'n lowarth. </text:p>
          </table:table-cell>
          <table:table-cell table:style-name="ce10" table:formula="of:=NOT(TRIM([.D1040])=TRIM([.F10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s ow synsi an lovan.</text:p>
          </table:table-cell>
          <table:table-cell table:style-name="ce4" office:value-type="string" calcext:value-type="string">
            <text:p>You are holding the rope.</text:p>
          </table:table-cell>
          <table:table-cell office:value-type="string" calcext:value-type="string">
            <text:p>Yth esos ow sensi an lovan. </text:p>
          </table:table-cell>
          <table:table-cell table:style-name="ce10" table:formula="of:=NOT(TRIM([.D1041])=TRIM([.F10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v ow palas gans an bal derrys.</text:p>
          </table:table-cell>
          <table:table-cell table:style-name="ce4" office:value-type="string" calcext:value-type="string">
            <text:p>He is digging with the broken spade.</text:p>
          </table:table-cell>
          <table:table-cell office:value-type="string" calcext:value-type="string">
            <text:p>Yma ev ow palas gans an bal derrys. </text:p>
          </table:table-cell>
          <table:table-cell table:style-name="ce10" table:formula="of:=NOT(TRIM([.D1042])=TRIM([.F10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ow terri bleujennow.</text:p>
          </table:table-cell>
          <table:table-cell table:style-name="ce4" office:value-type="string" calcext:value-type="string">
            <text:p>We are picking flowers.</text:p>
          </table:table-cell>
          <table:table-cell office:value-type="string" calcext:value-type="string">
            <text:p>Yth eson ow terri bleujennow. </text:p>
          </table:table-cell>
          <table:table-cell table:style-name="ce10" table:formula="of:=NOT(TRIM([.D1043])=TRIM([.F10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wgh hwi ow nesa an gresenn.</text:p>
          </table:table-cell>
          <table:table-cell table:style-name="ce4" office:value-type="string" calcext:value-type="string">
            <text:p>You are approaching the centre.</text:p>
          </table:table-cell>
          <table:table-cell office:value-type="string" calcext:value-type="string">
            <text:p>Yth esowgh hwi ow nesa an gresen. </text:p>
          </table:table-cell>
          <table:table-cell table:style-name="ce10" table:formula="of:=NOT(TRIM([.D1044])=TRIM([.F10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ons owth oberi gans aga thas.</text:p>
          </table:table-cell>
          <table:table-cell table:style-name="ce4" office:value-type="string" calcext:value-type="string">
            <text:p>They are working with their father.</text:p>
          </table:table-cell>
          <table:table-cell office:value-type="string" calcext:value-type="string">
            <text:p>Ymons owth oberi gans aga thas. </text:p>
          </table:table-cell>
          <table:table-cell table:style-name="ce10" table:formula="of:=NOT(TRIM([.D1045])=TRIM([.F10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ow kolghi an lestri plos.</text:p>
          </table:table-cell>
          <table:table-cell table:style-name="ce4" office:value-type="string" calcext:value-type="string">
            <text:p>They were washing the dirty dishes.</text:p>
          </table:table-cell>
          <table:table-cell office:value-type="string" calcext:value-type="string">
            <text:p>Yth esens ow kolghi an lestri plos. </text:p>
          </table:table-cell>
          <table:table-cell table:style-name="ce10" table:formula="of:=NOT(TRIM([.D1046])=TRIM([.F10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an maw ow megi.</text:p>
          </table:table-cell>
          <table:table-cell table:style-name="ce4" office:value-type="string" calcext:value-type="string">
            <text:p>The boy was smoking.</text:p>
          </table:table-cell>
          <table:table-cell office:value-type="string" calcext:value-type="string">
            <text:p>Yth esa an maw ow megi. </text:p>
          </table:table-cell>
          <table:table-cell table:style-name="ce10" table:formula="of:=NOT(TRIM([.D1047])=TRIM([.F10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v ow skrifa travydh.</text:p>
          </table:table-cell>
          <table:table-cell table:style-name="ce4" office:value-type="string" calcext:value-type="string">
            <text:p>I am not writing anything.</text:p>
          </table:table-cell>
          <table:table-cell office:value-type="string" calcext:value-type="string">
            <text:p>Nyns esov ow skrifa travydh. </text:p>
          </table:table-cell>
          <table:table-cell table:style-name="ce10" table:formula="of:=NOT(TRIM([.D1048])=TRIM([.F10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s jy ow serri, esos jy?</text:p>
          </table:table-cell>
          <table:table-cell table:style-name="ce4" office:value-type="string" calcext:value-type="string">
            <text:p>You are not getting angry, are you?</text:p>
          </table:table-cell>
          <table:table-cell office:value-type="string" calcext:value-type="string">
            <text:p>Nyns esos jy ow serri, esos jy? </text:p>
          </table:table-cell>
          <table:table-cell table:style-name="ce10" table:formula="of:=NOT(TRIM([.D1049])=TRIM([.F10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ni ow redya.</text:p>
          </table:table-cell>
          <table:table-cell table:style-name="ce4" office:value-type="string" calcext:value-type="string">
            <text:p>We were not reading.</text:p>
          </table:table-cell>
          <table:table-cell office:value-type="string" calcext:value-type="string">
            <text:p>Nyns esen ni ow redya. </text:p>
          </table:table-cell>
          <table:table-cell table:style-name="ce10" table:formula="of:=NOT(TRIM([.D1050])=TRIM([.F10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yeynell owth oberi.</text:p>
          </table:table-cell>
          <table:table-cell table:style-name="ce4" office:value-type="string" calcext:value-type="string">
            <text:p>The refrigerator is not working.</text:p>
          </table:table-cell>
          <table:table-cell office:value-type="string" calcext:value-type="string">
            <text:p>Nyns usi an yeynell owth oberi. </text:p>
          </table:table-cell>
          <table:table-cell table:style-name="ce10" table:formula="of:=NOT(TRIM([.D1051])=TRIM([.F10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nebonan ow kelwel.</text:p>
          </table:table-cell>
          <table:table-cell table:style-name="ce4" office:value-type="string" calcext:value-type="string">
            <text:p>There is no one calling.</text:p>
          </table:table-cell>
          <table:table-cell office:value-type="string" calcext:value-type="string">
            <text:p>Nyns eus nebonan ow kelwel. </text:p>
          </table:table-cell>
          <table:table-cell table:style-name="ce10" table:formula="of:=NOT(TRIM([.D1052])=TRIM([.F10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ni ow megi.</text:p>
          </table:table-cell>
          <table:table-cell table:style-name="ce4" office:value-type="string" calcext:value-type="string">
            <text:p>We are not smoking.</text:p>
          </table:table-cell>
          <table:table-cell office:value-type="string" calcext:value-type="string">
            <text:p>Nyns eson ni ow megi. </text:p>
          </table:table-cell>
          <table:table-cell table:style-name="ce10" table:formula="of:=NOT(TRIM([.D1053])=TRIM([.F10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sevel hwath.</text:p>
          </table:table-cell>
          <table:table-cell table:style-name="ce4" office:value-type="string" calcext:value-type="string">
            <text:p>You are not standing yet.</text:p>
          </table:table-cell>
          <table:table-cell office:value-type="string" calcext:value-type="string">
            <text:p>Nyns esowgh ow sevel hwath. </text:p>
          </table:table-cell>
          <table:table-cell table:style-name="ce10" table:formula="of:=NOT(TRIM([.D1054])=TRIM([.F10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tos.</text:p>
          </table:table-cell>
          <table:table-cell table:style-name="ce4" office:value-type="string" calcext:value-type="string">
            <text:p>They are not coming.</text:p>
          </table:table-cell>
          <table:table-cell office:value-type="string" calcext:value-type="string">
            <text:p>Nyns esons ow tos. </text:p>
          </table:table-cell>
          <table:table-cell table:style-name="ce10" table:formula="of:=NOT(TRIM([.D1055])=TRIM([.F10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vy ow kana.</text:p>
          </table:table-cell>
          <table:table-cell table:style-name="ce4" office:value-type="string" calcext:value-type="string">
            <text:p>I was not singing.</text:p>
          </table:table-cell>
          <table:table-cell office:value-type="string" calcext:value-type="string">
            <text:p>Nyns esen vy ow kana. </text:p>
          </table:table-cell>
          <table:table-cell table:style-name="ce10" table:formula="of:=NOT(TRIM([.D1056])=TRIM([.F10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oslowes?</text:p>
          </table:table-cell>
          <table:table-cell table:style-name="ce4" office:value-type="string" calcext:value-type="string">
            <text:p>Are you listening?</text:p>
          </table:table-cell>
          <table:table-cell office:value-type="string" calcext:value-type="string">
            <text:p>Esos jy ow koslowes? </text:p>
          </table:table-cell>
          <table:table-cell table:style-name="ce10" table:formula="of:=NOT(TRIM([.D1057])=TRIM([.F10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oel ow lenwel?</text:p>
          </table:table-cell>
          <table:table-cell table:style-name="ce4" office:value-type="string" calcext:value-type="string">
            <text:p>Is the sail filling?</text:p>
          </table:table-cell>
          <table:table-cell office:value-type="string" calcext:value-type="string">
            <text:p>Usi an gool ow lenwel? </text:p>
          </table:table-cell>
          <table:table-cell table:style-name="ce10" table:formula="of:=NOT(TRIM([.D1058])=TRIM([.F10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ow kewsel?</text:p>
          </table:table-cell>
          <table:table-cell table:style-name="ce4" office:value-type="string" calcext:value-type="string">
            <text:p>Is there a child speaking?</text:p>
          </table:table-cell>
          <table:table-cell office:value-type="string" calcext:value-type="string">
            <text:p>Eus flogh ow kewsel? </text:p>
          </table:table-cell>
          <table:table-cell table:style-name="ce10" table:formula="of:=NOT(TRIM([.D1059])=TRIM([.F10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ow kerdhes gensi?</text:p>
          </table:table-cell>
          <table:table-cell table:style-name="ce4" office:value-type="string" calcext:value-type="string">
            <text:p>Are they walking with her?</text:p>
          </table:table-cell>
          <table:table-cell office:value-type="string" calcext:value-type="string">
            <text:p>Esons i ow kerdhes gensi? </text:p>
          </table:table-cell>
          <table:table-cell table:style-name="ce10" table:formula="of:=NOT(TRIM([.D1060])=TRIM([.F10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erens ow keskewsel?</text:p>
          </table:table-cell>
          <table:table-cell table:style-name="ce4" office:value-type="string" calcext:value-type="string">
            <text:p>Are the parents talking together?</text:p>
          </table:table-cell>
          <table:table-cell office:value-type="string" calcext:value-type="string">
            <text:p>Usi an gerens ow keskewsel? </text:p>
          </table:table-cell>
          <table:table-cell table:style-name="ce10" table:formula="of:=NOT(TRIM([.D1061])=TRIM([.F10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ow kewsel orti?</text:p>
          </table:table-cell>
          <table:table-cell table:style-name="ce4" office:value-type="string" calcext:value-type="string">
            <text:p>Were you speaking to her?</text:p>
          </table:table-cell>
          <table:table-cell office:value-type="string" calcext:value-type="string">
            <text:p>Esewgh hwi ow kewsel orti? </text:p>
          </table:table-cell>
          <table:table-cell table:style-name="ce10" table:formula="of:=NOT(TRIM([.D1062])=TRIM([.F10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v!</text:p>
          </table:table-cell>
          <table:table-cell table:style-name="ce4" office:value-type="string" calcext:value-type="string">
            <text:p>I am! </text:p>
          </table:table-cell>
          <table:table-cell office:value-type="string" calcext:value-type="string">
            <text:p>Esov! </text:p>
          </table:table-cell>
          <table:table-cell table:style-name="ce10" table:formula="of:=NOT(TRIM([.D1063])=TRIM([.F10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</text:p>
          </table:table-cell>
          <table:table-cell table:style-name="ce4" office:value-type="string" calcext:value-type="string">
            <text:p>It is!</text:p>
          </table:table-cell>
          <table:table-cell office:value-type="string" calcext:value-type="string">
            <text:p>Usi! </text:p>
          </table:table-cell>
          <table:table-cell table:style-name="ce10" table:formula="of:=NOT(TRIM([.D1064])=TRIM([.F10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</text:p>
          </table:table-cell>
          <table:table-cell table:style-name="ce4" office:value-type="string" calcext:value-type="string">
            <text:p>There is!</text:p>
          </table:table-cell>
          <table:table-cell office:value-type="string" calcext:value-type="string">
            <text:p>Eus! </text:p>
          </table:table-cell>
          <table:table-cell table:style-name="ce10" table:formula="of:=NOT(TRIM([.D1065])=TRIM([.F10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!</text:p>
          </table:table-cell>
          <table:table-cell table:style-name="ce4" office:value-type="string" calcext:value-type="string">
            <text:p>They are!</text:p>
          </table:table-cell>
          <table:table-cell office:value-type="string" calcext:value-type="string">
            <text:p>Esons! </text:p>
          </table:table-cell>
          <table:table-cell table:style-name="ce10" table:formula="of:=NOT(TRIM([.D1066])=TRIM([.F10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s!</text:p>
          </table:table-cell>
          <table:table-cell table:style-name="ce4" office:value-type="string" calcext:value-type="string">
            <text:p>They were!</text:p>
          </table:table-cell>
          <table:table-cell office:value-type="string" calcext:value-type="string">
            <text:p>Esens! </text:p>
          </table:table-cell>
          <table:table-cell table:style-name="ce10" table:formula="of:=NOT(TRIM([.D1067])=TRIM([.F10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I was!</text:p>
          </table:table-cell>
          <table:table-cell office:value-type="string" calcext:value-type="string">
            <text:p>Esen! </text:p>
          </table:table-cell>
          <table:table-cell table:style-name="ce10" table:formula="of:=NOT(TRIM([.D1068])=TRIM([.F10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We were!</text:p>
          </table:table-cell>
          <table:table-cell office:value-type="string" calcext:value-type="string">
            <text:p>Esen! </text:p>
          </table:table-cell>
          <table:table-cell table:style-name="ce10" table:formula="of:=NOT(TRIM([.D1069])=TRIM([.F10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v!</text:p>
          </table:table-cell>
          <table:table-cell table:style-name="ce4" office:value-type="string" calcext:value-type="string">
            <text:p>I am not!</text:p>
          </table:table-cell>
          <table:table-cell office:value-type="string" calcext:value-type="string">
            <text:p>Nag esov! </text:p>
          </table:table-cell>
          <table:table-cell table:style-name="ce10" table:formula="of:=NOT(TRIM([.D1070])=TRIM([.F10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</text:p>
          </table:table-cell>
          <table:table-cell table:style-name="ce4" office:value-type="string" calcext:value-type="string">
            <text:p>It is not!</text:p>
          </table:table-cell>
          <table:table-cell office:value-type="string" calcext:value-type="string">
            <text:p>Nag usi! </text:p>
          </table:table-cell>
          <table:table-cell table:style-name="ce10" table:formula="of:=NOT(TRIM([.D1071])=TRIM([.F10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us!</text:p>
          </table:table-cell>
          <table:table-cell table:style-name="ce4" office:value-type="string" calcext:value-type="string">
            <text:p>There is not!</text:p>
          </table:table-cell>
          <table:table-cell office:value-type="string" calcext:value-type="string">
            <text:p>Nag eus! </text:p>
          </table:table-cell>
          <table:table-cell table:style-name="ce10" table:formula="of:=NOT(TRIM([.D1072])=TRIM([.F10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ns!</text:p>
          </table:table-cell>
          <table:table-cell table:style-name="ce4" office:value-type="string" calcext:value-type="string">
            <text:p>They are not!</text:p>
          </table:table-cell>
          <table:table-cell office:value-type="string" calcext:value-type="string">
            <text:p>Nag esons! </text:p>
          </table:table-cell>
          <table:table-cell table:style-name="ce10" table:formula="of:=NOT(TRIM([.D1073])=TRIM([.F10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s!</text:p>
          </table:table-cell>
          <table:table-cell table:style-name="ce4" office:value-type="string" calcext:value-type="string">
            <text:p>They were not!</text:p>
          </table:table-cell>
          <table:table-cell office:value-type="string" calcext:value-type="string">
            <text:p>Nag esens! </text:p>
          </table:table-cell>
          <table:table-cell table:style-name="ce10" table:formula="of:=NOT(TRIM([.D1074])=TRIM([.F10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I was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1075])=TRIM([.F10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We were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1076])=TRIM([.F10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amm-wynn a gar esedha.</text:p>
          </table:table-cell>
          <table:table-cell table:style-name="ce4" office:value-type="string" calcext:value-type="string">
            <text:p>Grandmother likes sitting.</text:p>
          </table:table-cell>
          <table:table-cell office:value-type="string" calcext:value-type="string">
            <text:p>An vamm-wyn a gar esedha. </text:p>
          </table:table-cell>
          <table:table-cell table:style-name="ce10" table:formula="of:=NOT(TRIM([.D1077])=TRIM([.F10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amm-wynn owth esedha.</text:p>
          </table:table-cell>
          <table:table-cell table:style-name="ce4" office:value-type="string" calcext:value-type="string">
            <text:p>Grandmother is sitting.</text:p>
          </table:table-cell>
          <table:table-cell office:value-type="string" calcext:value-type="string">
            <text:p>Yma an vamm-wyn owth esedha. </text:p>
          </table:table-cell>
          <table:table-cell table:style-name="ce10" table:formula="of:=NOT(TRIM([.D1078])=TRIM([.F10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gar dybri dyenn kernewek.</text:p>
          </table:table-cell>
          <table:table-cell table:style-name="ce4" office:value-type="string" calcext:value-type="string">
            <text:p>I love eating Cornish cream.</text:p>
          </table:table-cell>
          <table:table-cell office:value-type="string" calcext:value-type="string">
            <text:p>My a gar dybri yenn kernewek. </text:p>
          </table:table-cell>
          <table:table-cell table:style-name="ce10" table:formula="of:=NOT(TRIM([.D1079])=TRIM([.F10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ov ow tybri li y'n gegin.</text:p>
          </table:table-cell>
          <table:table-cell table:style-name="ce4" office:value-type="string" calcext:value-type="string">
            <text:p>I am eating lunch in the kitchen.</text:p>
          </table:table-cell>
          <table:table-cell office:value-type="string" calcext:value-type="string">
            <text:p>Yth esov ow tybri li y'n gegin. </text:p>
          </table:table-cell>
          <table:table-cell table:style-name="ce10" table:formula="of:=NOT(TRIM([.D1080])=TRIM([.F10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a vynn skrifa dhodho.</text:p>
          </table:table-cell>
          <table:table-cell table:style-name="ce4" office:value-type="string" calcext:value-type="string">
            <text:p>Joy will write to him.</text:p>
          </table:table-cell>
          <table:table-cell office:value-type="string" calcext:value-type="string">
            <text:p>Joy a vynn skrifa dhodho. </text:p>
          </table:table-cell>
          <table:table-cell table:style-name="ce10" table:formula="of:=NOT(TRIM([.D1081])=TRIM([.F10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i ow skrifa dhodho y'n chi.</text:p>
          </table:table-cell>
          <table:table-cell table:style-name="ce4" office:value-type="string" calcext:value-type="string">
            <text:p>She is writing to him in the house.</text:p>
          </table:table-cell>
          <table:table-cell office:value-type="string" calcext:value-type="string">
            <text:p>Yma hi ow skrifa dhodho y'n chi. </text:p>
          </table:table-cell>
          <table:table-cell table:style-name="ce10" table:formula="of:=NOT(TRIM([.D1082])=TRIM([.F10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re skrifas dhodho mes nyns eus gorthyp hwath.</text:p>
          </table:table-cell>
          <table:table-cell table:style-name="ce4" office:value-type="string" calcext:value-type="string">
            <text:p>Joy has written to him but there is no reply yet.</text:p>
          </table:table-cell>
          <table:table-cell office:value-type="string" calcext:value-type="string">
            <text:p>Joy re skrifas dhodho mes nyns eus gorthyp hwath. </text:p>
          </table:table-cell>
          <table:table-cell table:style-name="ce10" table:formula="of:=NOT(TRIM([.D1083])=TRIM([.F10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baner owth yskynna.</text:p>
          </table:table-cell>
          <table:table-cell table:style-name="ce4" office:value-type="string" calcext:value-type="string">
            <text:p>The flag is going up.</text:p>
          </table:table-cell>
          <table:table-cell office:value-type="string" calcext:value-type="string">
            <text:p>Yma an baner owth yskenna. </text:p>
          </table:table-cell>
          <table:table-cell table:style-name="ce10" table:formula="of:=NOT(TRIM([.D1084])=TRIM([.F108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allas yskynna an vre heb gweres.</text:p>
          </table:table-cell>
          <table:table-cell table:style-name="ce4" office:value-type="string" calcext:value-type="string">
            <text:p>I was able to ascend the hill without help.</text:p>
          </table:table-cell>
          <table:table-cell office:value-type="string" calcext:value-type="string">
            <text:p>My a allas yskenna an vre heb gweres. </text:p>
          </table:table-cell>
          <table:table-cell table:style-name="ce10" table:formula="of:=NOT(TRIM([.D1085])=TRIM([.F108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ev ow kuntell an tokynyow.</text:p>
          </table:table-cell>
          <table:table-cell table:style-name="ce4" office:value-type="string" calcext:value-type="string">
            <text:p>He is collecting the tickets.</text:p>
          </table:table-cell>
          <table:table-cell office:value-type="string" calcext:value-type="string">
            <text:p>Yma ev ow kuntel an tokenyow. </text:p>
          </table:table-cell>
          <table:table-cell table:style-name="ce10" table:formula="of:=NOT(TRIM([.D1086])=TRIM([.F10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 ober yw kuntell an tokynyow.</text:p>
          </table:table-cell>
          <table:table-cell table:style-name="ce4" office:value-type="string" calcext:value-type="string">
            <text:p>His work is collecting the tickets</text:p>
          </table:table-cell>
          <table:table-cell office:value-type="string" calcext:value-type="string">
            <text:p>Y ober yw kuntel an tokenyow. </text:p>
          </table:table-cell>
          <table:table-cell table:style-name="ce10" table:formula="of:=NOT(TRIM([.D1087])=TRIM([.F10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a gar gwiska hy hota du.</text:p>
          </table:table-cell>
          <table:table-cell table:style-name="ce4" office:value-type="string" calcext:value-type="string">
            <text:p>Lowena likes wearing her black coat.</text:p>
          </table:table-cell>
          <table:table-cell office:value-type="string" calcext:value-type="string">
            <text:p>Lowena a gar gwiska hy hota du. </text:p>
          </table:table-cell>
          <table:table-cell table:style-name="ce10" table:formula="of:=NOT(TRIM([.D1088])=TRIM([.F10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usi hi ow kwiska hy hota du.</text:p>
          </table:table-cell>
          <table:table-cell table:style-name="ce4" office:value-type="string" calcext:value-type="string">
            <text:p>She is not wearing her black coat.</text:p>
          </table:table-cell>
          <table:table-cell office:value-type="string" calcext:value-type="string">
            <text:p>Nyns usi hi ow kwiska hy hota du. </text:p>
          </table:table-cell>
          <table:table-cell table:style-name="ce10" table:formula="of:=NOT(TRIM([.D1089])=TRIM([.F10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kellylli war an voes!</text:p>
          </table:table-cell>
          <table:table-cell table:style-name="ce4" office:value-type="string" calcext:value-type="string">
            <text:p>Put the knives on the table!</text:p>
          </table:table-cell>
          <table:table-cell office:value-type="string" calcext:value-type="string">
            <text:p>Gorr an kellylli war an voos! </text:p>
          </table:table-cell>
          <table:table-cell table:style-name="ce10" table:formula="of:=NOT(TRIM([.D1090])=TRIM([.F109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rwenna yw lowen. Hy fenn-bloedh yw hedhyw.</text:p>
          </table:table-cell>
          <table:table-cell table:style-name="ce4" office:value-type="string" calcext:value-type="string">
            <text:p>Morwenna is happy. Her birthday is today.</text:p>
          </table:table-cell>
          <table:table-cell office:value-type="string" calcext:value-type="string">
            <text:p>Morwenna yw lowen. Hy fenn-blodh yw hedhyw. </text:p>
          </table:table-cell>
          <table:table-cell table:style-name="ce10" table:formula="of:=NOT(TRIM([.D1091])=TRIM([.F10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appa yw an gwella ragon?</text:p>
          </table:table-cell>
          <table:table-cell table:style-name="ce4" office:value-type="string" calcext:value-type="string">
            <text:p>What map is the best for us?</text:p>
          </table:table-cell>
          <table:table-cell office:value-type="string" calcext:value-type="string">
            <text:p>Py mappa yw an gwella ragon? </text:p>
          </table:table-cell>
          <table:table-cell table:style-name="ce10" table:formula="of:=NOT(TRIM([.D1092])=TRIM([.F10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orthyp yw henna?</text:p>
          </table:table-cell>
          <table:table-cell table:style-name="ce4" office:value-type="string" calcext:value-type="string">
            <text:p>What sort of answer is that?</text:p>
          </table:table-cell>
          <table:table-cell office:value-type="string" calcext:value-type="string">
            <text:p>Py par gorthyp yw henna? </text:p>
          </table:table-cell>
          <table:table-cell table:style-name="ce10" table:formula="of:=NOT(TRIM([.D1093])=TRIM([.F10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ragowgh y'n Alban?</text:p>
          </table:table-cell>
          <table:table-cell table:style-name="ce4" office:value-type="string" calcext:value-type="string">
            <text:p>How was the weather for you in Scotland?</text:p>
          </table:table-cell>
          <table:table-cell office:value-type="string" calcext:value-type="string">
            <text:p>Fatel o an gewer ragowgh y'n Alban? </text:p>
          </table:table-cell>
          <table:table-cell table:style-name="ce10" table:formula="of:=NOT(TRIM([.D1094])=TRIM([.F10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y'n trysa desk!</text:p>
          </table:table-cell>
          <table:table-cell table:style-name="ce4" office:value-type="string" calcext:value-type="string">
            <text:p>Sit in the third desk.</text:p>
          </table:table-cell>
          <table:table-cell office:value-type="string" calcext:value-type="string">
            <text:p>Esedh y'n trysa desk! </text:p>
          </table:table-cell>
          <table:table-cell table:style-name="ce10" table:formula="of:=NOT(TRIM([.D1095])=TRIM([.F10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seythves dydh an dra o dien.</text:p>
          </table:table-cell>
          <table:table-cell table:style-name="ce4" office:value-type="string" calcext:value-type="string">
            <text:p>On the seventh day the matter was complete.</text:p>
          </table:table-cell>
          <table:table-cell office:value-type="string" calcext:value-type="string">
            <text:p>Y'n seythves dydh an dra o dien. </text:p>
          </table:table-cell>
          <table:table-cell table:style-name="ce10" table:formula="of:=NOT(TRIM([.D1096])=TRIM([.F10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 an kynsa salm warn ugens!</text:p>
          </table:table-cell>
          <table:table-cell table:style-name="ce4" office:value-type="string" calcext:value-type="string">
            <text:p>Sing the twenty-first psalm!</text:p>
          </table:table-cell>
          <table:table-cell office:value-type="string" calcext:value-type="string">
            <text:p>Kan an kynsa salm warn ugens! </text:p>
          </table:table-cell>
          <table:table-cell table:style-name="ce10" table:formula="of:=NOT(TRIM([.D1097])=TRIM([.F10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ikti Mr Bates yw an peswara gwerthji yn Stret an Eglos.</text:p>
          </table:table-cell>
          <table:table-cell table:style-name="ce4" office:value-type="string" calcext:value-type="string">
            <text:p>Mr Bates' butcher's shop is the fourth shop in Church Street.</text:p>
          </table:table-cell>
          <table:table-cell office:value-type="string" calcext:value-type="string">
            <text:p>Kikti Mr Bates yw an peswara gwerthji yn Stret an Eglos. </text:p>
          </table:table-cell>
          <table:table-cell table:style-name="ce10" table:formula="of:=NOT(TRIM([.D1098])=TRIM([.F10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lennas an nawves dyskans.</text:p>
          </table:table-cell>
          <table:table-cell table:style-name="ce4" office:value-type="string" calcext:value-type="string">
            <text:p>She read the ninth lesson.</text:p>
          </table:table-cell>
          <table:table-cell office:value-type="string" calcext:value-type="string">
            <text:p>Hi a lennas an nawves dyskans. </text:p>
          </table:table-cell>
          <table:table-cell table:style-name="ce10" table:formula="of:=NOT(TRIM([.D1099])=TRIM([.F10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hajydh ma ymons i ow metya orth aga howetha.</text:p>
          </table:table-cell>
          <table:table-cell table:style-name="ce4" office:value-type="string" calcext:value-type="string">
            <text:p>This afternoon they are meeting their friends.</text:p>
          </table:table-cell>
          <table:table-cell office:value-type="string" calcext:value-type="string">
            <text:p>An dohajedh ma ymons i ow metya orth aga howetha. </text:p>
          </table:table-cell>
          <table:table-cell table:style-name="ce10" table:formula="of:=NOT(TRIM([.D1100])=TRIM([.F11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sens i ow synsi an dornleow?</text:p>
          </table:table-cell>
          <table:table-cell table:style-name="ce4" office:value-type="string" calcext:value-type="string">
            <text:p>Weren't they holding the handles?</text:p>
          </table:table-cell>
          <table:table-cell office:value-type="string" calcext:value-type="string">
            <text:p>A nyns esens i ow sensi an dornleow? </text:p>
          </table:table-cell>
          <table:table-cell table:style-name="ce10" table:formula="of:=NOT(TRIM([.D1101])=TRIM([.F11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'ta dybri an aval ma? Na vynnav, meur ras!</text:p>
          </table:table-cell>
          <table:table-cell table:style-name="ce4" office:value-type="string" calcext:value-type="string">
            <text:p>Will you eat this apple? No thanks!</text:p>
          </table:table-cell>
          <table:table-cell office:value-type="string" calcext:value-type="string">
            <text:p>A vynn'ta dybri an aval ma? Na vennav, meur ras! </text:p>
          </table:table-cell>
          <table:table-cell table:style-name="ce10" table:formula="of:=NOT(TRIM([.D1102])=TRIM([.F110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yll'ta gweles an mor hwath? Gallav!</text:p>
          </table:table-cell>
          <table:table-cell table:style-name="ce4" office:value-type="string" calcext:value-type="string">
            <text:p>Can you see the sea yet? I can (= yes).</text:p>
          </table:table-cell>
          <table:table-cell office:value-type="string" calcext:value-type="string">
            <text:p>A yll'ta gweles an mor hwath? Gallav! </text:p>
          </table:table-cell>
          <table:table-cell table:style-name="ce10" table:formula="of:=NOT(TRIM([.D1103])=TRIM([.F11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an ganstell mes nyns eus travydh ynni.</text:p>
          </table:table-cell>
          <table:table-cell table:style-name="ce4" office:value-type="string" calcext:value-type="string">
            <text:p>Look here's the basket but there's nothing in it.</text:p>
          </table:table-cell>
          <table:table-cell office:value-type="string" calcext:value-type="string">
            <text:p>Ottomma an ganstell mes nyns eus travydh enni. </text:p>
          </table:table-cell>
          <table:table-cell table:style-name="ce10" table:formula="of:=NOT(TRIM([.D1104])=TRIM([.F11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kok mes nyns eus den ynno.</text:p>
          </table:table-cell>
          <table:table-cell table:style-name="ce4" office:value-type="string" calcext:value-type="string">
            <text:p>There is the fishing boat but there's no one in it.</text:p>
          </table:table-cell>
          <table:table-cell office:value-type="string" calcext:value-type="string">
            <text:p>Ottena an kok mes nyns eus den enno. </text:p>
          </table:table-cell>
          <table:table-cell table:style-name="ce10" table:formula="of:=NOT(TRIM([.D1105])=TRIM([.F110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emmyn y prenyn brithylli y'n varghas.</text:p>
          </table:table-cell>
          <table:table-cell table:style-name="ce4" office:value-type="string" calcext:value-type="string">
            <text:p>Now we buy mackerel in the market.</text:p>
          </table:table-cell>
          <table:table-cell office:value-type="string" calcext:value-type="string">
            <text:p>Lemmyn y prenyn brithylli y'n varghas. </text:p>
          </table:table-cell>
          <table:table-cell table:style-name="ce10" table:formula="of:=NOT(TRIM([.D1106])=TRIM([.F11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mones genen dhe'n dons?</text:p>
          </table:table-cell>
          <table:table-cell table:style-name="ce4" office:value-type="string" calcext:value-type="string">
            <text:p>Will you go with us to the dance?</text:p>
          </table:table-cell>
          <table:table-cell office:value-type="string" calcext:value-type="string">
            <text:p>A vennowgh hwi mones genen dhe'n dons? </text:p>
          </table:table-cell>
          <table:table-cell table:style-name="ce10" table:formula="of:=NOT(TRIM([.D1107])=TRIM([.F11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wrug lestrier a brenn derow.</text:p>
          </table:table-cell>
          <table:table-cell table:style-name="ce4" office:value-type="string" calcext:value-type="string">
            <text:p>He made a dresser of oak wood.</text:p>
          </table:table-cell>
          <table:table-cell office:value-type="string" calcext:value-type="string">
            <text:p>Ev a wrug lestrier a brenn derow. </text:p>
          </table:table-cell>
          <table:table-cell table:style-name="ce10" table:formula="of:=NOT(TRIM([.D1108])=TRIM([.F11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re werthas an sinema koth.</text:p>
          </table:table-cell>
          <table:table-cell table:style-name="ce4" office:value-type="string" calcext:value-type="string">
            <text:p>They have sold the old cinema.</text:p>
          </table:table-cell>
          <table:table-cell office:value-type="string" calcext:value-type="string">
            <text:p>I re werthas an cinema koth. </text:p>
          </table:table-cell>
          <table:table-cell table:style-name="ce10" table:formula="of:=NOT(TRIM([.D1109])=TRIM([.F11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sow yw byw hwath.</text:p>
          </table:table-cell>
          <table:table-cell table:style-name="ce4" office:value-type="string" calcext:value-type="string">
            <text:p>The plants are alive still.</text:p>
          </table:table-cell>
          <table:table-cell office:value-type="string" calcext:value-type="string">
            <text:p>An losow yw byw hwath. </text:p>
          </table:table-cell>
          <table:table-cell table:style-name="ce10" table:formula="of:=NOT(TRIM([.D1110])=TRIM([.F11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ilynn vyghan a welas sim y'n wydhenn.</text:p>
          </table:table-cell>
          <table:table-cell table:style-name="ce4" office:value-type="string" calcext:value-type="string">
            <text:p>Little Marilyn saw a monkey in the tree.</text:p>
          </table:table-cell>
          <table:table-cell office:value-type="string" calcext:value-type="string">
            <text:p>Marilyn vyghan a welas sim y'n wydhen. </text:p>
          </table:table-cell>
          <table:table-cell table:style-name="ce10" table:formula="of:=NOT(TRIM([.D1111])=TRIM([.F111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iwes ma ragos.</text:p>
          </table:table-cell>
          <table:table-cell table:style-name="ce4" office:value-type="string" calcext:value-type="string">
            <text:p>Take this drink for you (= yourself).</text:p>
          </table:table-cell>
          <table:table-cell office:value-type="string" calcext:value-type="string">
            <text:p>Kemmer an diwes ma ragos. </text:p>
          </table:table-cell>
          <table:table-cell table:style-name="ce10" table:formula="of:=NOT(TRIM([.D1112])=TRIM([.F11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arav an venyn na namoy.</text:p>
          </table:table-cell>
          <table:table-cell table:style-name="ce4" office:value-type="string" calcext:value-type="string">
            <text:p>I don't like that woman any more.</text:p>
          </table:table-cell>
          <table:table-cell office:value-type="string" calcext:value-type="string">
            <text:p>Ny garav an venyn na namoy. </text:p>
          </table:table-cell>
          <table:table-cell table:style-name="ce10" table:formula="of:=NOT(TRIM([.D1113])=TRIM([.F11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brenn o loes gans kommol ha hi a wrug glaw.</text:p>
          </table:table-cell>
          <table:table-cell table:style-name="ce4" office:value-type="string" calcext:value-type="string">
            <text:p>The sky was grey with clouds and it rained.</text:p>
          </table:table-cell>
          <table:table-cell office:value-type="string" calcext:value-type="string">
            <text:p>An ebren o loos gans kommol ha hi a wrug glaw. </text:p>
          </table:table-cell>
          <table:table-cell table:style-name="ce10" table:formula="of:=NOT(TRIM([.D1114])=TRIM([.F11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yll lenwel an hanaf a dhowr. Yv hanafas anodho!</text:p>
          </table:table-cell>
          <table:table-cell table:style-name="ce4" office:value-type="string" calcext:value-type="string">
            <text:p>You can fill the cup with water. Drink a cupful of it!</text:p>
          </table:table-cell>
          <table:table-cell office:value-type="string" calcext:value-type="string">
            <text:p>Ty a yll lenwel an hanaf a dhowr. Yv hanafas anodho! </text:p>
          </table:table-cell>
          <table:table-cell table:style-name="ce10" table:formula="of:=NOT(TRIM([.D1115])=TRIM([.F11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ori a asas y gi yn-mes a'n chi.</text:p>
          </table:table-cell>
          <table:table-cell table:style-name="ce4" office:value-type="string" calcext:value-type="string">
            <text:p>George left his dog outside the house.</text:p>
          </table:table-cell>
          <table:table-cell office:value-type="string" calcext:value-type="string">
            <text:p>Jori a asas y gi en-mes a'n chi. </text:p>
          </table:table-cell>
          <table:table-cell table:style-name="ce10" table:formula="of:=NOT(TRIM([.D1116])=TRIM([.F11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ydh jy esedha war an glesin. Re lyb yw ev.</text:p>
          </table:table-cell>
          <table:table-cell table:style-name="ce4" office:value-type="string" calcext:value-type="string">
            <text:p>You can't sit on the lawn. It's too wet.</text:p>
          </table:table-cell>
          <table:table-cell office:value-type="string" calcext:value-type="string">
            <text:p>Ny yllydh jy esedha war an glesin. Re lyb yw ev. </text:p>
          </table:table-cell>
          <table:table-cell table:style-name="ce10" table:formula="of:=NOT(TRIM([.D1117])=TRIM([.F11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! Dha weles skon.</text:p>
          </table:table-cell>
          <table:table-cell table:style-name="ce4" office:value-type="string" calcext:value-type="string">
            <text:p>Goodbye! See you soon.</text:p>
          </table:table-cell>
          <table:table-cell office:value-type="string" calcext:value-type="string">
            <text:p>Duw genes! Dha weles skon. </text:p>
          </table:table-cell>
          <table:table-cell table:style-name="ce10" table:formula="of:=NOT(TRIM([.D1118])=TRIM([.F11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ow harr gwerthys hwath.</text:p>
          </table:table-cell>
          <table:table-cell table:style-name="ce4" office:value-type="string" calcext:value-type="string">
            <text:p>My car is not sold yet.</text:p>
          </table:table-cell>
          <table:table-cell office:value-type="string" calcext:value-type="string">
            <text:p>Nyns yw ow harr gwerthys hwath. </text:p>
          </table:table-cell>
          <table:table-cell table:style-name="ce10" table:formula="of:=NOT(TRIM([.D1119])=TRIM([.F11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fows wyrdh yw nowydh.</text:p>
          </table:table-cell>
          <table:table-cell table:style-name="ce4" office:value-type="string" calcext:value-type="string">
            <text:p>Her green dress is new.</text:p>
          </table:table-cell>
          <table:table-cell office:value-type="string" calcext:value-type="string">
            <text:p>Hy fows wyrdh yw nowydh. </text:p>
          </table:table-cell>
          <table:table-cell table:style-name="ce10" table:formula="of:=NOT(TRIM([.D1120])=TRIM([.F11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a glapp flows.</text:p>
          </table:table-cell>
          <table:table-cell table:style-name="ce4" office:value-type="string" calcext:value-type="string">
            <text:p>Those (people) talk nonsense.</text:p>
          </table:table-cell>
          <table:table-cell office:value-type="string" calcext:value-type="string">
            <text:p>An re na a glapp flows. </text:p>
          </table:table-cell>
          <table:table-cell table:style-name="ce10" table:formula="of:=NOT(TRIM([.D1121])=TRIM([.F11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aswonnav an gour na.</text:p>
          </table:table-cell>
          <table:table-cell table:style-name="ce4" office:value-type="string" calcext:value-type="string">
            <text:p>I don't know that man.</text:p>
          </table:table-cell>
          <table:table-cell office:value-type="string" calcext:value-type="string">
            <text:p>Ny aswonnav an gour na. </text:p>
          </table:table-cell>
          <table:table-cell table:style-name="ce10" table:formula="of:=NOT(TRIM([.D1122])=TRIM([.F11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stenenn hir yn kres an glesin.</text:p>
          </table:table-cell>
          <table:table-cell table:style-name="ce4" office:value-type="string" calcext:value-type="string">
            <text:p>There was a tall chestnut tree in the middle of the lawn.</text:p>
          </table:table-cell>
          <table:table-cell office:value-type="string" calcext:value-type="string">
            <text:p>Yth esa kestenen hir yn kres an glesin. </text:p>
          </table:table-cell>
          <table:table-cell table:style-name="ce10" table:formula="of:=NOT(TRIM([.D1123])=TRIM([.F112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y hweger ytho?</text:p>
          </table:table-cell>
          <table:table-cell table:style-name="ce4" office:value-type="string" calcext:value-type="string">
            <text:p>Who is her mother-in-law, then?</text:p>
          </table:table-cell>
          <table:table-cell office:value-type="string" calcext:value-type="string">
            <text:p>Piw yw hy hweger ytho? </text:p>
          </table:table-cell>
          <table:table-cell table:style-name="ce10" table:formula="of:=NOT(TRIM([.D1124])=TRIM([.F11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luvek blos na!</text:p>
          </table:table-cell>
          <table:table-cell table:style-name="ce4" office:value-type="string" calcext:value-type="string">
            <text:p>Look at that dirty cushion!</text:p>
          </table:table-cell>
          <table:table-cell office:value-type="string" calcext:value-type="string">
            <text:p>Mir orth an bluvek blos na! </text:p>
          </table:table-cell>
          <table:table-cell table:style-name="ce10" table:formula="of:=NOT(TRIM([.D1125])=TRIM([.F11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a diw vynysenn, mar pleg!</text:p>
          </table:table-cell>
          <table:table-cell table:style-name="ce4" office:value-type="string" calcext:value-type="string">
            <text:p>Wait two minutes, please!</text:p>
          </table:table-cell>
          <table:table-cell office:value-type="string" calcext:value-type="string">
            <text:p>Gorta diw vynysen, mar pleg! </text:p>
          </table:table-cell>
          <table:table-cell table:style-name="ce10" table:formula="of:=NOT(TRIM([.D1126])=TRIM([.F112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a'n te.</text:p>
          </table:table-cell>
          <table:table-cell table:style-name="ce4" office:value-type="string" calcext:value-type="string">
            <text:p>Thank you for the tea.</text:p>
          </table:table-cell>
          <table:table-cell office:value-type="string" calcext:value-type="string">
            <text:p>Meur ras dhis a'n te. </text:p>
          </table:table-cell>
          <table:table-cell table:style-name="ce10" table:formula="of:=NOT(TRIM([.D1127])=TRIM([.F11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ow tos.</text:p>
          </table:table-cell>
          <table:table-cell table:style-name="ce4" office:value-type="string" calcext:value-type="string">
            <text:p>Thank you for coming.</text:p>
          </table:table-cell>
          <table:table-cell office:value-type="string" calcext:value-type="string">
            <text:p>Meur ras dhis ow tos. </text:p>
          </table:table-cell>
          <table:table-cell table:style-name="ce10" table:formula="of:=NOT(TRIM([.D1128])=TRIM([.F11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w kweres gans an hwel.</text:p>
          </table:table-cell>
          <table:table-cell table:style-name="ce4" office:value-type="string" calcext:value-type="string">
            <text:p>Thank you for helping with the work.</text:p>
          </table:table-cell>
          <table:table-cell office:value-type="string" calcext:value-type="string">
            <text:p>Meur ras dhywgh hwi ow kweres gans an hwel. </text:p>
          </table:table-cell>
          <table:table-cell table:style-name="ce10" table:formula="of:=NOT(TRIM([.D1129])=TRIM([.F11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wonnav gras dhis a'n boes.</text:p>
          </table:table-cell>
          <table:table-cell table:style-name="ce4" office:value-type="string" calcext:value-type="string">
            <text:p>Thank you for the food.</text:p>
          </table:table-cell>
          <table:table-cell office:value-type="string" calcext:value-type="string">
            <text:p>Aswonnav gras dhis a'n boos. </text:p>
          </table:table-cell>
          <table:table-cell table:style-name="ce10" table:formula="of:=NOT(TRIM([.D1130])=TRIM([.F11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Synsys meur ov dhis a'n gweres.</text:p>
          </table:table-cell>
          <table:table-cell table:style-name="ce4" office:value-type="string" calcext:value-type="string">
            <text:p>I am much obliged to you for the help.</text:p>
          </table:table-cell>
          <table:table-cell office:value-type="string" calcext:value-type="string">
            <text:p>Sensys meur ov dhis a'n gweres. </text:p>
          </table:table-cell>
          <table:table-cell table:style-name="ce10" table:formula="of:=NOT(TRIM([.D1131])=TRIM([.F11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wre'ta Sadornweyth?</text:p>
          </table:table-cell>
          <table:table-cell table:style-name="ce4" office:value-type="string" calcext:value-type="string">
            <text:p>What do you do on Saturdays?</text:p>
          </table:table-cell>
          <table:table-cell office:value-type="string" calcext:value-type="string">
            <text:p>Pandr'a wre'ta Sadornweyth? </text:p>
          </table:table-cell>
          <table:table-cell table:style-name="ce10" table:formula="of:=NOT(TRIM([.D1132])=TRIM([.F11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dhybris Peder y’n boesti chenek na?</text:p>
          </table:table-cell>
          <table:table-cell table:style-name="ce4" office:value-type="string" calcext:value-type="string">
            <text:p>What did Peter eat in that Chinese restaurant?</text:p>
          </table:table-cell>
          <table:table-cell office:value-type="string" calcext:value-type="string">
            <text:p>Pandr'a dhybris Peder y'n bosti chenek na? </text:p>
          </table:table-cell>
          <table:table-cell table:style-name="ce10" table:formula="of:=NOT(TRIM([.D1133])=TRIM([.F11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redyas an flogh?</text:p>
          </table:table-cell>
          <table:table-cell table:style-name="ce4" office:value-type="string" calcext:value-type="string">
            <text:p>What did the child read?</text:p>
          </table:table-cell>
          <table:table-cell office:value-type="string" calcext:value-type="string">
            <text:p>Pandr'a redyas an flogh? </text:p>
          </table:table-cell>
          <table:table-cell table:style-name="ce10" table:formula="of:=NOT(TRIM([.D1134])=TRIM([.F11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a! A nyns eus arghans gesys?</text:p>
          </table:table-cell>
          <table:table-cell table:style-name="ce4" office:value-type="string" calcext:value-type="string">
            <text:p>What! Isn't there any money left?</text:p>
          </table:table-cell>
          <table:table-cell office:value-type="string" calcext:value-type="string">
            <text:p>Pandra! A nyns eus arghans gesys? </text:p>
          </table:table-cell>
          <table:table-cell table:style-name="ce10" table:formula="of:=NOT(TRIM([.D1135])=TRIM([.F1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yw da an boes ma!</text:p>
          </table:table-cell>
          <table:table-cell table:style-name="ce4" office:value-type="string" calcext:value-type="string">
            <text:p>How good this food is!</text:p>
          </table:table-cell>
          <table:table-cell office:value-type="string" calcext:value-type="string">
            <text:p>Ass yw da an boos ma! </text:p>
          </table:table-cell>
          <table:table-cell table:style-name="ce10" table:formula="of:=NOT(TRIM([.D1136])=TRIM([.F11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o kamm y lavar!</text:p>
          </table:table-cell>
          <table:table-cell table:style-name="ce4" office:value-type="string" calcext:value-type="string">
            <text:p>How wrong his words were!</text:p>
          </table:table-cell>
          <table:table-cell office:value-type="string" calcext:value-type="string">
            <text:p>Ass o kamm y lavar! </text:p>
          </table:table-cell>
          <table:table-cell table:style-name="ce10" table:formula="of:=NOT(TRIM([.D1137])=TRIM([.F11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wrons i kana!</text:p>
          </table:table-cell>
          <table:table-cell table:style-name="ce4" office:value-type="string" calcext:value-type="string">
            <text:p>How they do sing!</text:p>
          </table:table-cell>
          <table:table-cell office:value-type="string" calcext:value-type="string">
            <text:p>Ass wrons i kana! </text:p>
          </table:table-cell>
          <table:table-cell table:style-name="ce10" table:formula="of:=NOT(TRIM([.D1138])=TRIM([.F11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ur ras dhis a'n gweres.</text:p>
          </table:table-cell>
          <table:table-cell table:style-name="ce4" office:value-type="string" calcext:value-type="string">
            <text:p>Thank you for the help.</text:p>
          </table:table-cell>
          <table:table-cell office:value-type="string" calcext:value-type="string">
            <text:p>Meur ras dhis a'n gweres. </text:p>
          </table:table-cell>
          <table:table-cell table:style-name="ce10" table:formula="of:=NOT(TRIM([.D1139])=TRIM([.F11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ug hi gans an paper-nowodhow?</text:p>
          </table:table-cell>
          <table:table-cell table:style-name="ce4" office:value-type="string" calcext:value-type="string">
            <text:p>What did she do with the newspaper?</text:p>
          </table:table-cell>
          <table:table-cell office:value-type="string" calcext:value-type="string">
            <text:p>Pandr'a wrug hi gans an paper-nowodhow? </text:p>
          </table:table-cell>
          <table:table-cell table:style-name="ce10" table:formula="of:=NOT(TRIM([.D1140])=TRIM([.F11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av ow oberenn uskis.</text:p>
          </table:table-cell>
          <table:table-cell table:style-name="ce4" office:value-type="string" calcext:value-type="string">
            <text:p>I do not do my exercises quickly.</text:p>
          </table:table-cell>
          <table:table-cell office:value-type="string" calcext:value-type="string">
            <text:p>Ny wrav ow oberen uskis. </text:p>
          </table:table-cell>
          <table:table-cell table:style-name="ce10" table:formula="of:=NOT(TRIM([.D1141])=TRIM([.F11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yw ewnter Ralf feusik!</text:p>
          </table:table-cell>
          <table:table-cell table:style-name="ce4" office:value-type="string" calcext:value-type="string">
            <text:p>How lucky uncle Ralph is!</text:p>
          </table:table-cell>
          <table:table-cell office:value-type="string" calcext:value-type="string">
            <text:p>Ass yw ewnter Ralf feusik! </text:p>
          </table:table-cell>
          <table:table-cell table:style-name="ce10" table:formula="of:=NOT(TRIM([.D1142])=TRIM([.F11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wans dhymm a weles an eglos vryntin na.</text:p>
          </table:table-cell>
          <table:table-cell table:style-name="ce4" office:value-type="string" calcext:value-type="string">
            <text:p>I want to see that fine church.</text:p>
          </table:table-cell>
          <table:table-cell office:value-type="string" calcext:value-type="string">
            <text:p>Yma hwans dhymm a weles an eglos vryntin na. </text:p>
          </table:table-cell>
          <table:table-cell table:style-name="ce10" table:formula="of:=NOT(TRIM([.D1143])=TRIM([.F1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o an gewer yn Sen Ostell?</text:p>
          </table:table-cell>
          <table:table-cell table:style-name="ce4" office:value-type="string" calcext:value-type="string">
            <text:p>How was the weather in St. Austell?</text:p>
          </table:table-cell>
          <table:table-cell office:value-type="string" calcext:value-type="string">
            <text:p>Fatel o an gewer yn Sen Ostell? </text:p>
          </table:table-cell>
          <table:table-cell table:style-name="ce10" table:formula="of:=NOT(TRIM([.D1144])=TRIM([.F11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welek o, pur awelek, heb mar.</text:p>
          </table:table-cell>
          <table:table-cell table:style-name="ce4" office:value-type="string" calcext:value-type="string">
            <text:p>It was windy, very windy, without a doubt.</text:p>
          </table:table-cell>
          <table:table-cell office:value-type="string" calcext:value-type="string">
            <text:p>Awelek o, pur awelek, heb mar. </text:p>
          </table:table-cell>
          <table:table-cell table:style-name="ce10" table:formula="of:=NOT(TRIM([.D1145])=TRIM([.F11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ra henna arta.</text:p>
          </table:table-cell>
          <table:table-cell table:style-name="ce4" office:value-type="string" calcext:value-type="string">
            <text:p>I shall do that again.</text:p>
          </table:table-cell>
          <table:table-cell office:value-type="string" calcext:value-type="string">
            <text:p>My a wra henna arta. </text:p>
          </table:table-cell>
          <table:table-cell table:style-name="ce10" table:formula="of:=NOT(TRIM([.D1146])=TRIM([.F11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eth yw honna?</text:p>
          </table:table-cell>
          <table:table-cell table:style-name="ce4" office:value-type="string" calcext:value-type="string">
            <text:p>What kind of language is that?</text:p>
          </table:table-cell>
          <table:table-cell office:value-type="string" calcext:value-type="string">
            <text:p>Py par yeth yw honna? </text:p>
          </table:table-cell>
          <table:table-cell table:style-name="ce10" table:formula="of:=NOT(TRIM([.D1147])=TRIM([.F11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os gokki, Kernewek yw hi.</text:p>
          </table:table-cell>
          <table:table-cell table:style-name="ce4" office:value-type="string" calcext:value-type="string">
            <text:p>How silly you are, it's Cornish.</text:p>
          </table:table-cell>
          <table:table-cell office:value-type="string" calcext:value-type="string">
            <text:p>Ass os gokki, Kernewek yw hi. </text:p>
          </table:table-cell>
          <table:table-cell table:style-name="ce10" table:formula="of:=NOT(TRIM([.D1148])=TRIM([.F11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edh jy gans an toll yn to an karrji?</text:p>
          </table:table-cell>
          <table:table-cell table:style-name="ce4" office:value-type="string" calcext:value-type="string">
            <text:p>What shall you do with the hole in the roof of the garage?</text:p>
          </table:table-cell>
          <table:table-cell office:value-type="string" calcext:value-type="string">
            <text:p>Pandr'a wredh jy gans an toll yn to an karrji? </text:p>
          </table:table-cell>
          <table:table-cell table:style-name="ce10" table:formula="of:=NOT(TRIM([.D1149])=TRIM([.F11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wonnav gras dhywgh hwi ow kuntell an arghans ragon.</text:p>
          </table:table-cell>
          <table:table-cell table:style-name="ce4" office:value-type="string" calcext:value-type="string">
            <text:p>I thank you for collecting the money for us..</text:p>
          </table:table-cell>
          <table:table-cell office:value-type="string" calcext:value-type="string">
            <text:p>Aswonnav gras dhywgh hwi ow kuntel an arghans ragon. </text:p>
          </table:table-cell>
          <table:table-cell table:style-name="ce10" table:formula="of:=NOT(TRIM([.D1150])=TRIM([.F11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 nyns yw henna noy Mr Peters?</text:p>
          </table:table-cell>
          <table:table-cell table:style-name="ce4" office:value-type="string" calcext:value-type="string">
            <text:p>What! Isn't that Mr Peters' nephew?</text:p>
          </table:table-cell>
          <table:table-cell office:value-type="string" calcext:value-type="string">
            <text:p>Pandra! A nyns yw henna noy Mr Peters? </text:p>
          </table:table-cell>
          <table:table-cell table:style-name="ce10" table:formula="of:=NOT(TRIM([.D1151])=TRIM([.F11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evons i? Gwin rudh?</text:p>
          </table:table-cell>
          <table:table-cell table:style-name="ce4" office:value-type="string" calcext:value-type="string">
            <text:p>What do they drink? Red wine?</text:p>
          </table:table-cell>
          <table:table-cell office:value-type="string" calcext:value-type="string">
            <text:p>Pandr'a evons i? Gwin rudh? </text:p>
          </table:table-cell>
          <table:table-cell table:style-name="ce10" table:formula="of:=NOT(TRIM([.D1152])=TRIM([.F11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dhymm gwedrennas anodho, mar pleg!</text:p>
          </table:table-cell>
          <table:table-cell table:style-name="ce4" office:value-type="string" calcext:value-type="string">
            <text:p>Give me a glassful of it, please!</text:p>
          </table:table-cell>
          <table:table-cell office:value-type="string" calcext:value-type="string">
            <text:p>Ro dhymm gwedrennas anodho, mar pleg! </text:p>
          </table:table-cell>
          <table:table-cell table:style-name="ce10" table:formula="of:=NOT(TRIM([.D1153])=TRIM([.F11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en ni kewsel dhedha.</text:p>
          </table:table-cell>
          <table:table-cell table:style-name="ce4" office:value-type="string" calcext:value-type="string">
            <text:p>We don't speak to them.</text:p>
          </table:table-cell>
          <table:table-cell office:value-type="string" calcext:value-type="string">
            <text:p>Ny wren ni kewsel dhedha. </text:p>
          </table:table-cell>
          <table:table-cell table:style-name="ce10" table:formula="of:=NOT(TRIM([.D1154])=TRIM([.F11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wgh hwi dannvon lytherow heb stampow?</text:p>
          </table:table-cell>
          <table:table-cell table:style-name="ce4" office:value-type="string" calcext:value-type="string">
            <text:p>Do you send letters without stamps?</text:p>
          </table:table-cell>
          <table:table-cell office:value-type="string" calcext:value-type="string">
            <text:p>A wrewgh hwi dannvon lytherow heb stampow? </text:p>
          </table:table-cell>
          <table:table-cell table:style-name="ce10" table:formula="of:=NOT(TRIM([.D1155])=TRIM([.F11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wra hi ergh, yeyn yw an gewer.</text:p>
          </table:table-cell>
          <table:table-cell table:style-name="ce4" office:value-type="string" calcext:value-type="string">
            <text:p>When it snows, the weather is cold.</text:p>
          </table:table-cell>
          <table:table-cell office:value-type="string" calcext:value-type="string">
            <text:p>Pan wra hi ergh, yeyn yw an gewer. </text:p>
          </table:table-cell>
          <table:table-cell table:style-name="ce10" table:formula="of:=NOT(TRIM([.D1156])=TRIM([.F11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yll bos salow?</text:p>
          </table:table-cell>
          <table:table-cell table:style-name="ce4" office:value-type="string" calcext:value-type="string">
            <text:p>Who can be safe?</text:p>
          </table:table-cell>
          <table:table-cell office:value-type="string" calcext:value-type="string">
            <text:p>Piw a yll bos salow? </text:p>
          </table:table-cell>
          <table:table-cell table:style-name="ce10" table:formula="of:=NOT(TRIM([.D1157])=TRIM([.F11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leujennow an eythin yw melyn ha rudh.</text:p>
          </table:table-cell>
          <table:table-cell table:style-name="ce4" office:value-type="string" calcext:value-type="string">
            <text:p>The flowers of the gorse are yellow and red.</text:p>
          </table:table-cell>
          <table:table-cell office:value-type="string" calcext:value-type="string">
            <text:p>Bleujennow an eythin yw melyn ha rudh. </text:p>
          </table:table-cell>
          <table:table-cell table:style-name="ce10" table:formula="of:=NOT(TRIM([.D1158])=TRIM([.F11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dhybri oyow bryjys rag hansel.</text:p>
          </table:table-cell>
          <table:table-cell table:style-name="ce4" office:value-type="string" calcext:value-type="string">
            <text:p>I want to eat boiled eggs for breakfast.</text:p>
          </table:table-cell>
          <table:table-cell office:value-type="string" calcext:value-type="string">
            <text:p>Yma hwans dhymm a dhybri oyow bryjys rag hansel. </text:p>
          </table:table-cell>
          <table:table-cell table:style-name="ce10" table:formula="of:=NOT(TRIM([.D1159])=TRIM([.F11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gens mildir yw dhe Lannstefan.</text:p>
          </table:table-cell>
          <table:table-cell table:style-name="ce4" office:value-type="string" calcext:value-type="string">
            <text:p>It is twenty miles to Launceston.</text:p>
          </table:table-cell>
          <table:table-cell office:value-type="string" calcext:value-type="string">
            <text:p>Ugens mildir yw dhe Lanstefan. </text:p>
          </table:table-cell>
          <table:table-cell table:style-name="ce10" table:formula="of:=NOT(TRIM([.D1160])=TRIM([.F116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fenestri y'n drehevyans na.</text:p>
          </table:table-cell>
          <table:table-cell table:style-name="ce4" office:value-type="string" calcext:value-type="string">
            <text:p>There are lots of windows in that building.</text:p>
          </table:table-cell>
          <table:table-cell office:value-type="string" calcext:value-type="string">
            <text:p>Yma meur a fenestri y'n drehevyans na. </text:p>
          </table:table-cell>
          <table:table-cell table:style-name="ce10" table:formula="of:=NOT(TRIM([.D1161])=TRIM([.F11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dha dhaffar y'n garth!</text:p>
          </table:table-cell>
          <table:table-cell table:style-name="ce4" office:value-type="string" calcext:value-type="string">
            <text:p>Put your gear in the yard!</text:p>
          </table:table-cell>
          <table:table-cell office:value-type="string" calcext:value-type="string">
            <text:p>Gorr dha dhaffar y'n garth! </text:p>
          </table:table-cell>
          <table:table-cell table:style-name="ce10" table:formula="of:=NOT(TRIM([.D1162])=TRIM([.F11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re viras orth y vregh. Shyndys yw, dell hevel.</text:p>
          </table:table-cell>
          <table:table-cell table:style-name="ce4" office:value-type="string" calcext:value-type="string">
            <text:p>I have looked at his arm. It is injured, it seems.</text:p>
          </table:table-cell>
          <table:table-cell office:value-type="string" calcext:value-type="string">
            <text:p>My re viras orth y vregh. Shendys yw, dell hevel. </text:p>
          </table:table-cell>
          <table:table-cell table:style-name="ce10" table:formula="of:=NOT(TRIM([.D1163])=TRIM([.F11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re dhrehedhas hy hansves penn-bloedh.</text:p>
          </table:table-cell>
          <table:table-cell table:style-name="ce4" office:value-type="string" calcext:value-type="string">
            <text:p>She has reached her hundredth birthday.</text:p>
          </table:table-cell>
          <table:table-cell office:value-type="string" calcext:value-type="string">
            <text:p>Hi re dhrehedhas hy hansves penn-blodh. </text:p>
          </table:table-cell>
          <table:table-cell table:style-name="ce10" table:formula="of:=NOT(TRIM([.D1164])=TRIM([.F11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wedhis vy an trysa lyver hwath.</text:p>
          </table:table-cell>
          <table:table-cell table:style-name="ce4" office:value-type="string" calcext:value-type="string">
            <text:p>I have not finished the third book yet.</text:p>
          </table:table-cell>
          <table:table-cell office:value-type="string" calcext:value-type="string">
            <text:p>Ny dhiwedhis vy an trysa lyver hwath. </text:p>
          </table:table-cell>
          <table:table-cell table:style-name="ce10" table:formula="of:=NOT(TRIM([.D1165])=TRIM([.F11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gves ger y'n ugensves linenn yw 'kath'.</text:p>
          </table:table-cell>
          <table:table-cell table:style-name="ce4" office:value-type="string" calcext:value-type="string">
            <text:p>The tenth word in the twentieth line is 'kath' (cat).</text:p>
          </table:table-cell>
          <table:table-cell office:value-type="string" calcext:value-type="string">
            <text:p>An degves ger y'n ugensves linen yw 'kath'. </text:p>
          </table:table-cell>
          <table:table-cell table:style-name="ce10" table:formula="of:=NOT(TRIM([.D1166])=TRIM([.F11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redyas y hanow y'n peswara koloven war an pympes folenn a'n paper-nowodhow.</text:p>
          </table:table-cell>
          <table:table-cell table:style-name="ce4" office:value-type="string" calcext:value-type="string">
            <text:p>He read his name in the fourth column on the fifth page of the newspaper.</text:p>
          </table:table-cell>
          <table:table-cell office:value-type="string" calcext:value-type="string">
            <text:p>Ev a redyas y hanow y'n peswara koloven war an pympes folen a'n paper-nowodhow. </text:p>
          </table:table-cell>
          <table:table-cell table:style-name="ce10" table:formula="of:=NOT(TRIM([.D1167])=TRIM([.F11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kansves penn-bloedh diwedh Nessa Bresel an Norvys o ha seytegves pennbloedh ha tri ugens diwedh Kynsa Bresel an Norvys.</text:p>
          </table:table-cell>
          <table:table-cell table:style-name="ce4" office:value-type="string" calcext:value-type="string">
            <text:p>It was the fiftieth anniversary of the end of the Second World War and the seventy-seventh anniversary of the end of the First World War.</text:p>
          </table:table-cell>
          <table:table-cell office:value-type="string" calcext:value-type="string">
            <text:p>Hanterkansves penn-blodh diwedh Nessa Bresel an Norvys o ha seytegves pennblodh ha tri ugens diwedh Kynsa Bresel an Norvys. </text:p>
          </table:table-cell>
          <table:table-cell table:style-name="ce10" table:formula="of:=NOT(TRIM([.D1168])=TRIM([.F11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! kommol loes a-ugh an koes.</text:p>
          </table:table-cell>
          <table:table-cell table:style-name="ce4" office:value-type="string" calcext:value-type="string">
            <text:p>Look! Grey clouds above the wood.</text:p>
          </table:table-cell>
          <table:table-cell office:value-type="string" calcext:value-type="string">
            <text:p>Ottena! kommol loos a-ugh an koos. </text:p>
          </table:table-cell>
          <table:table-cell table:style-name="ce10" table:formula="of:=NOT(TRIM([.D1169])=TRIM([.F11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Breten Vyghan dres an mor.</text:p>
          </table:table-cell>
          <table:table-cell table:style-name="ce4" office:value-type="string" calcext:value-type="string">
            <text:p>Brittany is over the sea.</text:p>
          </table:table-cell>
          <table:table-cell office:value-type="string" calcext:value-type="string">
            <text:p>Yma Breten Vyghan dres an mor. </text:p>
          </table:table-cell>
          <table:table-cell table:style-name="ce10" table:formula="of:=NOT(TRIM([.D1170])=TRIM([.F11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re welas ydhyn pals y'n lowarth haneth.</text:p>
          </table:table-cell>
          <table:table-cell table:style-name="ce4" office:value-type="string" calcext:value-type="string">
            <text:p>I have seen many birds in the garden this evening.</text:p>
          </table:table-cell>
          <table:table-cell office:value-type="string" calcext:value-type="string">
            <text:p>My re welas ydhyn pals y'n lowarth haneth. </text:p>
          </table:table-cell>
          <table:table-cell table:style-name="ce10" table:formula="of:=NOT(TRIM([.D1171])=TRIM([.F11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est da o an boes y'n ostel na.</text:p>
          </table:table-cell>
          <table:table-cell table:style-name="ce4" office:value-type="string" calcext:value-type="string">
            <text:p>The food in that hotel was very good.</text:p>
          </table:table-cell>
          <table:table-cell office:value-type="string" calcext:value-type="string">
            <text:p>Fest da o an boos y'n ostel na. </text:p>
          </table:table-cell>
          <table:table-cell table:style-name="ce10" table:formula="of:=NOT(TRIM([.D1172])=TRIM([.F11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bellgewsis orthis haneth?</text:p>
          </table:table-cell>
          <table:table-cell table:style-name="ce4" office:value-type="string" calcext:value-type="string">
            <text:p>Who telephoned you this evening?</text:p>
          </table:table-cell>
          <table:table-cell office:value-type="string" calcext:value-type="string">
            <text:p>Piw a bellgewsis orthis haneth? </text:p>
          </table:table-cell>
          <table:table-cell table:style-name="ce10" table:formula="of:=NOT(TRIM([.D1173])=TRIM([.F11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synsis ev yn y dhorn?</text:p>
          </table:table-cell>
          <table:table-cell table:style-name="ce4" office:value-type="string" calcext:value-type="string">
            <text:p>What did he hold in his hand?</text:p>
          </table:table-cell>
          <table:table-cell office:value-type="string" calcext:value-type="string">
            <text:p>Pandr'a sensis ev yn y dhorn? </text:p>
          </table:table-cell>
          <table:table-cell table:style-name="ce10" table:formula="of:=NOT(TRIM([.D1174])=TRIM([.F11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iskwedh e dhymm, mar pleg!</text:p>
          </table:table-cell>
          <table:table-cell table:style-name="ce4" office:value-type="string" calcext:value-type="string">
            <text:p>Show it to me, please!</text:p>
          </table:table-cell>
          <table:table-cell office:value-type="string" calcext:value-type="string">
            <text:p>Diskwedh e dhymm, mar pleg! </text:p>
          </table:table-cell>
          <table:table-cell table:style-name="ce10" table:formula="of:=NOT(TRIM([.D1175])=TRIM([.F11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ever y'n gwel? Eus!</text:p>
          </table:table-cell>
          <table:table-cell table:style-name="ce4" office:value-type="string" calcext:value-type="string">
            <text:p>Are there any goats in the field? Yes!</text:p>
          </table:table-cell>
          <table:table-cell office:value-type="string" calcext:value-type="string">
            <text:p>Eus gever y'n gwel? Eus! </text:p>
          </table:table-cell>
          <table:table-cell table:style-name="ce10" table:formula="of:=NOT(TRIM([.D1176])=TRIM([.F11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? Peder gaver.</text:p>
          </table:table-cell>
          <table:table-cell table:style-name="ce4" office:value-type="string" calcext:value-type="string">
            <text:p>How many? Four goats.</text:p>
          </table:table-cell>
          <table:table-cell office:value-type="string" calcext:value-type="string">
            <text:p>Py lies? Peder gaver. </text:p>
          </table:table-cell>
          <table:table-cell table:style-name="ce10" table:formula="of:=NOT(TRIM([.D1177])=TRIM([.F11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hi pan dheuth hi tre?</text:p>
          </table:table-cell>
          <table:table-cell table:style-name="ce4" office:value-type="string" calcext:value-type="string">
            <text:p>What time was it when she came home?</text:p>
          </table:table-cell>
          <table:table-cell office:value-type="string" calcext:value-type="string">
            <text:p>Py eur o hi pan dheuth hi tre? </text:p>
          </table:table-cell>
          <table:table-cell table:style-name="ce10" table:formula="of:=NOT(TRIM([.D1178])=TRIM([.F11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wosa hwegh eur.</text:p>
          </table:table-cell>
          <table:table-cell table:style-name="ce4" office:value-type="string" calcext:value-type="string">
            <text:p>Ten minutes after six.</text:p>
          </table:table-cell>
          <table:table-cell office:value-type="string" calcext:value-type="string">
            <text:p>Deg mynysen wosa hwegh eur. </text:p>
          </table:table-cell>
          <table:table-cell table:style-name="ce10" table:formula="of:=NOT(TRIM([.D1179])=TRIM([.F11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glow war an tan. Oer yw hi.</text:p>
          </table:table-cell>
          <table:table-cell table:style-name="ce4" office:value-type="string" calcext:value-type="string">
            <text:p>Put coal on the fire. It's cold.</text:p>
          </table:table-cell>
          <table:table-cell office:value-type="string" calcext:value-type="string">
            <text:p>Gorr glow war an tan. Oor yw hi. </text:p>
          </table:table-cell>
          <table:table-cell table:style-name="ce10" table:formula="of:=NOT(TRIM([.D1180])=TRIM([.F11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arghans dhodho.</text:p>
          </table:table-cell>
          <table:table-cell table:style-name="ce4" office:value-type="string" calcext:value-type="string">
            <text:p>He has much money.</text:p>
          </table:table-cell>
          <table:table-cell office:value-type="string" calcext:value-type="string">
            <text:p>Yma meur a arghans dhodho. </text:p>
          </table:table-cell>
          <table:table-cell table:style-name="ce10" table:formula="of:=NOT(TRIM([.D1181])=TRIM([.F11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voethek yw ev.</text:p>
          </table:table-cell>
          <table:table-cell table:style-name="ce4" office:value-type="string" calcext:value-type="string">
            <text:p>He's rich.</text:p>
          </table:table-cell>
          <table:table-cell office:value-type="string" calcext:value-type="string">
            <text:p>Kevothek yw ev. </text:p>
          </table:table-cell>
          <table:table-cell table:style-name="ce10" table:formula="of:=NOT(TRIM([.D1182])=TRIM([.F118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an keth sagh ha'n kynsa huni.</text:p>
          </table:table-cell>
          <table:table-cell table:style-name="ce4" office:value-type="string" calcext:value-type="string">
            <text:p>This is not the same bag as the first one.</text:p>
          </table:table-cell>
          <table:table-cell office:value-type="string" calcext:value-type="string">
            <text:p>Nyns yw hemma an keth sagh ha'n kynsa huni. </text:p>
          </table:table-cell>
          <table:table-cell table:style-name="ce10" table:formula="of:=NOT(TRIM([.D1183])=TRIM([.F11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yskynna an vre ughel na.</text:p>
          </table:table-cell>
          <table:table-cell table:style-name="ce4" office:value-type="string" calcext:value-type="string">
            <text:p>I want to ascend that high hill.</text:p>
          </table:table-cell>
          <table:table-cell office:value-type="string" calcext:value-type="string">
            <text:p>Yma hwans dhymm a yskenna an vre ughel na. </text:p>
          </table:table-cell>
          <table:table-cell table:style-name="ce10" table:formula="of:=NOT(TRIM([.D1184])=TRIM([.F118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gwerther da.</text:p>
          </table:table-cell>
          <table:table-cell table:style-name="ce4" office:value-type="string" calcext:value-type="string">
            <text:p>I am not a good salesman.</text:p>
          </table:table-cell>
          <table:table-cell office:value-type="string" calcext:value-type="string">
            <text:p>Nyns ov gwerther da. </text:p>
          </table:table-cell>
          <table:table-cell table:style-name="ce10" table:formula="of:=NOT(TRIM([.D1185])=TRIM([.F11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vynnas mos y'n eur na pan nag ens pes da gans ow hows.</text:p>
          </table:table-cell>
          <table:table-cell table:style-name="ce4" office:value-type="string" calcext:value-type="string">
            <text:p>They wished to go then when they were not pleased with what I said.</text:p>
          </table:table-cell>
          <table:table-cell office:value-type="string" calcext:value-type="string">
            <text:p>I a vennas mos y'n eur na pan nag ens pes da gans ow hows. </text:p>
          </table:table-cell>
          <table:table-cell table:style-name="ce10" table:formula="of:=NOT(TRIM([.D1186])=TRIM([.F11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owgh gwari peldroes y'n pras na.</text:p>
          </table:table-cell>
          <table:table-cell table:style-name="ce4" office:value-type="string" calcext:value-type="string">
            <text:p>You cannot play football in that field.</text:p>
          </table:table-cell>
          <table:table-cell office:value-type="string" calcext:value-type="string">
            <text:p>Ny yllowgh gwari peldros y'n pras na. </text:p>
          </table:table-cell>
          <table:table-cell table:style-name="ce10" table:formula="of:=NOT(TRIM([.D1187])=TRIM([.F11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gar hwedhel didhanus.</text:p>
          </table:table-cell>
          <table:table-cell table:style-name="ce4" office:value-type="string" calcext:value-type="string">
            <text:p>We love an amusing story.</text:p>
          </table:table-cell>
          <table:table-cell office:value-type="string" calcext:value-type="string">
            <text:p>Ni a gar hwedhel didhanus. </text:p>
          </table:table-cell>
          <table:table-cell table:style-name="ce10" table:formula="of:=NOT(TRIM([.D1188])=TRIM([.F11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w yw an sethow na? Melyn yns.</text:p>
          </table:table-cell>
          <table:table-cell table:style-name="ce4" office:value-type="string" calcext:value-type="string">
            <text:p>What colour are those jars? They are yellow.</text:p>
          </table:table-cell>
          <table:table-cell office:value-type="string" calcext:value-type="string">
            <text:p>Py liw yw an sethow na? Melyn yns. </text:p>
          </table:table-cell>
          <table:table-cell table:style-name="ce10" table:formula="of:=NOT(TRIM([.D1189])=TRIM([.F11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yn an baner kernewek a-ugh tour an eglos y'n dre ma.</text:p>
          </table:table-cell>
          <table:table-cell table:style-name="ce4" office:value-type="string" calcext:value-type="string">
            <text:p>We do not see the Cornish flag above the church tower in this town.</text:p>
          </table:table-cell>
          <table:table-cell office:value-type="string" calcext:value-type="string">
            <text:p>Ny welyn an baner kernewek a-ugh tour an eglos y'n dre ma. </text:p>
          </table:table-cell>
          <table:table-cell table:style-name="ce10" table:formula="of:=NOT(TRIM([.D1190])=TRIM([.F11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lydhen yw mil, naw kans, pymthek ha peswar ugens.</text:p>
          </table:table-cell>
          <table:table-cell table:style-name="ce4" office:value-type="string" calcext:value-type="string">
            <text:p>The year is one thousand, nine hundred and ninety-five.</text:p>
          </table:table-cell>
          <table:table-cell office:value-type="string" calcext:value-type="string">
            <text:p>An vlydhen yw mil, naw kans, pemthek ha peswar ugens. </text:p>
          </table:table-cell>
          <table:table-cell table:style-name="ce10" table:formula="of:=NOT(TRIM([.D1191])=TRIM([.F11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s Genver yw oer, mis Est yw poeth, dell vydh usys.</text:p>
          </table:table-cell>
          <table:table-cell table:style-name="ce4" office:value-type="string" calcext:value-type="string">
            <text:p>January is cold, August is hot, usually.</text:p>
          </table:table-cell>
          <table:table-cell office:value-type="string" calcext:value-type="string">
            <text:p>Mis Genver yw oor, mis Est yw pooth, dell vydh usys. </text:p>
          </table:table-cell>
          <table:table-cell table:style-name="ce10" table:formula="of:=NOT(TRIM([.D1192])=TRIM([.F11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ydh warn ugens yn mis-Metheven hag unnek dydh warn ugens yn mis-Gortheren.</text:p>
          </table:table-cell>
          <table:table-cell table:style-name="ce4" office:value-type="string" calcext:value-type="string">
            <text:p>There are thirty days in June and thirty-one days in July.</text:p>
          </table:table-cell>
          <table:table-cell office:value-type="string" calcext:value-type="string">
            <text:p>Yma deg dydh warn ugens yn mis-metheven hag unnek dydh warn ugens yn mis-gortheren. </text:p>
          </table:table-cell>
          <table:table-cell table:style-name="ce10" table:formula="of:=NOT(TRIM([.D1193])=TRIM([.F119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unn jydh ha tri ugens warbarth.</text:p>
          </table:table-cell>
          <table:table-cell table:style-name="ce4" office:value-type="string" calcext:value-type="string">
            <text:p>That is sixty-one days altogether.</text:p>
          </table:table-cell>
          <table:table-cell office:value-type="string" calcext:value-type="string">
            <text:p>Hemm yw unn jydh ha tri ugens warbarth. </text:p>
          </table:table-cell>
          <table:table-cell table:style-name="ce10" table:formula="of:=NOT(TRIM([.D1194])=TRIM([.F11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mis yn Gwenton.</text:p>
          </table:table-cell>
          <table:table-cell table:style-name="ce4" office:value-type="string" calcext:value-type="string">
            <text:p>There are three months in Spring.</text:p>
          </table:table-cell>
          <table:table-cell office:value-type="string" calcext:value-type="string">
            <text:p>Yma tri mis yn Gwenton. </text:p>
          </table:table-cell>
          <table:table-cell table:style-name="ce10" table:formula="of:=NOT(TRIM([.D1195])=TRIM([.F11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an pympes warn ugens a vis Kevardhu?</text:p>
          </table:table-cell>
          <table:table-cell table:style-name="ce4" office:value-type="string" calcext:value-type="string">
            <text:p>What day is the twenty-fifth of December?</text:p>
          </table:table-cell>
          <table:table-cell office:value-type="string" calcext:value-type="string">
            <text:p>Py dydh yw an pympes warn ugens a vis Kevardhu? </text:p>
          </table:table-cell>
          <table:table-cell table:style-name="ce10" table:formula="of:=NOT(TRIM([.D1196])=TRIM([.F11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Mergher yw an degves, dell dybav.</text:p>
          </table:table-cell>
          <table:table-cell table:style-name="ce4" office:value-type="string" calcext:value-type="string">
            <text:p>Wednesday is the tenth, I think.</text:p>
          </table:table-cell>
          <table:table-cell office:value-type="string" calcext:value-type="string">
            <text:p>Dy' Mergher yw an degves, dell dybav. </text:p>
          </table:table-cell>
          <table:table-cell table:style-name="ce10" table:formula="of:=NOT(TRIM([.D1197])=TRIM([.F11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vlydhen mil, naw kans ha pymp ha dew ugens Nessa Bresel an Norvys a dhiwedhas.</text:p>
          </table:table-cell>
          <table:table-cell table:style-name="ce4" office:value-type="string" calcext:value-type="string">
            <text:p>In the year nineteen hundred and forty-five the Second World War ended.</text:p>
          </table:table-cell>
          <table:table-cell office:value-type="string" calcext:value-type="string">
            <text:p>Y'n vlydhen mil, naw kans ha pymp ha dew ugens Nessa Bresel an Norvys a dhiwedhas. </text:p>
          </table:table-cell>
          <table:table-cell table:style-name="ce10" table:formula="of:=NOT(TRIM([.D1198])=TRIM([.F11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ev hedhyw?</text:p>
          </table:table-cell>
          <table:table-cell table:style-name="ce4" office:value-type="string" calcext:value-type="string">
            <text:p>What day is it today?</text:p>
          </table:table-cell>
          <table:table-cell office:value-type="string" calcext:value-type="string">
            <text:p>Py dydh yw ev hedhyw? </text:p>
          </table:table-cell>
          <table:table-cell table:style-name="ce10" table:formula="of:=NOT(TRIM([.D1199])=TRIM([.F11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Gwener an nownsegves a vis-Genver y'n vlydhen mil, naw kans, pymthek ha peswar ugens yw.</text:p>
          </table:table-cell>
          <table:table-cell table:style-name="ce4" office:value-type="string" calcext:value-type="string">
            <text:p>It is Friday the nineteenth of January in the year one thousand, nine hundred and ninety-five.</text:p>
          </table:table-cell>
          <table:table-cell office:value-type="string" calcext:value-type="string">
            <text:p>Dy' Gwener an nownsegves a vis-genver y'n vlydhen mil, naw kans, pemthek ha peswar ugens yw. </text:p>
          </table:table-cell>
          <table:table-cell table:style-name="ce10" table:formula="of:=NOT(TRIM([.D1200])=TRIM([.F12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w hwegron a oberas y'n karrji war y garr koth.</text:p>
          </table:table-cell>
          <table:table-cell table:style-name="ce4" office:value-type="string" calcext:value-type="string">
            <text:p>My father-in-law worked in the garage on his old car.</text:p>
          </table:table-cell>
          <table:table-cell office:value-type="string" calcext:value-type="string">
            <text:p>Ow hwegron a oberas y'n karrji war y garr koth. </text:p>
          </table:table-cell>
          <table:table-cell table:style-name="ce10" table:formula="of:=NOT(TRIM([.D1201])=TRIM([.F12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 nith, Hylda, a glewas Bretonek kewsys yn Montroules.</text:p>
          </table:table-cell>
          <table:table-cell table:style-name="ce4" office:value-type="string" calcext:value-type="string">
            <text:p>His niece, Hilda, heard Breton spoken in Morlaix.</text:p>
          </table:table-cell>
          <table:table-cell office:value-type="string" calcext:value-type="string">
            <text:p>Y nith, Helda, a glewas Bretonek kewsys yn Montroules. </text:p>
          </table:table-cell>
          <table:table-cell table:style-name="ce10" table:formula="of:=NOT(TRIM([.D1202])=TRIM([.F120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ywgh hwi oll.</text:p>
          </table:table-cell>
          <table:table-cell table:style-name="ce4" office:value-type="string" calcext:value-type="string">
            <text:p>Good afternoon to you all.</text:p>
          </table:table-cell>
          <table:table-cell office:value-type="string" calcext:value-type="string">
            <text:p>Dohajedh da dhywgh hwi oll. </text:p>
          </table:table-cell>
          <table:table-cell table:style-name="ce10" table:formula="of:=NOT(TRIM([.D1203])=TRIM([.F12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kewsel kernewek genen?</text:p>
          </table:table-cell>
          <table:table-cell table:style-name="ce4" office:value-type="string" calcext:value-type="string">
            <text:p>Will you speak Cornish with us?</text:p>
          </table:table-cell>
          <table:table-cell office:value-type="string" calcext:value-type="string">
            <text:p>A vennowgh hwi kewsel kernewek genen? </text:p>
          </table:table-cell>
          <table:table-cell table:style-name="ce10" table:formula="of:=NOT(TRIM([.D1204])=TRIM([.F12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a dennas an lovan mes re wann o ev.</text:p>
          </table:table-cell>
          <table:table-cell table:style-name="ce4" office:value-type="string" calcext:value-type="string">
            <text:p>The boy pulled the rope but he was too weak.</text:p>
          </table:table-cell>
          <table:table-cell office:value-type="string" calcext:value-type="string">
            <text:p>An maw a dennas an lovan mes re wann o ev. </text:p>
          </table:table-cell>
          <table:table-cell table:style-name="ce10" table:formula="of:=NOT(TRIM([.D1205])=TRIM([.F12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gul an ober na namoy.</text:p>
          </table:table-cell>
          <table:table-cell table:style-name="ce4" office:value-type="string" calcext:value-type="string">
            <text:p>He cannot do that work any more.</text:p>
          </table:table-cell>
          <table:table-cell office:value-type="string" calcext:value-type="string">
            <text:p>Ny yll ev gul an ober na namoy. </text:p>
          </table:table-cell>
          <table:table-cell table:style-name="ce10" table:formula="of:=NOT(TRIM([.D1206])=TRIM([.F12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ow, an huni dhu ha'n huni rudh?</text:p>
          </table:table-cell>
          <table:table-cell table:style-name="ce4" office:value-type="string" calcext:value-type="string">
            <text:p>Where are my pens, the black one and the red one?</text:p>
          </table:table-cell>
          <table:table-cell office:value-type="string" calcext:value-type="string">
            <text:p>Ple'ma ow fluvennow, an huni dhu ha'n huni rudh? </text:p>
          </table:table-cell>
          <table:table-cell table:style-name="ce10" table:formula="of:=NOT(TRIM([.D1207])=TRIM([.F12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brena brithili.</text:p>
          </table:table-cell>
          <table:table-cell table:style-name="ce4" office:value-type="string" calcext:value-type="string">
            <text:p>I wish to buy mackerel.</text:p>
          </table:table-cell>
          <table:table-cell office:value-type="string" calcext:value-type="string">
            <text:p>Yma hwans dhymm a brena brithili. </text:p>
          </table:table-cell>
          <table:table-cell table:style-name="ce10" table:formula="of:=NOT(TRIM([.D1208])=TRIM([.F12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n ow nesa dhe gres an dre.</text:p>
          </table:table-cell>
          <table:table-cell table:style-name="ce4" office:value-type="string" calcext:value-type="string">
            <text:p>We are approaching the town centre.</text:p>
          </table:table-cell>
          <table:table-cell office:value-type="string" calcext:value-type="string">
            <text:p>Yth eson ow nesa dhe gres an dre. </text:p>
          </table:table-cell>
          <table:table-cell table:style-name="ce10" table:formula="of:=NOT(TRIM([.D1209])=TRIM([.F12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redya.</text:p>
          </table:table-cell>
          <table:table-cell table:style-name="ce4" office:value-type="string" calcext:value-type="string">
            <text:p>I like to read.</text:p>
          </table:table-cell>
          <table:table-cell office:value-type="string" calcext:value-type="string">
            <text:p>Da yw genev redya. </text:p>
          </table:table-cell>
          <table:table-cell table:style-name="ce10" table:formula="of:=NOT(TRIM([.D1210])=TRIM([.F12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Loveday kana.</text:p>
          </table:table-cell>
          <table:table-cell table:style-name="ce4" office:value-type="string" calcext:value-type="string">
            <text:p>Loveday likes to sing.</text:p>
          </table:table-cell>
          <table:table-cell office:value-type="string" calcext:value-type="string">
            <text:p>Da yw gans Loveday kana. </text:p>
          </table:table-cell>
          <table:table-cell table:style-name="ce10" table:formula="of:=NOT(TRIM([.D1211])=TRIM([.F12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s mires orth an bellwolok.</text:p>
          </table:table-cell>
          <table:table-cell table:style-name="ce4" office:value-type="string" calcext:value-type="string">
            <text:p>You like to watch the television.</text:p>
          </table:table-cell>
          <table:table-cell office:value-type="string" calcext:value-type="string">
            <text:p>Da yw genes mires orth an bellwolok. </text:p>
          </table:table-cell>
          <table:table-cell table:style-name="ce10" table:formula="of:=NOT(TRIM([.D1212])=TRIM([.F12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o eva gwin.</text:p>
          </table:table-cell>
          <table:table-cell table:style-name="ce4" office:value-type="string" calcext:value-type="string">
            <text:p>He doesn't like to drink wine.</text:p>
          </table:table-cell>
          <table:table-cell office:value-type="string" calcext:value-type="string">
            <text:p>Drog yw ganso eva gwin. </text:p>
          </table:table-cell>
          <table:table-cell table:style-name="ce10" table:formula="of:=NOT(TRIM([.D1213])=TRIM([.F12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si dybri boes da.</text:p>
          </table:table-cell>
          <table:table-cell table:style-name="ce4" office:value-type="string" calcext:value-type="string">
            <text:p>She likes to eat good food.</text:p>
          </table:table-cell>
          <table:table-cell office:value-type="string" calcext:value-type="string">
            <text:p>Da yw gensi dybri boos da. </text:p>
          </table:table-cell>
          <table:table-cell table:style-name="ce10" table:formula="of:=NOT(TRIM([.D1214])=TRIM([.F12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n kerdhes.</text:p>
          </table:table-cell>
          <table:table-cell table:style-name="ce4" office:value-type="string" calcext:value-type="string">
            <text:p>We like to walk.</text:p>
          </table:table-cell>
          <table:table-cell office:value-type="string" calcext:value-type="string">
            <text:p>Da yw genen kerdhes. </text:p>
          </table:table-cell>
          <table:table-cell table:style-name="ce10" table:formula="of:=NOT(TRIM([.D1215])=TRIM([.F12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owgh donsya.</text:p>
          </table:table-cell>
          <table:table-cell table:style-name="ce4" office:value-type="string" calcext:value-type="string">
            <text:p>You like to dance.</text:p>
          </table:table-cell>
          <table:table-cell office:value-type="string" calcext:value-type="string">
            <text:p>Da yw genowgh donsya. </text:p>
          </table:table-cell>
          <table:table-cell table:style-name="ce10" table:formula="of:=NOT(TRIM([.D1216])=TRIM([.F12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a oberi y'n lowarth.</text:p>
          </table:table-cell>
          <table:table-cell table:style-name="ce4" office:value-type="string" calcext:value-type="string">
            <text:p>They do not like to work in the garden.</text:p>
          </table:table-cell>
          <table:table-cell office:value-type="string" calcext:value-type="string">
            <text:p>Drog yw gansa oberi y'n lowarth. </text:p>
          </table:table-cell>
          <table:table-cell table:style-name="ce10" table:formula="of:=NOT(TRIM([.D1217])=TRIM([.F12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neuvya.</text:p>
          </table:table-cell>
          <table:table-cell table:style-name="ce4" office:value-type="string" calcext:value-type="string">
            <text:p>I like swimming.</text:p>
          </table:table-cell>
          <table:table-cell office:value-type="string" calcext:value-type="string">
            <text:p>Da yw genev neuvya. </text:p>
          </table:table-cell>
          <table:table-cell table:style-name="ce10" table:formula="of:=NOT(TRIM([.D1218])=TRIM([.F12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an fleghes gwari.</text:p>
          </table:table-cell>
          <table:table-cell table:style-name="ce4" office:value-type="string" calcext:value-type="string">
            <text:p>The children like to play.</text:p>
          </table:table-cell>
          <table:table-cell office:value-type="string" calcext:value-type="string">
            <text:p>Da yw gans an fleghes gwari. </text:p>
          </table:table-cell>
          <table:table-cell table:style-name="ce10" table:formula="of:=NOT(TRIM([.D1219])=TRIM([.F12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enev bos a-ves nosweyth.</text:p>
          </table:table-cell>
          <table:table-cell table:style-name="ce4" office:value-type="string" calcext:value-type="string">
            <text:p>I don't like being out at night.</text:p>
          </table:table-cell>
          <table:table-cell office:value-type="string" calcext:value-type="string">
            <text:p>Drog yw genev bos a-ves nosweyth. </text:p>
          </table:table-cell>
          <table:table-cell table:style-name="ce10" table:formula="of:=NOT(TRIM([.D1220])=TRIM([.F12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 Loveday dybri boes frynkek.</text:p>
          </table:table-cell>
          <table:table-cell table:style-name="ce4" office:value-type="string" calcext:value-type="string">
            <text:p>Loveday doesn't like eating French food.</text:p>
          </table:table-cell>
          <table:table-cell office:value-type="string" calcext:value-type="string">
            <text:p>Drog yw gans Loveday dybri boos frenkek. </text:p>
          </table:table-cell>
          <table:table-cell table:style-name="ce10" table:formula="of:=NOT(TRIM([.D1221])=TRIM([.F12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da ganso gortos re bell.</text:p>
          </table:table-cell>
          <table:table-cell table:style-name="ce4" office:value-type="string" calcext:value-type="string">
            <text:p>He didn't like waiting too long.</text:p>
          </table:table-cell>
          <table:table-cell office:value-type="string" calcext:value-type="string">
            <text:p>Nyns o da ganso gortos re bell. </text:p>
          </table:table-cell>
          <table:table-cell table:style-name="ce10" table:formula="of:=NOT(TRIM([.D1222])=TRIM([.F12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o ganso gortos re bell.</text:p>
          </table:table-cell>
          <table:table-cell table:style-name="ce4" office:value-type="string" calcext:value-type="string">
            <text:p>He disliked waiting too long.</text:p>
          </table:table-cell>
          <table:table-cell office:value-type="string" calcext:value-type="string">
            <text:p>Drog o ganso gortos re bell. </text:p>
          </table:table-cell>
          <table:table-cell table:style-name="ce10" table:formula="of:=NOT(TRIM([.D1223])=TRIM([.F12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ell yw gans Jori kewsel Kernewek.</text:p>
          </table:table-cell>
          <table:table-cell table:style-name="ce4" office:value-type="string" calcext:value-type="string">
            <text:p>George prefers to speak Cornish.</text:p>
          </table:table-cell>
          <table:table-cell office:value-type="string" calcext:value-type="string">
            <text:p>Gwell yw gans Jori kewsel Kernewek. </text:p>
          </table:table-cell>
          <table:table-cell table:style-name="ce10" table:formula="of:=NOT(TRIM([.D1224])=TRIM([.F12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s yw gans pubonan esedha re hir.</text:p>
          </table:table-cell>
          <table:table-cell table:style-name="ce4" office:value-type="string" calcext:value-type="string">
            <text:p>Everyone hates sitting too long.</text:p>
          </table:table-cell>
          <table:table-cell office:value-type="string" calcext:value-type="string">
            <text:p>Kas yw gans pubonan esedha re hir. </text:p>
          </table:table-cell>
          <table:table-cell table:style-name="ce10" table:formula="of:=NOT(TRIM([.D1225])=TRIM([.F12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oes o gansa bos unnver gensi.</text:p>
          </table:table-cell>
          <table:table-cell table:style-name="ce4" office:value-type="string" calcext:value-type="string">
            <text:p>They were reluctant to agree with her.</text:p>
          </table:table-cell>
          <table:table-cell office:value-type="string" calcext:value-type="string">
            <text:p>Poos o gansa bos unnver gensi. </text:p>
          </table:table-cell>
          <table:table-cell table:style-name="ce10" table:formula="of:=NOT(TRIM([.D1226])=TRIM([.F122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gwell genes jy kavoes dha dokyn lemmyn?</text:p>
          </table:table-cell>
          <table:table-cell table:style-name="ce4" office:value-type="string" calcext:value-type="string">
            <text:p>Do you prefer to have your ticket now?</text:p>
          </table:table-cell>
          <table:table-cell office:value-type="string" calcext:value-type="string">
            <text:p>Yw gwell genes jy kavos dha dokyn lemmyn? </text:p>
          </table:table-cell>
          <table:table-cell table:style-name="ce10" table:formula="of:=NOT(TRIM([.D1227])=TRIM([.F12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re boes gansa esedha rag aga the, dell hevel.</text:p>
          </table:table-cell>
          <table:table-cell table:style-name="ce4" office:value-type="string" calcext:value-type="string">
            <text:p>They weren't too reluctant to sit down for their tea, it seems.</text:p>
          </table:table-cell>
          <table:table-cell office:value-type="string" calcext:value-type="string">
            <text:p>Nyns o re boos gansa esedha rag aga the, dell hevel. </text:p>
          </table:table-cell>
          <table:table-cell table:style-name="ce10" table:formula="of:=NOT(TRIM([.D1228])=TRIM([.F12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yw gans Maria gwari gensi, herwydh usadow.</text:p>
          </table:table-cell>
          <table:table-cell table:style-name="ce4" office:value-type="string" calcext:value-type="string">
            <text:p>Mary likes playing with her, usually.</text:p>
          </table:table-cell>
          <table:table-cell office:value-type="string" calcext:value-type="string">
            <text:p>Da yw gans Maria gwari gensi, herwydh usadow. </text:p>
          </table:table-cell>
          <table:table-cell table:style-name="ce10" table:formula="of:=NOT(TRIM([.D1229])=TRIM([.F12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s yw genev kerdhes tre hebos.</text:p>
          </table:table-cell>
          <table:table-cell table:style-name="ce4" office:value-type="string" calcext:value-type="string">
            <text:p>I hate walking home without you.</text:p>
          </table:table-cell>
          <table:table-cell office:value-type="string" calcext:value-type="string">
            <text:p>Kas yw genev kerdhes tre hebos. </text:p>
          </table:table-cell>
          <table:table-cell table:style-name="ce10" table:formula="of:=NOT(TRIM([.D1230])=TRIM([.F12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ell o genen bos unnver ganso.</text:p>
          </table:table-cell>
          <table:table-cell table:style-name="ce4" office:value-type="string" calcext:value-type="string">
            <text:p>We prefered agreeing with him.</text:p>
          </table:table-cell>
          <table:table-cell office:value-type="string" calcext:value-type="string">
            <text:p>Gwell o genen bos unnver ganso. </text:p>
          </table:table-cell>
          <table:table-cell table:style-name="ce10" table:formula="of:=NOT(TRIM([.D1231])=TRIM([.F12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og yw genen triga yn mes a'n dre.</text:p>
          </table:table-cell>
          <table:table-cell table:style-name="ce4" office:value-type="string" calcext:value-type="string">
            <text:p>We don't like living out of town.</text:p>
          </table:table-cell>
          <table:table-cell office:value-type="string" calcext:value-type="string">
            <text:p>Drog yw genen triga yn mes a'n dre. </text:p>
          </table:table-cell>
          <table:table-cell table:style-name="ce10" table:formula="of:=NOT(TRIM([.D1232])=TRIM([.F12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yw gansa poenya re bell.</text:p>
          </table:table-cell>
          <table:table-cell table:style-name="ce4" office:value-type="string" calcext:value-type="string">
            <text:p>They are reluctant to run too far.</text:p>
          </table:table-cell>
          <table:table-cell office:value-type="string" calcext:value-type="string">
            <text:p>Poos yw gansa ponya re bell. </text:p>
          </table:table-cell>
          <table:table-cell table:style-name="ce10" table:formula="of:=NOT(TRIM([.D1233])=TRIM([.F12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a dhorn dhymm, da yw genev synsi dha dhorn.</text:p>
          </table:table-cell>
          <table:table-cell table:style-name="ce4" office:value-type="string" calcext:value-type="string">
            <text:p>Hold out your hand to me, I like to hold your hand.</text:p>
          </table:table-cell>
          <table:table-cell office:value-type="string" calcext:value-type="string">
            <text:p>Ystyn dha dhorn dhymm, da yw genev sensi dha dhorn. </text:p>
          </table:table-cell>
          <table:table-cell table:style-name="ce10" table:formula="of:=NOT(TRIM([.D1234])=TRIM([.F12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o gans an fleghes gwari a-ves pan wrug hi glaw mes da o gansa gul henna pan wra hi ergh.</text:p>
          </table:table-cell>
          <table:table-cell table:style-name="ce4" office:value-type="string" calcext:value-type="string">
            <text:p>The children were reluctant to play outside when it rained but they like to do that when it snows.</text:p>
          </table:table-cell>
          <table:table-cell office:value-type="string" calcext:value-type="string">
            <text:p>Poos o gans an fleghes gwari a-ves pan wrug hi glaw mes da o gansa gul henna pan wra hi ergh. </text:p>
          </table:table-cell>
          <table:table-cell table:style-name="ce10" table:formula="of:=NOT(TRIM([.D1235])=TRIM([.F123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ystynnas an pellgowser dhymm.</text:p>
          </table:table-cell>
          <table:table-cell table:style-name="ce4" office:value-type="string" calcext:value-type="string">
            <text:p>He handed me the telephone.</text:p>
          </table:table-cell>
          <table:table-cell office:value-type="string" calcext:value-type="string">
            <text:p>Ev a ystennas an pellgowser dhymm. </text:p>
          </table:table-cell>
          <table:table-cell table:style-name="ce10" table:formula="of:=NOT(TRIM([.D1236])=TRIM([.F12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taklow yn stevell arall, mar pleg!</text:p>
          </table:table-cell>
          <table:table-cell table:style-name="ce4" office:value-type="string" calcext:value-type="string">
            <text:p>Put the gear in another room, please!</text:p>
          </table:table-cell>
          <table:table-cell office:value-type="string" calcext:value-type="string">
            <text:p>Gorr an taklow yn stevel aral, mar pleg! </text:p>
          </table:table-cell>
          <table:table-cell table:style-name="ce10" table:formula="of:=NOT(TRIM([.D1237])=TRIM([.F123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mpes stevell war an tu na yw agan chambour nyni.</text:p>
          </table:table-cell>
          <table:table-cell table:style-name="ce4" office:value-type="string" calcext:value-type="string">
            <text:p>The fifth room on that side is our bedroom.</text:p>
          </table:table-cell>
          <table:table-cell office:value-type="string" calcext:value-type="string">
            <text:p>An pympes stevel war an tu na yw agan chambour nyni. </text:p>
          </table:table-cell>
          <table:table-cell table:style-name="ce10" table:formula="of:=NOT(TRIM([.D1238])=TRIM([.F12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stynnyans yw berrheans an lyver dien, dell hevel dhymm.</text:p>
          </table:table-cell>
          <table:table-cell table:style-name="ce4" office:value-type="string" calcext:value-type="string">
            <text:p>The supplement is an abridgement of the whole book, it seems to me.</text:p>
          </table:table-cell>
          <table:table-cell office:value-type="string" calcext:value-type="string">
            <text:p>An ystynnyans yw berrheans an lyver dien, dell hevel dhymm. </text:p>
          </table:table-cell>
          <table:table-cell table:style-name="ce10" table:formula="of:=NOT(TRIM([.D1239])=TRIM([.F12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w honna drog! Yet an lowarth, daras an chi ha'n fenestri yw rudhvelyn aga liw.</text:p>
          </table:table-cell>
          <table:table-cell table:style-name="ce4" office:value-type="string" calcext:value-type="string">
            <text:p>How bad that is! The garden gate, the house door and the windows are orange in colour.</text:p>
          </table:table-cell>
          <table:table-cell office:value-type="string" calcext:value-type="string">
            <text:p>Ass yw honna drog! Yet an lowarth, daras an chi ha'n fenestri yw rudhvelyn aga liw. </text:p>
          </table:table-cell>
          <table:table-cell table:style-name="ce10" table:formula="of:=NOT(TRIM([.D1240])=TRIM([.F12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onan a warias y'n stret y'n eur na. Ny warisons y'n lowarth.</text:p>
          </table:table-cell>
          <table:table-cell table:style-name="ce4" office:value-type="string" calcext:value-type="string">
            <text:p>Everyone played in the street then. They did not play in the garden.</text:p>
          </table:table-cell>
          <table:table-cell office:value-type="string" calcext:value-type="string">
            <text:p>Pubonan a warias y'n stret y'n eur na. Ny warisons y'n lowarth. </text:p>
          </table:table-cell>
          <table:table-cell table:style-name="ce10" table:formula="of:=NOT(TRIM([.D1241])=TRIM([.F12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nowgh oll, dell glewav.</text:p>
          </table:table-cell>
          <table:table-cell table:style-name="ce4" office:value-type="string" calcext:value-type="string">
            <text:p>You all have a cold, I hear.</text:p>
          </table:table-cell>
          <table:table-cell office:value-type="string" calcext:value-type="string">
            <text:p>Yma anwos warnowgh oll, dell glewav. </text:p>
          </table:table-cell>
          <table:table-cell table:style-name="ce10" table:formula="of:=NOT(TRIM([.D1242])=TRIM([.F12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ow bras ha tus kevoethek a drig ynna.</text:p>
          </table:table-cell>
          <table:table-cell table:style-name="ce4" office:value-type="string" calcext:value-type="string">
            <text:p>Big houses and rich people live in them.</text:p>
          </table:table-cell>
          <table:table-cell office:value-type="string" calcext:value-type="string">
            <text:p>Chiow bras ha tus kevothek a drig enna. </text:p>
          </table:table-cell>
          <table:table-cell table:style-name="ce10" table:formula="of:=NOT(TRIM([.D1243])=TRIM([.F12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e a wortos a-ves!</text:p>
          </table:table-cell>
          <table:table-cell table:style-name="ce4" office:value-type="string" calcext:value-type="string">
            <text:p>Ask him to wait outside.</text:p>
          </table:table-cell>
          <table:table-cell office:value-type="string" calcext:value-type="string">
            <text:p>Pys e a wortos a-ves! </text:p>
          </table:table-cell>
          <table:table-cell table:style-name="ce10" table:formula="of:=NOT(TRIM([.D1244])=TRIM([.F12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vyghan a warias yn-dann an gweli.</text:p>
          </table:table-cell>
          <table:table-cell table:style-name="ce4" office:value-type="string" calcext:value-type="string">
            <text:p>The little cat played under the bed.</text:p>
          </table:table-cell>
          <table:table-cell office:value-type="string" calcext:value-type="string">
            <text:p>An gath vyghan a warias yn-dann an gweli. </text:p>
          </table:table-cell>
          <table:table-cell table:style-name="ce10" table:formula="of:=NOT(TRIM([.D1245])=TRIM([.F12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splann an loergann war an arvor a-dreus an mor kosel, assyw hi teg!</text:p>
          </table:table-cell>
          <table:table-cell table:style-name="ce4" office:value-type="string" calcext:value-type="string">
            <text:p>When the full moon shines on the shore across the calm sea, how beautiful it is!</text:p>
          </table:table-cell>
          <table:table-cell office:value-type="string" calcext:value-type="string">
            <text:p>Pan splann an lorgan war an arvor a-dreus an mor kosel, assyw hi teg! </text:p>
          </table:table-cell>
          <table:table-cell table:style-name="ce10" table:formula="of:=NOT(TRIM([.D1246])=TRIM([.F12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ellwolok! Yndella ty a yll dyski meur.</text:p>
          </table:table-cell>
          <table:table-cell table:style-name="ce4" office:value-type="string" calcext:value-type="string">
            <text:p>Watch the television! In that way you can learn much.</text:p>
          </table:table-cell>
          <table:table-cell office:value-type="string" calcext:value-type="string">
            <text:p>Mir orth an bellwolok! Yndella ty a yll dyski meur. </text:p>
          </table:table-cell>
          <table:table-cell table:style-name="ce10" table:formula="of:=NOT(TRIM([.D1247])=TRIM([.F12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4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  <table:table-cell office:value-type="string" calcext:value-type="string">
            <text:p>Talan a veu genys Dy' Yow an nessa warn ugens a vis Hedra y'n vlydhen mil, naw kans ha seytek. Seytek bloodh ha tri ugens o ev yn mil naw kans pemthek ha peswar ugens. Ev yw yagh hwath. </text:p>
          </table:table-cell>
          <table:table-cell table:style-name="ce10" table:formula="of:=NOT(TRIM([.D1248])=TRIM([.F12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arr dhis?</text:p>
          </table:table-cell>
          <table:table-cell table:style-name="ce4" office:value-type="string" calcext:value-type="string">
            <text:p>Have you a car?</text:p>
          </table:table-cell>
          <table:table-cell office:value-type="string" calcext:value-type="string">
            <text:p>Eus karr dhis? </text:p>
          </table:table-cell>
          <table:table-cell table:style-name="ce10" table:formula="of:=NOT(TRIM([.D1249])=TRIM([.F12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chi dhis?</text:p>
          </table:table-cell>
          <table:table-cell table:style-name="ce4" office:value-type="string" calcext:value-type="string">
            <text:p>Have you a house?</text:p>
          </table:table-cell>
          <table:table-cell office:value-type="string" calcext:value-type="string">
            <text:p>Eus chi dhis? </text:p>
          </table:table-cell>
          <table:table-cell table:style-name="ce10" table:formula="of:=NOT(TRIM([.D1250])=TRIM([.F12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dhis?</text:p>
          </table:table-cell>
          <table:table-cell table:style-name="ce4" office:value-type="string" calcext:value-type="string">
            <text:p>Have you a dog?</text:p>
          </table:table-cell>
          <table:table-cell office:value-type="string" calcext:value-type="string">
            <text:p>Eus ki dhis? </text:p>
          </table:table-cell>
          <table:table-cell table:style-name="ce10" table:formula="of:=NOT(TRIM([.D1251])=TRIM([.F12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arr dhymm.</text:p>
          </table:table-cell>
          <table:table-cell table:style-name="ce4" office:value-type="string" calcext:value-type="string">
            <text:p>I have a car.</text:p>
          </table:table-cell>
          <table:table-cell office:value-type="string" calcext:value-type="string">
            <text:p>Yma karr dhymm. </text:p>
          </table:table-cell>
          <table:table-cell table:style-name="ce10" table:formula="of:=NOT(TRIM([.D1252])=TRIM([.F12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erlyver dhis?</text:p>
          </table:table-cell>
          <table:table-cell table:style-name="ce4" office:value-type="string" calcext:value-type="string">
            <text:p>Have you a dictionary?</text:p>
          </table:table-cell>
          <table:table-cell office:value-type="string" calcext:value-type="string">
            <text:p>Eus gerlyver dhis? </text:p>
          </table:table-cell>
          <table:table-cell table:style-name="ce10" table:formula="of:=NOT(TRIM([.D1253])=TRIM([.F12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gerlyver dhymm.</text:p>
          </table:table-cell>
          <table:table-cell table:style-name="ce4" office:value-type="string" calcext:value-type="string">
            <text:p>Yes! I have a dictionary.</text:p>
          </table:table-cell>
          <table:table-cell office:value-type="string" calcext:value-type="string">
            <text:p>Eus! Yma gerlyver dhymm. </text:p>
          </table:table-cell>
          <table:table-cell table:style-name="ce10" table:formula="of:=NOT(TRIM([.D1254])=TRIM([.F12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rr dhis?</text:p>
          </table:table-cell>
          <table:table-cell table:style-name="ce4" office:value-type="string" calcext:value-type="string">
            <text:p>Did you have a car?</text:p>
          </table:table-cell>
          <table:table-cell office:value-type="string" calcext:value-type="string">
            <text:p>Esa karr dhis? </text:p>
          </table:table-cell>
          <table:table-cell table:style-name="ce10" table:formula="of:=NOT(TRIM([.D1255])=TRIM([.F12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karr dhymm.</text:p>
          </table:table-cell>
          <table:table-cell table:style-name="ce4" office:value-type="string" calcext:value-type="string">
            <text:p>I did have a car.</text:p>
          </table:table-cell>
          <table:table-cell office:value-type="string" calcext:value-type="string">
            <text:p>Yth esa karr dhymm. </text:p>
          </table:table-cell>
          <table:table-cell table:style-name="ce10" table:formula="of:=NOT(TRIM([.D1256])=TRIM([.F12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sagh dhis?</text:p>
          </table:table-cell>
          <table:table-cell table:style-name="ce4" office:value-type="string" calcext:value-type="string">
            <text:p>Did you have a bag?</text:p>
          </table:table-cell>
          <table:table-cell office:value-type="string" calcext:value-type="string">
            <text:p>Esa sagh dhis? </text:p>
          </table:table-cell>
          <table:table-cell table:style-name="ce10" table:formula="of:=NOT(TRIM([.D1257])=TRIM([.F12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sagh dhymm</text:p>
          </table:table-cell>
          <table:table-cell table:style-name="ce4" office:value-type="string" calcext:value-type="string">
            <text:p>Yes! I did have a bag.</text:p>
          </table:table-cell>
          <table:table-cell office:value-type="string" calcext:value-type="string">
            <text:p>Esa! Yth esa sagh dhymm </text:p>
          </table:table-cell>
          <table:table-cell table:style-name="ce10" table:formula="of:=NOT(TRIM([.D1258])=TRIM([.F12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dhedhi?</text:p>
          </table:table-cell>
          <table:table-cell table:style-name="ce4" office:value-type="string" calcext:value-type="string">
            <text:p>Has she a child?</text:p>
          </table:table-cell>
          <table:table-cell office:value-type="string" calcext:value-type="string">
            <text:p>Eus flogh dhedhi? </text:p>
          </table:table-cell>
          <table:table-cell table:style-name="ce10" table:formula="of:=NOT(TRIM([.D1259])=TRIM([.F12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flogh dhedhi.</text:p>
          </table:table-cell>
          <table:table-cell table:style-name="ce4" office:value-type="string" calcext:value-type="string">
            <text:p>Yes! She has a child.</text:p>
          </table:table-cell>
          <table:table-cell office:value-type="string" calcext:value-type="string">
            <text:p>Eus! Yma flogh dhedhi. </text:p>
          </table:table-cell>
          <table:table-cell table:style-name="ce10" table:formula="of:=NOT(TRIM([.D1260])=TRIM([.F12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th dhedha?</text:p>
          </table:table-cell>
          <table:table-cell table:style-name="ce4" office:value-type="string" calcext:value-type="string">
            <text:p>Did they have a cat?</text:p>
          </table:table-cell>
          <table:table-cell office:value-type="string" calcext:value-type="string">
            <text:p>Esa kath dhedha? </text:p>
          </table:table-cell>
          <table:table-cell table:style-name="ce10" table:formula="of:=NOT(TRIM([.D1261])=TRIM([.F12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ath dhedha</text:p>
          </table:table-cell>
          <table:table-cell table:style-name="ce4" office:value-type="string" calcext:value-type="string">
            <text:p>Yes! They had a cat.</text:p>
          </table:table-cell>
          <table:table-cell office:value-type="string" calcext:value-type="string">
            <text:p>Esa! Yth esa kath dhedha </text:p>
          </table:table-cell>
          <table:table-cell table:style-name="ce10" table:formula="of:=NOT(TRIM([.D1262])=TRIM([.F12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ganso?</text:p>
          </table:table-cell>
          <table:table-cell table:style-name="ce4" office:value-type="string" calcext:value-type="string">
            <text:p>Has he a dog with him?</text:p>
          </table:table-cell>
          <table:table-cell office:value-type="string" calcext:value-type="string">
            <text:p>Eus ki ganso? </text:p>
          </table:table-cell>
          <table:table-cell table:style-name="ce10" table:formula="of:=NOT(TRIM([.D1263])=TRIM([.F12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ki ganso</text:p>
          </table:table-cell>
          <table:table-cell table:style-name="ce4" office:value-type="string" calcext:value-type="string">
            <text:p>Yes! He has a dog with him.</text:p>
          </table:table-cell>
          <table:table-cell office:value-type="string" calcext:value-type="string">
            <text:p>Eus! Yma ki ganso </text:p>
          </table:table-cell>
          <table:table-cell table:style-name="ce10" table:formula="of:=NOT(TRIM([.D1264])=TRIM([.F12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gensi?</text:p>
          </table:table-cell>
          <table:table-cell table:style-name="ce4" office:value-type="string" calcext:value-type="string">
            <text:p>Is there a child with her?</text:p>
          </table:table-cell>
          <table:table-cell office:value-type="string" calcext:value-type="string">
            <text:p>Eus flogh gensi? </text:p>
          </table:table-cell>
          <table:table-cell table:style-name="ce10" table:formula="of:=NOT(TRIM([.D1265])=TRIM([.F12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oweth genes?</text:p>
          </table:table-cell>
          <table:table-cell table:style-name="ce4" office:value-type="string" calcext:value-type="string">
            <text:p>Did you have a friend with you?</text:p>
          </table:table-cell>
          <table:table-cell office:value-type="string" calcext:value-type="string">
            <text:p>Esa koweth genes? </text:p>
          </table:table-cell>
          <table:table-cell table:style-name="ce10" table:formula="of:=NOT(TRIM([.D1266])=TRIM([.F12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oweth genev.</text:p>
          </table:table-cell>
          <table:table-cell table:style-name="ce4" office:value-type="string" calcext:value-type="string">
            <text:p>Yes! I had a friend with me.</text:p>
          </table:table-cell>
          <table:table-cell office:value-type="string" calcext:value-type="string">
            <text:p>Esa! Yth esa koweth genev. </text:p>
          </table:table-cell>
          <table:table-cell table:style-name="ce10" table:formula="of:=NOT(TRIM([.D1267])=TRIM([.F12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bluvenn ma dhis?</text:p>
          </table:table-cell>
          <table:table-cell table:style-name="ce4" office:value-type="string" calcext:value-type="string">
            <text:p>Is this pen yours?</text:p>
          </table:table-cell>
          <table:table-cell office:value-type="string" calcext:value-type="string">
            <text:p>Yw an bluven ma dhis? </text:p>
          </table:table-cell>
          <table:table-cell table:style-name="ce10" table:formula="of:=NOT(TRIM([.D1268])=TRIM([.F12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! An bluvenn yw dhymm.</text:p>
          </table:table-cell>
          <table:table-cell table:style-name="ce4" office:value-type="string" calcext:value-type="string">
            <text:p>It is! The pen is mine.</text:p>
          </table:table-cell>
          <table:table-cell office:value-type="string" calcext:value-type="string">
            <text:p>Yw! An bluven yw dhymm. </text:p>
          </table:table-cell>
          <table:table-cell table:style-name="ce10" table:formula="of:=NOT(TRIM([.D1269])=TRIM([.F12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yw! Nyns yw an bluvenn dhymm.</text:p>
          </table:table-cell>
          <table:table-cell table:style-name="ce4" office:value-type="string" calcext:value-type="string">
            <text:p>It is not! The pen is not mine.</text:p>
          </table:table-cell>
          <table:table-cell office:value-type="string" calcext:value-type="string">
            <text:p>Nag yw! Nyns yw an bluven dhymm. </text:p>
          </table:table-cell>
          <table:table-cell table:style-name="ce10" table:formula="of:=NOT(TRIM([.D1270])=TRIM([.F12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an lyver dhe Yowann?</text:p>
          </table:table-cell>
          <table:table-cell table:style-name="ce4" office:value-type="string" calcext:value-type="string">
            <text:p>Was the book John’s?</text:p>
          </table:table-cell>
          <table:table-cell office:value-type="string" calcext:value-type="string">
            <text:p>O an lyver dhe Yowan? </text:p>
          </table:table-cell>
          <table:table-cell table:style-name="ce10" table:formula="of:=NOT(TRIM([.D1271])=TRIM([.F12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! An lyver o dhe Yowann.</text:p>
          </table:table-cell>
          <table:table-cell table:style-name="ce4" office:value-type="string" calcext:value-type="string">
            <text:p>Yes! It was John’s book.</text:p>
          </table:table-cell>
          <table:table-cell office:value-type="string" calcext:value-type="string">
            <text:p>O! An lyver o dhe Yowan. </text:p>
          </table:table-cell>
          <table:table-cell table:style-name="ce10" table:formula="of:=NOT(TRIM([.D1272])=TRIM([.F12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o! Nyns o an lyver dhe Yowann.</text:p>
          </table:table-cell>
          <table:table-cell table:style-name="ce4" office:value-type="string" calcext:value-type="string">
            <text:p>No! The book was not John’s.</text:p>
          </table:table-cell>
          <table:table-cell office:value-type="string" calcext:value-type="string">
            <text:p>Nag o! Nyns o an lyver dhe Yowan. </text:p>
          </table:table-cell>
          <table:table-cell table:style-name="ce10" table:formula="of:=NOT(TRIM([.D1273])=TRIM([.F12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jynn-amontya dhis? Nag eus!</text:p>
          </table:table-cell>
          <table:table-cell table:style-name="ce4" office:value-type="string" calcext:value-type="string">
            <text:p>Have you a computer? No!</text:p>
          </table:table-cell>
          <table:table-cell office:value-type="string" calcext:value-type="string">
            <text:p>Eus jyn-amontya dhis? Nag eus! </text:p>
          </table:table-cell>
          <table:table-cell table:style-name="ce10" table:formula="of:=NOT(TRIM([.D1274])=TRIM([.F12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doryow-bregh dhedhi? Eus!</text:p>
          </table:table-cell>
          <table:table-cell table:style-name="ce4" office:value-type="string" calcext:value-type="string">
            <text:p>Has she got armchairs? Yes!</text:p>
          </table:table-cell>
          <table:table-cell office:value-type="string" calcext:value-type="string">
            <text:p>Eus kadoryow-bregh dhedhi? Eus! </text:p>
          </table:table-cell>
          <table:table-cell table:style-name="ce10" table:formula="of:=NOT(TRIM([.D1275])=TRIM([.F12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ador-vregh dhedhi.</text:p>
          </table:table-cell>
          <table:table-cell table:style-name="ce4" office:value-type="string" calcext:value-type="string">
            <text:p>She has two armchairs.</text:p>
          </table:table-cell>
          <table:table-cell office:value-type="string" calcext:value-type="string">
            <text:p>Yma diw gador-vregh dhedhi. </text:p>
          </table:table-cell>
          <table:table-cell table:style-name="ce10" table:formula="of:=NOT(TRIM([.D1276])=TRIM([.F12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tigenn nowydh dhymm.</text:p>
          </table:table-cell>
          <table:table-cell table:style-name="ce4" office:value-type="string" calcext:value-type="string">
            <text:p>I have not got a new wallet. .</text:p>
          </table:table-cell>
          <table:table-cell office:value-type="string" calcext:value-type="string">
            <text:p>Nyns eus tigen nowydh dhymm. </text:p>
          </table:table-cell>
          <table:table-cell table:style-name="ce10" table:formula="of:=NOT(TRIM([.D1277])=TRIM([.F12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nebes pelyow dhe'n fleghes.</text:p>
          </table:table-cell>
          <table:table-cell table:style-name="ce4" office:value-type="string" calcext:value-type="string">
            <text:p>The children have a few balls.</text:p>
          </table:table-cell>
          <table:table-cell office:value-type="string" calcext:value-type="string">
            <text:p>Yma nebes pelyow dhe'n fleghes. </text:p>
          </table:table-cell>
          <table:table-cell table:style-name="ce10" table:formula="of:=NOT(TRIM([.D1278])=TRIM([.F12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anow dhe'n ki ma?</text:p>
          </table:table-cell>
          <table:table-cell table:style-name="ce4" office:value-type="string" calcext:value-type="string">
            <text:p>Has this dog got a name?</text:p>
          </table:table-cell>
          <table:table-cell office:value-type="string" calcext:value-type="string">
            <text:p>Eus hanow dhe'n ki ma? </text:p>
          </table:table-cell>
          <table:table-cell table:style-name="ce10" table:formula="of:=NOT(TRIM([.D1279])=TRIM([.F12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le'ti dhe'n bargen-tir na?</text:p>
          </table:table-cell>
          <table:table-cell table:style-name="ce4" office:value-type="string" calcext:value-type="string">
            <text:p>Had that farm a dairy?</text:p>
          </table:table-cell>
          <table:table-cell office:value-type="string" calcext:value-type="string">
            <text:p>Esa le'ti dhe'n bargen-tir na? </text:p>
          </table:table-cell>
          <table:table-cell table:style-name="ce10" table:formula="of:=NOT(TRIM([.D1280])=TRIM([.F12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a keow ledan dhe'n pras.</text:p>
          </table:table-cell>
          <table:table-cell table:style-name="ce4" office:value-type="string" calcext:value-type="string">
            <text:p>The field did not have wide hedges.</text:p>
          </table:table-cell>
          <table:table-cell office:value-type="string" calcext:value-type="string">
            <text:p>Nyns esa keow ledan dhe'n pras. </text:p>
          </table:table-cell>
          <table:table-cell table:style-name="ce10" table:formula="of:=NOT(TRIM([.D1281])=TRIM([.F12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esedhva vras dhe'n chi na?</text:p>
          </table:table-cell>
          <table:table-cell table:style-name="ce4" office:value-type="string" calcext:value-type="string">
            <text:p>Has that house a large lounge?</text:p>
          </table:table-cell>
          <table:table-cell office:value-type="string" calcext:value-type="string">
            <text:p>Eus esedhva vras dhe'n chi na? </text:p>
          </table:table-cell>
          <table:table-cell table:style-name="ce10" table:formula="of:=NOT(TRIM([.D1282])=TRIM([.F12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onan pur vras dhodho.</text:p>
          </table:table-cell>
          <table:table-cell table:style-name="ce4" office:value-type="string" calcext:value-type="string">
            <text:p>Yes! It has a large one.</text:p>
          </table:table-cell>
          <table:table-cell office:value-type="string" calcext:value-type="string">
            <text:p>Eus! Yma onan pur vras dhodho. </text:p>
          </table:table-cell>
          <table:table-cell table:style-name="ce10" table:formula="of:=NOT(TRIM([.D1283])=TRIM([.F12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th gensi? Nag eus lemmyn.</text:p>
          </table:table-cell>
          <table:table-cell table:style-name="ce4" office:value-type="string" calcext:value-type="string">
            <text:p>Has she a cat with her? Not now!</text:p>
          </table:table-cell>
          <table:table-cell office:value-type="string" calcext:value-type="string">
            <text:p>Eus kath gensi? Nag eus lemmyn. </text:p>
          </table:table-cell>
          <table:table-cell table:style-name="ce10" table:formula="of:=NOT(TRIM([.D1284])=TRIM([.F12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aga broder gansa?</text:p>
          </table:table-cell>
          <table:table-cell table:style-name="ce4" office:value-type="string" calcext:value-type="string">
            <text:p>Did they have their brother with them?</text:p>
          </table:table-cell>
          <table:table-cell office:value-type="string" calcext:value-type="string">
            <text:p>Esa aga broder gansa? </text:p>
          </table:table-cell>
          <table:table-cell table:style-name="ce10" table:formula="of:=NOT(TRIM([.D1285])=TRIM([.F12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dhewweder ma dhis?</text:p>
          </table:table-cell>
          <table:table-cell table:style-name="ce4" office:value-type="string" calcext:value-type="string">
            <text:p>Are these spectacles yours?</text:p>
          </table:table-cell>
          <table:table-cell office:value-type="string" calcext:value-type="string">
            <text:p>Yw an dhewweder ma dhis? </text:p>
          </table:table-cell>
          <table:table-cell table:style-name="ce10" table:formula="of:=NOT(TRIM([.D1286])=TRIM([.F12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. I yw dhymm, meur ras.</text:p>
          </table:table-cell>
          <table:table-cell table:style-name="ce4" office:value-type="string" calcext:value-type="string">
            <text:p>Yes. They are mine, thanks.</text:p>
          </table:table-cell>
          <table:table-cell office:value-type="string" calcext:value-type="string">
            <text:p>Yns. I yw dhymm, meur ras. </text:p>
          </table:table-cell>
          <table:table-cell table:style-name="ce10" table:formula="of:=NOT(TRIM([.D1287])=TRIM([.F1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wedrenn ma dhedhi? Yw!</text:p>
          </table:table-cell>
          <table:table-cell table:style-name="ce4" office:value-type="string" calcext:value-type="string">
            <text:p>Is this her glass? Yes!</text:p>
          </table:table-cell>
          <table:table-cell office:value-type="string" calcext:value-type="string">
            <text:p>Yw an wedren ma dhedhi? Yw! </text:p>
          </table:table-cell>
          <table:table-cell table:style-name="ce10" table:formula="of:=NOT(TRIM([.D1288])=TRIM([.F12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nessa karr dhe Vr Martyn?</text:p>
          </table:table-cell>
          <table:table-cell table:style-name="ce4" office:value-type="string" calcext:value-type="string">
            <text:p>Isn't the next car Mr Martin's?</text:p>
          </table:table-cell>
          <table:table-cell office:value-type="string" calcext:value-type="string">
            <text:p>A nyns yw an nessa karr dhe Vr Martyn? </text:p>
          </table:table-cell>
          <table:table-cell table:style-name="ce10" table:formula="of:=NOT(TRIM([.D1289])=TRIM([.F12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! Ev yw dhe Vr Martyn, dell dybav.</text:p>
          </table:table-cell>
          <table:table-cell table:style-name="ce4" office:value-type="string" calcext:value-type="string">
            <text:p>Yes! It's Mr Martin's, I think.</text:p>
          </table:table-cell>
          <table:table-cell office:value-type="string" calcext:value-type="string">
            <text:p>Yw! Ev yw dhe Vr Martyn, dell dybav. </text:p>
          </table:table-cell>
          <table:table-cell table:style-name="ce10" table:formula="of:=NOT(TRIM([.D1290])=TRIM([.F12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an eskisyow dhedha? Ens!</text:p>
          </table:table-cell>
          <table:table-cell table:style-name="ce4" office:value-type="string" calcext:value-type="string">
            <text:p>Were the shoes theirs? Yes!</text:p>
          </table:table-cell>
          <table:table-cell office:value-type="string" calcext:value-type="string">
            <text:p>O an eskisyow dhedha? Ens! </text:p>
          </table:table-cell>
          <table:table-cell table:style-name="ce10" table:formula="of:=NOT(TRIM([.D1291])=TRIM([.F12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o an diwes na dhe Wella?</text:p>
          </table:table-cell>
          <table:table-cell table:style-name="ce4" office:value-type="string" calcext:value-type="string">
            <text:p>Wasn't that Wella's drink?</text:p>
          </table:table-cell>
          <table:table-cell office:value-type="string" calcext:value-type="string">
            <text:p>A nyns o an diwes na dhe Wella? </text:p>
          </table:table-cell>
          <table:table-cell table:style-name="ce10" table:formula="of:=NOT(TRIM([.D1292])=TRIM([.F12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o! Dhe Gerensa o.</text:p>
          </table:table-cell>
          <table:table-cell table:style-name="ce4" office:value-type="string" calcext:value-type="string">
            <text:p>No! It was Karenza's.</text:p>
          </table:table-cell>
          <table:table-cell office:value-type="string" calcext:value-type="string">
            <text:p>Nag o! Dhe Gerensa o. </text:p>
          </table:table-cell>
          <table:table-cell table:style-name="ce10" table:formula="of:=NOT(TRIM([.D1293])=TRIM([.F12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errhas ow hows mes ny verrhasons aga hows ynsi.</text:p>
          </table:table-cell>
          <table:table-cell table:style-name="ce4" office:value-type="string" calcext:value-type="string">
            <text:p>I cut short my speech but they did not cut short their speech.</text:p>
          </table:table-cell>
          <table:table-cell office:value-type="string" calcext:value-type="string">
            <text:p>My a verrhas ow hows mes ny verrhasons aga hows ynsi. </text:p>
          </table:table-cell>
          <table:table-cell table:style-name="ce10" table:formula="of:=NOT(TRIM([.D1294])=TRIM([.F12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! Tasik! Ottena! Ergh war an glesin!</text:p>
          </table:table-cell>
          <table:table-cell table:style-name="ce4" office:value-type="string" calcext:value-type="string">
            <text:p>Daddy! Daddy! Look! Snow on the lawn!</text:p>
          </table:table-cell>
          <table:table-cell office:value-type="string" calcext:value-type="string">
            <text:p>Tasik! Tasik! Ottena! Ergh war an glesin! </text:p>
          </table:table-cell>
          <table:table-cell table:style-name="ce10" table:formula="of:=NOT(TRIM([.D1295])=TRIM([.F12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 chi yw gwerthys y'n eur ma.</text:p>
          </table:table-cell>
          <table:table-cell table:style-name="ce4" office:value-type="string" calcext:value-type="string">
            <text:p>Their house is sold now.</text:p>
          </table:table-cell>
          <table:table-cell office:value-type="string" calcext:value-type="string">
            <text:p>Aga chi yw gwerthys y'n eur ma. </text:p>
          </table:table-cell>
          <table:table-cell table:style-name="ce10" table:formula="of:=NOT(TRIM([.D1296])=TRIM([.F12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a weles Dy' Meurth martesen!</text:p>
          </table:table-cell>
          <table:table-cell table:style-name="ce4" office:value-type="string" calcext:value-type="string">
            <text:p>See you (on) Tuesday perhaps!</text:p>
          </table:table-cell>
          <table:table-cell office:value-type="string" calcext:value-type="string">
            <text:p>Dha weles Dy' Meurth martesen! </text:p>
          </table:table-cell>
          <table:table-cell table:style-name="ce10" table:formula="of:=NOT(TRIM([.D1297])=TRIM([.F12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ver an gorholyon y'n porth yw eth.</text:p>
          </table:table-cell>
          <table:table-cell table:style-name="ce4" office:value-type="string" calcext:value-type="string">
            <text:p>The number of ships in the harbour is eight. .</text:p>
          </table:table-cell>
          <table:table-cell office:value-type="string" calcext:value-type="string">
            <text:p>Niver an gorholyon y'n porth yw eth. </text:p>
          </table:table-cell>
          <table:table-cell table:style-name="ce10" table:formula="of:=NOT(TRIM([.D1298])=TRIM([.F12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dhyw yw an dewdhegves a vis Meurth, pennbloedh ow gwreg.</text:p>
          </table:table-cell>
          <table:table-cell table:style-name="ce4" office:value-type="string" calcext:value-type="string">
            <text:p>Today is the twelfth of March, my wife's birthday.</text:p>
          </table:table-cell>
          <table:table-cell office:value-type="string" calcext:value-type="string">
            <text:p>Hedhyw yw an dewdhegves a vis Meurth, pennblodh ow gwreg. </text:p>
          </table:table-cell>
          <table:table-cell table:style-name="ce10" table:formula="of:=NOT(TRIM([.D1299])=TRIM([.F12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an hoelan, mar pleg!</text:p>
          </table:table-cell>
          <table:table-cell table:style-name="ce4" office:value-type="string" calcext:value-type="string">
            <text:p>Give me the salt, please!</text:p>
          </table:table-cell>
          <table:table-cell office:value-type="string" calcext:value-type="string">
            <text:p>Ro dhymm an holan, mar pleg! </text:p>
          </table:table-cell>
          <table:table-cell table:style-name="ce10" table:formula="of:=NOT(TRIM([.D1300])=TRIM([.F13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rlyver Kernewek?</text:p>
          </table:table-cell>
          <table:table-cell table:style-name="ce4" office:value-type="string" calcext:value-type="string">
            <text:p>Where is the Cornish dictionary?</text:p>
          </table:table-cell>
          <table:table-cell office:value-type="string" calcext:value-type="string">
            <text:p>Ple'ma an gerlyver Kernewek? </text:p>
          </table:table-cell>
          <table:table-cell table:style-name="ce10" table:formula="of:=NOT(TRIM([.D1301])=TRIM([.F13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drysa estyllenn an argh-lyvrow y’n esedhva yma, dell dybav.</text:p>
          </table:table-cell>
          <table:table-cell table:style-name="ce4" office:value-type="string" calcext:value-type="string">
            <text:p>On the third shelf of the bookcase in the lounge it is, I think.</text:p>
          </table:table-cell>
          <table:table-cell office:value-type="string" calcext:value-type="string">
            <text:p>War drysa estyllen an argh-lyvrow y'n esedhva yma, dell dybav. </text:p>
          </table:table-cell>
          <table:table-cell table:style-name="ce10" table:formula="of:=NOT(TRIM([.D1302])=TRIM([.F130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 isel a-dal an chi.</text:p>
          </table:table-cell>
          <table:table-cell table:style-name="ce4" office:value-type="string" calcext:value-type="string">
            <text:p>There was a low hedge opposite the house.</text:p>
          </table:table-cell>
          <table:table-cell office:value-type="string" calcext:value-type="string">
            <text:p>Yth esa ke isel a-dal an chi. </text:p>
          </table:table-cell>
          <table:table-cell table:style-name="ce10" table:formula="of:=NOT(TRIM([.D1303])=TRIM([.F13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tra arall a-dal dhodho.</text:p>
          </table:table-cell>
          <table:table-cell table:style-name="ce4" office:value-type="string" calcext:value-type="string">
            <text:p>There was nothing else opposite it.</text:p>
          </table:table-cell>
          <table:table-cell office:value-type="string" calcext:value-type="string">
            <text:p>Nyns esa tra aral a-dal dhodho. </text:p>
          </table:table-cell>
          <table:table-cell table:style-name="ce10" table:formula="of:=NOT(TRIM([.D1304])=TRIM([.F13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pastiow yeyn rag agan kroust. Bryntin!</text:p>
          </table:table-cell>
          <table:table-cell table:style-name="ce4" office:value-type="string" calcext:value-type="string">
            <text:p>There were cold pasties for our crib. Fine!</text:p>
          </table:table-cell>
          <table:table-cell office:value-type="string" calcext:value-type="string">
            <text:p>Yth esa pastiow yeyn rag agan kroust. Bryntin! </text:p>
          </table:table-cell>
          <table:table-cell table:style-name="ce10" table:formula="of:=NOT(TRIM([.D1305])=TRIM([.F13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v ow mires orth an gorholyon ena.</text:p>
          </table:table-cell>
          <table:table-cell table:style-name="ce4" office:value-type="string" calcext:value-type="string">
            <text:p>I am looking at the ships there.</text:p>
          </table:table-cell>
          <table:table-cell office:value-type="string" calcext:value-type="string">
            <text:p>Yth esov ow mires orth an gorholyon ena. </text:p>
          </table:table-cell>
          <table:table-cell table:style-name="ce10" table:formula="of:=NOT(TRIM([.D1306])=TRIM([.F13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iskas hy fows las.</text:p>
          </table:table-cell>
          <table:table-cell table:style-name="ce4" office:value-type="string" calcext:value-type="string">
            <text:p>She wore her blue dress.</text:p>
          </table:table-cell>
          <table:table-cell office:value-type="string" calcext:value-type="string">
            <text:p>Hi a wiskas hy fows las. </text:p>
          </table:table-cell>
          <table:table-cell table:style-name="ce10" table:formula="of:=NOT(TRIM([.D1307])=TRIM([.F13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evav ten a koffi herwydh usadow.</text:p>
          </table:table-cell>
          <table:table-cell table:style-name="ce4" office:value-type="string" calcext:value-type="string">
            <text:p>I don’t drink tea nor coffee usually.</text:p>
          </table:table-cell>
          <table:table-cell office:value-type="string" calcext:value-type="string">
            <text:p>Ny evav ten a koffi herwydh usadow. </text:p>
          </table:table-cell>
          <table:table-cell table:style-name="ce10" table:formula="of:=NOT(TRIM([.D1308])=TRIM([.F13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dhewelav tre, an teylu yw lowen.</text:p>
          </table:table-cell>
          <table:table-cell table:style-name="ce4" office:value-type="string" calcext:value-type="string">
            <text:p>When I return home, the family is happy.</text:p>
          </table:table-cell>
          <table:table-cell office:value-type="string" calcext:value-type="string">
            <text:p>Pan dhewelav tre, an teylu yw lowen. </text:p>
          </table:table-cell>
          <table:table-cell table:style-name="ce10" table:formula="of:=NOT(TRIM([.D1309])=TRIM([.F13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na re gollas hy arghans.</text:p>
          </table:table-cell>
          <table:table-cell table:style-name="ce4" office:value-type="string" calcext:value-type="string">
            <text:p>Mona has lost her money.</text:p>
          </table:table-cell>
          <table:table-cell office:value-type="string" calcext:value-type="string">
            <text:p>Mona re gollas hy arghans. </text:p>
          </table:table-cell>
          <table:table-cell table:style-name="ce10" table:formula="of:=NOT(TRIM([.D1310])=TRIM([.F13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a gosk war an gweliow.</text:p>
          </table:table-cell>
          <table:table-cell table:style-name="ce4" office:value-type="string" calcext:value-type="string">
            <text:p>The cat sleeps on the beds.</text:p>
          </table:table-cell>
          <table:table-cell office:value-type="string" calcext:value-type="string">
            <text:p>An gath a gosk war an gweliow. </text:p>
          </table:table-cell>
          <table:table-cell table:style-name="ce10" table:formula="of:=NOT(TRIM([.D1311])=TRIM([.F13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na y lammas an vugh dres an ke.</text:p>
          </table:table-cell>
          <table:table-cell table:style-name="ce4" office:value-type="string" calcext:value-type="string">
            <text:p>Then the cow jumped over the hedge.</text:p>
          </table:table-cell>
          <table:table-cell office:value-type="string" calcext:value-type="string">
            <text:p>Ena y lammas an vugh dres an ke. </text:p>
          </table:table-cell>
          <table:table-cell table:style-name="ce10" table:formula="of:=NOT(TRIM([.D1312])=TRIM([.F13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Evans, an tiek, a vag deves ha hoghes.</text:p>
          </table:table-cell>
          <table:table-cell table:style-name="ce4" office:value-type="string" calcext:value-type="string">
            <text:p>Mr Evans, the farmer, breeds sheep and cows.</text:p>
          </table:table-cell>
          <table:table-cell office:value-type="string" calcext:value-type="string">
            <text:p>Mr Evans, an tiek, a vag deves ha hoghes. </text:p>
          </table:table-cell>
          <table:table-cell table:style-name="ce10" table:formula="of:=NOT(TRIM([.D1313])=TRIM([.F13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nha an bord du ragov, mar pleg.</text:p>
          </table:table-cell>
          <table:table-cell table:style-name="ce4" office:value-type="string" calcext:value-type="string">
            <text:p>Clean the blackboard for me, please.</text:p>
          </table:table-cell>
          <table:table-cell office:value-type="string" calcext:value-type="string">
            <text:p>Glanha an bord du ragov, mar pleg. </text:p>
          </table:table-cell>
          <table:table-cell table:style-name="ce10" table:formula="of:=NOT(TRIM([.D1314])=TRIM([.F13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yrghsons aga thaklow gansa.</text:p>
          </table:table-cell>
          <table:table-cell table:style-name="ce4" office:value-type="string" calcext:value-type="string">
            <text:p>They didn’t bring their things with them.</text:p>
          </table:table-cell>
          <table:table-cell office:value-type="string" calcext:value-type="string">
            <text:p>Ny gyrghsons aga thaklow gansa. </text:p>
          </table:table-cell>
          <table:table-cell table:style-name="ce10" table:formula="of:=NOT(TRIM([.D1315])=TRIM([.F13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odrep Me a dorras bleujennow yn hy lowarth.</text:p>
          </table:table-cell>
          <table:table-cell table:style-name="ce4" office:value-type="string" calcext:value-type="string">
            <text:p>Aunt May picked flowers in her garden.</text:p>
          </table:table-cell>
          <table:table-cell office:value-type="string" calcext:value-type="string">
            <text:p>An vodrep Me a dorras bleujennow yn hy lowarth. </text:p>
          </table:table-cell>
          <table:table-cell table:style-name="ce10" table:formula="of:=NOT(TRIM([.D1316])=TRIM([.F13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wr an fenten a dhe’n gover.</text:p>
          </table:table-cell>
          <table:table-cell table:style-name="ce4" office:value-type="string" calcext:value-type="string">
            <text:p>The spring water goes to the brook.</text:p>
          </table:table-cell>
          <table:table-cell office:value-type="string" calcext:value-type="string">
            <text:p>Dowr an fenten a dhe'n gover. </text:p>
          </table:table-cell>
          <table:table-cell table:style-name="ce10" table:formula="of:=NOT(TRIM([.D1317])=TRIM([.F13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ra ev y hwel. Diek yw ev.</text:p>
          </table:table-cell>
          <table:table-cell table:style-name="ce4" office:value-type="string" calcext:value-type="string">
            <text:p>He doesn’t do his work. He is lazy.</text:p>
          </table:table-cell>
          <table:table-cell office:value-type="string" calcext:value-type="string">
            <text:p>Ny wra ev y hwel. Diek yw ev. </text:p>
          </table:table-cell>
          <table:table-cell table:style-name="ce10" table:formula="of:=NOT(TRIM([.D1318])=TRIM([.F13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diwedhes pupprys.</text:p>
          </table:table-cell>
          <table:table-cell table:style-name="ce4" office:value-type="string" calcext:value-type="string">
            <text:p>He is always late.</text:p>
          </table:table-cell>
          <table:table-cell office:value-type="string" calcext:value-type="string">
            <text:p>Ev yw diwedhes pupprys. </text:p>
          </table:table-cell>
          <table:table-cell table:style-name="ce10" table:formula="of:=NOT(TRIM([.D1319])=TRIM([.F13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mmeth yw tra vras yn Kernow.</text:p>
          </table:table-cell>
          <table:table-cell table:style-name="ce4" office:value-type="string" calcext:value-type="string">
            <text:p>Agriculture is a big affair in Cornwall.</text:p>
          </table:table-cell>
          <table:table-cell office:value-type="string" calcext:value-type="string">
            <text:p>Ammeth yw tra vras yn Kernow. </text:p>
          </table:table-cell>
          <table:table-cell table:style-name="ce10" table:formula="of:=NOT(TRIM([.D1320])=TRIM([.F13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 dus a asas an kuntelles warbarth.</text:p>
          </table:table-cell>
          <table:table-cell table:style-name="ce4" office:value-type="string" calcext:value-type="string">
            <text:p>All the people left the meeting together.</text:p>
          </table:table-cell>
          <table:table-cell office:value-type="string" calcext:value-type="string">
            <text:p>Oll an dus a asas an kuntelles warbarth. </text:p>
          </table:table-cell>
          <table:table-cell table:style-name="ce10" table:formula="of:=NOT(TRIM([.D1321])=TRIM([.F13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edha a drelyas a-dhistowgh.</text:p>
          </table:table-cell>
          <table:table-cell table:style-name="ce4" office:value-type="string" calcext:value-type="string">
            <text:p>All of them turned straightaway.</text:p>
          </table:table-cell>
          <table:table-cell office:value-type="string" calcext:value-type="string">
            <text:p>Oll anedha a drelyas a-dhistowgh. </text:p>
          </table:table-cell>
          <table:table-cell table:style-name="ce10" table:formula="of:=NOT(TRIM([.D1322])=TRIM([.F13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hanan a ganas y'n keur na.</text:p>
          </table:table-cell>
          <table:table-cell table:style-name="ce4" office:value-type="string" calcext:value-type="string">
            <text:p>All of us sang in that choir.</text:p>
          </table:table-cell>
          <table:table-cell office:value-type="string" calcext:value-type="string">
            <text:p>Oll ahanan a ganas y'n keur na. </text:p>
          </table:table-cell>
          <table:table-cell table:style-name="ce10" table:formula="of:=NOT(TRIM([.D1323])=TRIM([.F13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rnowyon oll, keffrys koth ha yowynk.</text:p>
          </table:table-cell>
          <table:table-cell table:style-name="ce4" office:value-type="string" calcext:value-type="string">
            <text:p>Cornish people all, both old and young.</text:p>
          </table:table-cell>
          <table:table-cell office:value-type="string" calcext:value-type="string">
            <text:p>Kernowyon oll, keffrys koth ha yowynk. </text:p>
          </table:table-cell>
          <table:table-cell table:style-name="ce10" table:formula="of:=NOT(TRIM([.D1324])=TRIM([.F13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ll.</text:p>
          </table:table-cell>
          <table:table-cell table:style-name="ce4" office:value-type="string" calcext:value-type="string">
            <text:p>Thank you all.</text:p>
          </table:table-cell>
          <table:table-cell office:value-type="string" calcext:value-type="string">
            <text:p>Meur ras dhywgh hwi oll. </text:p>
          </table:table-cell>
          <table:table-cell table:style-name="ce10" table:formula="of:=NOT(TRIM([.D1325])=TRIM([.F13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 lever yndella.</text:p>
          </table:table-cell>
          <table:table-cell table:style-name="ce4" office:value-type="string" calcext:value-type="string">
            <text:p>A few people say so.</text:p>
          </table:table-cell>
          <table:table-cell office:value-type="string" calcext:value-type="string">
            <text:p>Nebes a lever yndella. </text:p>
          </table:table-cell>
          <table:table-cell table:style-name="ce10" table:formula="of:=NOT(TRIM([.D1326])=TRIM([.F13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geryow yw gwella.</text:p>
          </table:table-cell>
          <table:table-cell table:style-name="ce4" office:value-type="string" calcext:value-type="string">
            <text:p>A few words are best.</text:p>
          </table:table-cell>
          <table:table-cell office:value-type="string" calcext:value-type="string">
            <text:p>Nebes geryow yw gwella. </text:p>
          </table:table-cell>
          <table:table-cell table:style-name="ce10" table:formula="of:=NOT(TRIM([.D1327])=TRIM([.F13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hanowgh hwi a vydh dewisys.</text:p>
          </table:table-cell>
          <table:table-cell table:style-name="ce4" office:value-type="string" calcext:value-type="string">
            <text:p>A few of you will be chosen.</text:p>
          </table:table-cell>
          <table:table-cell office:value-type="string" calcext:value-type="string">
            <text:p>Nebes ahanowgh hwi a vydh dewisys. </text:p>
          </table:table-cell>
          <table:table-cell table:style-name="ce10" table:formula="of:=NOT(TRIM([.D1328])=TRIM([.F13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leth yw gesys.</text:p>
          </table:table-cell>
          <table:table-cell table:style-name="ce4" office:value-type="string" calcext:value-type="string">
            <text:p>A little milk is left.</text:p>
          </table:table-cell>
          <table:table-cell office:value-type="string" calcext:value-type="string">
            <text:p>Nebes leth yw gesys. </text:p>
          </table:table-cell>
          <table:table-cell table:style-name="ce10" table:formula="of:=NOT(TRIM([.D1329])=TRIM([.F13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nodho o poder.</text:p>
          </table:table-cell>
          <table:table-cell table:style-name="ce4" office:value-type="string" calcext:value-type="string">
            <text:p>A little of it was rotten.</text:p>
          </table:table-cell>
          <table:table-cell office:value-type="string" calcext:value-type="string">
            <text:p>Nebes anodho o poder. </text:p>
          </table:table-cell>
          <table:table-cell table:style-name="ce10" table:formula="of:=NOT(TRIM([.D1330])=TRIM([.F13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vyth y'n fordh.</text:p>
          </table:table-cell>
          <table:table-cell table:style-name="ce4" office:value-type="string" calcext:value-type="string">
            <text:p>There is no car at all on the road.</text:p>
          </table:table-cell>
          <table:table-cell office:value-type="string" calcext:value-type="string">
            <text:p>Nyns eus karr vyth y'n fordh. </text:p>
          </table:table-cell>
          <table:table-cell table:style-name="ce10" table:formula="of:=NOT(TRIM([.D1331])=TRIM([.F13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leveris ev travyth? Ger vyth!</text:p>
          </table:table-cell>
          <table:table-cell table:style-name="ce4" office:value-type="string" calcext:value-type="string">
            <text:p>Did he say anything? Not a word!</text:p>
          </table:table-cell>
          <table:table-cell office:value-type="string" calcext:value-type="string">
            <text:p>A leveris ev travyth? Ger vyth! </text:p>
          </table:table-cell>
          <table:table-cell table:style-name="ce10" table:formula="of:=NOT(TRIM([.D1332])=TRIM([.F13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sys jy an edhen na? Travyth!</text:p>
          </table:table-cell>
          <table:table-cell table:style-name="ce4" office:value-type="string" calcext:value-type="string">
            <text:p>Did you see that bird? I didn't see anything!</text:p>
          </table:table-cell>
          <table:table-cell office:value-type="string" calcext:value-type="string">
            <text:p>A welsys jy an edhen na? Travyth! </text:p>
          </table:table-cell>
          <table:table-cell table:style-name="ce10" table:formula="of:=NOT(TRIM([.D1333])=TRIM([.F13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  <table:table-cell office:value-type="string" calcext:value-type="string">
            <text:p>Ev a leveris mann. </text:p>
          </table:table-cell>
          <table:table-cell table:style-name="ce10" table:formula="of:=NOT(TRIM([.D1334])=TRIM([.F13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drelyas onan anedha a-dhistowgh.</text:p>
          </table:table-cell>
          <table:table-cell table:style-name="ce4" office:value-type="string" calcext:value-type="string">
            <text:p>Not one of them turned straightaway.</text:p>
          </table:table-cell>
          <table:table-cell office:value-type="string" calcext:value-type="string">
            <text:p>Ny drelyas onan anedha a-dhistowgh. </text:p>
          </table:table-cell>
          <table:table-cell table:style-name="ce10" table:formula="of:=NOT(TRIM([.D1335])=TRIM([.F13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ganas onan ahanan y'n keur na.</text:p>
          </table:table-cell>
          <table:table-cell table:style-name="ce4" office:value-type="string" calcext:value-type="string">
            <text:p>None of us sang in that choir.</text:p>
          </table:table-cell>
          <table:table-cell office:value-type="string" calcext:value-type="string">
            <text:p>Ny ganas onan ahanan y'n keur na. </text:p>
          </table:table-cell>
          <table:table-cell table:style-name="ce10" table:formula="of:=NOT(TRIM([.D1336])=TRIM([.F13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welas ros a horn.</text:p>
          </table:table-cell>
          <table:table-cell table:style-name="ce4" office:value-type="string" calcext:value-type="string">
            <text:p>He saw an iron wheel.</text:p>
          </table:table-cell>
          <table:table-cell office:value-type="string" calcext:value-type="string">
            <text:p>Ev a welas ros a horn. </text:p>
          </table:table-cell>
          <table:table-cell table:style-name="ce10" table:formula="of:=NOT(TRIM([.D1337])=TRIM([.F13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amari ma gwrys a brenn-derow?</text:p>
          </table:table-cell>
          <table:table-cell table:style-name="ce4" office:value-type="string" calcext:value-type="string">
            <text:p>Is this cupboard made of oak wood?</text:p>
          </table:table-cell>
          <table:table-cell office:value-type="string" calcext:value-type="string">
            <text:p>Yw an amari ma gwrys a bren-derow? </text:p>
          </table:table-cell>
          <table:table-cell table:style-name="ce10" table:formula="of:=NOT(TRIM([.D1338])=TRIM([.F13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gens a'n fleghes a wortas a-dhelergh.</text:p>
          </table:table-cell>
          <table:table-cell table:style-name="ce4" office:value-type="string" calcext:value-type="string">
            <text:p>Twenty of the children waited behind.</text:p>
          </table:table-cell>
          <table:table-cell office:value-type="string" calcext:value-type="string">
            <text:p>Ugens a'n fleghes a wortas a-dhelergh. </text:p>
          </table:table-cell>
          <table:table-cell table:style-name="ce10" table:formula="of:=NOT(TRIM([.D1339])=TRIM([.F13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ns anedha a dhehwelis.</text:p>
          </table:table-cell>
          <table:table-cell table:style-name="ce4" office:value-type="string" calcext:value-type="string">
            <text:p>A hundred of them returned.</text:p>
          </table:table-cell>
          <table:table-cell office:value-type="string" calcext:value-type="string">
            <text:p>Kans anedha a dhehwelis. </text:p>
          </table:table-cell>
          <table:table-cell table:style-name="ce10" table:formula="of:=NOT(TRIM([.D1340])=TRIM([.F13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ymm nebes leth, mar pleg. Yma syghes dhymm.</text:p>
          </table:table-cell>
          <table:table-cell table:style-name="ce4" office:value-type="string" calcext:value-type="string">
            <text:p>Pass me some milk, please. I'm thirsty.</text:p>
          </table:table-cell>
          <table:table-cell office:value-type="string" calcext:value-type="string">
            <text:p>Ystyn dhymm nebes leth, mar pleg. Yma syghes dhymm. </text:p>
          </table:table-cell>
          <table:table-cell table:style-name="ce10" table:formula="of:=NOT(TRIM([.D1341])=TRIM([.F13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hanan a yll gorthybi dhe'n govynn na.</text:p>
          </table:table-cell>
          <table:table-cell table:style-name="ce4" office:value-type="string" calcext:value-type="string">
            <text:p>All of us can answer that question.</text:p>
          </table:table-cell>
          <table:table-cell office:value-type="string" calcext:value-type="string">
            <text:p>Oll ahanan a yll gorthybi dhe'n govyn na. </text:p>
          </table:table-cell>
          <table:table-cell table:style-name="ce10" table:formula="of:=NOT(TRIM([.D1342])=TRIM([.F13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gerens yw marow lemmyn.</text:p>
          </table:table-cell>
          <table:table-cell table:style-name="ce4" office:value-type="string" calcext:value-type="string">
            <text:p>All the near relations are dead now.</text:p>
          </table:table-cell>
          <table:table-cell office:value-type="string" calcext:value-type="string">
            <text:p>Oll an gerens yw marow lemmyn. </text:p>
          </table:table-cell>
          <table:table-cell table:style-name="ce10" table:formula="of:=NOT(TRIM([.D1343])=TRIM([.F13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a'n hynwyn yw kernewek, dell hevel.</text:p>
          </table:table-cell>
          <table:table-cell table:style-name="ce4" office:value-type="string" calcext:value-type="string">
            <text:p>Some of the names are Cornish, it seems.</text:p>
          </table:table-cell>
          <table:table-cell office:value-type="string" calcext:value-type="string">
            <text:p>Nebes a'n henwyn yw kernewek, dell hevel. </text:p>
          </table:table-cell>
          <table:table-cell table:style-name="ce10" table:formula="of:=NOT(TRIM([.D1344])=TRIM([.F13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barth oll ahanan, 'Meur ras!'.</text:p>
          </table:table-cell>
          <table:table-cell table:style-name="ce4" office:value-type="string" calcext:value-type="string">
            <text:p>On behalf of all of us, 'Thanks!'.</text:p>
          </table:table-cell>
          <table:table-cell office:value-type="string" calcext:value-type="string">
            <text:p>A-barth oll ahanan, 'meur ras!'. </text:p>
          </table:table-cell>
          <table:table-cell table:style-name="ce10" table:formula="of:=NOT(TRIM([.D1345])=TRIM([.F13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oll ahanowgh parys?</text:p>
          </table:table-cell>
          <table:table-cell table:style-name="ce4" office:value-type="string" calcext:value-type="string">
            <text:p>Are you all ready?</text:p>
          </table:table-cell>
          <table:table-cell office:value-type="string" calcext:value-type="string">
            <text:p>Yw oll ahanowgh parys? </text:p>
          </table:table-cell>
          <table:table-cell table:style-name="ce10" table:formula="of:=NOT(TRIM([.D1346])=TRIM([.F13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denvydh omma kynth yw hi seyth eur lemmyn.</text:p>
          </table:table-cell>
          <table:table-cell table:style-name="ce4" office:value-type="string" calcext:value-type="string">
            <text:p>There's no one here although it's seven o'clock now.</text:p>
          </table:table-cell>
          <table:table-cell office:value-type="string" calcext:value-type="string">
            <text:p>Nyns eus denvydh omma kynth yw hi seyth eur lemmyn. </text:p>
          </table:table-cell>
          <table:table-cell table:style-name="ce10" table:formula="of:=NOT(TRIM([.D1347])=TRIM([.F13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onan ahanowgh krev lowr dhe sevel an men ma.</text:p>
          </table:table-cell>
          <table:table-cell table:style-name="ce4" office:value-type="string" calcext:value-type="string">
            <text:p>Not one of you is strong enough to lift this stone.</text:p>
          </table:table-cell>
          <table:table-cell office:value-type="string" calcext:value-type="string">
            <text:p>Nyns yw onan ahanowgh krev lowr dhe sevel an men ma. </text:p>
          </table:table-cell>
          <table:table-cell table:style-name="ce10" table:formula="of:=NOT(TRIM([.D1348])=TRIM([.F13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4" office:value-type="string" calcext:value-type="string">
            <text:p>These good pasties are made of beef. Mother bought the meat in Mr. Ross' butcher's shop. He sells the best beef.</text:p>
          </table:table-cell>
          <table:table-cell office:value-type="string" calcext:value-type="string">
            <text:p>An pastiow da ma yw gwrys a vewin. An vamm a brenas an kig yn kikti Mr Ross, an kiger. Ev a werth an gwella bewin. </text:p>
          </table:table-cell>
          <table:table-cell table:style-name="ce10" table:formula="of:=NOT(TRIM([.D1349])=TRIM([.F13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owjiow yw gwrys a brenn.</text:p>
          </table:table-cell>
          <table:table-cell table:style-name="ce4" office:value-type="string" calcext:value-type="string">
            <text:p>The cowsheds are made of wood.</text:p>
          </table:table-cell>
          <table:table-cell office:value-type="string" calcext:value-type="string">
            <text:p>An bowjiow yw gwrys a brenn. </text:p>
          </table:table-cell>
          <table:table-cell table:style-name="ce10" table:formula="of:=NOT(TRIM([.D1350])=TRIM([.F13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hwegynnow na o gwrys a sugra gwynnrudh.</text:p>
          </table:table-cell>
          <table:table-cell table:style-name="ce4" office:value-type="string" calcext:value-type="string">
            <text:p>Those sweets were made of pink sugar.</text:p>
          </table:table-cell>
          <table:table-cell office:value-type="string" calcext:value-type="string">
            <text:p>An hwegennow na o gwrys a sugra gwynnrudh. </text:p>
          </table:table-cell>
          <table:table-cell table:style-name="ce10" table:formula="of:=NOT(TRIM([.D1351])=TRIM([.F13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ns teg, pennow an menydhyow y'n howlsedhes, an howl rudh a-ughta.</text:p>
          </table:table-cell>
          <table:table-cell table:style-name="ce4" office:value-type="string" calcext:value-type="string">
            <text:p>How beautiful the tops of the mountains are in the sunset, the red sun above them.</text:p>
          </table:table-cell>
          <table:table-cell office:value-type="string" calcext:value-type="string">
            <text:p>Ass yns teg, pennow an menedhyow y'n howlsedhes, an howl rudh a-ughta. </text:p>
          </table:table-cell>
          <table:table-cell table:style-name="ce10" table:formula="of:=NOT(TRIM([.D1352])=TRIM([.F13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nvedhes travydh yn y gever.</text:p>
          </table:table-cell>
          <table:table-cell table:style-name="ce4" office:value-type="string" calcext:value-type="string">
            <text:p>I don't understand anything about it.</text:p>
          </table:table-cell>
          <table:table-cell office:value-type="string" calcext:value-type="string">
            <text:p>Ny wonn konvedhes travydh yn y gever. </text:p>
          </table:table-cell>
          <table:table-cell table:style-name="ce10" table:formula="of:=NOT(TRIM([.D1353])=TRIM([.F13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leveris Maria yn kever Manow? Ny leveris hi ger yn hy hever.</text:p>
          </table:table-cell>
          <table:table-cell table:style-name="ce4" office:value-type="string" calcext:value-type="string">
            <text:p>What did Mary say about the Isle of Man? She didn't say a word about it.</text:p>
          </table:table-cell>
          <table:table-cell office:value-type="string" calcext:value-type="string">
            <text:p>Pandr'a leveris Maria yn kever Manow? Ny leveris hi ger yn hy hever. </text:p>
          </table:table-cell>
          <table:table-cell table:style-name="ce10" table:formula="of:=NOT(TRIM([.D1354])=TRIM([.F13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eth y'n badell a brojyas yn kettermyn ha'n dowr y'n galter.</text:p>
          </table:table-cell>
          <table:table-cell table:style-name="ce4" office:value-type="string" calcext:value-type="string">
            <text:p>The milk in the saucepan boiled at the same time as the water in the kettle.</text:p>
          </table:table-cell>
          <table:table-cell office:value-type="string" calcext:value-type="string">
            <text:p>An leth y'n badell a brojyas yn kettermyn ha'n dowr y'n galter. </text:p>
          </table:table-cell>
          <table:table-cell table:style-name="ce10" table:formula="of:=NOT(TRIM([.D1355])=TRIM([.F13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vynn henna orth Jenefer po yn hy le nebonan arall.</text:p>
          </table:table-cell>
          <table:table-cell table:style-name="ce4" office:value-type="string" calcext:value-type="string">
            <text:p>I want to ask Jenifer that or in her place someone else.</text:p>
          </table:table-cell>
          <table:table-cell office:value-type="string" calcext:value-type="string">
            <text:p>Yma hwans dhymm a wovyn henna orth Jenefer po yn hy le nebonan aral. </text:p>
          </table:table-cell>
          <table:table-cell table:style-name="ce10" table:formula="of:=NOT(TRIM([.D1356])=TRIM([.F13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skador a dennas an ankor ha'n kok a woelyas a-dhistowgh.</text:p>
          </table:table-cell>
          <table:table-cell table:style-name="ce4" office:value-type="string" calcext:value-type="string">
            <text:p>The fisherman pulled the anchor and the boat sailed straight away.</text:p>
          </table:table-cell>
          <table:table-cell office:value-type="string" calcext:value-type="string">
            <text:p>An pyskador a dennas an ankor ha'n kok a wolyas a-dhistowgh. </text:p>
          </table:table-cell>
          <table:table-cell table:style-name="ce10" table:formula="of:=NOT(TRIM([.D1357])=TRIM([.F13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balas kleudh down a-dro dhe'n park-kerri.</text:p>
          </table:table-cell>
          <table:table-cell table:style-name="ce4" office:value-type="string" calcext:value-type="string">
            <text:p>They dug a deep trench around the car park.</text:p>
          </table:table-cell>
          <table:table-cell office:value-type="string" calcext:value-type="string">
            <text:p>I a balas kleudh down a-dro dhe'n park-kerri. </text:p>
          </table:table-cell>
          <table:table-cell table:style-name="ce10" table:formula="of:=NOT(TRIM([.D1358])=TRIM([.F13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isten, fisten! Yma ergh ow tos!</text:p>
          </table:table-cell>
          <table:table-cell table:style-name="ce4" office:value-type="string" calcext:value-type="string">
            <text:p>Hurry, hurry! There's snow coming!</text:p>
          </table:table-cell>
          <table:table-cell office:value-type="string" calcext:value-type="string">
            <text:p>Fisten, fisten! Yma ergh ow tos! </text:p>
          </table:table-cell>
          <table:table-cell table:style-name="ce10" table:formula="of:=NOT(TRIM([.D1359])=TRIM([.F13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rmas yndella?</text:p>
          </table:table-cell>
          <table:table-cell table:style-name="ce4" office:value-type="string" calcext:value-type="string">
            <text:p>Who shouted like that?</text:p>
          </table:table-cell>
          <table:table-cell office:value-type="string" calcext:value-type="string">
            <text:p>Piw a armas yndella? </text:p>
          </table:table-cell>
          <table:table-cell table:style-name="ce10" table:formula="of:=NOT(TRIM([.D1360])=TRIM([.F13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mmol loes a dhre glaw.</text:p>
          </table:table-cell>
          <table:table-cell table:style-name="ce4" office:value-type="string" calcext:value-type="string">
            <text:p>Grey clouds bring rain.</text:p>
          </table:table-cell>
          <table:table-cell office:value-type="string" calcext:value-type="string">
            <text:p>Kommol loos a dhre glaw. </text:p>
          </table:table-cell>
          <table:table-cell table:style-name="ce10" table:formula="of:=NOT(TRIM([.D1361])=TRIM([.F13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y worthyp? Ass o gokki!</text:p>
          </table:table-cell>
          <table:table-cell table:style-name="ce4" office:value-type="string" calcext:value-type="string">
            <text:p>How was his reply? How silly it was!</text:p>
          </table:table-cell>
          <table:table-cell office:value-type="string" calcext:value-type="string">
            <text:p>Fatel o y worthyp? Ass o gokki! </text:p>
          </table:table-cell>
          <table:table-cell table:style-name="ce10" table:formula="of:=NOT(TRIM([.D1362])=TRIM([.F13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! Ow gols. My re dennas dew vlewynn wynn diworto!</text:p>
          </table:table-cell>
          <table:table-cell table:style-name="ce4" office:value-type="string" calcext:value-type="string">
            <text:p>See here! My hair. I've pulled two white hairs from it!</text:p>
          </table:table-cell>
          <table:table-cell office:value-type="string" calcext:value-type="string">
            <text:p>Ottomma! Ow gols. My re dennas dew vlewyn wynn dhyworto! </text:p>
          </table:table-cell>
          <table:table-cell table:style-name="ce10" table:formula="of:=NOT(TRIM([.D1363])=TRIM([.F13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owann a wovynnas orth an tiek, 'Py par gwydh yns i?' Ev a worthybis, 'Derow yns'.</text:p>
          </table:table-cell>
          <table:table-cell table:style-name="ce4" office:value-type="string" calcext:value-type="string">
            <text:p>John asked the farmer, 'What sort of trees are they?' He replied, 'They are oaks.'</text:p>
          </table:table-cell>
          <table:table-cell office:value-type="string" calcext:value-type="string">
            <text:p>Yowan a wovennas orth an tiek, 'py par gwydh yns i?' Ev a worthybis, 'derow yns'. </text:p>
          </table:table-cell>
          <table:table-cell table:style-name="ce10" table:formula="of:=NOT(TRIM([.D1364])=TRIM([.F13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fleghes a arm, 'Kernow bys vykken!' Pes da ov vy a henna.</text:p>
          </table:table-cell>
          <table:table-cell table:style-name="ce4" office:value-type="string" calcext:value-type="string">
            <text:p>All the children shout, 'Cornwall for ever!' I am pleased at that.</text:p>
          </table:table-cell>
          <table:table-cell office:value-type="string" calcext:value-type="string">
            <text:p>Oll an fleghes a arm, 'kernow bys vekken!' Pes da ov vy a henna. </text:p>
          </table:table-cell>
          <table:table-cell table:style-name="ce10" table:formula="of:=NOT(TRIM([.D1365])=TRIM([.F13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ros dhe bub karr. Yma an pympes a-ji ynno.</text:p>
          </table:table-cell>
          <table:table-cell table:style-name="ce4" office:value-type="string" calcext:value-type="string">
            <text:p>Every car has four wheels. The fifth one is inside it.</text:p>
          </table:table-cell>
          <table:table-cell office:value-type="string" calcext:value-type="string">
            <text:p>Yma peder ros dhe bub karr. Yma an pympes a-ji enno. </text:p>
          </table:table-cell>
          <table:table-cell table:style-name="ce10" table:formula="of:=NOT(TRIM([.D1366])=TRIM([.F136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4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  <table:table-cell office:value-type="string" calcext:value-type="string">
            <text:p>Yma nown dhe'n vebyon. An vamm a vynn ri nebes boos dhedha. Mes eus boos lowr y'n yeynell? Eus. Yma meur a vara hag amanen gesys hwath ynwedh. </text:p>
          </table:table-cell>
          <table:table-cell table:style-name="ce10" table:formula="of:=NOT(TRIM([.D1367])=TRIM([.F13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a-dhelergh, mar pleg. Nyns eus le gesys rybov.</text:p>
          </table:table-cell>
          <table:table-cell table:style-name="ce4" office:value-type="string" calcext:value-type="string">
            <text:p>Sit at the back, please. There's no place left beside me.</text:p>
          </table:table-cell>
          <table:table-cell office:value-type="string" calcext:value-type="string">
            <text:p>Esedh a-dhelergh, mar pleg. Nyns eus le gesys rybov. </text:p>
          </table:table-cell>
          <table:table-cell table:style-name="ce10" table:formula="of:=NOT(TRIM([.D1368])=TRIM([.F13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vydh meur dhe les omma owth oberi genen.</text:p>
          </table:table-cell>
          <table:table-cell table:style-name="ce4" office:value-type="string" calcext:value-type="string">
            <text:p>You will be very useful here working with us.</text:p>
          </table:table-cell>
          <table:table-cell office:value-type="string" calcext:value-type="string">
            <text:p>Ty a vydh meur dhe les omma owth oberi genen. </text:p>
          </table:table-cell>
          <table:table-cell table:style-name="ce10" table:formula="of:=NOT(TRIM([.D1369])=TRIM([.F13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redya an paper-nowodhow ha my ow tybri.</text:p>
          </table:table-cell>
          <table:table-cell table:style-name="ce4" office:value-type="string" calcext:value-type="string">
            <text:p>I was reading the newspaper while I was eating.</text:p>
          </table:table-cell>
          <table:table-cell office:value-type="string" calcext:value-type="string">
            <text:p>Yth esen ow redya an paper-nowodhow ha my ow tybri. </text:p>
          </table:table-cell>
          <table:table-cell table:style-name="ce10" table:formula="of:=NOT(TRIM([.D1370])=TRIM([.F13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lgh dha dhiwleuv kyns dybri dha voes!</text:p>
          </table:table-cell>
          <table:table-cell table:style-name="ce4" office:value-type="string" calcext:value-type="string">
            <text:p>Wash your hands before eating your food!</text:p>
          </table:table-cell>
          <table:table-cell office:value-type="string" calcext:value-type="string">
            <text:p>Golgh dha dhiwleuv kyns dybri dha voos! </text:p>
          </table:table-cell>
          <table:table-cell table:style-name="ce10" table:formula="of:=NOT(TRIM([.D1371])=TRIM([.F13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as a gosk yn ta wosa oberi yn tiwysek.</text:p>
          </table:table-cell>
          <table:table-cell table:style-name="ce4" office:value-type="string" calcext:value-type="string">
            <text:p>Father sleeps well after working hard.</text:p>
          </table:table-cell>
          <table:table-cell office:value-type="string" calcext:value-type="string">
            <text:p>Tas a gosk yn ta wosa oberi yn tiwysek. </text:p>
          </table:table-cell>
          <table:table-cell table:style-name="ce10" table:formula="of:=NOT(TRIM([.D1372])=TRIM([.F13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yns y vos dyskador, souder o.</text:p>
          </table:table-cell>
          <table:table-cell table:style-name="ce4" office:value-type="string" calcext:value-type="string">
            <text:p>Before he was a teacher he was a soldier.</text:p>
          </table:table-cell>
          <table:table-cell office:value-type="string" calcext:value-type="string">
            <text:p>Kyns y vos dyskador, souder o. </text:p>
          </table:table-cell>
          <table:table-cell table:style-name="ce10" table:formula="of:=NOT(TRIM([.D1373])=TRIM([.F13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osa agan gweles ev eth tre.</text:p>
          </table:table-cell>
          <table:table-cell table:style-name="ce4" office:value-type="string" calcext:value-type="string">
            <text:p>After seeing us he went home.</text:p>
          </table:table-cell>
          <table:table-cell office:value-type="string" calcext:value-type="string">
            <text:p>Wosa agan gweles ev eth tre. </text:p>
          </table:table-cell>
          <table:table-cell table:style-name="ce10" table:formula="of:=NOT(TRIM([.D1374])=TRIM([.F13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 a'm esedh hag i ow tonsya.</text:p>
          </table:table-cell>
          <table:table-cell table:style-name="ce4" office:value-type="string" calcext:value-type="string">
            <text:p>I was sitting while they were dancing.</text:p>
          </table:table-cell>
          <table:table-cell office:value-type="string" calcext:value-type="string">
            <text:p>Yth esen a'm esedh hag i ow tonsya. </text:p>
          </table:table-cell>
          <table:table-cell table:style-name="ce10" table:formula="of:=NOT(TRIM([.D1375])=TRIM([.F13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der ow kolghi fos yn unn stevell ha'y wreg ow liwya fosow an stevell arall.</text:p>
          </table:table-cell>
          <table:table-cell table:style-name="ce4" office:value-type="string" calcext:value-type="string">
            <text:p>Peter is washing a wall in one room while his wife is painting the walls of the other room.</text:p>
          </table:table-cell>
          <table:table-cell office:value-type="string" calcext:value-type="string">
            <text:p>Yma Peder ow kolghi fos yn unn stevel ha'y wreg ow liwya fosow an stevel aral. </text:p>
          </table:table-cell>
          <table:table-cell table:style-name="ce10" table:formula="of:=NOT(TRIM([.D1376])=TRIM([.F137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a an vamm a'y sav ha'n fleghes ow kwari.</text:p>
          </table:table-cell>
          <table:table-cell table:style-name="ce4" office:value-type="string" calcext:value-type="string">
            <text:p>Mother was standing while the children were playing.</text:p>
          </table:table-cell>
          <table:table-cell office:value-type="string" calcext:value-type="string">
            <text:p>Yth esa an vamm a'y sav ha'n fleghes ow kwari. </text:p>
          </table:table-cell>
          <table:table-cell table:style-name="ce10" table:formula="of:=NOT(TRIM([.D1377])=TRIM([.F13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rghenn an boesti ow jynn-skrifa gans unn bys hag ev ow megi yn keth prys.</text:p>
          </table:table-cell>
          <table:table-cell table:style-name="ce4" office:value-type="string" calcext:value-type="string">
            <text:p>The owner of the restaurant is typing with one finger while smoking at the same time.</text:p>
          </table:table-cell>
          <table:table-cell office:value-type="string" calcext:value-type="string">
            <text:p>Yma perghen an bosti ow jyn-skrifa gans unn bys hag ev ow megi yn keth prys. </text:p>
          </table:table-cell>
          <table:table-cell table:style-name="ce10" table:formula="of:=NOT(TRIM([.D1378])=TRIM([.F13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s i a'ga gorwedh y'ga gweli ha'n vamm ow pareusi aga hansel.</text:p>
          </table:table-cell>
          <table:table-cell table:style-name="ce4" office:value-type="string" calcext:value-type="string">
            <text:p>They were lying in bed while mother was preparing their breakfast.</text:p>
          </table:table-cell>
          <table:table-cell office:value-type="string" calcext:value-type="string">
            <text:p>Yth esens i a'ga gorwedh y'ga gweli ha'n vamm ow pareusi aga hansel. </text:p>
          </table:table-cell>
          <table:table-cell table:style-name="ce10" table:formula="of:=NOT(TRIM([.D1379])=TRIM([.F13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Omwolgh ha my owth omwiska!</text:p>
          </table:table-cell>
          <table:table-cell table:style-name="ce4" office:value-type="string" calcext:value-type="string">
            <text:p>Wash while I am dressing!</text:p>
          </table:table-cell>
          <table:table-cell office:value-type="string" calcext:value-type="string">
            <text:p>Omwolgh ha my owth omwiska! </text:p>
          </table:table-cell>
          <table:table-cell table:style-name="ce10" table:formula="of:=NOT(TRIM([.D1380])=TRIM([.F13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Wosa redya an dowlenn my a geskewsis yn hy hever gans ow gour.</text:p>
          </table:table-cell>
          <table:table-cell table:style-name="ce4" office:value-type="string" calcext:value-type="string">
            <text:p>After reading the programme I talked about it with my husband.</text:p>
          </table:table-cell>
          <table:table-cell office:value-type="string" calcext:value-type="string">
            <text:p>Wosa redya an dowlen my a geskewsis yn hy hever gans ow gour. </text:p>
          </table:table-cell>
          <table:table-cell table:style-name="ce10" table:formula="of:=NOT(TRIM([.D1381])=TRIM([.F13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An drehevyans o melin goth kyns y vos diwotti, herwydh y berghenn.</text:p>
          </table:table-cell>
          <table:table-cell table:style-name="ce4" office:value-type="string" calcext:value-type="string">
            <text:p>The building was an old mill before it was a pub, according to its owner.</text:p>
          </table:table-cell>
          <table:table-cell office:value-type="string" calcext:value-type="string">
            <text:p>An drehevyans o melin goth kyns y vos diwotti, herwydh y berghen. </text:p>
          </table:table-cell>
          <table:table-cell table:style-name="ce10" table:formula="of:=NOT(TRIM([.D1382])=TRIM([.F138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Karol a lanhas an lestri kyns aga daskorr dhe'n lestrier.</text:p>
          </table:table-cell>
          <table:table-cell table:style-name="ce4" office:value-type="string" calcext:value-type="string">
            <text:p>Carol cleaned the dishes before returning them to the dresser.</text:p>
          </table:table-cell>
          <table:table-cell office:value-type="string" calcext:value-type="string">
            <text:p>Karol a lanhas an lestri kyns aga daskor dhe'n lestrier. </text:p>
          </table:table-cell>
          <table:table-cell table:style-name="ce10" table:formula="of:=NOT(TRIM([.D1383])=TRIM([.F138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wer yw hager war an heyl. Ny yll den gweles a-dreus dhodho.</text:p>
          </table:table-cell>
          <table:table-cell table:style-name="ce4" office:value-type="string" calcext:value-type="string">
            <text:p>The weather is ugly on the estuary. A person cannot see across it.</text:p>
          </table:table-cell>
          <table:table-cell office:value-type="string" calcext:value-type="string">
            <text:p>An gewer yw hager war an heyl. Ny yll den gweles a-dreus dhodho. </text:p>
          </table:table-cell>
          <table:table-cell table:style-name="ce10" table:formula="of:=NOT(TRIM([.D1384])=TRIM([.F13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pons! Yma puskes y'n avon yn-danno.</text:p>
          </table:table-cell>
          <table:table-cell table:style-name="ce4" office:value-type="string" calcext:value-type="string">
            <text:p>Look at the bridge! There are fish in the river under it.</text:p>
          </table:table-cell>
          <table:table-cell office:value-type="string" calcext:value-type="string">
            <text:p>Mir orth an pons! Yma puskes y'n avon yn-danno. </text:p>
          </table:table-cell>
          <table:table-cell table:style-name="ce10" table:formula="of:=NOT(TRIM([.D1385])=TRIM([.F13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hyns yw efan mes leun a dus yw ev.</text:p>
          </table:table-cell>
          <table:table-cell table:style-name="ce4" office:value-type="string" calcext:value-type="string">
            <text:p>The road is wide but it is full of people.</text:p>
          </table:table-cell>
          <table:table-cell office:value-type="string" calcext:value-type="string">
            <text:p>An hyns yw efan mes leun a dus yw ev. </text:p>
          </table:table-cell>
          <table:table-cell table:style-name="ce10" table:formula="of:=NOT(TRIM([.D1386])=TRIM([.F13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 dhe-ves! Pur skwith ov.</text:p>
          </table:table-cell>
          <table:table-cell table:style-name="ce4" office:value-type="string" calcext:value-type="string">
            <text:p>Go away! I am very tired.</text:p>
          </table:table-cell>
          <table:table-cell office:value-type="string" calcext:value-type="string">
            <text:p>Ke dhe-ves! Pur skwith ov. </text:p>
          </table:table-cell>
          <table:table-cell table:style-name="ce10" table:formula="of:=NOT(TRIM([.D1387])=TRIM([.F13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vra ny vynn hi dehweles ha homm yw kales.</text:p>
          </table:table-cell>
          <table:table-cell table:style-name="ce4" office:value-type="string" calcext:value-type="string">
            <text:p>She will never wish to return and that is hard.</text:p>
          </table:table-cell>
          <table:table-cell office:value-type="string" calcext:value-type="string">
            <text:p>Nevra ny vynn hi dehweles ha homm yw kales. </text:p>
          </table:table-cell>
          <table:table-cell table:style-name="ce10" table:formula="of:=NOT(TRIM([.D1388])=TRIM([.F13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iek a dhros y vughes dhe'n skiber.</text:p>
          </table:table-cell>
          <table:table-cell table:style-name="ce4" office:value-type="string" calcext:value-type="string">
            <text:p>The farmer brought his cows to the barn.</text:p>
          </table:table-cell>
          <table:table-cell office:value-type="string" calcext:value-type="string">
            <text:p>An tiek a dhros y vughes dhe'n skiber. </text:p>
          </table:table-cell>
          <table:table-cell table:style-name="ce10" table:formula="of:=NOT(TRIM([.D1389])=TRIM([.F13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wler a worras an lytherow war an desk rybdho.</text:p>
          </table:table-cell>
          <table:table-cell table:style-name="ce4" office:value-type="string" calcext:value-type="string">
            <text:p>The manager put the letters on the desk beside him.</text:p>
          </table:table-cell>
          <table:table-cell office:value-type="string" calcext:value-type="string">
            <text:p>An rewler a worras an lytherow war an desk rebdho. </text:p>
          </table:table-cell>
          <table:table-cell table:style-name="ce10" table:formula="of:=NOT(TRIM([.D1390])=TRIM([.F139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euth dhymm. My a glewas tros ughel yn-mes y'n lowarth.</text:p>
          </table:table-cell>
          <table:table-cell table:style-name="ce4" office:value-type="string" calcext:value-type="string">
            <text:p>I'm terrified. I heard a loud noise outside in the garden.</text:p>
          </table:table-cell>
          <table:table-cell office:value-type="string" calcext:value-type="string">
            <text:p>Yma euth dhymm. My a glewas tros ughel en-mes y'n lowarth. </text:p>
          </table:table-cell>
          <table:table-cell table:style-name="ce10" table:formula="of:=NOT(TRIM([.D1391])=TRIM([.F13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-dro dhe hanterkans hos war an lynn yn kres an hal.</text:p>
          </table:table-cell>
          <table:table-cell table:style-name="ce4" office:value-type="string" calcext:value-type="string">
            <text:p>Look there! About fifty ducks on the lake in the middle of the moor.</text:p>
          </table:table-cell>
          <table:table-cell office:value-type="string" calcext:value-type="string">
            <text:p>Ottena! A-dro dhe hanterkans hos war an lynn yn kres an hal. </text:p>
          </table:table-cell>
          <table:table-cell table:style-name="ce10" table:formula="of:=NOT(TRIM([.D1392])=TRIM([.F13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ons i ow neuvya warbarth.</text:p>
          </table:table-cell>
          <table:table-cell table:style-name="ce4" office:value-type="string" calcext:value-type="string">
            <text:p>They are swimming together.</text:p>
          </table:table-cell>
          <table:table-cell office:value-type="string" calcext:value-type="string">
            <text:p>Ymons i ow neuvya warbarth. </text:p>
          </table:table-cell>
          <table:table-cell table:style-name="ce10" table:formula="of:=NOT(TRIM([.D1393])=TRIM([.F13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Vr Richards mos dh'y soedhva pub dydh mes soweth diwedhes yw ev treweythyow.</text:p>
          </table:table-cell>
          <table:table-cell table:style-name="ce4" office:value-type="string" calcext:value-type="string">
            <text:p>Mr Richards must go to his office every day but unfortunately he is sometimes late.</text:p>
          </table:table-cell>
          <table:table-cell office:value-type="string" calcext:value-type="string">
            <text:p>Res yw dhe Vr Richards mos dh'y sodhva pub dydh mes soweth diwedhes yw ev treweythyow. </text:p>
          </table:table-cell>
          <table:table-cell table:style-name="ce10" table:formula="of:=NOT(TRIM([.D1394])=TRIM([.F13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sons an kert orth an gornell.</text:p>
          </table:table-cell>
          <table:table-cell table:style-name="ce4" office:value-type="string" calcext:value-type="string">
            <text:p>They did not see the lorry at the corner.</text:p>
          </table:table-cell>
          <table:table-cell office:value-type="string" calcext:value-type="string">
            <text:p>Ny welsons an kert orth an gornell. </text:p>
          </table:table-cell>
          <table:table-cell table:style-name="ce10" table:formula="of:=NOT(TRIM([.D1395])=TRIM([.F13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pell yw Ejyp ha tir bras yw ynwedh.</text:p>
          </table:table-cell>
          <table:table-cell table:style-name="ce4" office:value-type="string" calcext:value-type="string">
            <text:p>Egypt is a distant country and it is large also.</text:p>
          </table:table-cell>
          <table:table-cell office:value-type="string" calcext:value-type="string">
            <text:p>Pow pell yw Ejyp ha tir bras yw ynwedh. </text:p>
          </table:table-cell>
          <table:table-cell table:style-name="ce10" table:formula="of:=NOT(TRIM([.D1396])=TRIM([.F13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lytherva ogas dhe hel an dre? Usi!</text:p>
          </table:table-cell>
          <table:table-cell table:style-name="ce4" office:value-type="string" calcext:value-type="string">
            <text:p>Is the post office near the town hall? Yes!</text:p>
          </table:table-cell>
          <table:table-cell office:value-type="string" calcext:value-type="string">
            <text:p>Usi an lytherva ogas dhe hel an dre? Usi! </text:p>
          </table:table-cell>
          <table:table-cell table:style-name="ce10" table:formula="of:=NOT(TRIM([.D1397])=TRIM([.F13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eswara drehevyans diworto yw ev a'n keth tu.</text:p>
          </table:table-cell>
          <table:table-cell table:style-name="ce4" office:value-type="string" calcext:value-type="string">
            <text:p>It's the fourth building from it on the same side.</text:p>
          </table:table-cell>
          <table:table-cell office:value-type="string" calcext:value-type="string">
            <text:p>An peswara drehevyans dhyworto yw ev a'n keth tu. </text:p>
          </table:table-cell>
          <table:table-cell table:style-name="ce10" table:formula="of:=NOT(TRIM([.D1398])=TRIM([.F13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el Sen Pyran a vydh pub blydhen dhe'n pympes a vis Meurth.</text:p>
          </table:table-cell>
          <table:table-cell table:style-name="ce4" office:value-type="string" calcext:value-type="string">
            <text:p>St Piran's Day is on the fifth of March each year.</text:p>
          </table:table-cell>
          <table:table-cell office:value-type="string" calcext:value-type="string">
            <text:p>Gool Sen Pyran a vydh pub blydhen dhe'n pympes a vis Meurth. </text:p>
          </table:table-cell>
          <table:table-cell table:style-name="ce10" table:formula="of:=NOT(TRIM([.D1399])=TRIM([.F13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pals a dhe'n eglos y'gan gwlas dhe'n jydh na.</text:p>
          </table:table-cell>
          <table:table-cell table:style-name="ce4" office:value-type="string" calcext:value-type="string">
            <text:p>Many people go to church in our land on that day.</text:p>
          </table:table-cell>
          <table:table-cell office:value-type="string" calcext:value-type="string">
            <text:p>Tus pals a dhe'n eglos y'gan gwlas dhe'n jydh na. </text:p>
          </table:table-cell>
          <table:table-cell table:style-name="ce10" table:formula="of:=NOT(TRIM([.D1400])=TRIM([.F14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bedh Sen Pyran hedhyw? Piw a woer?</text:p>
          </table:table-cell>
          <table:table-cell table:style-name="ce4" office:value-type="string" calcext:value-type="string">
            <text:p>Where is St Piran's grave today? Who knows?</text:p>
          </table:table-cell>
          <table:table-cell office:value-type="string" calcext:value-type="string">
            <text:p>Ple'ma bedh Sen Pyran hedhyw? Piw a wor? </text:p>
          </table:table-cell>
          <table:table-cell table:style-name="ce10" table:formula="of:=NOT(TRIM([.D1401])=TRIM([.F14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v mar dha dell o ev.</text:p>
          </table:table-cell>
          <table:table-cell table:style-name="ce4" office:value-type="string" calcext:value-type="string">
            <text:p>I am not as good as he was.</text:p>
          </table:table-cell>
          <table:table-cell office:value-type="string" calcext:value-type="string">
            <text:p>Nyns ov mar dha dell o ev. </text:p>
          </table:table-cell>
          <table:table-cell table:style-name="ce10" table:formula="of:=NOT(TRIM([.D1402])=TRIM([.F14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anet yw hirra es Lisa.</text:p>
          </table:table-cell>
          <table:table-cell table:style-name="ce4" office:value-type="string" calcext:value-type="string">
            <text:p>Janet is taller than Liza.</text:p>
          </table:table-cell>
          <table:table-cell office:value-type="string" calcext:value-type="string">
            <text:p>Janet yw hirra es Lisa. </text:p>
          </table:table-cell>
          <table:table-cell table:style-name="ce10" table:formula="of:=NOT(TRIM([.D1403])=TRIM([.F14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nn Wennili yw an ughella menydh yn Kernow.</text:p>
          </table:table-cell>
          <table:table-cell table:style-name="ce4" office:value-type="string" calcext:value-type="string">
            <text:p>Brown Willy is the highest mountain in Cornwall.</text:p>
          </table:table-cell>
          <table:table-cell office:value-type="string" calcext:value-type="string">
            <text:p>Bronn Wennili yw an ughella menydh yn Kernow. </text:p>
          </table:table-cell>
          <table:table-cell table:style-name="ce10" table:formula="of:=NOT(TRIM([.D1404])=TRIM([.F14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4" office:value-type="string" calcext:value-type="string">
            <text:p>Though he saw the letter, he did not read a word of it.</text:p>
          </table:table-cell>
          <table:table-cell office:value-type="string" calcext:value-type="string">
            <text:p>Kyn hwelas an lyther, ny redyas ger anodho. </text:p>
          </table:table-cell>
          <table:table-cell table:style-name="ce10" table:formula="of:=NOT(TRIM([.D1405])=TRIM([.F14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4" office:value-type="string" calcext:value-type="string">
            <text:p>Though the weather was hot, she did not go to town but stayed home.</text:p>
          </table:table-cell>
          <table:table-cell office:value-type="string" calcext:value-type="string">
            <text:p>Kynth o an gewer tomm, nyns eth hi dhe'n dre mes gortos tre. </text:p>
          </table:table-cell>
          <table:table-cell table:style-name="ce10" table:formula="of:=NOT(TRIM([.D1406])=TRIM([.F14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ma yw mar dha avel hemma, dell glewav.</text:p>
          </table:table-cell>
          <table:table-cell table:style-name="ce4" office:value-type="string" calcext:value-type="string">
            <text:p>These are as good as this, I hear.</text:p>
          </table:table-cell>
          <table:table-cell office:value-type="string" calcext:value-type="string">
            <text:p>An re ma yw mar dha avel hemma, dell glewav. </text:p>
          </table:table-cell>
          <table:table-cell table:style-name="ce10" table:formula="of:=NOT(TRIM([.D1407])=TRIM([.F14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wivrenn mar hir avel an huni arall.</text:p>
          </table:table-cell>
          <table:table-cell table:style-name="ce4" office:value-type="string" calcext:value-type="string">
            <text:p>The wire is not as long as the other one.</text:p>
          </table:table-cell>
          <table:table-cell office:value-type="string" calcext:value-type="string">
            <text:p>Nyns yw an wivren mar hir avel an huni aral. </text:p>
          </table:table-cell>
          <table:table-cell table:style-name="ce10" table:formula="of:=NOT(TRIM([.D1408])=TRIM([.F14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ys dhe'n eur ma nyns yw an gewer mar lyb dell o hi de.</text:p>
          </table:table-cell>
          <table:table-cell table:style-name="ce4" office:value-type="string" calcext:value-type="string">
            <text:p>Until now the weather is not as wet as it was yesterday.</text:p>
          </table:table-cell>
          <table:table-cell office:value-type="string" calcext:value-type="string">
            <text:p>Bys dhe'n eur ma nyns yw an gewer mar lyb dell o hi de. </text:p>
          </table:table-cell>
          <table:table-cell table:style-name="ce10" table:formula="of:=NOT(TRIM([.D1409])=TRIM([.F14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mar dhrog avella, dell dybav.</text:p>
          </table:table-cell>
          <table:table-cell table:style-name="ce4" office:value-type="string" calcext:value-type="string">
            <text:p>I am not as bad as they, I think.</text:p>
          </table:table-cell>
          <table:table-cell office:value-type="string" calcext:value-type="string">
            <text:p>Nyns ov mar dhrog avella, dell dybav. </text:p>
          </table:table-cell>
          <table:table-cell table:style-name="ce10" table:formula="of:=NOT(TRIM([.D1410])=TRIM([.F14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Margh mar drist dell o ev Dy' Sul?</text:p>
          </table:table-cell>
          <table:table-cell table:style-name="ce4" office:value-type="string" calcext:value-type="string">
            <text:p>Is Mark as sad as he was on Sunday?</text:p>
          </table:table-cell>
          <table:table-cell office:value-type="string" calcext:value-type="string">
            <text:p>Yw Margh mar drist dell o ev Dy' Sul? </text:p>
          </table:table-cell>
          <table:table-cell table:style-name="ce10" table:formula="of:=NOT(TRIM([.D1411])=TRIM([.F14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are yth omglewis mar lowen avel edhen.</text:p>
          </table:table-cell>
          <table:table-cell table:style-name="ce4" office:value-type="string" calcext:value-type="string">
            <text:p>Suddenly I felt as happy as a bird.</text:p>
          </table:table-cell>
          <table:table-cell office:value-type="string" calcext:value-type="string">
            <text:p>Hware yth omglewis mar lowen avel edhen. </text:p>
          </table:table-cell>
          <table:table-cell table:style-name="ce10" table:formula="of:=NOT(TRIM([.D1412])=TRIM([.F14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y chi mar vyghan avel krow den bal?</text:p>
          </table:table-cell>
          <table:table-cell table:style-name="ce4" office:value-type="string" calcext:value-type="string">
            <text:p>Isn't her house as small as a miner's hut?</text:p>
          </table:table-cell>
          <table:table-cell office:value-type="string" calcext:value-type="string">
            <text:p>A nyns yw hy chi mar vyghan avel krow den bal? </text:p>
          </table:table-cell>
          <table:table-cell table:style-name="ce10" table:formula="of:=NOT(TRIM([.D1413])=TRIM([.F14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ptra a vydh mar salow avel chi pronter.</text:p>
          </table:table-cell>
          <table:table-cell table:style-name="ce4" office:value-type="string" calcext:value-type="string">
            <text:p>Everything will be as safe as a parson's house.</text:p>
          </table:table-cell>
          <table:table-cell office:value-type="string" calcext:value-type="string">
            <text:p>Puptra a vydh mar salow avel chi pronter. </text:p>
          </table:table-cell>
          <table:table-cell table:style-name="ce10" table:formula="of:=NOT(TRIM([.D1414])=TRIM([.F14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n ni mar feusik avelli.</text:p>
          </table:table-cell>
          <table:table-cell table:style-name="ce4" office:value-type="string" calcext:value-type="string">
            <text:p>We are not as lucky as her.</text:p>
          </table:table-cell>
          <table:table-cell office:value-type="string" calcext:value-type="string">
            <text:p>Nyns on ni mar feusik avelli. </text:p>
          </table:table-cell>
          <table:table-cell table:style-name="ce10" table:formula="of:=NOT(TRIM([.D1415])=TRIM([.F14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gows mar fol!</text:p>
          </table:table-cell>
          <table:table-cell table:style-name="ce4" office:value-type="string" calcext:value-type="string">
            <text:p>Don't talk so foolishly!</text:p>
          </table:table-cell>
          <table:table-cell office:value-type="string" calcext:value-type="string">
            <text:p>Na gows mar fol! </text:p>
          </table:table-cell>
          <table:table-cell table:style-name="ce10" table:formula="of:=NOT(TRIM([.D1416])=TRIM([.F14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o mar skav avelov ow tonsya.</text:p>
          </table:table-cell>
          <table:table-cell table:style-name="ce4" office:value-type="string" calcext:value-type="string">
            <text:p>Lowena was as nimble as me (at) dancing.</text:p>
          </table:table-cell>
          <table:table-cell office:value-type="string" calcext:value-type="string">
            <text:p>Lowena o mar skav avelov ow tonsya. </text:p>
          </table:table-cell>
          <table:table-cell table:style-name="ce10" table:formula="of:=NOT(TRIM([.D1417])=TRIM([.F14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ll glewav, an korev na yw kepar ha dowr toemm.</text:p>
          </table:table-cell>
          <table:table-cell table:style-name="ce4" office:value-type="string" calcext:value-type="string">
            <text:p>As I hear, that beer is like warm water.</text:p>
          </table:table-cell>
          <table:table-cell office:value-type="string" calcext:value-type="string">
            <text:p>Dell glewav, an korev na yw kepar ha dowr tomm. </text:p>
          </table:table-cell>
          <table:table-cell table:style-name="ce10" table:formula="of:=NOT(TRIM([.D1418])=TRIM([.F1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mar oer dell leverydh?</text:p>
          </table:table-cell>
          <table:table-cell table:style-name="ce4" office:value-type="string" calcext:value-type="string">
            <text:p>Were you as cold as you say?</text:p>
          </table:table-cell>
          <table:table-cell office:value-type="string" calcext:value-type="string">
            <text:p>Esta mar oor dell leverydh? </text:p>
          </table:table-cell>
          <table:table-cell table:style-name="ce10" table:formula="of:=NOT(TRIM([.D1419])=TRIM([.F14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 es yw dyski Kernewek avel dyski ken yeth.</text:p>
          </table:table-cell>
          <table:table-cell table:style-name="ce4" office:value-type="string" calcext:value-type="string">
            <text:p>It's as easy to learn Cornish as to learn any language.</text:p>
          </table:table-cell>
          <table:table-cell office:value-type="string" calcext:value-type="string">
            <text:p>Mar es yw dyski Kernewek avel dyski ken yeth. </text:p>
          </table:table-cell>
          <table:table-cell table:style-name="ce10" table:formula="of:=NOT(TRIM([.D1420])=TRIM([.F14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 our diwettha o pan dheuth hi.</text:p>
          </table:table-cell>
          <table:table-cell table:style-name="ce4" office:value-type="string" calcext:value-type="string">
            <text:p>It was two hours later when she came.</text:p>
          </table:table-cell>
          <table:table-cell office:value-type="string" calcext:value-type="string">
            <text:p>Dew our diwettha o pan dheuth hi. </text:p>
          </table:table-cell>
          <table:table-cell table:style-name="ce10" table:formula="of:=NOT(TRIM([.D1421])=TRIM([.F14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lvil yw moy es naw kans mil a gans mil.</text:p>
          </table:table-cell>
          <table:table-cell table:style-name="ce4" office:value-type="string" calcext:value-type="string">
            <text:p>A million is more than nine hundred thousand by a hundred thousand.</text:p>
          </table:table-cell>
          <table:table-cell office:value-type="string" calcext:value-type="string">
            <text:p>Milvil yw moy es naw kans mil a gans mil. </text:p>
          </table:table-cell>
          <table:table-cell table:style-name="ce10" table:formula="of:=NOT(TRIM([.D1422])=TRIM([.F14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korev a'n par na kreffa ages gwin?</text:p>
          </table:table-cell>
          <table:table-cell table:style-name="ce4" office:value-type="string" calcext:value-type="string">
            <text:p>Is beer of that sort stronger than wine?</text:p>
          </table:table-cell>
          <table:table-cell office:value-type="string" calcext:value-type="string">
            <text:p>Yw korev a'n par na kreffa ages gwin? </text:p>
          </table:table-cell>
          <table:table-cell table:style-name="ce10" table:formula="of:=NOT(TRIM([.D1423])=TRIM([.F14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boenyas dihwans dh'y vamm mes lenta o es y hwoer.</text:p>
          </table:table-cell>
          <table:table-cell table:style-name="ce4" office:value-type="string" calcext:value-type="string">
            <text:p>Colin ran hard to his mother but he was slower than his sister.</text:p>
          </table:table-cell>
          <table:table-cell office:value-type="string" calcext:value-type="string">
            <text:p>Kolan a bonyas dihwans dh'y vamm mes lenta o es y hwor. </text:p>
          </table:table-cell>
          <table:table-cell table:style-name="ce10" table:formula="of:=NOT(TRIM([.D1424])=TRIM([.F14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n gewer yw braffa lemmyn.</text:p>
          </table:table-cell>
          <table:table-cell table:style-name="ce4" office:value-type="string" calcext:value-type="string">
            <text:p>What! The weather is finer now.</text:p>
          </table:table-cell>
          <table:table-cell office:value-type="string" calcext:value-type="string">
            <text:p>Pandra! An gewer yw braffa lemmyn. </text:p>
          </table:table-cell>
          <table:table-cell table:style-name="ce10" table:formula="of:=NOT(TRIM([.D1425])=TRIM([.F14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Gwenton an eythin yw hwekka es dell yns i y'n Gwav.</text:p>
          </table:table-cell>
          <table:table-cell table:style-name="ce4" office:value-type="string" calcext:value-type="string">
            <text:p>In the Spring the gorse is sweeter than it is in winter.</text:p>
          </table:table-cell>
          <table:table-cell office:value-type="string" calcext:value-type="string">
            <text:p>Y'n Gwenton an eythin yw hwekka es dell yns i y'n Gwav. </text:p>
          </table:table-cell>
          <table:table-cell table:style-name="ce10" table:formula="of:=NOT(TRIM([.D1426])=TRIM([.F14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ebyon hirra ages aga hwerydh.</text:p>
          </table:table-cell>
          <table:table-cell table:style-name="ce4" office:value-type="string" calcext:value-type="string">
            <text:p>The boys are not taller than their sisters.</text:p>
          </table:table-cell>
          <table:table-cell office:value-type="string" calcext:value-type="string">
            <text:p>Nyns yw an vebyon hirra ages aga hwerydh. </text:p>
          </table:table-cell>
          <table:table-cell table:style-name="ce10" table:formula="of:=NOT(TRIM([.D1427])=TRIM([.F14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y gour o poessa agessi.</text:p>
          </table:table-cell>
          <table:table-cell table:style-name="ce4" office:value-type="string" calcext:value-type="string">
            <text:p>Her husband was heavier than she.</text:p>
          </table:table-cell>
          <table:table-cell office:value-type="string" calcext:value-type="string">
            <text:p>Hy gour o possa agessi. </text:p>
          </table:table-cell>
          <table:table-cell table:style-name="ce10" table:formula="of:=NOT(TRIM([.D1428])=TRIM([.F14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ur an chapel yw brassa es keur eglos an blu martesen.</text:p>
          </table:table-cell>
          <table:table-cell table:style-name="ce4" office:value-type="string" calcext:value-type="string">
            <text:p>The chapel choir is bigger than the choir of the parish perhaps.</text:p>
          </table:table-cell>
          <table:table-cell office:value-type="string" calcext:value-type="string">
            <text:p>Keur an chapel yw brassa es keur eglos an blu martesen. </text:p>
          </table:table-cell>
          <table:table-cell table:style-name="ce10" table:formula="of:=NOT(TRIM([.D1429])=TRIM([.F14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den yw furra ages Seleven?</text:p>
          </table:table-cell>
          <table:table-cell table:style-name="ce4" office:value-type="string" calcext:value-type="string">
            <text:p>How many people are wiser than Solomon?</text:p>
          </table:table-cell>
          <table:table-cell office:value-type="string" calcext:value-type="string">
            <text:p>Py lies den yw furra ages Seleven? </text:p>
          </table:table-cell>
          <table:table-cell table:style-name="ce10" table:formula="of:=NOT(TRIM([.D1430])=TRIM([.F14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dh orth an tan! Ty a vydh toemma ena.</text:p>
          </table:table-cell>
          <table:table-cell table:style-name="ce4" office:value-type="string" calcext:value-type="string">
            <text:p>Sit at the fire. You will be warmer there.</text:p>
          </table:table-cell>
          <table:table-cell office:value-type="string" calcext:value-type="string">
            <text:p>Esedh orth an tan! Ty a vydh tomma ena. </text:p>
          </table:table-cell>
          <table:table-cell table:style-name="ce10" table:formula="of:=NOT(TRIM([.D1431])=TRIM([.F14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dhyn a nij ugella ages an kommol?</text:p>
          </table:table-cell>
          <table:table-cell table:style-name="ce4" office:value-type="string" calcext:value-type="string">
            <text:p>What kind of birds fly higher than the clouds?</text:p>
          </table:table-cell>
          <table:table-cell office:value-type="string" calcext:value-type="string">
            <text:p>Py par ydhyn a nij ugella ages an kommol? </text:p>
          </table:table-cell>
          <table:table-cell table:style-name="ce10" table:formula="of:=NOT(TRIM([.D1432])=TRIM([.F14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ger yw moy bysi es y goweth, Les.</text:p>
          </table:table-cell>
          <table:table-cell table:style-name="ce4" office:value-type="string" calcext:value-type="string">
            <text:p>Roger is busier than his friend, Les.</text:p>
          </table:table-cell>
          <table:table-cell office:value-type="string" calcext:value-type="string">
            <text:p>Roger yw moy bysi es y goweth, Les. </text:p>
          </table:table-cell>
          <table:table-cell table:style-name="ce10" table:formula="of:=NOT(TRIM([.D1433])=TRIM([.F14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ra ma yw an gwettha oll.</text:p>
          </table:table-cell>
          <table:table-cell table:style-name="ce4" office:value-type="string" calcext:value-type="string">
            <text:p>This affair is the worst of all.</text:p>
          </table:table-cell>
          <table:table-cell office:value-type="string" calcext:value-type="string">
            <text:p>An dra ma yw an gwettha oll. </text:p>
          </table:table-cell>
          <table:table-cell table:style-name="ce10" table:formula="of:=NOT(TRIM([.D1434])=TRIM([.F14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lew an kreffa enyval y'n norvys?</text:p>
          </table:table-cell>
          <table:table-cell table:style-name="ce4" office:value-type="string" calcext:value-type="string">
            <text:p>Is not the lion the strongest animal in the world?</text:p>
          </table:table-cell>
          <table:table-cell office:value-type="string" calcext:value-type="string">
            <text:p>A nyns yw an lew an kreffa enyval y'n norvys? </text:p>
          </table:table-cell>
          <table:table-cell table:style-name="ce10" table:formula="of:=NOT(TRIM([.D1435])=TRIM([.F14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assa stevell yw an nessa stevell dhe'n wolghva.</text:p>
          </table:table-cell>
          <table:table-cell table:style-name="ce4" office:value-type="string" calcext:value-type="string">
            <text:p>The biggest room is the nearest room to the bathroom.</text:p>
          </table:table-cell>
          <table:table-cell office:value-type="string" calcext:value-type="string">
            <text:p>An brassa stevel yw an nessa stevel dhe'n wolghva. </text:p>
          </table:table-cell>
          <table:table-cell table:style-name="ce10" table:formula="of:=NOT(TRIM([.D1436])=TRIM([.F14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ari peldroes. Henn yw an gwella gwari!</text:p>
          </table:table-cell>
          <table:table-cell table:style-name="ce4" office:value-type="string" calcext:value-type="string">
            <text:p>Playing football. That is the best game!</text:p>
          </table:table-cell>
          <table:table-cell office:value-type="string" calcext:value-type="string">
            <text:p>Gwari peldros. Henn yw an gwella gwari! </text:p>
          </table:table-cell>
          <table:table-cell table:style-name="ce10" table:formula="of:=NOT(TRIM([.D1437])=TRIM([.F143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yw! Gwari rygbi yw gwell es gwari peldroes.</text:p>
          </table:table-cell>
          <table:table-cell table:style-name="ce4" office:value-type="string" calcext:value-type="string">
            <text:p>No! Playing rugby is better than playing football.</text:p>
          </table:table-cell>
          <table:table-cell office:value-type="string" calcext:value-type="string">
            <text:p>Nag yw! Gwari regbi yw gwell es gwari peldros. </text:p>
          </table:table-cell>
          <table:table-cell table:style-name="ce10" table:formula="of:=NOT(TRIM([.D1438])=TRIM([.F14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ewa dyenn a vydh pup-prys melyn, mar velyn avel amanenn.</text:p>
          </table:table-cell>
          <table:table-cell table:style-name="ce4" office:value-type="string" calcext:value-type="string">
            <text:p>The thickest cream is always yellow, as yellow as butter.</text:p>
          </table:table-cell>
          <table:table-cell office:value-type="string" calcext:value-type="string">
            <text:p>An tewa yenn a vydh pup-prys melyn, mar velyn avel amanen. </text:p>
          </table:table-cell>
          <table:table-cell table:style-name="ce10" table:formula="of:=NOT(TRIM([.D1439])=TRIM([.F14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 Treven o an furra medhyk y'n dre. Nyns esa medhyk furra agesso yn mysk an vedhygyon erell.</text:p>
          </table:table-cell>
          <table:table-cell table:style-name="ce4" office:value-type="string" calcext:value-type="string">
            <text:p>Dr Tremayne was the wisest doctor in the town. There was no doctor wiser than he amongst the other doctors.</text:p>
          </table:table-cell>
          <table:table-cell office:value-type="string" calcext:value-type="string">
            <text:p>Dr Treven o an furra medhyk y'n dre. Nyns esa medhyk furra agesso yn mysk an vedhegyon erel. </text:p>
          </table:table-cell>
          <table:table-cell table:style-name="ce10" table:formula="of:=NOT(TRIM([.D1440])=TRIM([.F14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rtos ow gwreg yn gorsav an kyttrin.</text:p>
          </table:table-cell>
          <table:table-cell table:style-name="ce4" office:value-type="string" calcext:value-type="string">
            <text:p>I want to wait for my wife in the bus station.</text:p>
          </table:table-cell>
          <table:table-cell office:value-type="string" calcext:value-type="string">
            <text:p>Yma hwans dhymm a wortos ow gwreg yn gorsav an kettrin. </text:p>
          </table:table-cell>
          <table:table-cell table:style-name="ce10" table:formula="of:=NOT(TRIM([.D1441])=TRIM([.F14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skes a neuv yn dowrow an avon ha'n mor.</text:p>
          </table:table-cell>
          <table:table-cell table:style-name="ce4" office:value-type="string" calcext:value-type="string">
            <text:p>Fish swim in the waters of the river and the sea.</text:p>
          </table:table-cell>
          <table:table-cell office:value-type="string" calcext:value-type="string">
            <text:p>Puskes a neuv yn dowrow an avon ha'n mor. </text:p>
          </table:table-cell>
          <table:table-cell table:style-name="ce10" table:formula="of:=NOT(TRIM([.D1442])=TRIM([.F14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bubonan sywya an keth fordh ha'n huni gyns.</text:p>
          </table:table-cell>
          <table:table-cell table:style-name="ce4" office:value-type="string" calcext:value-type="string">
            <text:p>Everyone must follow the same course as the one before.</text:p>
          </table:table-cell>
          <table:table-cell office:value-type="string" calcext:value-type="string">
            <text:p>Res yw dhe bubonan sewya an keth fordh ha'n huni gyns. </text:p>
          </table:table-cell>
          <table:table-cell table:style-name="ce10" table:formula="of:=NOT(TRIM([.D1443])=TRIM([.F14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th o an galter leun a dhowr bryjys, nyns esa lowr rag peswar hanafas a de.</text:p>
          </table:table-cell>
          <table:table-cell table:style-name="ce4" office:value-type="string" calcext:value-type="string">
            <text:p>Although the kettle was full of boiled water, there was not enough for four cups of tea.</text:p>
          </table:table-cell>
          <table:table-cell office:value-type="string" calcext:value-type="string">
            <text:p>Kynth o an galter leun a dhowr bryjys, nyns esa lowr rag peswar hanafas a de. </text:p>
          </table:table-cell>
          <table:table-cell table:style-name="ce10" table:formula="of:=NOT(TRIM([.D1444])=TRIM([.F14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 hwra an eseli aga ober, nyns yw ev da gans peub anedha.</text:p>
          </table:table-cell>
          <table:table-cell table:style-name="ce4" office:value-type="string" calcext:value-type="string">
            <text:p>Though the members do their work, not all of them are satisfied with it.</text:p>
          </table:table-cell>
          <table:table-cell office:value-type="string" calcext:value-type="string">
            <text:p>Kyn hwra an eseli aga ober, nyns yw ev da gans peub anedha. </text:p>
          </table:table-cell>
          <table:table-cell table:style-name="ce10" table:formula="of:=NOT(TRIM([.D1445])=TRIM([.F14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en vy y'n dre hag a-wosa yn tre arta.</text:p>
          </table:table-cell>
          <table:table-cell table:style-name="ce4" office:value-type="string" calcext:value-type="string">
            <text:p>I was in town and afterwards at home again.</text:p>
          </table:table-cell>
          <table:table-cell office:value-type="string" calcext:value-type="string">
            <text:p>Yth esen vy y'n dre hag a-wosa yn tre arta. </text:p>
          </table:table-cell>
          <table:table-cell table:style-name="ce10" table:formula="of:=NOT(TRIM([.D1446])=TRIM([.F14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w tiwiska an yowynka flogh.</text:p>
          </table:table-cell>
          <table:table-cell table:style-name="ce4" office:value-type="string" calcext:value-type="string">
            <text:p>Mother is undressing the youngest child.</text:p>
          </table:table-cell>
          <table:table-cell office:value-type="string" calcext:value-type="string">
            <text:p>Yma an vamm ow tiwiska an yowenka flogh. </text:p>
          </table:table-cell>
          <table:table-cell table:style-name="ce10" table:formula="of:=NOT(TRIM([.D1447])=TRIM([.F14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ri a vynn esedha war an isella kador.</text:p>
          </table:table-cell>
          <table:table-cell table:style-name="ce4" office:value-type="string" calcext:value-type="string">
            <text:p>Henry will sit on the lowest chair.</text:p>
          </table:table-cell>
          <table:table-cell office:value-type="string" calcext:value-type="string">
            <text:p>Henri a vynn esedha war an isella kador. </text:p>
          </table:table-cell>
          <table:table-cell table:style-name="ce10" table:formula="of:=NOT(TRIM([.D1448])=TRIM([.F14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esedha war an ughella huni.</text:p>
          </table:table-cell>
          <table:table-cell table:style-name="ce4" office:value-type="string" calcext:value-type="string">
            <text:p>He cannot sit on the highest one.</text:p>
          </table:table-cell>
          <table:table-cell office:value-type="string" calcext:value-type="string">
            <text:p>Ny yll ev esedha war an ughella huni. </text:p>
          </table:table-cell>
          <table:table-cell table:style-name="ce10" table:formula="of:=NOT(TRIM([.D1449])=TRIM([.F14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skoloryon, mebyon ha mowesi, a dhe'n keth skol y'n dre.</text:p>
          </table:table-cell>
          <table:table-cell table:style-name="ce4" office:value-type="string" calcext:value-type="string">
            <text:p>The schoolchildren, boys and girls, go to the same school in town.</text:p>
          </table:table-cell>
          <table:table-cell office:value-type="string" calcext:value-type="string">
            <text:p>An skoloryon, mebyon ha mowesi, a dhe'n keth skol y'n dre. </text:p>
          </table:table-cell>
          <table:table-cell table:style-name="ce10" table:formula="of:=NOT(TRIM([.D1450])=TRIM([.F14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gweres an maw.</text:p>
          </table:table-cell>
          <table:table-cell table:style-name="ce4" office:value-type="string" calcext:value-type="string">
            <text:p>Pearl helped the boy.</text:p>
          </table:table-cell>
          <table:table-cell office:value-type="string" calcext:value-type="string">
            <text:p>Perl a wrug gweres an maw. </text:p>
          </table:table-cell>
          <table:table-cell table:style-name="ce10" table:formula="of:=NOT(TRIM([.D1451])=TRIM([.F14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y weres.</text:p>
          </table:table-cell>
          <table:table-cell table:style-name="ce4" office:value-type="string" calcext:value-type="string">
            <text:p>Pearl helped him.</text:p>
          </table:table-cell>
          <table:table-cell office:value-type="string" calcext:value-type="string">
            <text:p>Perl a wrug y weres. </text:p>
          </table:table-cell>
          <table:table-cell table:style-name="ce10" table:formula="of:=NOT(TRIM([.D1452])=TRIM([.F14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der a wrug ow gweles.</text:p>
          </table:table-cell>
          <table:table-cell table:style-name="ce4" office:value-type="string" calcext:value-type="string">
            <text:p>Peter saw me.</text:p>
          </table:table-cell>
          <table:table-cell office:value-type="string" calcext:value-type="string">
            <text:p>Peder a wrug ow gweles. </text:p>
          </table:table-cell>
          <table:table-cell table:style-name="ce10" table:formula="of:=NOT(TRIM([.D1453])=TRIM([.F14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 dha glewes.</text:p>
          </table:table-cell>
          <table:table-cell table:style-name="ce4" office:value-type="string" calcext:value-type="string">
            <text:p>She will hear you.</text:p>
          </table:table-cell>
          <table:table-cell office:value-type="string" calcext:value-type="string">
            <text:p>Hi a vynn dha glewes. </text:p>
          </table:table-cell>
          <table:table-cell table:style-name="ce10" table:formula="of:=NOT(TRIM([.D1454])=TRIM([.F14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owena a yll y skrifa.</text:p>
          </table:table-cell>
          <table:table-cell table:style-name="ce4" office:value-type="string" calcext:value-type="string">
            <text:p>Lowena can write it.</text:p>
          </table:table-cell>
          <table:table-cell office:value-type="string" calcext:value-type="string">
            <text:p>Lowena a yll y skrifa. </text:p>
          </table:table-cell>
          <table:table-cell table:style-name="ce10" table:formula="of:=NOT(TRIM([.D1455])=TRIM([.F14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hy hudha.</text:p>
          </table:table-cell>
          <table:table-cell table:style-name="ce4" office:value-type="string" calcext:value-type="string">
            <text:p>I shall hide it.</text:p>
          </table:table-cell>
          <table:table-cell office:value-type="string" calcext:value-type="string">
            <text:p>My a wra hy hudha. </text:p>
          </table:table-cell>
          <table:table-cell table:style-name="ce10" table:formula="of:=NOT(TRIM([.D1456])=TRIM([.F14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owann a vynnas agan toella.</text:p>
          </table:table-cell>
          <table:table-cell table:style-name="ce4" office:value-type="string" calcext:value-type="string">
            <text:p>John wished to deceive us.</text:p>
          </table:table-cell>
          <table:table-cell office:value-type="string" calcext:value-type="string">
            <text:p>Yowan a vennas agan tolla. </text:p>
          </table:table-cell>
          <table:table-cell table:style-name="ce10" table:formula="of:=NOT(TRIM([.D1457])=TRIM([.F14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 wrug agas herdhya.</text:p>
          </table:table-cell>
          <table:table-cell table:style-name="ce4" office:value-type="string" calcext:value-type="string">
            <text:p>Someone pushed you.</text:p>
          </table:table-cell>
          <table:table-cell office:value-type="string" calcext:value-type="string">
            <text:p>Nebonan a wrug agas herdhya. </text:p>
          </table:table-cell>
          <table:table-cell table:style-name="ce10" table:formula="of:=NOT(TRIM([.D1458])=TRIM([.F14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wi a allas aga frena.</text:p>
          </table:table-cell>
          <table:table-cell table:style-name="ce4" office:value-type="string" calcext:value-type="string">
            <text:p>You were able to buy them.</text:p>
          </table:table-cell>
          <table:table-cell office:value-type="string" calcext:value-type="string">
            <text:p>Hwi a allas aga frena. </text:p>
          </table:table-cell>
          <table:table-cell table:style-name="ce10" table:formula="of:=NOT(TRIM([.D1459])=TRIM([.F14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rug Maria aga gweles ena.</text:p>
          </table:table-cell>
          <table:table-cell table:style-name="ce4" office:value-type="string" calcext:value-type="string">
            <text:p>Mary didn't see them there.</text:p>
          </table:table-cell>
          <table:table-cell office:value-type="string" calcext:value-type="string">
            <text:p>Ny wrug Maria aga gweles ena. </text:p>
          </table:table-cell>
          <table:table-cell table:style-name="ce10" table:formula="of:=NOT(TRIM([.D1460])=TRIM([.F14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 ow gweres?</text:p>
          </table:table-cell>
          <table:table-cell table:style-name="ce4" office:value-type="string" calcext:value-type="string">
            <text:p>Who will help me?</text:p>
          </table:table-cell>
          <table:table-cell office:value-type="string" calcext:value-type="string">
            <text:p>Piw a vynn ow gweres? </text:p>
          </table:table-cell>
          <table:table-cell table:style-name="ce10" table:formula="of:=NOT(TRIM([.D1461])=TRIM([.F14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flogh a wra y dhyski?</text:p>
          </table:table-cell>
          <table:table-cell table:style-name="ce4" office:value-type="string" calcext:value-type="string">
            <text:p>Which child will learn it?</text:p>
          </table:table-cell>
          <table:table-cell office:value-type="string" calcext:value-type="string">
            <text:p>Py flogh a wra y dhyski? </text:p>
          </table:table-cell>
          <table:table-cell table:style-name="ce10" table:formula="of:=NOT(TRIM([.D1462])=TRIM([.F14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th a wra y lanhe?</text:p>
          </table:table-cell>
          <table:table-cell table:style-name="ce4" office:value-type="string" calcext:value-type="string">
            <text:p>What cleans it?</text:p>
          </table:table-cell>
          <table:table-cell office:value-type="string" calcext:value-type="string">
            <text:p>Pyth a wra y lanhe? </text:p>
          </table:table-cell>
          <table:table-cell table:style-name="ce10" table:formula="of:=NOT(TRIM([.D1463])=TRIM([.F1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 y dhaskorr?</text:p>
          </table:table-cell>
          <table:table-cell table:style-name="ce4" office:value-type="string" calcext:value-type="string">
            <text:p>What can return it?</text:p>
          </table:table-cell>
          <table:table-cell office:value-type="string" calcext:value-type="string">
            <text:p>Pandr'a yll y dhaskor? </text:p>
          </table:table-cell>
          <table:table-cell table:style-name="ce10" table:formula="of:=NOT(TRIM([.D1464])=TRIM([.F14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'ta y weles?</text:p>
          </table:table-cell>
          <table:table-cell table:style-name="ce4" office:value-type="string" calcext:value-type="string">
            <text:p>Whom will you see?</text:p>
          </table:table-cell>
          <table:table-cell office:value-type="string" calcext:value-type="string">
            <text:p>Piw a vynn'ta y weles? </text:p>
          </table:table-cell>
          <table:table-cell table:style-name="ce10" table:formula="of:=NOT(TRIM([.D1465])=TRIM([.F14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chi a wrug Mr Potter y brena?</text:p>
          </table:table-cell>
          <table:table-cell table:style-name="ce4" office:value-type="string" calcext:value-type="string">
            <text:p>What house did Mr Potter buy?</text:p>
          </table:table-cell>
          <table:table-cell office:value-type="string" calcext:value-type="string">
            <text:p>Py chi a wrug Mr Potter y brena? </text:p>
          </table:table-cell>
          <table:table-cell table:style-name="ce10" table:formula="of:=NOT(TRIM([.D1466])=TRIM([.F14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ons i y wul?</text:p>
          </table:table-cell>
          <table:table-cell table:style-name="ce4" office:value-type="string" calcext:value-type="string">
            <text:p>What can they do?</text:p>
          </table:table-cell>
          <table:table-cell office:value-type="string" calcext:value-type="string">
            <text:p>Pandr'a yllons i y wul? </text:p>
          </table:table-cell>
          <table:table-cell table:style-name="ce10" table:formula="of:=NOT(TRIM([.D1467])=TRIM([.F14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 yw ow mamm ha'm tas.</text:p>
          </table:table-cell>
          <table:table-cell table:style-name="ce4" office:value-type="string" calcext:value-type="string">
            <text:p>They are my mother and my father.</text:p>
          </table:table-cell>
          <table:table-cell office:value-type="string" calcext:value-type="string">
            <text:p>I yw ow mamm ha'm tas. </text:p>
          </table:table-cell>
          <table:table-cell table:style-name="ce10" table:formula="of:=NOT(TRIM([.D1468])=TRIM([.F14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esedha ha redya lyver.</text:p>
          </table:table-cell>
          <table:table-cell table:style-name="ce4" office:value-type="string" calcext:value-type="string">
            <text:p>Pam came into the room, sat down and read a book.</text:p>
          </table:table-cell>
          <table:table-cell office:value-type="string" calcext:value-type="string">
            <text:p>Pam a dheuth y'n stevel hag esedha ha redya lyver. </text:p>
          </table:table-cell>
          <table:table-cell table:style-name="ce10" table:formula="of:=NOT(TRIM([.D1469])=TRIM([.F14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a esedhas hag a redyas lyver.</text:p>
          </table:table-cell>
          <table:table-cell table:style-name="ce4" office:value-type="string" calcext:value-type="string">
            <text:p>Pam came into the room and sat down and read a book.</text:p>
          </table:table-cell>
          <table:table-cell office:value-type="string" calcext:value-type="string">
            <text:p>Pam a dheuth y'n stevel hag a esedhas hag a redyas lyver. </text:p>
          </table:table-cell>
          <table:table-cell table:style-name="ce10" table:formula="of:=NOT(TRIM([.D1470])=TRIM([.F14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hi a esedhas ha hi a redyas lyver.</text:p>
          </table:table-cell>
          <table:table-cell table:style-name="ce4" office:value-type="string" calcext:value-type="string">
            <text:p>Pam came into the room and she sat down and she read a book.</text:p>
          </table:table-cell>
          <table:table-cell office:value-type="string" calcext:value-type="string">
            <text:p>Pam a dheuth y'n stevel ha hi a esedhas ha hi a redyas lyver. </text:p>
          </table:table-cell>
          <table:table-cell table:style-name="ce10" table:formula="of:=NOT(TRIM([.D1471])=TRIM([.F14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mes ny redyas hi lyver.</text:p>
          </table:table-cell>
          <table:table-cell table:style-name="ce4" office:value-type="string" calcext:value-type="string">
            <text:p>Pam came into the room but she did not read a book.</text:p>
          </table:table-cell>
          <table:table-cell office:value-type="string" calcext:value-type="string">
            <text:p>Pam a dheuth y'n stevel mes ny redyas hi lyver. </text:p>
          </table:table-cell>
          <table:table-cell table:style-name="ce10" table:formula="of:=NOT(TRIM([.D1472])=TRIM([.F14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yma hi ena hwath.</text:p>
          </table:table-cell>
          <table:table-cell table:style-name="ce4" office:value-type="string" calcext:value-type="string">
            <text:p>Pam came into the room and she is still there.</text:p>
          </table:table-cell>
          <table:table-cell office:value-type="string" calcext:value-type="string">
            <text:p>Pam a dheuth y'n stevel hag yma hi ena hwath. </text:p>
          </table:table-cell>
          <table:table-cell table:style-name="ce10" table:formula="of:=NOT(TRIM([.D1473])=TRIM([.F14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my a gewsis orti.</text:p>
          </table:table-cell>
          <table:table-cell table:style-name="ce4" office:value-type="string" calcext:value-type="string">
            <text:p>Pam came into the room and I spoke to her.</text:p>
          </table:table-cell>
          <table:table-cell office:value-type="string" calcext:value-type="string">
            <text:p>Pam a dheuth y'n stevel ha my a gewsis orti. </text:p>
          </table:table-cell>
          <table:table-cell table:style-name="ce10" table:formula="of:=NOT(TRIM([.D1474])=TRIM([.F14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'n boes, mar pleg? Meg a wra y bareusi.</text:p>
          </table:table-cell>
          <table:table-cell table:style-name="ce4" office:value-type="string" calcext:value-type="string">
            <text:p>Where is the food, please? Meg is going to prepare it.</text:p>
          </table:table-cell>
          <table:table-cell office:value-type="string" calcext:value-type="string">
            <text:p>Plema'n boos, mar pleg? Meg a wra y bareusi. </text:p>
          </table:table-cell>
          <table:table-cell table:style-name="ce10" table:formula="of:=NOT(TRIM([.D1475])=TRIM([.F14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allav y drelya yn Sowsnek.</text:p>
          </table:table-cell>
          <table:table-cell table:style-name="ce4" office:value-type="string" calcext:value-type="string">
            <text:p>I can't translate it into English.</text:p>
          </table:table-cell>
          <table:table-cell office:value-type="string" calcext:value-type="string">
            <text:p>Ny allav y drelya yn Sowsnek. </text:p>
          </table:table-cell>
          <table:table-cell table:style-name="ce10" table:formula="of:=NOT(TRIM([.D1476])=TRIM([.F14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yll aga dannvon dhodho dh'aga frevi.</text:p>
          </table:table-cell>
          <table:table-cell table:style-name="ce4" office:value-type="string" calcext:value-type="string">
            <text:p>Who can send them to him to test them?</text:p>
          </table:table-cell>
          <table:table-cell office:value-type="string" calcext:value-type="string">
            <text:p>Piw a yll aga dannvon dhodho dh'aga frevi. </text:p>
          </table:table-cell>
          <table:table-cell table:style-name="ce10" table:formula="of:=NOT(TRIM([.D1477])=TRIM([.F14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vynn y dhiwedha a-dhistowgh.</text:p>
          </table:table-cell>
          <table:table-cell table:style-name="ce4" office:value-type="string" calcext:value-type="string">
            <text:p>We will finish it straightaway.</text:p>
          </table:table-cell>
          <table:table-cell office:value-type="string" calcext:value-type="string">
            <text:p>Ni a vynn y dhiwedha a-dhistowgh. </text:p>
          </table:table-cell>
          <table:table-cell table:style-name="ce10" table:formula="of:=NOT(TRIM([.D1478])=TRIM([.F14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wedrenn arta. Ny wrug Jenni hy lenwel a win.</text:p>
          </table:table-cell>
          <table:table-cell table:style-name="ce4" office:value-type="string" calcext:value-type="string">
            <text:p>Take the glass again. Jenny didn't fill it with wine.</text:p>
          </table:table-cell>
          <table:table-cell office:value-type="string" calcext:value-type="string">
            <text:p>Kemmer an wedren arta. Ny wrug Jenni hy lenwel a win. </text:p>
          </table:table-cell>
          <table:table-cell table:style-name="ce10" table:formula="of:=NOT(TRIM([.D1479])=TRIM([.F14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'ta agan aswonn? Drog yw genev! Ny wrav agas aswonn.</text:p>
          </table:table-cell>
          <table:table-cell table:style-name="ce4" office:value-type="string" calcext:value-type="string">
            <text:p>Do you know us? Sorry! I don't know you.</text:p>
          </table:table-cell>
          <table:table-cell office:value-type="string" calcext:value-type="string">
            <text:p>A wre'ta agan aswon? Drog yw genev! Ny wrav agas aswon. </text:p>
          </table:table-cell>
          <table:table-cell table:style-name="ce10" table:formula="of:=NOT(TRIM([.D1480])=TRIM([.F14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an selsigennow ma! Re goth yns, sur. Piw a vynn aga dybri lemmyn?</text:p>
          </table:table-cell>
          <table:table-cell table:style-name="ce4" office:value-type="string" calcext:value-type="string">
            <text:p>Look here, these sausages! They are too old, surely. Who will eat them now?</text:p>
          </table:table-cell>
          <table:table-cell office:value-type="string" calcext:value-type="string">
            <text:p>Ottomma an selsigennow ma! Re goth yns, sur. Piw a vynn aga dybri lemmyn? </text:p>
          </table:table-cell>
          <table:table-cell table:style-name="ce10" table:formula="of:=NOT(TRIM([.D1481])=TRIM([.F14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a an venyn na ow hara? Ny wonn! Ny wonn!</text:p>
          </table:table-cell>
          <table:table-cell table:style-name="ce4" office:value-type="string" calcext:value-type="string">
            <text:p>Does that woman love me? I don't know! I don't know!</text:p>
          </table:table-cell>
          <table:table-cell office:value-type="string" calcext:value-type="string">
            <text:p>A wra an venyn na ow hara? Ny wonn! Ny wonn! </text:p>
          </table:table-cell>
          <table:table-cell table:style-name="ce10" table:formula="of:=NOT(TRIM([.D1482])=TRIM([.F14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bonan a synsis an lovan ha'y thenna.</text:p>
          </table:table-cell>
          <table:table-cell table:style-name="ce4" office:value-type="string" calcext:value-type="string">
            <text:p>Everyone held the rope and pulled it.</text:p>
          </table:table-cell>
          <table:table-cell office:value-type="string" calcext:value-type="string">
            <text:p>Pubonan a sensis an lovan ha'y thenna. </text:p>
          </table:table-cell>
          <table:table-cell table:style-name="ce10" table:formula="of:=NOT(TRIM([.D1483])=TRIM([.F148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tas ow palas y'n lowarth. Piw a vynn y weres?</text:p>
          </table:table-cell>
          <table:table-cell table:style-name="ce4" office:value-type="string" calcext:value-type="string">
            <text:p>Father is digging in the garden. Who will help him?</text:p>
          </table:table-cell>
          <table:table-cell office:value-type="string" calcext:value-type="string">
            <text:p>Yma an tas ow palas y'n lowarth. Piw a vynn y weres? </text:p>
          </table:table-cell>
          <table:table-cell table:style-name="ce10" table:formula="of:=NOT(TRIM([.D1484])=TRIM([.F14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draow yw gwerthys.</text:p>
          </table:table-cell>
          <table:table-cell table:style-name="ce4" office:value-type="string" calcext:value-type="string">
            <text:p>Many things are sold.</text:p>
          </table:table-cell>
          <table:table-cell office:value-type="string" calcext:value-type="string">
            <text:p>Meur a draow yw gwerthys. </text:p>
          </table:table-cell>
          <table:table-cell table:style-name="ce10" table:formula="of:=NOT(TRIM([.D1485])=TRIM([.F14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wel o krev. Ny allas an gorholyon dos ogas dhe'n porth.</text:p>
          </table:table-cell>
          <table:table-cell table:style-name="ce4" office:value-type="string" calcext:value-type="string">
            <text:p>The wind was strong. The ships couldn't come near to the harbour.</text:p>
          </table:table-cell>
          <table:table-cell office:value-type="string" calcext:value-type="string">
            <text:p>An awel o krev. Ny allas an gorholyon dos ogas dhe'n porth. </text:p>
          </table:table-cell>
          <table:table-cell table:style-name="ce10" table:formula="of:=NOT(TRIM([.D1486])=TRIM([.F14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asow-wynn a esedhas warbarth yn-mes a'n diwotti ha klappya.</text:p>
          </table:table-cell>
          <table:table-cell table:style-name="ce4" office:value-type="string" calcext:value-type="string">
            <text:p>The grandfathers sat together outside the pub and chatted.</text:p>
          </table:table-cell>
          <table:table-cell office:value-type="string" calcext:value-type="string">
            <text:p>An tasow-wyn a esedhas warbarth en-mes a'n diwotti ha klappya. </text:p>
          </table:table-cell>
          <table:table-cell table:style-name="ce10" table:formula="of:=NOT(TRIM([.D1487])=TRIM([.F14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gath a'y growedh war an leur yn-dann an gador y'n esedhva.</text:p>
          </table:table-cell>
          <table:table-cell table:style-name="ce4" office:value-type="string" calcext:value-type="string">
            <text:p>The cat is lying on the floor under the chair in the sitting room.</text:p>
          </table:table-cell>
          <table:table-cell office:value-type="string" calcext:value-type="string">
            <text:p>Yma an gath a'y growedh war an leur yn-dann an gador y'n esedhva. </text:p>
          </table:table-cell>
          <table:table-cell table:style-name="ce10" table:formula="of:=NOT(TRIM([.D1488])=TRIM([.F14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y'n arghantti rag prena karr nowydh?</text:p>
          </table:table-cell>
          <table:table-cell table:style-name="ce4" office:value-type="string" calcext:value-type="string">
            <text:p>Is there enough money in the bank to buy a new car?</text:p>
          </table:table-cell>
          <table:table-cell office:value-type="string" calcext:value-type="string">
            <text:p>Eus arghans lowr y'n arghantti rag prena karr nowydh? </text:p>
          </table:table-cell>
          <table:table-cell table:style-name="ce10" table:formula="of:=NOT(TRIM([.D1489])=TRIM([.F14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dhyn ynno?</text:p>
          </table:table-cell>
          <table:table-cell table:style-name="ce4" office:value-type="string" calcext:value-type="string">
            <text:p>Have we enough money in it?</text:p>
          </table:table-cell>
          <table:table-cell office:value-type="string" calcext:value-type="string">
            <text:p>Eus arghans lowr dhyn enno? </text:p>
          </table:table-cell>
          <table:table-cell table:style-name="ce10" table:formula="of:=NOT(TRIM([.D1490])=TRIM([.F149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Stevens yw moen ha'y nith yw tew.</text:p>
          </table:table-cell>
          <table:table-cell table:style-name="ce4" office:value-type="string" calcext:value-type="string">
            <text:p>Mr Stevens's nephew is slim and his niece is fat.</text:p>
          </table:table-cell>
          <table:table-cell office:value-type="string" calcext:value-type="string">
            <text:p>Noy Mr Stevens yw moon ha'y nith yw tew. </text:p>
          </table:table-cell>
          <table:table-cell table:style-name="ce10" table:formula="of:=NOT(TRIM([.D1491])=TRIM([.F14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edhi hy eskisyow gell, mar pleg.</text:p>
          </table:table-cell>
          <table:table-cell table:style-name="ce4" office:value-type="string" calcext:value-type="string">
            <text:p>Give her her brown shoes, please.</text:p>
          </table:table-cell>
          <table:table-cell office:value-type="string" calcext:value-type="string">
            <text:p>Ro dhedhi hy eskisyow gell, mar pleg. </text:p>
          </table:table-cell>
          <table:table-cell table:style-name="ce10" table:formula="of:=NOT(TRIM([.D1492])=TRIM([.F14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Loundres an dohajydh ma?</text:p>
          </table:table-cell>
          <table:table-cell table:style-name="ce4" office:value-type="string" calcext:value-type="string">
            <text:p>At what time is the train to London this afternoon?</text:p>
          </table:table-cell>
          <table:table-cell office:value-type="string" calcext:value-type="string">
            <text:p>Dhe by eur yth yw an tren dhe Loundres an dohajedh ma? </text:p>
          </table:table-cell>
          <table:table-cell table:style-name="ce10" table:formula="of:=NOT(TRIM([.D1493])=TRIM([.F149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ren skav dhe dhiw eur marnas teyr mynysenn warn ugens.</text:p>
          </table:table-cell>
          <table:table-cell table:style-name="ce4" office:value-type="string" calcext:value-type="string">
            <text:p>There is a fast train at twenty-three minutes to two.</text:p>
          </table:table-cell>
          <table:table-cell office:value-type="string" calcext:value-type="string">
            <text:p>Yma tren skav dhe dhiw eur marnas teyr mynysen warn ugens. </text:p>
          </table:table-cell>
          <table:table-cell table:style-name="ce10" table:formula="of:=NOT(TRIM([.D1494])=TRIM([.F14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a! An lavrek ma yw re verr ragov.</text:p>
          </table:table-cell>
          <table:table-cell table:style-name="ce4" office:value-type="string" calcext:value-type="string">
            <text:p>Look! These trousers are too short for me.</text:p>
          </table:table-cell>
          <table:table-cell office:value-type="string" calcext:value-type="string">
            <text:p>Otta! An lavrek ma yw re verr ragov. </text:p>
          </table:table-cell>
          <table:table-cell table:style-name="ce10" table:formula="of:=NOT(TRIM([.D1495])=TRIM([.F14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is prena lavrek nowydh ytho.</text:p>
          </table:table-cell>
          <table:table-cell table:style-name="ce4" office:value-type="string" calcext:value-type="string">
            <text:p>You must buy new trousers then.</text:p>
          </table:table-cell>
          <table:table-cell office:value-type="string" calcext:value-type="string">
            <text:p>Res yw dhis prena lavrek nowydh ytho. </text:p>
          </table:table-cell>
          <table:table-cell table:style-name="ce10" table:formula="of:=NOT(TRIM([.D1496])=TRIM([.F14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syghes bras dhymmo vy hag yth evis gwedrennas a gorev a-dhistowgh.</text:p>
          </table:table-cell>
          <table:table-cell table:style-name="ce4" office:value-type="string" calcext:value-type="string">
            <text:p>I had a great thirst and I drank a glassful of beer straightaway.</text:p>
          </table:table-cell>
          <table:table-cell office:value-type="string" calcext:value-type="string">
            <text:p>Yth esa syghes bras dhemmo vy hag yth evis gwedrennas a gorev a-dhistowgh. </text:p>
          </table:table-cell>
          <table:table-cell table:style-name="ce10" table:formula="of:=NOT(TRIM([.D1497])=TRIM([.F149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podigow yw terrys, re erell yw plos. Ny yll den eva leth anedha.</text:p>
          </table:table-cell>
          <table:table-cell table:style-name="ce4" office:value-type="string" calcext:value-type="string">
            <text:p>Some jugs are broken, others are dirty. No one can drink milk from them.</text:p>
          </table:table-cell>
          <table:table-cell office:value-type="string" calcext:value-type="string">
            <text:p>Nebes podigow yw terrys, re erel yw plos. Ny yll den eva leth anedha. </text:p>
          </table:table-cell>
          <table:table-cell table:style-name="ce10" table:formula="of:=NOT(TRIM([.D1498])=TRIM([.F14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amaris orth an fos? Ymons!</text:p>
          </table:table-cell>
          <table:table-cell table:style-name="ce4" office:value-type="string" calcext:value-type="string">
            <text:p>Are the cupboards against the wall? Yes!</text:p>
          </table:table-cell>
          <table:table-cell office:value-type="string" calcext:value-type="string">
            <text:p>Usi an amaris orth an fos? Ymons! </text:p>
          </table:table-cell>
          <table:table-cell table:style-name="ce10" table:formula="of:=NOT(TRIM([.D1499])=TRIM([.F14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gesys kestenenn y'n koes, dell dybav.</text:p>
          </table:table-cell>
          <table:table-cell table:style-name="ce4" office:value-type="string" calcext:value-type="string">
            <text:p>There isn't a chestnut tree left in the wood, I think.</text:p>
          </table:table-cell>
          <table:table-cell office:value-type="string" calcext:value-type="string">
            <text:p>Nyns eus gesys kestenen y'n koos, dell dybav. </text:p>
          </table:table-cell>
          <table:table-cell table:style-name="ce10" table:formula="of:=NOT(TRIM([.D1500])=TRIM([.F15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tesen onan goth hepken.</text:p>
          </table:table-cell>
          <table:table-cell table:style-name="ce4" office:value-type="string" calcext:value-type="string">
            <text:p>Perhaps an old one only.</text:p>
          </table:table-cell>
          <table:table-cell office:value-type="string" calcext:value-type="string">
            <text:p>Martesen onan goth hepken. </text:p>
          </table:table-cell>
          <table:table-cell table:style-name="ce10" table:formula="of:=NOT(TRIM([.D1501])=TRIM([.F15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yns dornla an daras ha trel e!</text:p>
          </table:table-cell>
          <table:table-cell table:style-name="ce4" office:value-type="string" calcext:value-type="string">
            <text:p>Catch hold of the door handle and turn it!</text:p>
          </table:table-cell>
          <table:table-cell office:value-type="string" calcext:value-type="string">
            <text:p>Syns dornla an daras ha trel e! </text:p>
          </table:table-cell>
          <table:table-cell table:style-name="ce10" table:formula="of:=NOT(TRIM([.D1502])=TRIM([.F15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 mildir yw an fordh dhe Druru a Essa?</text:p>
          </table:table-cell>
          <table:table-cell table:style-name="ce4" office:value-type="string" calcext:value-type="string">
            <text:p>How many miles is the road to Truro from Saltash?</text:p>
          </table:table-cell>
          <table:table-cell office:value-type="string" calcext:value-type="string">
            <text:p>Py lies mildir yw an fordh dhe Druru a Essa? </text:p>
          </table:table-cell>
          <table:table-cell table:style-name="ce10" table:formula="of:=NOT(TRIM([.D1503])=TRIM([.F15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ow agan bro yw hwekka ages kanow broyow erell.</text:p>
          </table:table-cell>
          <table:table-cell table:style-name="ce4" office:value-type="string" calcext:value-type="string">
            <text:p>The songs of our land are sweeter than the songs of other lands.</text:p>
          </table:table-cell>
          <table:table-cell office:value-type="string" calcext:value-type="string">
            <text:p>Kanow agan bro yw hwekka ages kanow broyow erel. </text:p>
          </table:table-cell>
          <table:table-cell table:style-name="ce10" table:formula="of:=NOT(TRIM([.D1504])=TRIM([.F15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dhybris li. Ena ni a gerdhas. Kerdh hir o dhe'n kerrek war an hal</text:p>
          </table:table-cell>
          <table:table-cell table:style-name="ce4" office:value-type="string" calcext:value-type="string">
            <text:p>We ate lunch. Then we walked. It was a long walk to the rocks on the moor.</text:p>
          </table:table-cell>
          <table:table-cell office:value-type="string" calcext:value-type="string">
            <text:p>Ni a dhybris li. Ena ni a gerdhas. Kerdh hir o dhe'n kerrek war an hal </text:p>
          </table:table-cell>
          <table:table-cell table:style-name="ce10" table:formula="of:=NOT(TRIM([.D1505])=TRIM([.F15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ost aga hi yw shyndys.</text:p>
          </table:table-cell>
          <table:table-cell table:style-name="ce4" office:value-type="string" calcext:value-type="string">
            <text:p>Their dog's tail is injured.</text:p>
          </table:table-cell>
          <table:table-cell office:value-type="string" calcext:value-type="string">
            <text:p>Lost aga hi yw shendys. </text:p>
          </table:table-cell>
          <table:table-cell table:style-name="ce10" table:formula="of:=NOT(TRIM([.D1506])=TRIM([.F15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s o genen pysi Martyn a weres gans an hwel mes da o ganso agan gweres.</text:p>
          </table:table-cell>
          <table:table-cell table:style-name="ce4" office:value-type="string" calcext:value-type="string">
            <text:p>We were reluctant to ask Martin to help us with the work but he was glad to help us.</text:p>
          </table:table-cell>
          <table:table-cell office:value-type="string" calcext:value-type="string">
            <text:p>Poos o genen pysi Martyn a weres gans an hwel mes da o ganso agan gweres. </text:p>
          </table:table-cell>
          <table:table-cell table:style-name="ce10" table:formula="of:=NOT(TRIM([.D1507])=TRIM([.F15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lgh an badell vras kyns hy gorra yn amari an gegin.</text:p>
          </table:table-cell>
          <table:table-cell table:style-name="ce4" office:value-type="string" calcext:value-type="string">
            <text:p>Wash the big saucepan before putting it in the kitchen cupboard.</text:p>
          </table:table-cell>
          <table:table-cell office:value-type="string" calcext:value-type="string">
            <text:p>Golgh an badell vras kyns hy gorra yn amari an gegin. </text:p>
          </table:table-cell>
          <table:table-cell table:style-name="ce10" table:formula="of:=NOT(TRIM([.D1508])=TRIM([.F15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en a skubas strel daras an chi gans skubell gales ha strel an esedhva gans skubell vedhel.</text:p>
          </table:table-cell>
          <table:table-cell table:style-name="ce4" office:value-type="string" calcext:value-type="string">
            <text:p>Jane swept the door mat of the house with a hard brush and the lounge mat with a soft brush.</text:p>
          </table:table-cell>
          <table:table-cell office:value-type="string" calcext:value-type="string">
            <text:p>Jen a skubas strel daras an chi gans skubell gales ha strel an esedhva gans skubell vedhel. </text:p>
          </table:table-cell>
          <table:table-cell table:style-name="ce10" table:formula="of:=NOT(TRIM([.D1509])=TRIM([.F15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wnter Frank a droghas skorrennow gans heskenn hag ev a wrug aga gorra war an tansys yn y lowarth.</text:p>
          </table:table-cell>
          <table:table-cell table:style-name="ce4" office:value-type="string" calcext:value-type="string">
            <text:p>Uncle Frank cut branches with a saw and he put them on a bonfire in his garden.</text:p>
          </table:table-cell>
          <table:table-cell office:value-type="string" calcext:value-type="string">
            <text:p>Ewnter Frank a droghas skorrennow gans hesken hag ev a wrug aga gorra war an tansys yn y lowarth. </text:p>
          </table:table-cell>
          <table:table-cell table:style-name="ce10" table:formula="of:=NOT(TRIM([.D1510])=TRIM([.F151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ithyas-kres a yskynnas an skeul bys dhe fenester an ughella chambour.</text:p>
          </table:table-cell>
          <table:table-cell table:style-name="ce4" office:value-type="string" calcext:value-type="string">
            <text:p>The policeman went up the ladder as far as the window of the highest bedroom.</text:p>
          </table:table-cell>
          <table:table-cell office:value-type="string" calcext:value-type="string">
            <text:p>An gwithyas-kres a yskennas an skeul bys dhe fenester an ughella chambour. </text:p>
          </table:table-cell>
          <table:table-cell table:style-name="ce10" table:formula="of:=NOT(TRIM([.D1511])=TRIM([.F151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hwarth! My re gollas an sebon y’n dowr. Res yw dhymm y hwilas.</text:p>
          </table:table-cell>
          <table:table-cell table:style-name="ce4" office:value-type="string" calcext:value-type="string">
            <text:p>Don’t laugh! I’ve lost the soap in the water. I must look for it.</text:p>
          </table:table-cell>
          <table:table-cell office:value-type="string" calcext:value-type="string">
            <text:p>Na hwarth! My re gollas an sebon y'n dowr. Res yw dhymm y hwilas. </text:p>
          </table:table-cell>
          <table:table-cell table:style-name="ce10" table:formula="of:=NOT(TRIM([.D1512])=TRIM([.F151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ll hi bywa heb pellgowser yn hy chi?</text:p>
          </table:table-cell>
          <table:table-cell table:style-name="ce4" office:value-type="string" calcext:value-type="string">
            <text:p>How can she live without a telephone in her house?</text:p>
          </table:table-cell>
          <table:table-cell office:value-type="string" calcext:value-type="string">
            <text:p>Fatel yll hi bywa heb pellgowser yn hy chi? </text:p>
          </table:table-cell>
          <table:table-cell table:style-name="ce10" table:formula="of:=NOT(TRIM([.D1513])=TRIM([.F151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amm-wynn re verwis a-dhistowgh.</text:p>
          </table:table-cell>
          <table:table-cell table:style-name="ce4" office:value-type="string" calcext:value-type="string">
            <text:p>Grandmother has died suddenly.</text:p>
          </table:table-cell>
          <table:table-cell office:value-type="string" calcext:value-type="string">
            <text:p>An vamm-wyn re verwis a-dhistowgh. </text:p>
          </table:table-cell>
          <table:table-cell table:style-name="ce10" table:formula="of:=NOT(TRIM([.D1514])=TRIM([.F15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osa li y kevis vy pal ha mos yn-mes dhe balas y’n lowarth a-rag an chi.</text:p>
          </table:table-cell>
          <table:table-cell table:style-name="ce4" office:value-type="string" calcext:value-type="string">
            <text:p>After lunch I got a spade and went out to dig in the front garden.</text:p>
          </table:table-cell>
          <table:table-cell office:value-type="string" calcext:value-type="string">
            <text:p>Wosa li y kevis vy pal ha mos en-mes dhe balas y'n lowarth a-rag an chi. </text:p>
          </table:table-cell>
          <table:table-cell table:style-name="ce10" table:formula="of:=NOT(TRIM([.D1515])=TRIM([.F15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harmas ev?</text:p>
          </table:table-cell>
          <table:table-cell table:style-name="ce4" office:value-type="string" calcext:value-type="string">
            <text:p>Why did he shout?</text:p>
          </table:table-cell>
          <table:table-cell office:value-type="string" calcext:value-type="string">
            <text:p>Prag y harmas ev? </text:p>
          </table:table-cell>
          <table:table-cell table:style-name="ce10" table:formula="of:=NOT(TRIM([.D1516])=TRIM([.F15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th evas hi an te toeth da?</text:p>
          </table:table-cell>
          <table:table-cell table:style-name="ce4" office:value-type="string" calcext:value-type="string">
            <text:p>Why did she drink the tea very quickly?</text:p>
          </table:table-cell>
          <table:table-cell office:value-type="string" calcext:value-type="string">
            <text:p>Prag yth evas hi an te tooth da? </text:p>
          </table:table-cell>
          <table:table-cell table:style-name="ce10" table:formula="of:=NOT(TRIM([.D1517])=TRIM([.F15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trigas Mighal tre? </text:p>
          </table:table-cell>
          <table:table-cell table:style-name="ce4" office:value-type="string" calcext:value-type="string">
            <text:p>Why did Michael stay home? </text:p>
          </table:table-cell>
          <table:table-cell office:value-type="string" calcext:value-type="string">
            <text:p>Prag y trigas Mighal tre? </text:p>
          </table:table-cell>
          <table:table-cell table:style-name="ce10" table:formula="of:=NOT(TRIM([.D1518])=TRIM([.F15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na vynnydh jy gortos penn an gwari? Drefenn ow bos helergh ow tehweles tre.</text:p>
          </table:table-cell>
          <table:table-cell table:style-name="ce4" office:value-type="string" calcext:value-type="string">
            <text:p>Why don’t you wait for the end of the play? Because I shall be late returning home.</text:p>
          </table:table-cell>
          <table:table-cell office:value-type="string" calcext:value-type="string">
            <text:p>Prag na vennydh jy gortos penn an gwari? Drefen ow bos helergh ow tehweles tre. </text:p>
          </table:table-cell>
          <table:table-cell table:style-name="ce10" table:formula="of:=NOT(TRIM([.D1519])=TRIM([.F15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prenas Pol an korev? Drefenn ow bos heb arghans.</text:p>
          </table:table-cell>
          <table:table-cell table:style-name="ce4" office:value-type="string" calcext:value-type="string">
            <text:p>Why did Paul buy the beer? Because I was without money.</text:p>
          </table:table-cell>
          <table:table-cell office:value-type="string" calcext:value-type="string">
            <text:p>Prag y prenas Pol an korev? Drefen ow bos heb arghans. </text:p>
          </table:table-cell>
          <table:table-cell table:style-name="ce10" table:formula="of:=NOT(TRIM([.D1520])=TRIM([.F152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euthons i ena? Drefenn bos hwans dhedha a'gan gweles.</text:p>
          </table:table-cell>
          <table:table-cell table:style-name="ce4" office:value-type="string" calcext:value-type="string">
            <text:p>Why did they come then? Because they wanted to see us.</text:p>
          </table:table-cell>
          <table:table-cell office:value-type="string" calcext:value-type="string">
            <text:p>Prag y teuthons i ena? Drefen bos hwans dhedha a'gan gweles. </text:p>
          </table:table-cell>
          <table:table-cell table:style-name="ce10" table:formula="of:=NOT(TRIM([.D1521])=TRIM([.F15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arganas an gwas kewer deg hag yma hi ow kul glaw? Drefenn ev dhe vos gokki, sur.</text:p>
          </table:table-cell>
          <table:table-cell table:style-name="ce4" office:value-type="string" calcext:value-type="string">
            <text:p>Why did the fellow forecast fine weather and it's raining? Because he was silly, certainly.</text:p>
          </table:table-cell>
          <table:table-cell office:value-type="string" calcext:value-type="string">
            <text:p>Prag y targanas an gwas kewer deg hag yma hi ow kul glaw? Drefen ev dhe vos gokki, sur. </text:p>
          </table:table-cell>
          <table:table-cell table:style-name="ce10" table:formula="of:=NOT(TRIM([.D1522])=TRIM([.F152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hworfennowgh agas ober dhe beder eur pub Dy' Gwener? Drefenn bos hwans dhyn a vones tre moy a-varr.</text:p>
          </table:table-cell>
          <table:table-cell table:style-name="ce4" office:value-type="string" calcext:value-type="string">
            <text:p>Why do you finish your work at four o'clock every Friday? Because we want to go home earlier.</text:p>
          </table:table-cell>
          <table:table-cell office:value-type="string" calcext:value-type="string">
            <text:p>Prag y hworfennowgh agas ober dhe beder eur pub Dy' Gwener? Drefen bos hwans dhyn a vones tre moy a-var. </text:p>
          </table:table-cell>
          <table:table-cell table:style-name="ce10" table:formula="of:=NOT(TRIM([.D1523])=TRIM([.F152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ybydh yndella? Drefenn nag eus ken fordh dhe dybi.</text:p>
          </table:table-cell>
          <table:table-cell table:style-name="ce4" office:value-type="string" calcext:value-type="string">
            <text:p>Why do you think so? Because there is no other way to think.</text:p>
          </table:table-cell>
          <table:table-cell office:value-type="string" calcext:value-type="string">
            <text:p>Prag y tybydh yndella? Drefen nag eus ken fordh dhe dybi. </text:p>
          </table:table-cell>
          <table:table-cell table:style-name="ce10" table:formula="of:=NOT(TRIM([.D1524])=TRIM([.F15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g esosta ow skoedhya dha goweth? Drefenn nag ov mar anfur dhe wul henna y'n prys ma.</text:p>
          </table:table-cell>
          <table:table-cell table:style-name="ce4" office:value-type="string" calcext:value-type="string">
            <text:p>Why are you not supporting your friend? Because I am not so unwise (as) to do that this time.</text:p>
          </table:table-cell>
          <table:table-cell office:value-type="string" calcext:value-type="string">
            <text:p>Prag nag esosta ow skoodhya dha goweth? Drefen nag ov mar anfur dhe wul henna y'n prys ma. </text:p>
          </table:table-cell>
          <table:table-cell table:style-name="ce10" table:formula="of:=NOT(TRIM([.D1525])=TRIM([.F152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regh ev an skorrennow na? Drefenn ev dh'aga leski war an tansys.</text:p>
          </table:table-cell>
          <table:table-cell table:style-name="ce4" office:value-type="string" calcext:value-type="string">
            <text:p>Why does he cut those branches? Because he burns them on the bonfire.</text:p>
          </table:table-cell>
          <table:table-cell office:value-type="string" calcext:value-type="string">
            <text:p>Prag y tregh ev an skorrennow na? Drefen ev dh'aga leski war an tansys. </text:p>
          </table:table-cell>
          <table:table-cell table:style-name="ce10" table:formula="of:=NOT(TRIM([.D1526])=TRIM([.F152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 worr Hykka y basti y'n forn? Drefenn ev dh'y dhybri yeyn.</text:p>
          </table:table-cell>
          <table:table-cell table:style-name="ce4" office:value-type="string" calcext:value-type="string">
            <text:p>Why doesn't Dick put his pasty in the oven? Because he eats it cold.</text:p>
          </table:table-cell>
          <table:table-cell office:value-type="string" calcext:value-type="string">
            <text:p>Prag na worr Hekka y basti y'n forn? Drefen ev dh'y dhybri yeyn. </text:p>
          </table:table-cell>
          <table:table-cell table:style-name="ce10" table:formula="of:=NOT(TRIM([.D1527])=TRIM([.F15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4" office:value-type="string" calcext:value-type="string">
            <text:p>There are children playing in the playground of the little school. Some of them are busy. Others are standing against the wall of the same school.</text:p>
          </table:table-cell>
          <table:table-cell office:value-type="string" calcext:value-type="string">
            <text:p>Yma fleghes ow kwari yn garth-gwari an skol vyghan. Re anedha yw bysi. Yma re erel a'ga sav orth fos an keth skol. </text:p>
          </table:table-cell>
          <table:table-cell table:style-name="ce10" table:formula="of:=NOT(TRIM([.D1528])=TRIM([.F15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rag yma an re ma ow sevel yndella? Martesen drefenn aga bos skwith. I re worfennas aga gwari ynsi.</text:p>
          </table:table-cell>
          <table:table-cell table:style-name="ce4" office:value-type="string" calcext:value-type="string">
            <text:p>Why are these standing in this way? Perhaps because they are tired. They have finished their game.</text:p>
          </table:table-cell>
          <table:table-cell office:value-type="string" calcext:value-type="string">
            <text:p>Prag yma an re ma ow sevel yndella? Martesen drefen aga bos skwith. I re worfennas aga gwari ynsi. </text:p>
          </table:table-cell>
          <table:table-cell table:style-name="ce10" table:formula="of:=NOT(TRIM([.D1529])=TRIM([.F15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Osta lewyer an karr ma, syrr?' yn-medh an gwithyas kres. 'Ov!' Mr Karn a worthybis. 'Pandr'a hwer?'</text:p>
          </table:table-cell>
          <table:table-cell table:style-name="ce4" office:value-type="string" calcext:value-type="string">
            <text:p>'Are you the driver of this car, Sir?' the policeman said. 'I am!' Mr Carne replied. 'What's afoot?'</text:p>
          </table:table-cell>
          <table:table-cell office:value-type="string" calcext:value-type="string">
            <text:p>'osta lewyer an karr ma, syrr?' en-medh an gwithyas kres. 'ov!' Mr Karn a worthybis. 'pandr'a hwer?' </text:p>
          </table:table-cell>
          <table:table-cell table:style-name="ce10" table:formula="of:=NOT(TRIM([.D1530])=TRIM([.F15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4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  <table:table-cell office:value-type="string" calcext:value-type="string">
            <text:p>'yma diwros war an fordh ena ha gour shendys a'y wrowedh war an leur', an gwithyas kres a leveris. 'res yw dhis gortos deg mynysen, mar pleg. Ni a vynn y worra dhe'n klavji a-dhistowgh.' </text:p>
          </table:table-cell>
          <table:table-cell table:style-name="ce10" table:formula="of:=NOT(TRIM([.D1531])=TRIM([.F15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My a vynn agas skoedhya y'n dra ma,' Mr Karn a leveris. 'A allav vy agas gweres?'</text:p>
          </table:table-cell>
          <table:table-cell table:style-name="ce4" office:value-type="string" calcext:value-type="string">
            <text:p>'I will support you in that,' Mr Carne said. 'Can I help you?'</text:p>
          </table:table-cell>
          <table:table-cell office:value-type="string" calcext:value-type="string">
            <text:p>'my a vynn agas skoodhya y'n dra ma,' Mr Karn a leveris. 'A allav vy agas gweres?' </text:p>
          </table:table-cell>
          <table:table-cell table:style-name="ce10" table:formula="of:=NOT(TRIM([.D1532])=TRIM([.F15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yw tynna es dell o de. Nyns o an dhargan gwir, my a dyb.</text:p>
          </table:table-cell>
          <table:table-cell table:style-name="ce4" office:value-type="string" calcext:value-type="string">
            <text:p>The rain is more intense than it was yesterday. The forecast was not true, I think.</text:p>
          </table:table-cell>
          <table:table-cell office:value-type="string" calcext:value-type="string">
            <text:p>An glaw yw tenna es dell o de. Nyns o an dhargan gwir, my a dyb. </text:p>
          </table:table-cell>
          <table:table-cell table:style-name="ce10" table:formula="of:=NOT(TRIM([.D1533])=TRIM([.F15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jynn-ebrenn ughel a-ugh an kommol. A yll'ta y glewes?</text:p>
          </table:table-cell>
          <table:table-cell table:style-name="ce4" office:value-type="string" calcext:value-type="string">
            <text:p>There's an aeroplane high above the clouds. Can you hear it?</text:p>
          </table:table-cell>
          <table:table-cell office:value-type="string" calcext:value-type="string">
            <text:p>Yma jyn-ebren ughel a-ugh an kommol. A yll'ta y glewes? </text:p>
          </table:table-cell>
          <table:table-cell table:style-name="ce10" table:formula="of:=NOT(TRIM([.D1534])=TRIM([.F15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allav mes ny allav y weles.</text:p>
          </table:table-cell>
          <table:table-cell table:style-name="ce4" office:value-type="string" calcext:value-type="string">
            <text:p>I can but I cannot see it.</text:p>
          </table:table-cell>
          <table:table-cell office:value-type="string" calcext:value-type="string">
            <text:p>Gallav mes ny allav y weles. </text:p>
          </table:table-cell>
          <table:table-cell table:style-name="ce10" table:formula="of:=NOT(TRIM([.D1535])=TRIM([.F15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dha drigva ha'th hanow, mar pleg.</text:p>
          </table:table-cell>
          <table:table-cell table:style-name="ce4" office:value-type="string" calcext:value-type="string">
            <text:p>Give me your name and address, please.</text:p>
          </table:table-cell>
          <table:table-cell office:value-type="string" calcext:value-type="string">
            <text:p>Ro dhymm dha drigva ha'th hanow, mar pleg. </text:p>
          </table:table-cell>
          <table:table-cell table:style-name="ce10" table:formula="of:=NOT(TRIM([.D1536])=TRIM([.F15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hanowgh yw Kernewegoryon mes nebes ahanowgh yw gwell ages re erell.</text:p>
          </table:table-cell>
          <table:table-cell table:style-name="ce4" office:value-type="string" calcext:value-type="string">
            <text:p>All of you are Cornish speakers but some of you are better than others.</text:p>
          </table:table-cell>
          <table:table-cell office:value-type="string" calcext:value-type="string">
            <text:p>Oll ahanowgh yw Kernewegoryon mes nebes ahanowgh yw gwell ages re erel. </text:p>
          </table:table-cell>
          <table:table-cell table:style-name="ce10" table:formula="of:=NOT(TRIM([.D1537])=TRIM([.F153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gorher an badell! Pyth eus yn-danno?</text:p>
          </table:table-cell>
          <table:table-cell table:style-name="ce4" office:value-type="string" calcext:value-type="string">
            <text:p>Open the lid of the saucepan. What's beneath it?</text:p>
          </table:table-cell>
          <table:table-cell office:value-type="string" calcext:value-type="string">
            <text:p>Igor gorher an badell! Pyth eus yn-danno? </text:p>
          </table:table-cell>
          <table:table-cell table:style-name="ce10" table:formula="of:=NOT(TRIM([.D1538])=TRIM([.F15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ppos an lewyoryon-taksi y'n ranndir ma?</text:p>
          </table:table-cell>
          <table:table-cell table:style-name="ce4" office:value-type="string" calcext:value-type="string">
            <text:p>Who examines the taxi drivers in this district?</text:p>
          </table:table-cell>
          <table:table-cell office:value-type="string" calcext:value-type="string">
            <text:p>Piw a appos an lewyoryon-taksi y'n ranndir ma? </text:p>
          </table:table-cell>
          <table:table-cell table:style-name="ce10" table:formula="of:=NOT(TRIM([.D1539])=TRIM([.F15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4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  <table:table-cell office:value-type="string" calcext:value-type="string">
            <text:p>Esowgh hwi ow kwaytya kerdh an olifanses ha'n kowrvergh ha'n enyvales erel dre gres an dre? Soweth, gyllys yns. I eth alemma seulabres dhe deyr eur poran. </text:p>
          </table:table-cell>
          <table:table-cell table:style-name="ce10" table:formula="of:=NOT(TRIM([.D1540])=TRIM([.F15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o Pamela difun, hi a wolghas an lestri ha'ga gorra y'n gloes.</text:p>
          </table:table-cell>
          <table:table-cell table:style-name="ce4" office:value-type="string" calcext:value-type="string">
            <text:p>When Pamela was awake, she washed the dishes and put them in the rack.</text:p>
          </table:table-cell>
          <table:table-cell office:value-type="string" calcext:value-type="string">
            <text:p>Pan o Pamela difun, hi a wolghas an lestri ha'ga gorra y'n gloos. </text:p>
          </table:table-cell>
          <table:table-cell table:style-name="ce10" table:formula="of:=NOT(TRIM([.D1541])=TRIM([.F1541]))" office:value-type="boolean" office:boolean-value="true" calcext:value-type="boolean">
            <text:p>TRUE</text:p>
          </table:table-cell>
        </table:table-row>
        <table:table-row table:style-name="ro1" table:number-rows-repeated="10470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4:03:20.98078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9-03-27T14:54:04.210645290</dc:date>
    <meta:editing-duration>PT3H36M9S</meta:editing-duration>
    <meta:editing-cycles>37</meta:editing-cycles>
    <meta:generator>LibreOffice/6.0.7.3$Linux_X86_64 LibreOffice_project/00m0$Build-3</meta:generator>
    <meta:document-statistic meta:table-count="1" meta:cell-count="10787" meta:object-count="0"/>
  </office:meta>
</office:document-meta>
</file>